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4.88mm"/>
    </style:style>
    <style:style style:name="co2" style:family="table-column">
      <style:table-column-properties fo:break-before="auto" style:column-width="17.16mm"/>
    </style:style>
    <style:style style:name="co3" style:family="table-column">
      <style:table-column-properties fo:break-before="auto" style:column-width="18.52mm"/>
    </style:style>
    <style:style style:name="co4" style:family="table-column">
      <style:table-column-properties fo:break-before="auto" style:column-width="35.05mm"/>
    </style:style>
    <style:style style:name="co5" style:family="table-column">
      <style:table-column-properties fo:break-before="auto" style:column-width="14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000000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" style:family="table-cell" style:parent-style-name="Heading_20_2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style:text-outline="false" style:text-line-through-style="none" style:text-line-through-type="none" style:font-name="Thorndale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];[.$G4])" style:apply-style-name="Untitled1" style:base-cell-address="data.B4"/>
      <style:map style:condition="cell-content()=0" style:apply-style-name="Accent_20_1" style:base-cell-address="data.B4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];[.$G5])" style:apply-style-name="Untitled1" style:base-cell-address="data.B5"/>
      <style:map style:condition="cell-content()=0" style:apply-style-name="Accent_20_1" style:base-cell-address="data.B5"/>
    </style:style>
    <style:style style:name="ce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];[.$G6])" style:apply-style-name="Untitled1" style:base-cell-address="data.B6"/>
      <style:map style:condition="cell-content()=0" style:apply-style-name="Accent_20_1" style:base-cell-address="data.B6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];[.$G7])" style:apply-style-name="Untitled1" style:base-cell-address="data.B7"/>
      <style:map style:condition="cell-content()=0" style:apply-style-name="Accent_20_1" style:base-cell-address="data.B7"/>
    </style:style>
    <style:style style:name="ce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];[.$G8])" style:apply-style-name="Untitled1" style:base-cell-address="data.B8"/>
      <style:map style:condition="cell-content()=0" style:apply-style-name="Accent_20_1" style:base-cell-address="data.B8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];[.$G9])" style:apply-style-name="Untitled1" style:base-cell-address="data.B9"/>
      <style:map style:condition="cell-content()=0" style:apply-style-name="Accent_20_1" style:base-cell-address="data.B9"/>
    </style:style>
    <style:style style:name="ce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];[.$G10])" style:apply-style-name="Untitled1" style:base-cell-address="data.B10"/>
      <style:map style:condition="cell-content()=0" style:apply-style-name="Accent_20_1" style:base-cell-address="data.B10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];[.$G11])" style:apply-style-name="Untitled1" style:base-cell-address="data.B11"/>
      <style:map style:condition="cell-content()=0" style:apply-style-name="Accent_20_1" style:base-cell-address="data.B11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2];[.$G12])" style:apply-style-name="Untitled1" style:base-cell-address="data.B12"/>
      <style:map style:condition="cell-content()=0" style:apply-style-name="Accent_20_1" style:base-cell-address="data.B12"/>
    </style:style>
    <style:style style:name="ce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3];[.$G13])" style:apply-style-name="Untitled1" style:base-cell-address="data.B13"/>
      <style:map style:condition="cell-content()=0" style:apply-style-name="Accent_20_1" style:base-cell-address="data.B13"/>
    </style:style>
    <style:style style:name="ce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4];[.$G14])" style:apply-style-name="Untitled1" style:base-cell-address="data.B14"/>
      <style:map style:condition="cell-content()=0" style:apply-style-name="Accent_20_1" style:base-cell-address="data.B14"/>
    </style:style>
    <style:style style:name="ce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5];[.$G15])" style:apply-style-name="Untitled1" style:base-cell-address="data.B15"/>
      <style:map style:condition="cell-content()=0" style:apply-style-name="Accent_20_1" style:base-cell-address="data.B15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6];[.$G16])" style:apply-style-name="Untitled1" style:base-cell-address="data.B16"/>
      <style:map style:condition="cell-content()=0" style:apply-style-name="Accent_20_1" style:base-cell-address="data.B16"/>
    </style:style>
    <style:style style:name="ce1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7];[.$G17])" style:apply-style-name="Untitled1" style:base-cell-address="data.B17"/>
      <style:map style:condition="cell-content()=0" style:apply-style-name="Accent_20_1" style:base-cell-address="data.B17"/>
    </style:style>
    <style:style style:name="ce2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8];[.$G18])" style:apply-style-name="Untitled1" style:base-cell-address="data.B18"/>
      <style:map style:condition="cell-content()=0" style:apply-style-name="Accent_20_1" style:base-cell-address="data.B18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9];[.$G19])" style:apply-style-name="Untitled1" style:base-cell-address="data.B19"/>
      <style:map style:condition="cell-content()=0" style:apply-style-name="Accent_20_1" style:base-cell-address="data.B19"/>
    </style:style>
    <style:style style:name="ce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0];[.$G20])" style:apply-style-name="Untitled1" style:base-cell-address="data.B20"/>
      <style:map style:condition="cell-content()=0" style:apply-style-name="Accent_20_1" style:base-cell-address="data.B20"/>
    </style:style>
    <style:style style:name="ce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1];[.$G21])" style:apply-style-name="Untitled1" style:base-cell-address="data.B21"/>
      <style:map style:condition="cell-content()=0" style:apply-style-name="Accent_20_1" style:base-cell-address="data.B21"/>
    </style:style>
    <style:style style:name="ce2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2];[.$G22])" style:apply-style-name="Untitled1" style:base-cell-address="data.B22"/>
      <style:map style:condition="cell-content()=0" style:apply-style-name="Accent_20_1" style:base-cell-address="data.B22"/>
    </style:style>
    <style:style style:name="ce2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3];[.$G23])" style:apply-style-name="Untitled1" style:base-cell-address="data.B23"/>
      <style:map style:condition="cell-content()=0" style:apply-style-name="Accent_20_1" style:base-cell-address="data.B23"/>
    </style:style>
    <style:style style:name="ce2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4];[.$G24])" style:apply-style-name="Untitled1" style:base-cell-address="data.B24"/>
      <style:map style:condition="cell-content()=0" style:apply-style-name="Accent_20_1" style:base-cell-address="data.B24"/>
    </style:style>
    <style:style style:name="ce2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5];[.$G25])" style:apply-style-name="Untitled1" style:base-cell-address="data.B25"/>
      <style:map style:condition="cell-content()=0" style:apply-style-name="Accent_20_1" style:base-cell-address="data.B25"/>
    </style:style>
    <style:style style:name="ce2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6];[.$G26])" style:apply-style-name="Untitled1" style:base-cell-address="data.B26"/>
      <style:map style:condition="cell-content()=0" style:apply-style-name="Accent_20_1" style:base-cell-address="data.B26"/>
    </style:style>
    <style:style style:name="ce2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7];[.$G27])" style:apply-style-name="Untitled1" style:base-cell-address="data.B27"/>
      <style:map style:condition="cell-content()=0" style:apply-style-name="Accent_20_1" style:base-cell-address="data.B27"/>
    </style:style>
    <style:style style:name="ce3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8];[.$G28])" style:apply-style-name="Untitled1" style:base-cell-address="data.B28"/>
      <style:map style:condition="cell-content()=0" style:apply-style-name="Accent_20_1" style:base-cell-address="data.B28"/>
    </style:style>
    <style:style style:name="ce3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9];[.$G29])" style:apply-style-name="Untitled1" style:base-cell-address="data.B29"/>
      <style:map style:condition="cell-content()=0" style:apply-style-name="Accent_20_1" style:base-cell-address="data.B29"/>
    </style:style>
    <style:style style:name="ce3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0];[.$G30])" style:apply-style-name="Untitled1" style:base-cell-address="data.B30"/>
      <style:map style:condition="cell-content()=0" style:apply-style-name="Accent_20_1" style:base-cell-address="data.B30"/>
    </style:style>
    <style:style style:name="ce3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1];[.$G31])" style:apply-style-name="Untitled1" style:base-cell-address="data.B31"/>
      <style:map style:condition="cell-content()=0" style:apply-style-name="Accent_20_1" style:base-cell-address="data.B31"/>
    </style:style>
    <style:style style:name="ce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2];[.$G32])" style:apply-style-name="Untitled1" style:base-cell-address="data.B32"/>
      <style:map style:condition="cell-content()=0" style:apply-style-name="Accent_20_1" style:base-cell-address="data.B32"/>
    </style:style>
    <style:style style:name="ce3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3];[.$G33])" style:apply-style-name="Untitled1" style:base-cell-address="data.B33"/>
      <style:map style:condition="cell-content()=0" style:apply-style-name="Accent_20_1" style:base-cell-address="data.B33"/>
    </style:style>
    <style:style style:name="ce3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4];[.$G34])" style:apply-style-name="Untitled1" style:base-cell-address="data.B34"/>
      <style:map style:condition="cell-content()=0" style:apply-style-name="Accent_20_1" style:base-cell-address="data.B34"/>
    </style:style>
    <style:style style:name="ce3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5];[.$G35])" style:apply-style-name="Untitled1" style:base-cell-address="data.B35"/>
      <style:map style:condition="cell-content()=0" style:apply-style-name="Accent_20_1" style:base-cell-address="data.B35"/>
    </style:style>
    <style:style style:name="ce3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6];[.$G36])" style:apply-style-name="Untitled1" style:base-cell-address="data.B36"/>
      <style:map style:condition="cell-content()=0" style:apply-style-name="Accent_20_1" style:base-cell-address="data.B36"/>
    </style:style>
    <style:style style:name="ce3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7];[.$G37])" style:apply-style-name="Untitled1" style:base-cell-address="data.B37"/>
      <style:map style:condition="cell-content()=0" style:apply-style-name="Accent_20_1" style:base-cell-address="data.B37"/>
    </style:style>
    <style:style style:name="ce4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8];[.$G38])" style:apply-style-name="Untitled1" style:base-cell-address="data.B38"/>
      <style:map style:condition="cell-content()=0" style:apply-style-name="Accent_20_1" style:base-cell-address="data.B38"/>
    </style:style>
    <style:style style:name="ce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9];[.$G39])" style:apply-style-name="Untitled1" style:base-cell-address="data.B39"/>
      <style:map style:condition="cell-content()=0" style:apply-style-name="Accent_20_1" style:base-cell-address="data.B39"/>
    </style:style>
    <style:style style:name="ce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0];[.$G40])" style:apply-style-name="Untitled1" style:base-cell-address="data.B40"/>
      <style:map style:condition="cell-content()=0" style:apply-style-name="Accent_20_1" style:base-cell-address="data.B40"/>
    </style:style>
    <style:style style:name="ce4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1];[.$G41])" style:apply-style-name="Untitled1" style:base-cell-address="data.B41"/>
      <style:map style:condition="cell-content()=0" style:apply-style-name="Accent_20_1" style:base-cell-address="data.B41"/>
    </style:style>
    <style:style style:name="ce4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2];[.$G42])" style:apply-style-name="Untitled1" style:base-cell-address="data.B42"/>
      <style:map style:condition="cell-content()=0" style:apply-style-name="Accent_20_1" style:base-cell-address="data.B42"/>
    </style:style>
    <style:style style:name="ce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3];[.$G43])" style:apply-style-name="Untitled1" style:base-cell-address="data.B43"/>
      <style:map style:condition="cell-content()=0" style:apply-style-name="Accent_20_1" style:base-cell-address="data.B43"/>
    </style:style>
    <style:style style:name="ce4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4];[.$G44])" style:apply-style-name="Untitled1" style:base-cell-address="data.B44"/>
      <style:map style:condition="cell-content()=0" style:apply-style-name="Accent_20_1" style:base-cell-address="data.B44"/>
    </style:style>
    <style:style style:name="ce4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5];[.$G45])" style:apply-style-name="Untitled1" style:base-cell-address="data.B45"/>
      <style:map style:condition="cell-content()=0" style:apply-style-name="Accent_20_1" style:base-cell-address="data.B45"/>
    </style:style>
    <style:style style:name="ce4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6];[.$G46])" style:apply-style-name="Untitled1" style:base-cell-address="data.B46"/>
      <style:map style:condition="cell-content()=0" style:apply-style-name="Accent_20_1" style:base-cell-address="data.B46"/>
    </style:style>
    <style:style style:name="ce4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7];[.$G47])" style:apply-style-name="Untitled1" style:base-cell-address="data.B47"/>
      <style:map style:condition="cell-content()=0" style:apply-style-name="Accent_20_1" style:base-cell-address="data.B47"/>
    </style:style>
    <style:style style:name="ce5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8];[.$G48])" style:apply-style-name="Untitled1" style:base-cell-address="data.B48"/>
      <style:map style:condition="cell-content()=0" style:apply-style-name="Accent_20_1" style:base-cell-address="data.B48"/>
    </style:style>
    <style:style style:name="ce5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9];[.$G49])" style:apply-style-name="Untitled1" style:base-cell-address="data.B49"/>
      <style:map style:condition="cell-content()=0" style:apply-style-name="Accent_20_1" style:base-cell-address="data.B49"/>
    </style:style>
    <style:style style:name="ce5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0];[.$G50])" style:apply-style-name="Untitled1" style:base-cell-address="data.B50"/>
      <style:map style:condition="cell-content()=0" style:apply-style-name="Accent_20_1" style:base-cell-address="data.B50"/>
    </style:style>
    <style:style style:name="ce5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1];[.$G51])" style:apply-style-name="Untitled1" style:base-cell-address="data.B51"/>
      <style:map style:condition="cell-content()=0" style:apply-style-name="Accent_20_1" style:base-cell-address="data.B51"/>
    </style:style>
    <style:style style:name="ce5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2];[.$G52])" style:apply-style-name="Untitled1" style:base-cell-address="data.B52"/>
      <style:map style:condition="cell-content()=0" style:apply-style-name="Accent_20_1" style:base-cell-address="data.B52"/>
    </style:style>
    <style:style style:name="ce5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3];[.$G53])" style:apply-style-name="Untitled1" style:base-cell-address="data.B53"/>
      <style:map style:condition="cell-content()=0" style:apply-style-name="Accent_20_1" style:base-cell-address="data.B53"/>
    </style:style>
    <style:style style:name="ce5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4];[.$G54])" style:apply-style-name="Untitled1" style:base-cell-address="data.B54"/>
      <style:map style:condition="cell-content()=0" style:apply-style-name="Accent_20_1" style:base-cell-address="data.B54"/>
    </style:style>
    <style:style style:name="ce5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5];[.$G55])" style:apply-style-name="Untitled1" style:base-cell-address="data.B55"/>
      <style:map style:condition="cell-content()=0" style:apply-style-name="Accent_20_1" style:base-cell-address="data.B55"/>
    </style:style>
    <style:style style:name="ce5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6];[.$G56])" style:apply-style-name="Untitled1" style:base-cell-address="data.B56"/>
      <style:map style:condition="cell-content()=0" style:apply-style-name="Accent_20_1" style:base-cell-address="data.B56"/>
    </style:style>
    <style:style style:name="ce5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7];[.$G57])" style:apply-style-name="Untitled1" style:base-cell-address="data.B57"/>
      <style:map style:condition="cell-content()=0" style:apply-style-name="Accent_20_1" style:base-cell-address="data.B57"/>
    </style:style>
    <style:style style:name="ce6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8];[.$G58])" style:apply-style-name="Untitled1" style:base-cell-address="data.B58"/>
      <style:map style:condition="cell-content()=0" style:apply-style-name="Accent_20_1" style:base-cell-address="data.B58"/>
    </style:style>
    <style:style style:name="ce6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9];[.$G59])" style:apply-style-name="Untitled1" style:base-cell-address="data.B59"/>
      <style:map style:condition="cell-content()=0" style:apply-style-name="Accent_20_1" style:base-cell-address="data.B59"/>
    </style:style>
    <style:style style:name="ce6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0];[.$G60])" style:apply-style-name="Untitled1" style:base-cell-address="data.B60"/>
      <style:map style:condition="cell-content()=0" style:apply-style-name="Accent_20_1" style:base-cell-address="data.B60"/>
    </style:style>
    <style:style style:name="ce6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1];[.$G61])" style:apply-style-name="Untitled1" style:base-cell-address="data.B61"/>
      <style:map style:condition="cell-content()=0" style:apply-style-name="Accent_20_1" style:base-cell-address="data.B61"/>
    </style:style>
    <style:style style:name="ce6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2];[.$G62])" style:apply-style-name="Untitled1" style:base-cell-address="data.B62"/>
      <style:map style:condition="cell-content()=0" style:apply-style-name="Accent_20_1" style:base-cell-address="data.B62"/>
    </style:style>
    <style:style style:name="ce6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3];[.$G63])" style:apply-style-name="Untitled1" style:base-cell-address="data.B63"/>
      <style:map style:condition="cell-content()=0" style:apply-style-name="Accent_20_1" style:base-cell-address="data.B63"/>
    </style:style>
    <style:style style:name="ce6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4];[.$G64])" style:apply-style-name="Untitled1" style:base-cell-address="data.B64"/>
      <style:map style:condition="cell-content()=0" style:apply-style-name="Accent_20_1" style:base-cell-address="data.B64"/>
    </style:style>
    <style:style style:name="ce6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5];[.$G65])" style:apply-style-name="Untitled1" style:base-cell-address="data.B65"/>
      <style:map style:condition="cell-content()=0" style:apply-style-name="Accent_20_1" style:base-cell-address="data.B65"/>
    </style:style>
    <style:style style:name="ce6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6];[.$G66])" style:apply-style-name="Untitled1" style:base-cell-address="data.B66"/>
      <style:map style:condition="cell-content()=0" style:apply-style-name="Accent_20_1" style:base-cell-address="data.B66"/>
    </style:style>
    <style:style style:name="ce6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7];[.$G67])" style:apply-style-name="Untitled1" style:base-cell-address="data.B67"/>
      <style:map style:condition="cell-content()=0" style:apply-style-name="Accent_20_1" style:base-cell-address="data.B67"/>
    </style:style>
    <style:style style:name="ce7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8];[.$G68])" style:apply-style-name="Untitled1" style:base-cell-address="data.B68"/>
      <style:map style:condition="cell-content()=0" style:apply-style-name="Accent_20_1" style:base-cell-address="data.B68"/>
    </style:style>
    <style:style style:name="ce7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9];[.$G69])" style:apply-style-name="Untitled1" style:base-cell-address="data.B69"/>
      <style:map style:condition="cell-content()=0" style:apply-style-name="Accent_20_1" style:base-cell-address="data.B69"/>
    </style:style>
    <style:style style:name="ce7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0];[.$G70])" style:apply-style-name="Untitled1" style:base-cell-address="data.B70"/>
      <style:map style:condition="cell-content()=0" style:apply-style-name="Accent_20_1" style:base-cell-address="data.B70"/>
    </style:style>
    <style:style style:name="ce7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1];[.$G71])" style:apply-style-name="Untitled1" style:base-cell-address="data.B71"/>
      <style:map style:condition="cell-content()=0" style:apply-style-name="Accent_20_1" style:base-cell-address="data.B71"/>
    </style:style>
    <style:style style:name="ce7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2];[.$G72])" style:apply-style-name="Untitled1" style:base-cell-address="data.B72"/>
      <style:map style:condition="cell-content()=0" style:apply-style-name="Accent_20_1" style:base-cell-address="data.B72"/>
    </style:style>
    <style:style style:name="ce7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3];[.$G73])" style:apply-style-name="Untitled1" style:base-cell-address="data.B73"/>
      <style:map style:condition="cell-content()=0" style:apply-style-name="Accent_20_1" style:base-cell-address="data.B73"/>
    </style:style>
    <style:style style:name="ce7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4];[.$G74])" style:apply-style-name="Untitled1" style:base-cell-address="data.B74"/>
      <style:map style:condition="cell-content()=0" style:apply-style-name="Accent_20_1" style:base-cell-address="data.B74"/>
    </style:style>
    <style:style style:name="ce7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5];[.$G75])" style:apply-style-name="Untitled1" style:base-cell-address="data.B75"/>
      <style:map style:condition="cell-content()=0" style:apply-style-name="Accent_20_1" style:base-cell-address="data.B75"/>
    </style:style>
    <style:style style:name="ce7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6];[.$G76])" style:apply-style-name="Untitled1" style:base-cell-address="data.B76"/>
      <style:map style:condition="cell-content()=0" style:apply-style-name="Accent_20_1" style:base-cell-address="data.B76"/>
    </style:style>
    <style:style style:name="ce7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7];[.$G77])" style:apply-style-name="Untitled1" style:base-cell-address="data.B77"/>
      <style:map style:condition="cell-content()=0" style:apply-style-name="Accent_20_1" style:base-cell-address="data.B77"/>
    </style:style>
    <style:style style:name="ce8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8];[.$G78])" style:apply-style-name="Untitled1" style:base-cell-address="data.B78"/>
      <style:map style:condition="cell-content()=0" style:apply-style-name="Accent_20_1" style:base-cell-address="data.B78"/>
    </style:style>
    <style:style style:name="ce8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9];[.$G79])" style:apply-style-name="Untitled1" style:base-cell-address="data.B79"/>
      <style:map style:condition="cell-content()=0" style:apply-style-name="Accent_20_1" style:base-cell-address="data.B79"/>
    </style:style>
    <style:style style:name="ce8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0];[.$G80])" style:apply-style-name="Untitled1" style:base-cell-address="data.B80"/>
      <style:map style:condition="cell-content()=0" style:apply-style-name="Accent_20_1" style:base-cell-address="data.B80"/>
    </style:style>
    <style:style style:name="ce8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1];[.$G81])" style:apply-style-name="Untitled1" style:base-cell-address="data.B81"/>
      <style:map style:condition="cell-content()=0" style:apply-style-name="Accent_20_1" style:base-cell-address="data.B81"/>
    </style:style>
    <style:style style:name="ce8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2];[.$G82])" style:apply-style-name="Untitled1" style:base-cell-address="data.B82"/>
      <style:map style:condition="cell-content()=0" style:apply-style-name="Accent_20_1" style:base-cell-address="data.B82"/>
    </style:style>
    <style:style style:name="ce8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3];[.$G83])" style:apply-style-name="Untitled1" style:base-cell-address="data.B83"/>
      <style:map style:condition="cell-content()=0" style:apply-style-name="Accent_20_1" style:base-cell-address="data.B83"/>
    </style:style>
    <style:style style:name="ce8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4];[.$G84])" style:apply-style-name="Untitled1" style:base-cell-address="data.B84"/>
      <style:map style:condition="cell-content()=0" style:apply-style-name="Accent_20_1" style:base-cell-address="data.B84"/>
    </style:style>
    <style:style style:name="ce8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5];[.$G85])" style:apply-style-name="Untitled1" style:base-cell-address="data.B85"/>
      <style:map style:condition="cell-content()=0" style:apply-style-name="Accent_20_1" style:base-cell-address="data.B85"/>
    </style:style>
    <style:style style:name="ce8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6];[.$G86])" style:apply-style-name="Untitled1" style:base-cell-address="data.B86"/>
      <style:map style:condition="cell-content()=0" style:apply-style-name="Accent_20_1" style:base-cell-address="data.B86"/>
    </style:style>
    <style:style style:name="ce8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7];[.$G87])" style:apply-style-name="Untitled1" style:base-cell-address="data.B87"/>
      <style:map style:condition="cell-content()=0" style:apply-style-name="Accent_20_1" style:base-cell-address="data.B87"/>
    </style:style>
    <style:style style:name="ce9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8];[.$G88])" style:apply-style-name="Untitled1" style:base-cell-address="data.B88"/>
      <style:map style:condition="cell-content()=0" style:apply-style-name="Accent_20_1" style:base-cell-address="data.B88"/>
    </style:style>
    <style:style style:name="ce9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9];[.$G89])" style:apply-style-name="Untitled1" style:base-cell-address="data.B89"/>
      <style:map style:condition="cell-content()=0" style:apply-style-name="Accent_20_1" style:base-cell-address="data.B89"/>
    </style:style>
    <style:style style:name="ce9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0];[.$G90])" style:apply-style-name="Untitled1" style:base-cell-address="data.B90"/>
      <style:map style:condition="cell-content()=0" style:apply-style-name="Accent_20_1" style:base-cell-address="data.B90"/>
    </style:style>
    <style:style style:name="ce9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1];[.$G91])" style:apply-style-name="Untitled1" style:base-cell-address="data.B91"/>
      <style:map style:condition="cell-content()=0" style:apply-style-name="Accent_20_1" style:base-cell-address="data.B91"/>
    </style:style>
    <style:style style:name="ce9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2];[.$G92])" style:apply-style-name="Untitled1" style:base-cell-address="data.B92"/>
      <style:map style:condition="cell-content()=0" style:apply-style-name="Accent_20_1" style:base-cell-address="data.B92"/>
    </style:style>
    <style:style style:name="ce9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3];[.$G93])" style:apply-style-name="Untitled1" style:base-cell-address="data.B93"/>
      <style:map style:condition="cell-content()=0" style:apply-style-name="Accent_20_1" style:base-cell-address="data.B93"/>
    </style:style>
    <style:style style:name="ce9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4];[.$G94])" style:apply-style-name="Untitled1" style:base-cell-address="data.B94"/>
      <style:map style:condition="cell-content()=0" style:apply-style-name="Accent_20_1" style:base-cell-address="data.B94"/>
    </style:style>
    <style:style style:name="ce9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5];[.$G95])" style:apply-style-name="Untitled1" style:base-cell-address="data.B95"/>
      <style:map style:condition="cell-content()=0" style:apply-style-name="Accent_20_1" style:base-cell-address="data.B95"/>
    </style:style>
    <style:style style:name="ce9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6];[.$G96])" style:apply-style-name="Untitled1" style:base-cell-address="data.B96"/>
      <style:map style:condition="cell-content()=0" style:apply-style-name="Accent_20_1" style:base-cell-address="data.B96"/>
    </style:style>
    <style:style style:name="ce9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7];[.$G97])" style:apply-style-name="Untitled1" style:base-cell-address="data.B97"/>
      <style:map style:condition="cell-content()=0" style:apply-style-name="Accent_20_1" style:base-cell-address="data.B97"/>
    </style:style>
    <style:style style:name="ce10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8];[.$G98])" style:apply-style-name="Untitled1" style:base-cell-address="data.B98"/>
      <style:map style:condition="cell-content()=0" style:apply-style-name="Accent_20_1" style:base-cell-address="data.B98"/>
    </style:style>
    <style:style style:name="ce10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9];[.$G99])" style:apply-style-name="Untitled1" style:base-cell-address="data.B99"/>
      <style:map style:condition="cell-content()=0" style:apply-style-name="Accent_20_1" style:base-cell-address="data.B99"/>
    </style:style>
    <style:style style:name="ce10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0];[.$G100])" style:apply-style-name="Untitled1" style:base-cell-address="data.B100"/>
      <style:map style:condition="cell-content()=0" style:apply-style-name="Accent_20_1" style:base-cell-address="data.B100"/>
    </style:style>
    <style:style style:name="ce10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1];[.$G101])" style:apply-style-name="Untitled1" style:base-cell-address="data.B101"/>
      <style:map style:condition="cell-content()=0" style:apply-style-name="Accent_20_1" style:base-cell-address="data.B101"/>
    </style:style>
    <style:style style:name="ce10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2];[.$G102])" style:apply-style-name="Untitled1" style:base-cell-address="data.B102"/>
      <style:map style:condition="cell-content()=0" style:apply-style-name="Accent_20_1" style:base-cell-address="data.B102"/>
    </style:style>
    <style:style style:name="ce10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3];[.$G103])" style:apply-style-name="Untitled1" style:base-cell-address="data.B103"/>
      <style:map style:condition="cell-content()=0" style:apply-style-name="Accent_20_1" style:base-cell-address="data.B103"/>
    </style:style>
    <style:style style:name="ce10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4];[.$G104])" style:apply-style-name="Untitled1" style:base-cell-address="data.B104"/>
      <style:map style:condition="cell-content()=0" style:apply-style-name="Accent_20_1" style:base-cell-address="data.B104"/>
    </style:style>
    <style:style style:name="ce10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5];[.$G105])" style:apply-style-name="Untitled1" style:base-cell-address="data.B105"/>
      <style:map style:condition="cell-content()=0" style:apply-style-name="Accent_20_1" style:base-cell-address="data.B105"/>
    </style:style>
    <style:style style:name="ce10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6];[.$G106])" style:apply-style-name="Untitled1" style:base-cell-address="data.B106"/>
      <style:map style:condition="cell-content()=0" style:apply-style-name="Accent_20_1" style:base-cell-address="data.B106"/>
    </style:style>
    <style:style style:name="ce10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7];[.$G107])" style:apply-style-name="Untitled1" style:base-cell-address="data.B107"/>
      <style:map style:condition="cell-content()=0" style:apply-style-name="Accent_20_1" style:base-cell-address="data.B107"/>
    </style:style>
    <style:style style:name="ce1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8];[.$G108])" style:apply-style-name="Untitled1" style:base-cell-address="data.B108"/>
      <style:map style:condition="cell-content()=0" style:apply-style-name="Accent_20_1" style:base-cell-address="data.B108"/>
    </style:style>
    <style:style style:name="ce1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9];[.$G109])" style:apply-style-name="Untitled1" style:base-cell-address="data.B109"/>
      <style:map style:condition="cell-content()=0" style:apply-style-name="Accent_20_1" style:base-cell-address="data.B109"/>
    </style:style>
    <style:style style:name="ce1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0];[.$G110])" style:apply-style-name="Untitled1" style:base-cell-address="data.B110"/>
      <style:map style:condition="cell-content()=0" style:apply-style-name="Accent_20_1" style:base-cell-address="data.B110"/>
    </style:style>
    <style:style style:name="ce1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1];[.$G111])" style:apply-style-name="Untitled1" style:base-cell-address="data.B111"/>
      <style:map style:condition="cell-content()=0" style:apply-style-name="Accent_20_1" style:base-cell-address="data.B111"/>
    </style:style>
    <style:style style:name="ce1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2];[.$G112])" style:apply-style-name="Untitled1" style:base-cell-address="data.B112"/>
      <style:map style:condition="cell-content()=0" style:apply-style-name="Accent_20_1" style:base-cell-address="data.B112"/>
    </style:style>
    <style:style style:name="ce1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3];[.$G113])" style:apply-style-name="Untitled1" style:base-cell-address="data.B113"/>
      <style:map style:condition="cell-content()=0" style:apply-style-name="Accent_20_1" style:base-cell-address="data.B113"/>
    </style:style>
    <style:style style:name="ce1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4];[.$G114])" style:apply-style-name="Untitled1" style:base-cell-address="data.B114"/>
      <style:map style:condition="cell-content()=0" style:apply-style-name="Accent_20_1" style:base-cell-address="data.B114"/>
    </style:style>
    <style:style style:name="ce1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5];[.$G115])" style:apply-style-name="Untitled1" style:base-cell-address="data.B115"/>
      <style:map style:condition="cell-content()=0" style:apply-style-name="Accent_20_1" style:base-cell-address="data.B115"/>
    </style:style>
    <style:style style:name="ce1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];[.$G5])" style:apply-style-name="Untitled1" style:base-cell-address="data.C5"/>
      <style:map style:condition="cell-content()=0" style:apply-style-name="Accent_20_1" style:base-cell-address="data.C5"/>
    </style:style>
    <style:style style:name="ce12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];[.$G6])" style:apply-style-name="Untitled1" style:base-cell-address="data.C6"/>
      <style:map style:condition="cell-content()=0" style:apply-style-name="Accent_20_1" style:base-cell-address="data.C6"/>
    </style:style>
    <style:style style:name="ce1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];[.$G7])" style:apply-style-name="Untitled1" style:base-cell-address="data.C7"/>
      <style:map style:condition="cell-content()=0" style:apply-style-name="Accent_20_1" style:base-cell-address="data.C7"/>
    </style:style>
    <style:style style:name="ce1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];[.$G8])" style:apply-style-name="Untitled1" style:base-cell-address="data.C8"/>
      <style:map style:condition="cell-content()=0" style:apply-style-name="Accent_20_1" style:base-cell-address="data.C8"/>
    </style:style>
    <style:style style:name="ce1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];[.$G9])" style:apply-style-name="Untitled1" style:base-cell-address="data.C9"/>
      <style:map style:condition="cell-content()=0" style:apply-style-name="Accent_20_1" style:base-cell-address="data.C9"/>
    </style:style>
    <style:style style:name="ce12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];[.$G10])" style:apply-style-name="Untitled1" style:base-cell-address="data.C10"/>
      <style:map style:condition="cell-content()=0" style:apply-style-name="Accent_20_1" style:base-cell-address="data.C10"/>
    </style:style>
    <style:style style:name="ce12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];[.$G11])" style:apply-style-name="Untitled1" style:base-cell-address="data.C11"/>
      <style:map style:condition="cell-content()=0" style:apply-style-name="Accent_20_1" style:base-cell-address="data.C11"/>
    </style:style>
    <style:style style:name="ce12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2];[.$G12])" style:apply-style-name="Untitled1" style:base-cell-address="data.C12"/>
      <style:map style:condition="cell-content()=0" style:apply-style-name="Accent_20_1" style:base-cell-address="data.C12"/>
    </style:style>
    <style:style style:name="ce12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3];[.$G13])" style:apply-style-name="Untitled1" style:base-cell-address="data.C13"/>
      <style:map style:condition="cell-content()=0" style:apply-style-name="Accent_20_1" style:base-cell-address="data.C13"/>
    </style:style>
    <style:style style:name="ce12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4];[.$G14])" style:apply-style-name="Untitled1" style:base-cell-address="data.C14"/>
      <style:map style:condition="cell-content()=0" style:apply-style-name="Accent_20_1" style:base-cell-address="data.C14"/>
    </style:style>
    <style:style style:name="ce12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5];[.$G15])" style:apply-style-name="Untitled1" style:base-cell-address="data.C15"/>
      <style:map style:condition="cell-content()=0" style:apply-style-name="Accent_20_1" style:base-cell-address="data.C15"/>
    </style:style>
    <style:style style:name="ce13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6];[.$G16])" style:apply-style-name="Untitled1" style:base-cell-address="data.C16"/>
      <style:map style:condition="cell-content()=0" style:apply-style-name="Accent_20_1" style:base-cell-address="data.C16"/>
    </style:style>
    <style:style style:name="ce13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7];[.$G17])" style:apply-style-name="Untitled1" style:base-cell-address="data.C17"/>
      <style:map style:condition="cell-content()=0" style:apply-style-name="Accent_20_1" style:base-cell-address="data.C17"/>
    </style:style>
    <style:style style:name="ce13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8];[.$G18])" style:apply-style-name="Untitled1" style:base-cell-address="data.C18"/>
      <style:map style:condition="cell-content()=0" style:apply-style-name="Accent_20_1" style:base-cell-address="data.C18"/>
    </style:style>
    <style:style style:name="ce13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9];[.$G19])" style:apply-style-name="Untitled1" style:base-cell-address="data.C19"/>
      <style:map style:condition="cell-content()=0" style:apply-style-name="Accent_20_1" style:base-cell-address="data.C19"/>
    </style:style>
    <style:style style:name="ce1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0];[.$G20])" style:apply-style-name="Untitled1" style:base-cell-address="data.C20"/>
      <style:map style:condition="cell-content()=0" style:apply-style-name="Accent_20_1" style:base-cell-address="data.C20"/>
    </style:style>
    <style:style style:name="ce13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1];[.$G21])" style:apply-style-name="Untitled1" style:base-cell-address="data.C21"/>
      <style:map style:condition="cell-content()=0" style:apply-style-name="Accent_20_1" style:base-cell-address="data.C21"/>
    </style:style>
    <style:style style:name="ce13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2];[.$G22])" style:apply-style-name="Untitled1" style:base-cell-address="data.C22"/>
      <style:map style:condition="cell-content()=0" style:apply-style-name="Accent_20_1" style:base-cell-address="data.C22"/>
    </style:style>
    <style:style style:name="ce13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3];[.$G23])" style:apply-style-name="Untitled1" style:base-cell-address="data.C23"/>
      <style:map style:condition="cell-content()=0" style:apply-style-name="Accent_20_1" style:base-cell-address="data.C23"/>
    </style:style>
    <style:style style:name="ce13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4];[.$G24])" style:apply-style-name="Untitled1" style:base-cell-address="data.C24"/>
      <style:map style:condition="cell-content()=0" style:apply-style-name="Accent_20_1" style:base-cell-address="data.C24"/>
    </style:style>
    <style:style style:name="ce13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5];[.$G25])" style:apply-style-name="Untitled1" style:base-cell-address="data.C25"/>
      <style:map style:condition="cell-content()=0" style:apply-style-name="Accent_20_1" style:base-cell-address="data.C25"/>
    </style:style>
    <style:style style:name="ce14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6];[.$G26])" style:apply-style-name="Untitled1" style:base-cell-address="data.C26"/>
      <style:map style:condition="cell-content()=0" style:apply-style-name="Accent_20_1" style:base-cell-address="data.C26"/>
    </style:style>
    <style:style style:name="ce1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7];[.$G27])" style:apply-style-name="Untitled1" style:base-cell-address="data.C27"/>
      <style:map style:condition="cell-content()=0" style:apply-style-name="Accent_20_1" style:base-cell-address="data.C27"/>
    </style:style>
    <style:style style:name="ce1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8];[.$G28])" style:apply-style-name="Untitled1" style:base-cell-address="data.C28"/>
      <style:map style:condition="cell-content()=0" style:apply-style-name="Accent_20_1" style:base-cell-address="data.C28"/>
    </style:style>
    <style:style style:name="ce14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9];[.$G29])" style:apply-style-name="Untitled1" style:base-cell-address="data.C29"/>
      <style:map style:condition="cell-content()=0" style:apply-style-name="Accent_20_1" style:base-cell-address="data.C29"/>
    </style:style>
    <style:style style:name="ce14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0];[.$G30])" style:apply-style-name="Untitled1" style:base-cell-address="data.C30"/>
      <style:map style:condition="cell-content()=0" style:apply-style-name="Accent_20_1" style:base-cell-address="data.C30"/>
    </style:style>
    <style:style style:name="ce1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1];[.$G31])" style:apply-style-name="Untitled1" style:base-cell-address="data.C31"/>
      <style:map style:condition="cell-content()=0" style:apply-style-name="Accent_20_1" style:base-cell-address="data.C31"/>
    </style:style>
    <style:style style:name="ce14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2];[.$G32])" style:apply-style-name="Untitled1" style:base-cell-address="data.C32"/>
      <style:map style:condition="cell-content()=0" style:apply-style-name="Accent_20_1" style:base-cell-address="data.C32"/>
    </style:style>
    <style:style style:name="ce14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3];[.$G33])" style:apply-style-name="Untitled1" style:base-cell-address="data.C33"/>
      <style:map style:condition="cell-content()=0" style:apply-style-name="Accent_20_1" style:base-cell-address="data.C33"/>
    </style:style>
    <style:style style:name="ce14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4];[.$G34])" style:apply-style-name="Untitled1" style:base-cell-address="data.C34"/>
      <style:map style:condition="cell-content()=0" style:apply-style-name="Accent_20_1" style:base-cell-address="data.C34"/>
    </style:style>
    <style:style style:name="ce14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5];[.$G35])" style:apply-style-name="Untitled1" style:base-cell-address="data.C35"/>
      <style:map style:condition="cell-content()=0" style:apply-style-name="Accent_20_1" style:base-cell-address="data.C35"/>
    </style:style>
    <style:style style:name="ce15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6];[.$G36])" style:apply-style-name="Untitled1" style:base-cell-address="data.C36"/>
      <style:map style:condition="cell-content()=0" style:apply-style-name="Accent_20_1" style:base-cell-address="data.C36"/>
    </style:style>
    <style:style style:name="ce15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7];[.$G37])" style:apply-style-name="Untitled1" style:base-cell-address="data.C37"/>
      <style:map style:condition="cell-content()=0" style:apply-style-name="Accent_20_1" style:base-cell-address="data.C37"/>
    </style:style>
    <style:style style:name="ce15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8];[.$G38])" style:apply-style-name="Untitled1" style:base-cell-address="data.C38"/>
      <style:map style:condition="cell-content()=0" style:apply-style-name="Accent_20_1" style:base-cell-address="data.C38"/>
    </style:style>
    <style:style style:name="ce15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9];[.$G39])" style:apply-style-name="Untitled1" style:base-cell-address="data.C39"/>
      <style:map style:condition="cell-content()=0" style:apply-style-name="Accent_20_1" style:base-cell-address="data.C39"/>
    </style:style>
    <style:style style:name="ce15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0];[.$G40])" style:apply-style-name="Untitled1" style:base-cell-address="data.C40"/>
      <style:map style:condition="cell-content()=0" style:apply-style-name="Accent_20_1" style:base-cell-address="data.C40"/>
    </style:style>
    <style:style style:name="ce15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1];[.$G41])" style:apply-style-name="Untitled1" style:base-cell-address="data.C41"/>
      <style:map style:condition="cell-content()=0" style:apply-style-name="Accent_20_1" style:base-cell-address="data.C41"/>
    </style:style>
    <style:style style:name="ce15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2];[.$G42])" style:apply-style-name="Untitled1" style:base-cell-address="data.C42"/>
      <style:map style:condition="cell-content()=0" style:apply-style-name="Accent_20_1" style:base-cell-address="data.C42"/>
    </style:style>
    <style:style style:name="ce15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3];[.$G43])" style:apply-style-name="Untitled1" style:base-cell-address="data.C43"/>
      <style:map style:condition="cell-content()=0" style:apply-style-name="Accent_20_1" style:base-cell-address="data.C43"/>
    </style:style>
    <style:style style:name="ce15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4];[.$G44])" style:apply-style-name="Untitled1" style:base-cell-address="data.C44"/>
      <style:map style:condition="cell-content()=0" style:apply-style-name="Accent_20_1" style:base-cell-address="data.C44"/>
    </style:style>
    <style:style style:name="ce15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5];[.$G45])" style:apply-style-name="Untitled1" style:base-cell-address="data.C45"/>
      <style:map style:condition="cell-content()=0" style:apply-style-name="Accent_20_1" style:base-cell-address="data.C45"/>
    </style:style>
    <style:style style:name="ce16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6];[.$G46])" style:apply-style-name="Untitled1" style:base-cell-address="data.C46"/>
      <style:map style:condition="cell-content()=0" style:apply-style-name="Accent_20_1" style:base-cell-address="data.C46"/>
    </style:style>
    <style:style style:name="ce16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7];[.$G47])" style:apply-style-name="Untitled1" style:base-cell-address="data.C47"/>
      <style:map style:condition="cell-content()=0" style:apply-style-name="Accent_20_1" style:base-cell-address="data.C47"/>
    </style:style>
    <style:style style:name="ce16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8];[.$G48])" style:apply-style-name="Untitled1" style:base-cell-address="data.C48"/>
      <style:map style:condition="cell-content()=0" style:apply-style-name="Accent_20_1" style:base-cell-address="data.C48"/>
    </style:style>
    <style:style style:name="ce16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9];[.$G49])" style:apply-style-name="Untitled1" style:base-cell-address="data.C49"/>
      <style:map style:condition="cell-content()=0" style:apply-style-name="Accent_20_1" style:base-cell-address="data.C49"/>
    </style:style>
    <style:style style:name="ce16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0];[.$G50])" style:apply-style-name="Untitled1" style:base-cell-address="data.C50"/>
      <style:map style:condition="cell-content()=0" style:apply-style-name="Accent_20_1" style:base-cell-address="data.C50"/>
    </style:style>
    <style:style style:name="ce16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1];[.$G51])" style:apply-style-name="Untitled1" style:base-cell-address="data.C51"/>
      <style:map style:condition="cell-content()=0" style:apply-style-name="Accent_20_1" style:base-cell-address="data.C51"/>
    </style:style>
    <style:style style:name="ce16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2];[.$G52])" style:apply-style-name="Untitled1" style:base-cell-address="data.C52"/>
      <style:map style:condition="cell-content()=0" style:apply-style-name="Accent_20_1" style:base-cell-address="data.C52"/>
    </style:style>
    <style:style style:name="ce16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3];[.$G53])" style:apply-style-name="Untitled1" style:base-cell-address="data.C53"/>
      <style:map style:condition="cell-content()=0" style:apply-style-name="Accent_20_1" style:base-cell-address="data.C53"/>
    </style:style>
    <style:style style:name="ce16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4];[.$G54])" style:apply-style-name="Untitled1" style:base-cell-address="data.C54"/>
      <style:map style:condition="cell-content()=0" style:apply-style-name="Accent_20_1" style:base-cell-address="data.C54"/>
    </style:style>
    <style:style style:name="ce16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5];[.$G55])" style:apply-style-name="Untitled1" style:base-cell-address="data.C55"/>
      <style:map style:condition="cell-content()=0" style:apply-style-name="Accent_20_1" style:base-cell-address="data.C55"/>
    </style:style>
    <style:style style:name="ce17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6];[.$G56])" style:apply-style-name="Untitled1" style:base-cell-address="data.C56"/>
      <style:map style:condition="cell-content()=0" style:apply-style-name="Accent_20_1" style:base-cell-address="data.C56"/>
    </style:style>
    <style:style style:name="ce17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7];[.$G57])" style:apply-style-name="Untitled1" style:base-cell-address="data.C57"/>
      <style:map style:condition="cell-content()=0" style:apply-style-name="Accent_20_1" style:base-cell-address="data.C57"/>
    </style:style>
    <style:style style:name="ce17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8];[.$G58])" style:apply-style-name="Untitled1" style:base-cell-address="data.C58"/>
      <style:map style:condition="cell-content()=0" style:apply-style-name="Accent_20_1" style:base-cell-address="data.C58"/>
    </style:style>
    <style:style style:name="ce17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9];[.$G59])" style:apply-style-name="Untitled1" style:base-cell-address="data.C59"/>
      <style:map style:condition="cell-content()=0" style:apply-style-name="Accent_20_1" style:base-cell-address="data.C59"/>
    </style:style>
    <style:style style:name="ce17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0];[.$G60])" style:apply-style-name="Untitled1" style:base-cell-address="data.C60"/>
      <style:map style:condition="cell-content()=0" style:apply-style-name="Accent_20_1" style:base-cell-address="data.C60"/>
    </style:style>
    <style:style style:name="ce17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1];[.$G61])" style:apply-style-name="Untitled1" style:base-cell-address="data.C61"/>
      <style:map style:condition="cell-content()=0" style:apply-style-name="Accent_20_1" style:base-cell-address="data.C61"/>
    </style:style>
    <style:style style:name="ce17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2];[.$G62])" style:apply-style-name="Untitled1" style:base-cell-address="data.C62"/>
      <style:map style:condition="cell-content()=0" style:apply-style-name="Accent_20_1" style:base-cell-address="data.C62"/>
    </style:style>
    <style:style style:name="ce17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3];[.$G63])" style:apply-style-name="Untitled1" style:base-cell-address="data.C63"/>
      <style:map style:condition="cell-content()=0" style:apply-style-name="Accent_20_1" style:base-cell-address="data.C63"/>
    </style:style>
    <style:style style:name="ce17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4];[.$G64])" style:apply-style-name="Untitled1" style:base-cell-address="data.C64"/>
      <style:map style:condition="cell-content()=0" style:apply-style-name="Accent_20_1" style:base-cell-address="data.C64"/>
    </style:style>
    <style:style style:name="ce17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5];[.$G65])" style:apply-style-name="Untitled1" style:base-cell-address="data.C65"/>
      <style:map style:condition="cell-content()=0" style:apply-style-name="Accent_20_1" style:base-cell-address="data.C65"/>
    </style:style>
    <style:style style:name="ce18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6];[.$G66])" style:apply-style-name="Untitled1" style:base-cell-address="data.C66"/>
      <style:map style:condition="cell-content()=0" style:apply-style-name="Accent_20_1" style:base-cell-address="data.C66"/>
    </style:style>
    <style:style style:name="ce18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7];[.$G67])" style:apply-style-name="Untitled1" style:base-cell-address="data.C67"/>
      <style:map style:condition="cell-content()=0" style:apply-style-name="Accent_20_1" style:base-cell-address="data.C67"/>
    </style:style>
    <style:style style:name="ce18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8];[.$G68])" style:apply-style-name="Untitled1" style:base-cell-address="data.C68"/>
      <style:map style:condition="cell-content()=0" style:apply-style-name="Accent_20_1" style:base-cell-address="data.C68"/>
    </style:style>
    <style:style style:name="ce18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9];[.$G69])" style:apply-style-name="Untitled1" style:base-cell-address="data.C69"/>
      <style:map style:condition="cell-content()=0" style:apply-style-name="Accent_20_1" style:base-cell-address="data.C69"/>
    </style:style>
    <style:style style:name="ce18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0];[.$G70])" style:apply-style-name="Untitled1" style:base-cell-address="data.C70"/>
      <style:map style:condition="cell-content()=0" style:apply-style-name="Accent_20_1" style:base-cell-address="data.C70"/>
    </style:style>
    <style:style style:name="ce18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1];[.$G71])" style:apply-style-name="Untitled1" style:base-cell-address="data.C71"/>
      <style:map style:condition="cell-content()=0" style:apply-style-name="Accent_20_1" style:base-cell-address="data.C71"/>
    </style:style>
    <style:style style:name="ce18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2];[.$G72])" style:apply-style-name="Untitled1" style:base-cell-address="data.C72"/>
      <style:map style:condition="cell-content()=0" style:apply-style-name="Accent_20_1" style:base-cell-address="data.C72"/>
    </style:style>
    <style:style style:name="ce18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3];[.$G73])" style:apply-style-name="Untitled1" style:base-cell-address="data.C73"/>
      <style:map style:condition="cell-content()=0" style:apply-style-name="Accent_20_1" style:base-cell-address="data.C73"/>
    </style:style>
    <style:style style:name="ce18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4];[.$G74])" style:apply-style-name="Untitled1" style:base-cell-address="data.C74"/>
      <style:map style:condition="cell-content()=0" style:apply-style-name="Accent_20_1" style:base-cell-address="data.C74"/>
    </style:style>
    <style:style style:name="ce18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5];[.$G75])" style:apply-style-name="Untitled1" style:base-cell-address="data.C75"/>
      <style:map style:condition="cell-content()=0" style:apply-style-name="Accent_20_1" style:base-cell-address="data.C75"/>
    </style:style>
    <style:style style:name="ce19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6];[.$G76])" style:apply-style-name="Untitled1" style:base-cell-address="data.C76"/>
      <style:map style:condition="cell-content()=0" style:apply-style-name="Accent_20_1" style:base-cell-address="data.C76"/>
    </style:style>
    <style:style style:name="ce19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7];[.$G77])" style:apply-style-name="Untitled1" style:base-cell-address="data.C77"/>
      <style:map style:condition="cell-content()=0" style:apply-style-name="Accent_20_1" style:base-cell-address="data.C77"/>
    </style:style>
    <style:style style:name="ce19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8];[.$G78])" style:apply-style-name="Untitled1" style:base-cell-address="data.C78"/>
      <style:map style:condition="cell-content()=0" style:apply-style-name="Accent_20_1" style:base-cell-address="data.C78"/>
    </style:style>
    <style:style style:name="ce19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9];[.$G79])" style:apply-style-name="Untitled1" style:base-cell-address="data.C79"/>
      <style:map style:condition="cell-content()=0" style:apply-style-name="Accent_20_1" style:base-cell-address="data.C79"/>
    </style:style>
    <style:style style:name="ce19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0];[.$G80])" style:apply-style-name="Untitled1" style:base-cell-address="data.C80"/>
      <style:map style:condition="cell-content()=0" style:apply-style-name="Accent_20_1" style:base-cell-address="data.C80"/>
    </style:style>
    <style:style style:name="ce19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1];[.$G81])" style:apply-style-name="Untitled1" style:base-cell-address="data.C81"/>
      <style:map style:condition="cell-content()=0" style:apply-style-name="Accent_20_1" style:base-cell-address="data.C81"/>
    </style:style>
    <style:style style:name="ce19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2];[.$G82])" style:apply-style-name="Untitled1" style:base-cell-address="data.C82"/>
      <style:map style:condition="cell-content()=0" style:apply-style-name="Accent_20_1" style:base-cell-address="data.C82"/>
    </style:style>
    <style:style style:name="ce19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3];[.$G83])" style:apply-style-name="Untitled1" style:base-cell-address="data.C83"/>
      <style:map style:condition="cell-content()=0" style:apply-style-name="Accent_20_1" style:base-cell-address="data.C83"/>
    </style:style>
    <style:style style:name="ce19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4];[.$G84])" style:apply-style-name="Untitled1" style:base-cell-address="data.C84"/>
      <style:map style:condition="cell-content()=0" style:apply-style-name="Accent_20_1" style:base-cell-address="data.C84"/>
    </style:style>
    <style:style style:name="ce19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5];[.$G85])" style:apply-style-name="Untitled1" style:base-cell-address="data.C85"/>
      <style:map style:condition="cell-content()=0" style:apply-style-name="Accent_20_1" style:base-cell-address="data.C85"/>
    </style:style>
    <style:style style:name="ce20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6];[.$G86])" style:apply-style-name="Untitled1" style:base-cell-address="data.C86"/>
      <style:map style:condition="cell-content()=0" style:apply-style-name="Accent_20_1" style:base-cell-address="data.C86"/>
    </style:style>
    <style:style style:name="ce20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7];[.$G87])" style:apply-style-name="Untitled1" style:base-cell-address="data.C87"/>
      <style:map style:condition="cell-content()=0" style:apply-style-name="Accent_20_1" style:base-cell-address="data.C87"/>
    </style:style>
    <style:style style:name="ce20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8];[.$G88])" style:apply-style-name="Untitled1" style:base-cell-address="data.C88"/>
      <style:map style:condition="cell-content()=0" style:apply-style-name="Accent_20_1" style:base-cell-address="data.C88"/>
    </style:style>
    <style:style style:name="ce20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9];[.$G89])" style:apply-style-name="Untitled1" style:base-cell-address="data.C89"/>
      <style:map style:condition="cell-content()=0" style:apply-style-name="Accent_20_1" style:base-cell-address="data.C89"/>
    </style:style>
    <style:style style:name="ce20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0];[.$G90])" style:apply-style-name="Untitled1" style:base-cell-address="data.C90"/>
      <style:map style:condition="cell-content()=0" style:apply-style-name="Accent_20_1" style:base-cell-address="data.C90"/>
    </style:style>
    <style:style style:name="ce20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1];[.$G91])" style:apply-style-name="Untitled1" style:base-cell-address="data.C91"/>
      <style:map style:condition="cell-content()=0" style:apply-style-name="Accent_20_1" style:base-cell-address="data.C91"/>
    </style:style>
    <style:style style:name="ce20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2];[.$G92])" style:apply-style-name="Untitled1" style:base-cell-address="data.C92"/>
      <style:map style:condition="cell-content()=0" style:apply-style-name="Accent_20_1" style:base-cell-address="data.C92"/>
    </style:style>
    <style:style style:name="ce20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3];[.$G93])" style:apply-style-name="Untitled1" style:base-cell-address="data.C93"/>
      <style:map style:condition="cell-content()=0" style:apply-style-name="Accent_20_1" style:base-cell-address="data.C93"/>
    </style:style>
    <style:style style:name="ce20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4];[.$G94])" style:apply-style-name="Untitled1" style:base-cell-address="data.C94"/>
      <style:map style:condition="cell-content()=0" style:apply-style-name="Accent_20_1" style:base-cell-address="data.C94"/>
    </style:style>
    <style:style style:name="ce20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5];[.$G95])" style:apply-style-name="Untitled1" style:base-cell-address="data.C95"/>
      <style:map style:condition="cell-content()=0" style:apply-style-name="Accent_20_1" style:base-cell-address="data.C95"/>
    </style:style>
    <style:style style:name="ce2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6];[.$G96])" style:apply-style-name="Untitled1" style:base-cell-address="data.C96"/>
      <style:map style:condition="cell-content()=0" style:apply-style-name="Accent_20_1" style:base-cell-address="data.C96"/>
    </style:style>
    <style:style style:name="ce2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7];[.$G97])" style:apply-style-name="Untitled1" style:base-cell-address="data.C97"/>
      <style:map style:condition="cell-content()=0" style:apply-style-name="Accent_20_1" style:base-cell-address="data.C97"/>
    </style:style>
    <style:style style:name="ce2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8];[.$G98])" style:apply-style-name="Untitled1" style:base-cell-address="data.C98"/>
      <style:map style:condition="cell-content()=0" style:apply-style-name="Accent_20_1" style:base-cell-address="data.C98"/>
    </style:style>
    <style:style style:name="ce2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9];[.$G99])" style:apply-style-name="Untitled1" style:base-cell-address="data.C99"/>
      <style:map style:condition="cell-content()=0" style:apply-style-name="Accent_20_1" style:base-cell-address="data.C99"/>
    </style:style>
    <style:style style:name="ce2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0];[.$G100])" style:apply-style-name="Untitled1" style:base-cell-address="data.C100"/>
      <style:map style:condition="cell-content()=0" style:apply-style-name="Accent_20_1" style:base-cell-address="data.C100"/>
    </style:style>
    <style:style style:name="ce2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1];[.$G101])" style:apply-style-name="Untitled1" style:base-cell-address="data.C101"/>
      <style:map style:condition="cell-content()=0" style:apply-style-name="Accent_20_1" style:base-cell-address="data.C101"/>
    </style:style>
    <style:style style:name="ce2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2];[.$G102])" style:apply-style-name="Untitled1" style:base-cell-address="data.C102"/>
      <style:map style:condition="cell-content()=0" style:apply-style-name="Accent_20_1" style:base-cell-address="data.C102"/>
    </style:style>
    <style:style style:name="ce2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3];[.$G103])" style:apply-style-name="Untitled1" style:base-cell-address="data.C103"/>
      <style:map style:condition="cell-content()=0" style:apply-style-name="Accent_20_1" style:base-cell-address="data.C103"/>
    </style:style>
    <style:style style:name="ce2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4];[.$G104])" style:apply-style-name="Untitled1" style:base-cell-address="data.C104"/>
      <style:map style:condition="cell-content()=0" style:apply-style-name="Accent_20_1" style:base-cell-address="data.C104"/>
    </style:style>
    <style:style style:name="ce21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5];[.$G105])" style:apply-style-name="Untitled1" style:base-cell-address="data.C105"/>
      <style:map style:condition="cell-content()=0" style:apply-style-name="Accent_20_1" style:base-cell-address="data.C105"/>
    </style:style>
    <style:style style:name="ce22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6];[.$G106])" style:apply-style-name="Untitled1" style:base-cell-address="data.C106"/>
      <style:map style:condition="cell-content()=0" style:apply-style-name="Accent_20_1" style:base-cell-address="data.C106"/>
    </style:style>
    <style:style style:name="ce2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7];[.$G107])" style:apply-style-name="Untitled1" style:base-cell-address="data.C107"/>
      <style:map style:condition="cell-content()=0" style:apply-style-name="Accent_20_1" style:base-cell-address="data.C107"/>
    </style:style>
    <style:style style:name="ce2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8];[.$G108])" style:apply-style-name="Untitled1" style:base-cell-address="data.C108"/>
      <style:map style:condition="cell-content()=0" style:apply-style-name="Accent_20_1" style:base-cell-address="data.C108"/>
    </style:style>
    <style:style style:name="ce2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9];[.$G109])" style:apply-style-name="Untitled1" style:base-cell-address="data.C109"/>
      <style:map style:condition="cell-content()=0" style:apply-style-name="Accent_20_1" style:base-cell-address="data.C109"/>
    </style:style>
    <style:style style:name="ce22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0];[.$G110])" style:apply-style-name="Untitled1" style:base-cell-address="data.C110"/>
      <style:map style:condition="cell-content()=0" style:apply-style-name="Accent_20_1" style:base-cell-address="data.C110"/>
    </style:style>
    <style:style style:name="ce22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1];[.$G111])" style:apply-style-name="Untitled1" style:base-cell-address="data.C111"/>
      <style:map style:condition="cell-content()=0" style:apply-style-name="Accent_20_1" style:base-cell-address="data.C111"/>
    </style:style>
    <style:style style:name="ce22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2];[.$G112])" style:apply-style-name="Untitled1" style:base-cell-address="data.C112"/>
      <style:map style:condition="cell-content()=0" style:apply-style-name="Accent_20_1" style:base-cell-address="data.C112"/>
    </style:style>
    <style:style style:name="ce22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3];[.$G113])" style:apply-style-name="Untitled1" style:base-cell-address="data.C113"/>
      <style:map style:condition="cell-content()=0" style:apply-style-name="Accent_20_1" style:base-cell-address="data.C113"/>
    </style:style>
    <style:style style:name="ce22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4];[.$G114])" style:apply-style-name="Untitled1" style:base-cell-address="data.C114"/>
      <style:map style:condition="cell-content()=0" style:apply-style-name="Accent_20_1" style:base-cell-address="data.C114"/>
    </style:style>
    <style:style style:name="ce22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5];[.$G115])" style:apply-style-name="Untitled1" style:base-cell-address="data.C115"/>
      <style:map style:condition="cell-content()=0" style:apply-style-name="Accent_20_1" style:base-cell-address="data.C115"/>
    </style:style>
    <style:style style:name="ce23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];[.$G5])" style:apply-style-name="Untitled1" style:base-cell-address="data.D5"/>
      <style:map style:condition="cell-content()=0" style:apply-style-name="Accent_20_1" style:base-cell-address="data.D5"/>
    </style:style>
    <style:style style:name="ce23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];[.$G6])" style:apply-style-name="Untitled1" style:base-cell-address="data.D6"/>
      <style:map style:condition="cell-content()=0" style:apply-style-name="Accent_20_1" style:base-cell-address="data.D6"/>
    </style:style>
    <style:style style:name="ce23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];[.$G7])" style:apply-style-name="Untitled1" style:base-cell-address="data.D7"/>
      <style:map style:condition="cell-content()=0" style:apply-style-name="Accent_20_1" style:base-cell-address="data.D7"/>
    </style:style>
    <style:style style:name="ce23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];[.$G8])" style:apply-style-name="Untitled1" style:base-cell-address="data.D8"/>
      <style:map style:condition="cell-content()=0" style:apply-style-name="Accent_20_1" style:base-cell-address="data.D8"/>
    </style:style>
    <style:style style:name="ce2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];[.$G9])" style:apply-style-name="Untitled1" style:base-cell-address="data.D9"/>
      <style:map style:condition="cell-content()=0" style:apply-style-name="Accent_20_1" style:base-cell-address="data.D9"/>
    </style:style>
    <style:style style:name="ce23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];[.$G10])" style:apply-style-name="Untitled1" style:base-cell-address="data.D10"/>
      <style:map style:condition="cell-content()=0" style:apply-style-name="Accent_20_1" style:base-cell-address="data.D10"/>
    </style:style>
    <style:style style:name="ce23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];[.$G11])" style:apply-style-name="Untitled1" style:base-cell-address="data.D11"/>
      <style:map style:condition="cell-content()=0" style:apply-style-name="Accent_20_1" style:base-cell-address="data.D11"/>
    </style:style>
    <style:style style:name="ce23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2];[.$G12])" style:apply-style-name="Untitled1" style:base-cell-address="data.D12"/>
      <style:map style:condition="cell-content()=0" style:apply-style-name="Accent_20_1" style:base-cell-address="data.D12"/>
    </style:style>
    <style:style style:name="ce23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3];[.$G13])" style:apply-style-name="Untitled1" style:base-cell-address="data.D13"/>
      <style:map style:condition="cell-content()=0" style:apply-style-name="Accent_20_1" style:base-cell-address="data.D13"/>
    </style:style>
    <style:style style:name="ce23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4];[.$G14])" style:apply-style-name="Untitled1" style:base-cell-address="data.D14"/>
      <style:map style:condition="cell-content()=0" style:apply-style-name="Accent_20_1" style:base-cell-address="data.D14"/>
    </style:style>
    <style:style style:name="ce24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5];[.$G15])" style:apply-style-name="Untitled1" style:base-cell-address="data.D15"/>
      <style:map style:condition="cell-content()=0" style:apply-style-name="Accent_20_1" style:base-cell-address="data.D15"/>
    </style:style>
    <style:style style:name="ce2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6];[.$G16])" style:apply-style-name="Untitled1" style:base-cell-address="data.D16"/>
      <style:map style:condition="cell-content()=0" style:apply-style-name="Accent_20_1" style:base-cell-address="data.D16"/>
    </style:style>
    <style:style style:name="ce2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7];[.$G17])" style:apply-style-name="Untitled1" style:base-cell-address="data.D17"/>
      <style:map style:condition="cell-content()=0" style:apply-style-name="Accent_20_1" style:base-cell-address="data.D17"/>
    </style:style>
    <style:style style:name="ce24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8];[.$G18])" style:apply-style-name="Untitled1" style:base-cell-address="data.D18"/>
      <style:map style:condition="cell-content()=0" style:apply-style-name="Accent_20_1" style:base-cell-address="data.D18"/>
    </style:style>
    <style:style style:name="ce24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9];[.$G19])" style:apply-style-name="Untitled1" style:base-cell-address="data.D19"/>
      <style:map style:condition="cell-content()=0" style:apply-style-name="Accent_20_1" style:base-cell-address="data.D19"/>
    </style:style>
    <style:style style:name="ce2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0];[.$G20])" style:apply-style-name="Untitled1" style:base-cell-address="data.D20"/>
      <style:map style:condition="cell-content()=0" style:apply-style-name="Accent_20_1" style:base-cell-address="data.D20"/>
    </style:style>
    <style:style style:name="ce24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1];[.$G21])" style:apply-style-name="Untitled1" style:base-cell-address="data.D21"/>
      <style:map style:condition="cell-content()=0" style:apply-style-name="Accent_20_1" style:base-cell-address="data.D21"/>
    </style:style>
    <style:style style:name="ce24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2];[.$G22])" style:apply-style-name="Untitled1" style:base-cell-address="data.D22"/>
      <style:map style:condition="cell-content()=0" style:apply-style-name="Accent_20_1" style:base-cell-address="data.D22"/>
    </style:style>
    <style:style style:name="ce24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3];[.$G23])" style:apply-style-name="Untitled1" style:base-cell-address="data.D23"/>
      <style:map style:condition="cell-content()=0" style:apply-style-name="Accent_20_1" style:base-cell-address="data.D23"/>
    </style:style>
    <style:style style:name="ce24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4];[.$G24])" style:apply-style-name="Untitled1" style:base-cell-address="data.D24"/>
      <style:map style:condition="cell-content()=0" style:apply-style-name="Accent_20_1" style:base-cell-address="data.D24"/>
    </style:style>
    <style:style style:name="ce25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5];[.$G25])" style:apply-style-name="Untitled1" style:base-cell-address="data.D25"/>
      <style:map style:condition="cell-content()=0" style:apply-style-name="Accent_20_1" style:base-cell-address="data.D25"/>
    </style:style>
    <style:style style:name="ce25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6];[.$G26])" style:apply-style-name="Untitled1" style:base-cell-address="data.D26"/>
      <style:map style:condition="cell-content()=0" style:apply-style-name="Accent_20_1" style:base-cell-address="data.D26"/>
    </style:style>
    <style:style style:name="ce25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7];[.$G27])" style:apply-style-name="Untitled1" style:base-cell-address="data.D27"/>
      <style:map style:condition="cell-content()=0" style:apply-style-name="Accent_20_1" style:base-cell-address="data.D27"/>
    </style:style>
    <style:style style:name="ce25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8];[.$G28])" style:apply-style-name="Untitled1" style:base-cell-address="data.D28"/>
      <style:map style:condition="cell-content()=0" style:apply-style-name="Accent_20_1" style:base-cell-address="data.D28"/>
    </style:style>
    <style:style style:name="ce25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9];[.$G29])" style:apply-style-name="Untitled1" style:base-cell-address="data.D29"/>
      <style:map style:condition="cell-content()=0" style:apply-style-name="Accent_20_1" style:base-cell-address="data.D29"/>
    </style:style>
    <style:style style:name="ce25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0];[.$G30])" style:apply-style-name="Untitled1" style:base-cell-address="data.D30"/>
      <style:map style:condition="cell-content()=0" style:apply-style-name="Accent_20_1" style:base-cell-address="data.D30"/>
    </style:style>
    <style:style style:name="ce25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1];[.$G31])" style:apply-style-name="Untitled1" style:base-cell-address="data.D31"/>
      <style:map style:condition="cell-content()=0" style:apply-style-name="Accent_20_1" style:base-cell-address="data.D31"/>
    </style:style>
    <style:style style:name="ce25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2];[.$G32])" style:apply-style-name="Untitled1" style:base-cell-address="data.D32"/>
      <style:map style:condition="cell-content()=0" style:apply-style-name="Accent_20_1" style:base-cell-address="data.D32"/>
    </style:style>
    <style:style style:name="ce25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3];[.$G33])" style:apply-style-name="Untitled1" style:base-cell-address="data.D33"/>
      <style:map style:condition="cell-content()=0" style:apply-style-name="Accent_20_1" style:base-cell-address="data.D33"/>
    </style:style>
    <style:style style:name="ce25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4];[.$G34])" style:apply-style-name="Untitled1" style:base-cell-address="data.D34"/>
      <style:map style:condition="cell-content()=0" style:apply-style-name="Accent_20_1" style:base-cell-address="data.D34"/>
    </style:style>
    <style:style style:name="ce26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5];[.$G35])" style:apply-style-name="Untitled1" style:base-cell-address="data.D35"/>
      <style:map style:condition="cell-content()=0" style:apply-style-name="Accent_20_1" style:base-cell-address="data.D35"/>
    </style:style>
    <style:style style:name="ce26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6];[.$G36])" style:apply-style-name="Untitled1" style:base-cell-address="data.D36"/>
      <style:map style:condition="cell-content()=0" style:apply-style-name="Accent_20_1" style:base-cell-address="data.D36"/>
    </style:style>
    <style:style style:name="ce26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7];[.$G37])" style:apply-style-name="Untitled1" style:base-cell-address="data.D37"/>
      <style:map style:condition="cell-content()=0" style:apply-style-name="Accent_20_1" style:base-cell-address="data.D37"/>
    </style:style>
    <style:style style:name="ce26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8];[.$G38])" style:apply-style-name="Untitled1" style:base-cell-address="data.D38"/>
      <style:map style:condition="cell-content()=0" style:apply-style-name="Accent_20_1" style:base-cell-address="data.D38"/>
    </style:style>
    <style:style style:name="ce26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9];[.$G39])" style:apply-style-name="Untitled1" style:base-cell-address="data.D39"/>
      <style:map style:condition="cell-content()=0" style:apply-style-name="Accent_20_1" style:base-cell-address="data.D39"/>
    </style:style>
    <style:style style:name="ce26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0];[.$G40])" style:apply-style-name="Untitled1" style:base-cell-address="data.D40"/>
      <style:map style:condition="cell-content()=0" style:apply-style-name="Accent_20_1" style:base-cell-address="data.D40"/>
    </style:style>
    <style:style style:name="ce26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1];[.$G41])" style:apply-style-name="Untitled1" style:base-cell-address="data.D41"/>
      <style:map style:condition="cell-content()=0" style:apply-style-name="Accent_20_1" style:base-cell-address="data.D41"/>
    </style:style>
    <style:style style:name="ce26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2];[.$G42])" style:apply-style-name="Untitled1" style:base-cell-address="data.D42"/>
      <style:map style:condition="cell-content()=0" style:apply-style-name="Accent_20_1" style:base-cell-address="data.D42"/>
    </style:style>
    <style:style style:name="ce26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3];[.$G43])" style:apply-style-name="Untitled1" style:base-cell-address="data.D43"/>
      <style:map style:condition="cell-content()=0" style:apply-style-name="Accent_20_1" style:base-cell-address="data.D43"/>
    </style:style>
    <style:style style:name="ce26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4];[.$G44])" style:apply-style-name="Untitled1" style:base-cell-address="data.D44"/>
      <style:map style:condition="cell-content()=0" style:apply-style-name="Accent_20_1" style:base-cell-address="data.D44"/>
    </style:style>
    <style:style style:name="ce27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5];[.$G45])" style:apply-style-name="Untitled1" style:base-cell-address="data.D45"/>
      <style:map style:condition="cell-content()=0" style:apply-style-name="Accent_20_1" style:base-cell-address="data.D45"/>
    </style:style>
    <style:style style:name="ce27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6];[.$G46])" style:apply-style-name="Untitled1" style:base-cell-address="data.D46"/>
      <style:map style:condition="cell-content()=0" style:apply-style-name="Accent_20_1" style:base-cell-address="data.D46"/>
    </style:style>
    <style:style style:name="ce27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7];[.$G47])" style:apply-style-name="Untitled1" style:base-cell-address="data.D47"/>
      <style:map style:condition="cell-content()=0" style:apply-style-name="Accent_20_1" style:base-cell-address="data.D47"/>
    </style:style>
    <style:style style:name="ce27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8];[.$G48])" style:apply-style-name="Untitled1" style:base-cell-address="data.D48"/>
      <style:map style:condition="cell-content()=0" style:apply-style-name="Accent_20_1" style:base-cell-address="data.D48"/>
    </style:style>
    <style:style style:name="ce27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9];[.$G49])" style:apply-style-name="Untitled1" style:base-cell-address="data.D49"/>
      <style:map style:condition="cell-content()=0" style:apply-style-name="Accent_20_1" style:base-cell-address="data.D49"/>
    </style:style>
    <style:style style:name="ce27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0];[.$G50])" style:apply-style-name="Untitled1" style:base-cell-address="data.D50"/>
      <style:map style:condition="cell-content()=0" style:apply-style-name="Accent_20_1" style:base-cell-address="data.D50"/>
    </style:style>
    <style:style style:name="ce27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1];[.$G51])" style:apply-style-name="Untitled1" style:base-cell-address="data.D51"/>
      <style:map style:condition="cell-content()=0" style:apply-style-name="Accent_20_1" style:base-cell-address="data.D51"/>
    </style:style>
    <style:style style:name="ce27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2];[.$G52])" style:apply-style-name="Untitled1" style:base-cell-address="data.D52"/>
      <style:map style:condition="cell-content()=0" style:apply-style-name="Accent_20_1" style:base-cell-address="data.D52"/>
    </style:style>
    <style:style style:name="ce27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3];[.$G53])" style:apply-style-name="Untitled1" style:base-cell-address="data.D53"/>
      <style:map style:condition="cell-content()=0" style:apply-style-name="Accent_20_1" style:base-cell-address="data.D53"/>
    </style:style>
    <style:style style:name="ce27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4];[.$G54])" style:apply-style-name="Untitled1" style:base-cell-address="data.D54"/>
      <style:map style:condition="cell-content()=0" style:apply-style-name="Accent_20_1" style:base-cell-address="data.D54"/>
    </style:style>
    <style:style style:name="ce28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5];[.$G55])" style:apply-style-name="Untitled1" style:base-cell-address="data.D55"/>
      <style:map style:condition="cell-content()=0" style:apply-style-name="Accent_20_1" style:base-cell-address="data.D55"/>
    </style:style>
    <style:style style:name="ce28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6];[.$G56])" style:apply-style-name="Untitled1" style:base-cell-address="data.D56"/>
      <style:map style:condition="cell-content()=0" style:apply-style-name="Accent_20_1" style:base-cell-address="data.D56"/>
    </style:style>
    <style:style style:name="ce28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7];[.$G57])" style:apply-style-name="Untitled1" style:base-cell-address="data.D57"/>
      <style:map style:condition="cell-content()=0" style:apply-style-name="Accent_20_1" style:base-cell-address="data.D57"/>
    </style:style>
    <style:style style:name="ce28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8];[.$G58])" style:apply-style-name="Untitled1" style:base-cell-address="data.D58"/>
      <style:map style:condition="cell-content()=0" style:apply-style-name="Accent_20_1" style:base-cell-address="data.D58"/>
    </style:style>
    <style:style style:name="ce28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9];[.$G59])" style:apply-style-name="Untitled1" style:base-cell-address="data.D59"/>
      <style:map style:condition="cell-content()=0" style:apply-style-name="Accent_20_1" style:base-cell-address="data.D59"/>
    </style:style>
    <style:style style:name="ce28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0];[.$G60])" style:apply-style-name="Untitled1" style:base-cell-address="data.D60"/>
      <style:map style:condition="cell-content()=0" style:apply-style-name="Accent_20_1" style:base-cell-address="data.D60"/>
    </style:style>
    <style:style style:name="ce28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1];[.$G61])" style:apply-style-name="Untitled1" style:base-cell-address="data.D61"/>
      <style:map style:condition="cell-content()=0" style:apply-style-name="Accent_20_1" style:base-cell-address="data.D61"/>
    </style:style>
    <style:style style:name="ce28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2];[.$G62])" style:apply-style-name="Untitled1" style:base-cell-address="data.D62"/>
      <style:map style:condition="cell-content()=0" style:apply-style-name="Accent_20_1" style:base-cell-address="data.D62"/>
    </style:style>
    <style:style style:name="ce28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3];[.$G63])" style:apply-style-name="Untitled1" style:base-cell-address="data.D63"/>
      <style:map style:condition="cell-content()=0" style:apply-style-name="Accent_20_1" style:base-cell-address="data.D63"/>
    </style:style>
    <style:style style:name="ce28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4];[.$G64])" style:apply-style-name="Untitled1" style:base-cell-address="data.D64"/>
      <style:map style:condition="cell-content()=0" style:apply-style-name="Accent_20_1" style:base-cell-address="data.D64"/>
    </style:style>
    <style:style style:name="ce29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5];[.$G65])" style:apply-style-name="Untitled1" style:base-cell-address="data.D65"/>
      <style:map style:condition="cell-content()=0" style:apply-style-name="Accent_20_1" style:base-cell-address="data.D65"/>
    </style:style>
    <style:style style:name="ce29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6];[.$G66])" style:apply-style-name="Untitled1" style:base-cell-address="data.D66"/>
      <style:map style:condition="cell-content()=0" style:apply-style-name="Accent_20_1" style:base-cell-address="data.D66"/>
    </style:style>
    <style:style style:name="ce29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7];[.$G67])" style:apply-style-name="Untitled1" style:base-cell-address="data.D67"/>
      <style:map style:condition="cell-content()=0" style:apply-style-name="Accent_20_1" style:base-cell-address="data.D67"/>
    </style:style>
    <style:style style:name="ce29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8];[.$G68])" style:apply-style-name="Untitled1" style:base-cell-address="data.D68"/>
      <style:map style:condition="cell-content()=0" style:apply-style-name="Accent_20_1" style:base-cell-address="data.D68"/>
    </style:style>
    <style:style style:name="ce29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9];[.$G69])" style:apply-style-name="Untitled1" style:base-cell-address="data.D69"/>
      <style:map style:condition="cell-content()=0" style:apply-style-name="Accent_20_1" style:base-cell-address="data.D69"/>
    </style:style>
    <style:style style:name="ce29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0];[.$G70])" style:apply-style-name="Untitled1" style:base-cell-address="data.D70"/>
      <style:map style:condition="cell-content()=0" style:apply-style-name="Accent_20_1" style:base-cell-address="data.D70"/>
    </style:style>
    <style:style style:name="ce29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1];[.$G71])" style:apply-style-name="Untitled1" style:base-cell-address="data.D71"/>
      <style:map style:condition="cell-content()=0" style:apply-style-name="Accent_20_1" style:base-cell-address="data.D71"/>
    </style:style>
    <style:style style:name="ce29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2];[.$G72])" style:apply-style-name="Untitled1" style:base-cell-address="data.D72"/>
      <style:map style:condition="cell-content()=0" style:apply-style-name="Accent_20_1" style:base-cell-address="data.D72"/>
    </style:style>
    <style:style style:name="ce29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3];[.$G73])" style:apply-style-name="Untitled1" style:base-cell-address="data.D73"/>
      <style:map style:condition="cell-content()=0" style:apply-style-name="Accent_20_1" style:base-cell-address="data.D73"/>
    </style:style>
    <style:style style:name="ce29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4];[.$G74])" style:apply-style-name="Untitled1" style:base-cell-address="data.D74"/>
      <style:map style:condition="cell-content()=0" style:apply-style-name="Accent_20_1" style:base-cell-address="data.D74"/>
    </style:style>
    <style:style style:name="ce30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5];[.$G75])" style:apply-style-name="Untitled1" style:base-cell-address="data.D75"/>
      <style:map style:condition="cell-content()=0" style:apply-style-name="Accent_20_1" style:base-cell-address="data.D75"/>
    </style:style>
    <style:style style:name="ce30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6];[.$G76])" style:apply-style-name="Untitled1" style:base-cell-address="data.D76"/>
      <style:map style:condition="cell-content()=0" style:apply-style-name="Accent_20_1" style:base-cell-address="data.D76"/>
    </style:style>
    <style:style style:name="ce30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7];[.$G77])" style:apply-style-name="Untitled1" style:base-cell-address="data.D77"/>
      <style:map style:condition="cell-content()=0" style:apply-style-name="Accent_20_1" style:base-cell-address="data.D77"/>
    </style:style>
    <style:style style:name="ce30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8];[.$G78])" style:apply-style-name="Untitled1" style:base-cell-address="data.D78"/>
      <style:map style:condition="cell-content()=0" style:apply-style-name="Accent_20_1" style:base-cell-address="data.D78"/>
    </style:style>
    <style:style style:name="ce30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9];[.$G79])" style:apply-style-name="Untitled1" style:base-cell-address="data.D79"/>
      <style:map style:condition="cell-content()=0" style:apply-style-name="Accent_20_1" style:base-cell-address="data.D79"/>
    </style:style>
    <style:style style:name="ce30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0];[.$G80])" style:apply-style-name="Untitled1" style:base-cell-address="data.D80"/>
      <style:map style:condition="cell-content()=0" style:apply-style-name="Accent_20_1" style:base-cell-address="data.D80"/>
    </style:style>
    <style:style style:name="ce30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1];[.$G81])" style:apply-style-name="Untitled1" style:base-cell-address="data.D81"/>
      <style:map style:condition="cell-content()=0" style:apply-style-name="Accent_20_1" style:base-cell-address="data.D81"/>
    </style:style>
    <style:style style:name="ce30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2];[.$G82])" style:apply-style-name="Untitled1" style:base-cell-address="data.D82"/>
      <style:map style:condition="cell-content()=0" style:apply-style-name="Accent_20_1" style:base-cell-address="data.D82"/>
    </style:style>
    <style:style style:name="ce30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3];[.$G83])" style:apply-style-name="Untitled1" style:base-cell-address="data.D83"/>
      <style:map style:condition="cell-content()=0" style:apply-style-name="Accent_20_1" style:base-cell-address="data.D83"/>
    </style:style>
    <style:style style:name="ce30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4];[.$G84])" style:apply-style-name="Untitled1" style:base-cell-address="data.D84"/>
      <style:map style:condition="cell-content()=0" style:apply-style-name="Accent_20_1" style:base-cell-address="data.D84"/>
    </style:style>
    <style:style style:name="ce3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5];[.$G85])" style:apply-style-name="Untitled1" style:base-cell-address="data.D85"/>
      <style:map style:condition="cell-content()=0" style:apply-style-name="Accent_20_1" style:base-cell-address="data.D85"/>
    </style:style>
    <style:style style:name="ce3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6];[.$G86])" style:apply-style-name="Untitled1" style:base-cell-address="data.D86"/>
      <style:map style:condition="cell-content()=0" style:apply-style-name="Accent_20_1" style:base-cell-address="data.D86"/>
    </style:style>
    <style:style style:name="ce3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7];[.$G87])" style:apply-style-name="Untitled1" style:base-cell-address="data.D87"/>
      <style:map style:condition="cell-content()=0" style:apply-style-name="Accent_20_1" style:base-cell-address="data.D87"/>
    </style:style>
    <style:style style:name="ce3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8];[.$G88])" style:apply-style-name="Untitled1" style:base-cell-address="data.D88"/>
      <style:map style:condition="cell-content()=0" style:apply-style-name="Accent_20_1" style:base-cell-address="data.D88"/>
    </style:style>
    <style:style style:name="ce3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9];[.$G89])" style:apply-style-name="Untitled1" style:base-cell-address="data.D89"/>
      <style:map style:condition="cell-content()=0" style:apply-style-name="Accent_20_1" style:base-cell-address="data.D89"/>
    </style:style>
    <style:style style:name="ce3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0];[.$G90])" style:apply-style-name="Untitled1" style:base-cell-address="data.D90"/>
      <style:map style:condition="cell-content()=0" style:apply-style-name="Accent_20_1" style:base-cell-address="data.D90"/>
    </style:style>
    <style:style style:name="ce3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1];[.$G91])" style:apply-style-name="Untitled1" style:base-cell-address="data.D91"/>
      <style:map style:condition="cell-content()=0" style:apply-style-name="Accent_20_1" style:base-cell-address="data.D91"/>
    </style:style>
    <style:style style:name="ce3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2];[.$G92])" style:apply-style-name="Untitled1" style:base-cell-address="data.D92"/>
      <style:map style:condition="cell-content()=0" style:apply-style-name="Accent_20_1" style:base-cell-address="data.D92"/>
    </style:style>
    <style:style style:name="ce3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3];[.$G93])" style:apply-style-name="Untitled1" style:base-cell-address="data.D93"/>
      <style:map style:condition="cell-content()=0" style:apply-style-name="Accent_20_1" style:base-cell-address="data.D93"/>
    </style:style>
    <style:style style:name="ce31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4];[.$G94])" style:apply-style-name="Untitled1" style:base-cell-address="data.D94"/>
      <style:map style:condition="cell-content()=0" style:apply-style-name="Accent_20_1" style:base-cell-address="data.D94"/>
    </style:style>
    <style:style style:name="ce32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5];[.$G95])" style:apply-style-name="Untitled1" style:base-cell-address="data.D95"/>
      <style:map style:condition="cell-content()=0" style:apply-style-name="Accent_20_1" style:base-cell-address="data.D95"/>
    </style:style>
    <style:style style:name="ce3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6];[.$G96])" style:apply-style-name="Untitled1" style:base-cell-address="data.D96"/>
      <style:map style:condition="cell-content()=0" style:apply-style-name="Accent_20_1" style:base-cell-address="data.D96"/>
    </style:style>
    <style:style style:name="ce3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7];[.$G97])" style:apply-style-name="Untitled1" style:base-cell-address="data.D97"/>
      <style:map style:condition="cell-content()=0" style:apply-style-name="Accent_20_1" style:base-cell-address="data.D97"/>
    </style:style>
    <style:style style:name="ce3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8];[.$G98])" style:apply-style-name="Untitled1" style:base-cell-address="data.D98"/>
      <style:map style:condition="cell-content()=0" style:apply-style-name="Accent_20_1" style:base-cell-address="data.D98"/>
    </style:style>
    <style:style style:name="ce32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9];[.$G99])" style:apply-style-name="Untitled1" style:base-cell-address="data.D99"/>
      <style:map style:condition="cell-content()=0" style:apply-style-name="Accent_20_1" style:base-cell-address="data.D99"/>
    </style:style>
    <style:style style:name="ce32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0];[.$G100])" style:apply-style-name="Untitled1" style:base-cell-address="data.D100"/>
      <style:map style:condition="cell-content()=0" style:apply-style-name="Accent_20_1" style:base-cell-address="data.D100"/>
    </style:style>
    <style:style style:name="ce32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1];[.$G101])" style:apply-style-name="Untitled1" style:base-cell-address="data.D101"/>
      <style:map style:condition="cell-content()=0" style:apply-style-name="Accent_20_1" style:base-cell-address="data.D101"/>
    </style:style>
    <style:style style:name="ce32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2];[.$G102])" style:apply-style-name="Untitled1" style:base-cell-address="data.D102"/>
      <style:map style:condition="cell-content()=0" style:apply-style-name="Accent_20_1" style:base-cell-address="data.D102"/>
    </style:style>
    <style:style style:name="ce32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3];[.$G103])" style:apply-style-name="Untitled1" style:base-cell-address="data.D103"/>
      <style:map style:condition="cell-content()=0" style:apply-style-name="Accent_20_1" style:base-cell-address="data.D103"/>
    </style:style>
    <style:style style:name="ce32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4];[.$G104])" style:apply-style-name="Untitled1" style:base-cell-address="data.D104"/>
      <style:map style:condition="cell-content()=0" style:apply-style-name="Accent_20_1" style:base-cell-address="data.D104"/>
    </style:style>
    <style:style style:name="ce33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5];[.$G105])" style:apply-style-name="Untitled1" style:base-cell-address="data.D105"/>
      <style:map style:condition="cell-content()=0" style:apply-style-name="Accent_20_1" style:base-cell-address="data.D105"/>
    </style:style>
    <style:style style:name="ce33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6];[.$G106])" style:apply-style-name="Untitled1" style:base-cell-address="data.D106"/>
      <style:map style:condition="cell-content()=0" style:apply-style-name="Accent_20_1" style:base-cell-address="data.D106"/>
    </style:style>
    <style:style style:name="ce33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7];[.$G107])" style:apply-style-name="Untitled1" style:base-cell-address="data.D107"/>
      <style:map style:condition="cell-content()=0" style:apply-style-name="Accent_20_1" style:base-cell-address="data.D107"/>
    </style:style>
    <style:style style:name="ce33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8];[.$G108])" style:apply-style-name="Untitled1" style:base-cell-address="data.D108"/>
      <style:map style:condition="cell-content()=0" style:apply-style-name="Accent_20_1" style:base-cell-address="data.D108"/>
    </style:style>
    <style:style style:name="ce3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9];[.$G109])" style:apply-style-name="Untitled1" style:base-cell-address="data.D109"/>
      <style:map style:condition="cell-content()=0" style:apply-style-name="Accent_20_1" style:base-cell-address="data.D109"/>
    </style:style>
    <style:style style:name="ce33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0];[.$G110])" style:apply-style-name="Untitled1" style:base-cell-address="data.D110"/>
      <style:map style:condition="cell-content()=0" style:apply-style-name="Accent_20_1" style:base-cell-address="data.D110"/>
    </style:style>
    <style:style style:name="ce33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1];[.$G111])" style:apply-style-name="Untitled1" style:base-cell-address="data.D111"/>
      <style:map style:condition="cell-content()=0" style:apply-style-name="Accent_20_1" style:base-cell-address="data.D111"/>
    </style:style>
    <style:style style:name="ce33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2];[.$G112])" style:apply-style-name="Untitled1" style:base-cell-address="data.D112"/>
      <style:map style:condition="cell-content()=0" style:apply-style-name="Accent_20_1" style:base-cell-address="data.D112"/>
    </style:style>
    <style:style style:name="ce33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3];[.$G113])" style:apply-style-name="Untitled1" style:base-cell-address="data.D113"/>
      <style:map style:condition="cell-content()=0" style:apply-style-name="Accent_20_1" style:base-cell-address="data.D113"/>
    </style:style>
    <style:style style:name="ce33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4];[.$G114])" style:apply-style-name="Untitled1" style:base-cell-address="data.D114"/>
      <style:map style:condition="cell-content()=0" style:apply-style-name="Accent_20_1" style:base-cell-address="data.D114"/>
    </style:style>
    <style:style style:name="ce34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5];[.$G115])" style:apply-style-name="Untitled1" style:base-cell-address="data.D115"/>
      <style:map style:condition="cell-content()=0" style:apply-style-name="Accent_20_1" style:base-cell-address="data.D115"/>
    </style:style>
    <style:style style:name="ce3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];[.$G5])" style:apply-style-name="Untitled1" style:base-cell-address="data.E5"/>
      <style:map style:condition="cell-content()=0" style:apply-style-name="Accent_20_1" style:base-cell-address="data.E5"/>
    </style:style>
    <style:style style:name="ce3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];[.$G6])" style:apply-style-name="Untitled1" style:base-cell-address="data.E6"/>
      <style:map style:condition="cell-content()=0" style:apply-style-name="Accent_20_1" style:base-cell-address="data.E6"/>
    </style:style>
    <style:style style:name="ce34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];[.$G7])" style:apply-style-name="Untitled1" style:base-cell-address="data.E7"/>
      <style:map style:condition="cell-content()=0" style:apply-style-name="Accent_20_1" style:base-cell-address="data.E7"/>
    </style:style>
    <style:style style:name="ce34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];[.$G8])" style:apply-style-name="Untitled1" style:base-cell-address="data.E8"/>
      <style:map style:condition="cell-content()=0" style:apply-style-name="Accent_20_1" style:base-cell-address="data.E8"/>
    </style:style>
    <style:style style:name="ce3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];[.$G9])" style:apply-style-name="Untitled1" style:base-cell-address="data.E9"/>
      <style:map style:condition="cell-content()=0" style:apply-style-name="Accent_20_1" style:base-cell-address="data.E9"/>
    </style:style>
    <style:style style:name="ce34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];[.$G10])" style:apply-style-name="Untitled1" style:base-cell-address="data.E10"/>
      <style:map style:condition="cell-content()=0" style:apply-style-name="Accent_20_1" style:base-cell-address="data.E10"/>
    </style:style>
    <style:style style:name="ce34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];[.$G11])" style:apply-style-name="Untitled1" style:base-cell-address="data.E11"/>
      <style:map style:condition="cell-content()=0" style:apply-style-name="Accent_20_1" style:base-cell-address="data.E11"/>
    </style:style>
    <style:style style:name="ce34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2];[.$G12])" style:apply-style-name="Untitled1" style:base-cell-address="data.E12"/>
      <style:map style:condition="cell-content()=0" style:apply-style-name="Accent_20_1" style:base-cell-address="data.E12"/>
    </style:style>
    <style:style style:name="ce34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3];[.$G13])" style:apply-style-name="Untitled1" style:base-cell-address="data.E13"/>
      <style:map style:condition="cell-content()=0" style:apply-style-name="Accent_20_1" style:base-cell-address="data.E13"/>
    </style:style>
    <style:style style:name="ce35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4];[.$G14])" style:apply-style-name="Untitled1" style:base-cell-address="data.E14"/>
      <style:map style:condition="cell-content()=0" style:apply-style-name="Accent_20_1" style:base-cell-address="data.E14"/>
    </style:style>
    <style:style style:name="ce35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5];[.$G15])" style:apply-style-name="Untitled1" style:base-cell-address="data.E15"/>
      <style:map style:condition="cell-content()=0" style:apply-style-name="Accent_20_1" style:base-cell-address="data.E15"/>
    </style:style>
    <style:style style:name="ce35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6];[.$G16])" style:apply-style-name="Untitled1" style:base-cell-address="data.E16"/>
      <style:map style:condition="cell-content()=0" style:apply-style-name="Accent_20_1" style:base-cell-address="data.E16"/>
    </style:style>
    <style:style style:name="ce35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7];[.$G17])" style:apply-style-name="Untitled1" style:base-cell-address="data.E17"/>
      <style:map style:condition="cell-content()=0" style:apply-style-name="Accent_20_1" style:base-cell-address="data.E17"/>
    </style:style>
    <style:style style:name="ce35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8];[.$G18])" style:apply-style-name="Untitled1" style:base-cell-address="data.E18"/>
      <style:map style:condition="cell-content()=0" style:apply-style-name="Accent_20_1" style:base-cell-address="data.E18"/>
    </style:style>
    <style:style style:name="ce35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9];[.$G19])" style:apply-style-name="Untitled1" style:base-cell-address="data.E19"/>
      <style:map style:condition="cell-content()=0" style:apply-style-name="Accent_20_1" style:base-cell-address="data.E19"/>
    </style:style>
    <style:style style:name="ce35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0];[.$G20])" style:apply-style-name="Untitled1" style:base-cell-address="data.E20"/>
      <style:map style:condition="cell-content()=0" style:apply-style-name="Accent_20_1" style:base-cell-address="data.E20"/>
    </style:style>
    <style:style style:name="ce35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1];[.$G21])" style:apply-style-name="Untitled1" style:base-cell-address="data.E21"/>
      <style:map style:condition="cell-content()=0" style:apply-style-name="Accent_20_1" style:base-cell-address="data.E21"/>
    </style:style>
    <style:style style:name="ce35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2];[.$G22])" style:apply-style-name="Untitled1" style:base-cell-address="data.E22"/>
      <style:map style:condition="cell-content()=0" style:apply-style-name="Accent_20_1" style:base-cell-address="data.E22"/>
    </style:style>
    <style:style style:name="ce35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3];[.$G23])" style:apply-style-name="Untitled1" style:base-cell-address="data.E23"/>
      <style:map style:condition="cell-content()=0" style:apply-style-name="Accent_20_1" style:base-cell-address="data.E23"/>
    </style:style>
    <style:style style:name="ce36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4];[.$G24])" style:apply-style-name="Untitled1" style:base-cell-address="data.E24"/>
      <style:map style:condition="cell-content()=0" style:apply-style-name="Accent_20_1" style:base-cell-address="data.E24"/>
    </style:style>
    <style:style style:name="ce36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5];[.$G25])" style:apply-style-name="Untitled1" style:base-cell-address="data.E25"/>
      <style:map style:condition="cell-content()=0" style:apply-style-name="Accent_20_1" style:base-cell-address="data.E25"/>
    </style:style>
    <style:style style:name="ce36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6];[.$G26])" style:apply-style-name="Untitled1" style:base-cell-address="data.E26"/>
      <style:map style:condition="cell-content()=0" style:apply-style-name="Accent_20_1" style:base-cell-address="data.E26"/>
    </style:style>
    <style:style style:name="ce36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7];[.$G27])" style:apply-style-name="Untitled1" style:base-cell-address="data.E27"/>
      <style:map style:condition="cell-content()=0" style:apply-style-name="Accent_20_1" style:base-cell-address="data.E27"/>
    </style:style>
    <style:style style:name="ce36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8];[.$G28])" style:apply-style-name="Untitled1" style:base-cell-address="data.E28"/>
      <style:map style:condition="cell-content()=0" style:apply-style-name="Accent_20_1" style:base-cell-address="data.E28"/>
    </style:style>
    <style:style style:name="ce36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9];[.$G29])" style:apply-style-name="Untitled1" style:base-cell-address="data.E29"/>
      <style:map style:condition="cell-content()=0" style:apply-style-name="Accent_20_1" style:base-cell-address="data.E29"/>
    </style:style>
    <style:style style:name="ce36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0];[.$G30])" style:apply-style-name="Untitled1" style:base-cell-address="data.E30"/>
      <style:map style:condition="cell-content()=0" style:apply-style-name="Accent_20_1" style:base-cell-address="data.E30"/>
    </style:style>
    <style:style style:name="ce36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1];[.$G31])" style:apply-style-name="Untitled1" style:base-cell-address="data.E31"/>
      <style:map style:condition="cell-content()=0" style:apply-style-name="Accent_20_1" style:base-cell-address="data.E31"/>
    </style:style>
    <style:style style:name="ce36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2];[.$G32])" style:apply-style-name="Untitled1" style:base-cell-address="data.E32"/>
      <style:map style:condition="cell-content()=0" style:apply-style-name="Accent_20_1" style:base-cell-address="data.E32"/>
    </style:style>
    <style:style style:name="ce36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3];[.$G33])" style:apply-style-name="Untitled1" style:base-cell-address="data.E33"/>
      <style:map style:condition="cell-content()=0" style:apply-style-name="Accent_20_1" style:base-cell-address="data.E33"/>
    </style:style>
    <style:style style:name="ce37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4];[.$G34])" style:apply-style-name="Untitled1" style:base-cell-address="data.E34"/>
      <style:map style:condition="cell-content()=0" style:apply-style-name="Accent_20_1" style:base-cell-address="data.E34"/>
    </style:style>
    <style:style style:name="ce37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5];[.$G35])" style:apply-style-name="Untitled1" style:base-cell-address="data.E35"/>
      <style:map style:condition="cell-content()=0" style:apply-style-name="Accent_20_1" style:base-cell-address="data.E35"/>
    </style:style>
    <style:style style:name="ce37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6];[.$G36])" style:apply-style-name="Untitled1" style:base-cell-address="data.E36"/>
      <style:map style:condition="cell-content()=0" style:apply-style-name="Accent_20_1" style:base-cell-address="data.E36"/>
    </style:style>
    <style:style style:name="ce37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7];[.$G37])" style:apply-style-name="Untitled1" style:base-cell-address="data.E37"/>
      <style:map style:condition="cell-content()=0" style:apply-style-name="Accent_20_1" style:base-cell-address="data.E37"/>
    </style:style>
    <style:style style:name="ce37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8];[.$G38])" style:apply-style-name="Untitled1" style:base-cell-address="data.E38"/>
      <style:map style:condition="cell-content()=0" style:apply-style-name="Accent_20_1" style:base-cell-address="data.E38"/>
    </style:style>
    <style:style style:name="ce37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9];[.$G39])" style:apply-style-name="Untitled1" style:base-cell-address="data.E39"/>
      <style:map style:condition="cell-content()=0" style:apply-style-name="Accent_20_1" style:base-cell-address="data.E39"/>
    </style:style>
    <style:style style:name="ce37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0];[.$G40])" style:apply-style-name="Untitled1" style:base-cell-address="data.E40"/>
      <style:map style:condition="cell-content()=0" style:apply-style-name="Accent_20_1" style:base-cell-address="data.E40"/>
    </style:style>
    <style:style style:name="ce37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1];[.$G41])" style:apply-style-name="Untitled1" style:base-cell-address="data.E41"/>
      <style:map style:condition="cell-content()=0" style:apply-style-name="Accent_20_1" style:base-cell-address="data.E41"/>
    </style:style>
    <style:style style:name="ce37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2];[.$G42])" style:apply-style-name="Untitled1" style:base-cell-address="data.E42"/>
      <style:map style:condition="cell-content()=0" style:apply-style-name="Accent_20_1" style:base-cell-address="data.E42"/>
    </style:style>
    <style:style style:name="ce37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3];[.$G43])" style:apply-style-name="Untitled1" style:base-cell-address="data.E43"/>
      <style:map style:condition="cell-content()=0" style:apply-style-name="Accent_20_1" style:base-cell-address="data.E43"/>
    </style:style>
    <style:style style:name="ce38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4];[.$G44])" style:apply-style-name="Untitled1" style:base-cell-address="data.E44"/>
      <style:map style:condition="cell-content()=0" style:apply-style-name="Accent_20_1" style:base-cell-address="data.E44"/>
    </style:style>
    <style:style style:name="ce38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5];[.$G45])" style:apply-style-name="Untitled1" style:base-cell-address="data.E45"/>
      <style:map style:condition="cell-content()=0" style:apply-style-name="Accent_20_1" style:base-cell-address="data.E45"/>
    </style:style>
    <style:style style:name="ce38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6];[.$G46])" style:apply-style-name="Untitled1" style:base-cell-address="data.E46"/>
      <style:map style:condition="cell-content()=0" style:apply-style-name="Accent_20_1" style:base-cell-address="data.E46"/>
    </style:style>
    <style:style style:name="ce38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7];[.$G47])" style:apply-style-name="Untitled1" style:base-cell-address="data.E47"/>
      <style:map style:condition="cell-content()=0" style:apply-style-name="Accent_20_1" style:base-cell-address="data.E47"/>
    </style:style>
    <style:style style:name="ce38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8];[.$G48])" style:apply-style-name="Untitled1" style:base-cell-address="data.E48"/>
      <style:map style:condition="cell-content()=0" style:apply-style-name="Accent_20_1" style:base-cell-address="data.E48"/>
    </style:style>
    <style:style style:name="ce38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9];[.$G49])" style:apply-style-name="Untitled1" style:base-cell-address="data.E49"/>
      <style:map style:condition="cell-content()=0" style:apply-style-name="Accent_20_1" style:base-cell-address="data.E49"/>
    </style:style>
    <style:style style:name="ce38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0];[.$G50])" style:apply-style-name="Untitled1" style:base-cell-address="data.E50"/>
      <style:map style:condition="cell-content()=0" style:apply-style-name="Accent_20_1" style:base-cell-address="data.E50"/>
    </style:style>
    <style:style style:name="ce38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1];[.$G51])" style:apply-style-name="Untitled1" style:base-cell-address="data.E51"/>
      <style:map style:condition="cell-content()=0" style:apply-style-name="Accent_20_1" style:base-cell-address="data.E51"/>
    </style:style>
    <style:style style:name="ce38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2];[.$G52])" style:apply-style-name="Untitled1" style:base-cell-address="data.E52"/>
      <style:map style:condition="cell-content()=0" style:apply-style-name="Accent_20_1" style:base-cell-address="data.E52"/>
    </style:style>
    <style:style style:name="ce38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3];[.$G53])" style:apply-style-name="Untitled1" style:base-cell-address="data.E53"/>
      <style:map style:condition="cell-content()=0" style:apply-style-name="Accent_20_1" style:base-cell-address="data.E53"/>
    </style:style>
    <style:style style:name="ce39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4];[.$G54])" style:apply-style-name="Untitled1" style:base-cell-address="data.E54"/>
      <style:map style:condition="cell-content()=0" style:apply-style-name="Accent_20_1" style:base-cell-address="data.E54"/>
    </style:style>
    <style:style style:name="ce39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5];[.$G55])" style:apply-style-name="Untitled1" style:base-cell-address="data.E55"/>
      <style:map style:condition="cell-content()=0" style:apply-style-name="Accent_20_1" style:base-cell-address="data.E55"/>
    </style:style>
    <style:style style:name="ce39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6];[.$G56])" style:apply-style-name="Untitled1" style:base-cell-address="data.E56"/>
      <style:map style:condition="cell-content()=0" style:apply-style-name="Accent_20_1" style:base-cell-address="data.E56"/>
    </style:style>
    <style:style style:name="ce39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7];[.$G57])" style:apply-style-name="Untitled1" style:base-cell-address="data.E57"/>
      <style:map style:condition="cell-content()=0" style:apply-style-name="Accent_20_1" style:base-cell-address="data.E57"/>
    </style:style>
    <style:style style:name="ce39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8];[.$G58])" style:apply-style-name="Untitled1" style:base-cell-address="data.E58"/>
      <style:map style:condition="cell-content()=0" style:apply-style-name="Accent_20_1" style:base-cell-address="data.E58"/>
    </style:style>
    <style:style style:name="ce39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9];[.$G59])" style:apply-style-name="Untitled1" style:base-cell-address="data.E59"/>
      <style:map style:condition="cell-content()=0" style:apply-style-name="Accent_20_1" style:base-cell-address="data.E59"/>
    </style:style>
    <style:style style:name="ce39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0];[.$G60])" style:apply-style-name="Untitled1" style:base-cell-address="data.E60"/>
      <style:map style:condition="cell-content()=0" style:apply-style-name="Accent_20_1" style:base-cell-address="data.E60"/>
    </style:style>
    <style:style style:name="ce39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1];[.$G61])" style:apply-style-name="Untitled1" style:base-cell-address="data.E61"/>
      <style:map style:condition="cell-content()=0" style:apply-style-name="Accent_20_1" style:base-cell-address="data.E61"/>
    </style:style>
    <style:style style:name="ce39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2];[.$G62])" style:apply-style-name="Untitled1" style:base-cell-address="data.E62"/>
      <style:map style:condition="cell-content()=0" style:apply-style-name="Accent_20_1" style:base-cell-address="data.E62"/>
    </style:style>
    <style:style style:name="ce39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3];[.$G63])" style:apply-style-name="Untitled1" style:base-cell-address="data.E63"/>
      <style:map style:condition="cell-content()=0" style:apply-style-name="Accent_20_1" style:base-cell-address="data.E63"/>
    </style:style>
    <style:style style:name="ce40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4];[.$G64])" style:apply-style-name="Untitled1" style:base-cell-address="data.E64"/>
      <style:map style:condition="cell-content()=0" style:apply-style-name="Accent_20_1" style:base-cell-address="data.E64"/>
    </style:style>
    <style:style style:name="ce40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5];[.$G65])" style:apply-style-name="Untitled1" style:base-cell-address="data.E65"/>
      <style:map style:condition="cell-content()=0" style:apply-style-name="Accent_20_1" style:base-cell-address="data.E65"/>
    </style:style>
    <style:style style:name="ce40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6];[.$G66])" style:apply-style-name="Untitled1" style:base-cell-address="data.E66"/>
      <style:map style:condition="cell-content()=0" style:apply-style-name="Accent_20_1" style:base-cell-address="data.E66"/>
    </style:style>
    <style:style style:name="ce40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7];[.$G67])" style:apply-style-name="Untitled1" style:base-cell-address="data.E67"/>
      <style:map style:condition="cell-content()=0" style:apply-style-name="Accent_20_1" style:base-cell-address="data.E67"/>
    </style:style>
    <style:style style:name="ce40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8];[.$G68])" style:apply-style-name="Untitled1" style:base-cell-address="data.E68"/>
      <style:map style:condition="cell-content()=0" style:apply-style-name="Accent_20_1" style:base-cell-address="data.E68"/>
    </style:style>
    <style:style style:name="ce40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9];[.$G69])" style:apply-style-name="Untitled1" style:base-cell-address="data.E69"/>
      <style:map style:condition="cell-content()=0" style:apply-style-name="Accent_20_1" style:base-cell-address="data.E69"/>
    </style:style>
    <style:style style:name="ce40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0];[.$G70])" style:apply-style-name="Untitled1" style:base-cell-address="data.E70"/>
      <style:map style:condition="cell-content()=0" style:apply-style-name="Accent_20_1" style:base-cell-address="data.E70"/>
    </style:style>
    <style:style style:name="ce40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1];[.$G71])" style:apply-style-name="Untitled1" style:base-cell-address="data.E71"/>
      <style:map style:condition="cell-content()=0" style:apply-style-name="Accent_20_1" style:base-cell-address="data.E71"/>
    </style:style>
    <style:style style:name="ce40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2];[.$G72])" style:apply-style-name="Untitled1" style:base-cell-address="data.E72"/>
      <style:map style:condition="cell-content()=0" style:apply-style-name="Accent_20_1" style:base-cell-address="data.E72"/>
    </style:style>
    <style:style style:name="ce40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3];[.$G73])" style:apply-style-name="Untitled1" style:base-cell-address="data.E73"/>
      <style:map style:condition="cell-content()=0" style:apply-style-name="Accent_20_1" style:base-cell-address="data.E73"/>
    </style:style>
    <style:style style:name="ce4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4];[.$G74])" style:apply-style-name="Untitled1" style:base-cell-address="data.E74"/>
      <style:map style:condition="cell-content()=0" style:apply-style-name="Accent_20_1" style:base-cell-address="data.E74"/>
    </style:style>
    <style:style style:name="ce4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5];[.$G75])" style:apply-style-name="Untitled1" style:base-cell-address="data.E75"/>
      <style:map style:condition="cell-content()=0" style:apply-style-name="Accent_20_1" style:base-cell-address="data.E75"/>
    </style:style>
    <style:style style:name="ce4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6];[.$G76])" style:apply-style-name="Untitled1" style:base-cell-address="data.E76"/>
      <style:map style:condition="cell-content()=0" style:apply-style-name="Accent_20_1" style:base-cell-address="data.E76"/>
    </style:style>
    <style:style style:name="ce4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7];[.$G77])" style:apply-style-name="Untitled1" style:base-cell-address="data.E77"/>
      <style:map style:condition="cell-content()=0" style:apply-style-name="Accent_20_1" style:base-cell-address="data.E77"/>
    </style:style>
    <style:style style:name="ce4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8];[.$G78])" style:apply-style-name="Untitled1" style:base-cell-address="data.E78"/>
      <style:map style:condition="cell-content()=0" style:apply-style-name="Accent_20_1" style:base-cell-address="data.E78"/>
    </style:style>
    <style:style style:name="ce4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9];[.$G79])" style:apply-style-name="Untitled1" style:base-cell-address="data.E79"/>
      <style:map style:condition="cell-content()=0" style:apply-style-name="Accent_20_1" style:base-cell-address="data.E79"/>
    </style:style>
    <style:style style:name="ce4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0];[.$G80])" style:apply-style-name="Untitled1" style:base-cell-address="data.E80"/>
      <style:map style:condition="cell-content()=0" style:apply-style-name="Accent_20_1" style:base-cell-address="data.E80"/>
    </style:style>
    <style:style style:name="ce4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1];[.$G81])" style:apply-style-name="Untitled1" style:base-cell-address="data.E81"/>
      <style:map style:condition="cell-content()=0" style:apply-style-name="Accent_20_1" style:base-cell-address="data.E81"/>
    </style:style>
    <style:style style:name="ce4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2];[.$G82])" style:apply-style-name="Untitled1" style:base-cell-address="data.E82"/>
      <style:map style:condition="cell-content()=0" style:apply-style-name="Accent_20_1" style:base-cell-address="data.E82"/>
    </style:style>
    <style:style style:name="ce41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3];[.$G83])" style:apply-style-name="Untitled1" style:base-cell-address="data.E83"/>
      <style:map style:condition="cell-content()=0" style:apply-style-name="Accent_20_1" style:base-cell-address="data.E83"/>
    </style:style>
    <style:style style:name="ce42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4];[.$G84])" style:apply-style-name="Untitled1" style:base-cell-address="data.E84"/>
      <style:map style:condition="cell-content()=0" style:apply-style-name="Accent_20_1" style:base-cell-address="data.E84"/>
    </style:style>
    <style:style style:name="ce4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5];[.$G85])" style:apply-style-name="Untitled1" style:base-cell-address="data.E85"/>
      <style:map style:condition="cell-content()=0" style:apply-style-name="Accent_20_1" style:base-cell-address="data.E85"/>
    </style:style>
    <style:style style:name="ce4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6];[.$G86])" style:apply-style-name="Untitled1" style:base-cell-address="data.E86"/>
      <style:map style:condition="cell-content()=0" style:apply-style-name="Accent_20_1" style:base-cell-address="data.E86"/>
    </style:style>
    <style:style style:name="ce4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7];[.$G87])" style:apply-style-name="Untitled1" style:base-cell-address="data.E87"/>
      <style:map style:condition="cell-content()=0" style:apply-style-name="Accent_20_1" style:base-cell-address="data.E87"/>
    </style:style>
    <style:style style:name="ce42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8];[.$G88])" style:apply-style-name="Untitled1" style:base-cell-address="data.E88"/>
      <style:map style:condition="cell-content()=0" style:apply-style-name="Accent_20_1" style:base-cell-address="data.E88"/>
    </style:style>
    <style:style style:name="ce42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9];[.$G89])" style:apply-style-name="Untitled1" style:base-cell-address="data.E89"/>
      <style:map style:condition="cell-content()=0" style:apply-style-name="Accent_20_1" style:base-cell-address="data.E89"/>
    </style:style>
    <style:style style:name="ce42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0];[.$G90])" style:apply-style-name="Untitled1" style:base-cell-address="data.E90"/>
      <style:map style:condition="cell-content()=0" style:apply-style-name="Accent_20_1" style:base-cell-address="data.E90"/>
    </style:style>
    <style:style style:name="ce42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1];[.$G91])" style:apply-style-name="Untitled1" style:base-cell-address="data.E91"/>
      <style:map style:condition="cell-content()=0" style:apply-style-name="Accent_20_1" style:base-cell-address="data.E91"/>
    </style:style>
    <style:style style:name="ce42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2];[.$G92])" style:apply-style-name="Untitled1" style:base-cell-address="data.E92"/>
      <style:map style:condition="cell-content()=0" style:apply-style-name="Accent_20_1" style:base-cell-address="data.E92"/>
    </style:style>
    <style:style style:name="ce42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3];[.$G93])" style:apply-style-name="Untitled1" style:base-cell-address="data.E93"/>
      <style:map style:condition="cell-content()=0" style:apply-style-name="Accent_20_1" style:base-cell-address="data.E93"/>
    </style:style>
    <style:style style:name="ce43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4];[.$G94])" style:apply-style-name="Untitled1" style:base-cell-address="data.E94"/>
      <style:map style:condition="cell-content()=0" style:apply-style-name="Accent_20_1" style:base-cell-address="data.E94"/>
    </style:style>
    <style:style style:name="ce43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5];[.$G95])" style:apply-style-name="Untitled1" style:base-cell-address="data.E95"/>
      <style:map style:condition="cell-content()=0" style:apply-style-name="Accent_20_1" style:base-cell-address="data.E95"/>
    </style:style>
    <style:style style:name="ce43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6];[.$G96])" style:apply-style-name="Untitled1" style:base-cell-address="data.E96"/>
      <style:map style:condition="cell-content()=0" style:apply-style-name="Accent_20_1" style:base-cell-address="data.E96"/>
    </style:style>
    <style:style style:name="ce43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7];[.$G97])" style:apply-style-name="Untitled1" style:base-cell-address="data.E97"/>
      <style:map style:condition="cell-content()=0" style:apply-style-name="Accent_20_1" style:base-cell-address="data.E97"/>
    </style:style>
    <style:style style:name="ce4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8];[.$G98])" style:apply-style-name="Untitled1" style:base-cell-address="data.E98"/>
      <style:map style:condition="cell-content()=0" style:apply-style-name="Accent_20_1" style:base-cell-address="data.E98"/>
    </style:style>
    <style:style style:name="ce43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9];[.$G99])" style:apply-style-name="Untitled1" style:base-cell-address="data.E99"/>
      <style:map style:condition="cell-content()=0" style:apply-style-name="Accent_20_1" style:base-cell-address="data.E99"/>
    </style:style>
    <style:style style:name="ce43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0];[.$G100])" style:apply-style-name="Untitled1" style:base-cell-address="data.E100"/>
      <style:map style:condition="cell-content()=0" style:apply-style-name="Accent_20_1" style:base-cell-address="data.E100"/>
    </style:style>
    <style:style style:name="ce43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1];[.$G101])" style:apply-style-name="Untitled1" style:base-cell-address="data.E101"/>
      <style:map style:condition="cell-content()=0" style:apply-style-name="Accent_20_1" style:base-cell-address="data.E101"/>
    </style:style>
    <style:style style:name="ce43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2];[.$G102])" style:apply-style-name="Untitled1" style:base-cell-address="data.E102"/>
      <style:map style:condition="cell-content()=0" style:apply-style-name="Accent_20_1" style:base-cell-address="data.E102"/>
    </style:style>
    <style:style style:name="ce43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3];[.$G103])" style:apply-style-name="Untitled1" style:base-cell-address="data.E103"/>
      <style:map style:condition="cell-content()=0" style:apply-style-name="Accent_20_1" style:base-cell-address="data.E103"/>
    </style:style>
    <style:style style:name="ce44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4];[.$G104])" style:apply-style-name="Untitled1" style:base-cell-address="data.E104"/>
      <style:map style:condition="cell-content()=0" style:apply-style-name="Accent_20_1" style:base-cell-address="data.E104"/>
    </style:style>
    <style:style style:name="ce4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5];[.$G105])" style:apply-style-name="Untitled1" style:base-cell-address="data.E105"/>
      <style:map style:condition="cell-content()=0" style:apply-style-name="Accent_20_1" style:base-cell-address="data.E105"/>
    </style:style>
    <style:style style:name="ce4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6];[.$G106])" style:apply-style-name="Untitled1" style:base-cell-address="data.E106"/>
      <style:map style:condition="cell-content()=0" style:apply-style-name="Accent_20_1" style:base-cell-address="data.E106"/>
    </style:style>
    <style:style style:name="ce44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7];[.$G107])" style:apply-style-name="Untitled1" style:base-cell-address="data.E107"/>
      <style:map style:condition="cell-content()=0" style:apply-style-name="Accent_20_1" style:base-cell-address="data.E107"/>
    </style:style>
    <style:style style:name="ce44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8];[.$G108])" style:apply-style-name="Untitled1" style:base-cell-address="data.E108"/>
      <style:map style:condition="cell-content()=0" style:apply-style-name="Accent_20_1" style:base-cell-address="data.E108"/>
    </style:style>
    <style:style style:name="ce4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9];[.$G109])" style:apply-style-name="Untitled1" style:base-cell-address="data.E109"/>
      <style:map style:condition="cell-content()=0" style:apply-style-name="Accent_20_1" style:base-cell-address="data.E109"/>
    </style:style>
    <style:style style:name="ce44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0];[.$G110])" style:apply-style-name="Untitled1" style:base-cell-address="data.E110"/>
      <style:map style:condition="cell-content()=0" style:apply-style-name="Accent_20_1" style:base-cell-address="data.E110"/>
    </style:style>
    <style:style style:name="ce44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1];[.$G111])" style:apply-style-name="Untitled1" style:base-cell-address="data.E111"/>
      <style:map style:condition="cell-content()=0" style:apply-style-name="Accent_20_1" style:base-cell-address="data.E111"/>
    </style:style>
    <style:style style:name="ce44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2];[.$G112])" style:apply-style-name="Untitled1" style:base-cell-address="data.E112"/>
      <style:map style:condition="cell-content()=0" style:apply-style-name="Accent_20_1" style:base-cell-address="data.E112"/>
    </style:style>
    <style:style style:name="ce44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3];[.$G113])" style:apply-style-name="Untitled1" style:base-cell-address="data.E113"/>
      <style:map style:condition="cell-content()=0" style:apply-style-name="Accent_20_1" style:base-cell-address="data.E113"/>
    </style:style>
    <style:style style:name="ce45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4];[.$G114])" style:apply-style-name="Untitled1" style:base-cell-address="data.E114"/>
      <style:map style:condition="cell-content()=0" style:apply-style-name="Accent_20_1" style:base-cell-address="data.E114"/>
    </style:style>
    <style:style style:name="ce45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5];[.$G115])" style:apply-style-name="Untitled1" style:base-cell-address="data.E115"/>
      <style:map style:condition="cell-content()=0" style:apply-style-name="Accent_20_1" style:base-cell-address="data.E115"/>
    </style:style>
    <style:style style:name="ce45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];[.$G5])" style:apply-style-name="Untitled1" style:base-cell-address="data.F5"/>
      <style:map style:condition="cell-content()=0" style:apply-style-name="Accent_20_1" style:base-cell-address="data.F5"/>
    </style:style>
    <style:style style:name="ce45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];[.$G6])" style:apply-style-name="Untitled1" style:base-cell-address="data.F6"/>
      <style:map style:condition="cell-content()=0" style:apply-style-name="Accent_20_1" style:base-cell-address="data.F6"/>
    </style:style>
    <style:style style:name="ce45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];[.$G7])" style:apply-style-name="Untitled1" style:base-cell-address="data.F7"/>
      <style:map style:condition="cell-content()=0" style:apply-style-name="Accent_20_1" style:base-cell-address="data.F7"/>
    </style:style>
    <style:style style:name="ce45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];[.$G8])" style:apply-style-name="Untitled1" style:base-cell-address="data.F8"/>
      <style:map style:condition="cell-content()=0" style:apply-style-name="Accent_20_1" style:base-cell-address="data.F8"/>
    </style:style>
    <style:style style:name="ce45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];[.$G9])" style:apply-style-name="Untitled1" style:base-cell-address="data.F9"/>
      <style:map style:condition="cell-content()=0" style:apply-style-name="Accent_20_1" style:base-cell-address="data.F9"/>
    </style:style>
    <style:style style:name="ce45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];[.$G10])" style:apply-style-name="Untitled1" style:base-cell-address="data.F10"/>
      <style:map style:condition="cell-content()=0" style:apply-style-name="Accent_20_1" style:base-cell-address="data.F10"/>
    </style:style>
    <style:style style:name="ce45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];[.$G11])" style:apply-style-name="Untitled1" style:base-cell-address="data.F11"/>
      <style:map style:condition="cell-content()=0" style:apply-style-name="Accent_20_1" style:base-cell-address="data.F11"/>
    </style:style>
    <style:style style:name="ce45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2];[.$G12])" style:apply-style-name="Untitled1" style:base-cell-address="data.F12"/>
      <style:map style:condition="cell-content()=0" style:apply-style-name="Accent_20_1" style:base-cell-address="data.F12"/>
    </style:style>
    <style:style style:name="ce46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3];[.$G13])" style:apply-style-name="Untitled1" style:base-cell-address="data.F13"/>
      <style:map style:condition="cell-content()=0" style:apply-style-name="Accent_20_1" style:base-cell-address="data.F13"/>
    </style:style>
    <style:style style:name="ce46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4];[.$G14])" style:apply-style-name="Untitled1" style:base-cell-address="data.F14"/>
      <style:map style:condition="cell-content()=0" style:apply-style-name="Accent_20_1" style:base-cell-address="data.F14"/>
    </style:style>
    <style:style style:name="ce46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5];[.$G15])" style:apply-style-name="Untitled1" style:base-cell-address="data.F15"/>
      <style:map style:condition="cell-content()=0" style:apply-style-name="Accent_20_1" style:base-cell-address="data.F15"/>
    </style:style>
    <style:style style:name="ce46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6];[.$G16])" style:apply-style-name="Untitled1" style:base-cell-address="data.F16"/>
      <style:map style:condition="cell-content()=0" style:apply-style-name="Accent_20_1" style:base-cell-address="data.F16"/>
    </style:style>
    <style:style style:name="ce46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7];[.$G17])" style:apply-style-name="Untitled1" style:base-cell-address="data.F17"/>
      <style:map style:condition="cell-content()=0" style:apply-style-name="Accent_20_1" style:base-cell-address="data.F17"/>
    </style:style>
    <style:style style:name="ce46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8];[.$G18])" style:apply-style-name="Untitled1" style:base-cell-address="data.F18"/>
      <style:map style:condition="cell-content()=0" style:apply-style-name="Accent_20_1" style:base-cell-address="data.F18"/>
    </style:style>
    <style:style style:name="ce46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9];[.$G19])" style:apply-style-name="Untitled1" style:base-cell-address="data.F19"/>
      <style:map style:condition="cell-content()=0" style:apply-style-name="Accent_20_1" style:base-cell-address="data.F19"/>
    </style:style>
    <style:style style:name="ce46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0];[.$G20])" style:apply-style-name="Untitled1" style:base-cell-address="data.F20"/>
      <style:map style:condition="cell-content()=0" style:apply-style-name="Accent_20_1" style:base-cell-address="data.F20"/>
    </style:style>
    <style:style style:name="ce46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1];[.$G21])" style:apply-style-name="Untitled1" style:base-cell-address="data.F21"/>
      <style:map style:condition="cell-content()=0" style:apply-style-name="Accent_20_1" style:base-cell-address="data.F21"/>
    </style:style>
    <style:style style:name="ce46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2];[.$G22])" style:apply-style-name="Untitled1" style:base-cell-address="data.F22"/>
      <style:map style:condition="cell-content()=0" style:apply-style-name="Accent_20_1" style:base-cell-address="data.F22"/>
    </style:style>
    <style:style style:name="ce47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3];[.$G23])" style:apply-style-name="Untitled1" style:base-cell-address="data.F23"/>
      <style:map style:condition="cell-content()=0" style:apply-style-name="Accent_20_1" style:base-cell-address="data.F23"/>
    </style:style>
    <style:style style:name="ce47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4];[.$G24])" style:apply-style-name="Untitled1" style:base-cell-address="data.F24"/>
      <style:map style:condition="cell-content()=0" style:apply-style-name="Accent_20_1" style:base-cell-address="data.F24"/>
    </style:style>
    <style:style style:name="ce47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5];[.$G25])" style:apply-style-name="Untitled1" style:base-cell-address="data.F25"/>
      <style:map style:condition="cell-content()=0" style:apply-style-name="Accent_20_1" style:base-cell-address="data.F25"/>
    </style:style>
    <style:style style:name="ce47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6];[.$G26])" style:apply-style-name="Untitled1" style:base-cell-address="data.F26"/>
      <style:map style:condition="cell-content()=0" style:apply-style-name="Accent_20_1" style:base-cell-address="data.F26"/>
    </style:style>
    <style:style style:name="ce47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7];[.$G27])" style:apply-style-name="Untitled1" style:base-cell-address="data.F27"/>
      <style:map style:condition="cell-content()=0" style:apply-style-name="Accent_20_1" style:base-cell-address="data.F27"/>
    </style:style>
    <style:style style:name="ce47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8];[.$G28])" style:apply-style-name="Untitled1" style:base-cell-address="data.F28"/>
      <style:map style:condition="cell-content()=0" style:apply-style-name="Accent_20_1" style:base-cell-address="data.F28"/>
    </style:style>
    <style:style style:name="ce47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9];[.$G29])" style:apply-style-name="Untitled1" style:base-cell-address="data.F29"/>
      <style:map style:condition="cell-content()=0" style:apply-style-name="Accent_20_1" style:base-cell-address="data.F29"/>
    </style:style>
    <style:style style:name="ce47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0];[.$G30])" style:apply-style-name="Untitled1" style:base-cell-address="data.F30"/>
      <style:map style:condition="cell-content()=0" style:apply-style-name="Accent_20_1" style:base-cell-address="data.F30"/>
    </style:style>
    <style:style style:name="ce47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1];[.$G31])" style:apply-style-name="Untitled1" style:base-cell-address="data.F31"/>
      <style:map style:condition="cell-content()=0" style:apply-style-name="Accent_20_1" style:base-cell-address="data.F31"/>
    </style:style>
    <style:style style:name="ce47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2];[.$G32])" style:apply-style-name="Untitled1" style:base-cell-address="data.F32"/>
      <style:map style:condition="cell-content()=0" style:apply-style-name="Accent_20_1" style:base-cell-address="data.F32"/>
    </style:style>
    <style:style style:name="ce48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3];[.$G33])" style:apply-style-name="Untitled1" style:base-cell-address="data.F33"/>
      <style:map style:condition="cell-content()=0" style:apply-style-name="Accent_20_1" style:base-cell-address="data.F33"/>
    </style:style>
    <style:style style:name="ce48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4];[.$G34])" style:apply-style-name="Untitled1" style:base-cell-address="data.F34"/>
      <style:map style:condition="cell-content()=0" style:apply-style-name="Accent_20_1" style:base-cell-address="data.F34"/>
    </style:style>
    <style:style style:name="ce48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5];[.$G35])" style:apply-style-name="Untitled1" style:base-cell-address="data.F35"/>
      <style:map style:condition="cell-content()=0" style:apply-style-name="Accent_20_1" style:base-cell-address="data.F35"/>
    </style:style>
    <style:style style:name="ce48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6];[.$G36])" style:apply-style-name="Untitled1" style:base-cell-address="data.F36"/>
      <style:map style:condition="cell-content()=0" style:apply-style-name="Accent_20_1" style:base-cell-address="data.F36"/>
    </style:style>
    <style:style style:name="ce48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7];[.$G37])" style:apply-style-name="Untitled1" style:base-cell-address="data.F37"/>
      <style:map style:condition="cell-content()=0" style:apply-style-name="Accent_20_1" style:base-cell-address="data.F37"/>
    </style:style>
    <style:style style:name="ce48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8];[.$G38])" style:apply-style-name="Untitled1" style:base-cell-address="data.F38"/>
      <style:map style:condition="cell-content()=0" style:apply-style-name="Accent_20_1" style:base-cell-address="data.F38"/>
    </style:style>
    <style:style style:name="ce48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9];[.$G39])" style:apply-style-name="Untitled1" style:base-cell-address="data.F39"/>
      <style:map style:condition="cell-content()=0" style:apply-style-name="Accent_20_1" style:base-cell-address="data.F39"/>
    </style:style>
    <style:style style:name="ce48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0];[.$G40])" style:apply-style-name="Untitled1" style:base-cell-address="data.F40"/>
      <style:map style:condition="cell-content()=0" style:apply-style-name="Accent_20_1" style:base-cell-address="data.F40"/>
    </style:style>
    <style:style style:name="ce48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1];[.$G41])" style:apply-style-name="Untitled1" style:base-cell-address="data.F41"/>
      <style:map style:condition="cell-content()=0" style:apply-style-name="Accent_20_1" style:base-cell-address="data.F41"/>
    </style:style>
    <style:style style:name="ce48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2];[.$G42])" style:apply-style-name="Untitled1" style:base-cell-address="data.F42"/>
      <style:map style:condition="cell-content()=0" style:apply-style-name="Accent_20_1" style:base-cell-address="data.F42"/>
    </style:style>
    <style:style style:name="ce49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3];[.$G43])" style:apply-style-name="Untitled1" style:base-cell-address="data.F43"/>
      <style:map style:condition="cell-content()=0" style:apply-style-name="Accent_20_1" style:base-cell-address="data.F43"/>
    </style:style>
    <style:style style:name="ce49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4];[.$G44])" style:apply-style-name="Untitled1" style:base-cell-address="data.F44"/>
      <style:map style:condition="cell-content()=0" style:apply-style-name="Accent_20_1" style:base-cell-address="data.F44"/>
    </style:style>
    <style:style style:name="ce49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5];[.$G45])" style:apply-style-name="Untitled1" style:base-cell-address="data.F45"/>
      <style:map style:condition="cell-content()=0" style:apply-style-name="Accent_20_1" style:base-cell-address="data.F45"/>
    </style:style>
    <style:style style:name="ce49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6];[.$G46])" style:apply-style-name="Untitled1" style:base-cell-address="data.F46"/>
      <style:map style:condition="cell-content()=0" style:apply-style-name="Accent_20_1" style:base-cell-address="data.F46"/>
    </style:style>
    <style:style style:name="ce49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7];[.$G47])" style:apply-style-name="Untitled1" style:base-cell-address="data.F47"/>
      <style:map style:condition="cell-content()=0" style:apply-style-name="Accent_20_1" style:base-cell-address="data.F47"/>
    </style:style>
    <style:style style:name="ce49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8];[.$G48])" style:apply-style-name="Untitled1" style:base-cell-address="data.F48"/>
      <style:map style:condition="cell-content()=0" style:apply-style-name="Accent_20_1" style:base-cell-address="data.F48"/>
    </style:style>
    <style:style style:name="ce49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9];[.$G49])" style:apply-style-name="Untitled1" style:base-cell-address="data.F49"/>
      <style:map style:condition="cell-content()=0" style:apply-style-name="Accent_20_1" style:base-cell-address="data.F49"/>
    </style:style>
    <style:style style:name="ce49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0];[.$G50])" style:apply-style-name="Untitled1" style:base-cell-address="data.F50"/>
      <style:map style:condition="cell-content()=0" style:apply-style-name="Accent_20_1" style:base-cell-address="data.F50"/>
    </style:style>
    <style:style style:name="ce49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1];[.$G51])" style:apply-style-name="Untitled1" style:base-cell-address="data.F51"/>
      <style:map style:condition="cell-content()=0" style:apply-style-name="Accent_20_1" style:base-cell-address="data.F51"/>
    </style:style>
    <style:style style:name="ce49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2];[.$G52])" style:apply-style-name="Untitled1" style:base-cell-address="data.F52"/>
      <style:map style:condition="cell-content()=0" style:apply-style-name="Accent_20_1" style:base-cell-address="data.F52"/>
    </style:style>
    <style:style style:name="ce50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3];[.$G53])" style:apply-style-name="Untitled1" style:base-cell-address="data.F53"/>
      <style:map style:condition="cell-content()=0" style:apply-style-name="Accent_20_1" style:base-cell-address="data.F53"/>
    </style:style>
    <style:style style:name="ce50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4];[.$G54])" style:apply-style-name="Untitled1" style:base-cell-address="data.F54"/>
      <style:map style:condition="cell-content()=0" style:apply-style-name="Accent_20_1" style:base-cell-address="data.F54"/>
    </style:style>
    <style:style style:name="ce50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5];[.$G55])" style:apply-style-name="Untitled1" style:base-cell-address="data.F55"/>
      <style:map style:condition="cell-content()=0" style:apply-style-name="Accent_20_1" style:base-cell-address="data.F55"/>
    </style:style>
    <style:style style:name="ce50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6];[.$G56])" style:apply-style-name="Untitled1" style:base-cell-address="data.F56"/>
      <style:map style:condition="cell-content()=0" style:apply-style-name="Accent_20_1" style:base-cell-address="data.F56"/>
    </style:style>
    <style:style style:name="ce50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7];[.$G57])" style:apply-style-name="Untitled1" style:base-cell-address="data.F57"/>
      <style:map style:condition="cell-content()=0" style:apply-style-name="Accent_20_1" style:base-cell-address="data.F57"/>
    </style:style>
    <style:style style:name="ce50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8];[.$G58])" style:apply-style-name="Untitled1" style:base-cell-address="data.F58"/>
      <style:map style:condition="cell-content()=0" style:apply-style-name="Accent_20_1" style:base-cell-address="data.F58"/>
    </style:style>
    <style:style style:name="ce50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9];[.$G59])" style:apply-style-name="Untitled1" style:base-cell-address="data.F59"/>
      <style:map style:condition="cell-content()=0" style:apply-style-name="Accent_20_1" style:base-cell-address="data.F59"/>
    </style:style>
    <style:style style:name="ce50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0];[.$G60])" style:apply-style-name="Untitled1" style:base-cell-address="data.F60"/>
      <style:map style:condition="cell-content()=0" style:apply-style-name="Accent_20_1" style:base-cell-address="data.F60"/>
    </style:style>
    <style:style style:name="ce50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1];[.$G61])" style:apply-style-name="Untitled1" style:base-cell-address="data.F61"/>
      <style:map style:condition="cell-content()=0" style:apply-style-name="Accent_20_1" style:base-cell-address="data.F61"/>
    </style:style>
    <style:style style:name="ce50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2];[.$G62])" style:apply-style-name="Untitled1" style:base-cell-address="data.F62"/>
      <style:map style:condition="cell-content()=0" style:apply-style-name="Accent_20_1" style:base-cell-address="data.F62"/>
    </style:style>
    <style:style style:name="ce5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3];[.$G63])" style:apply-style-name="Untitled1" style:base-cell-address="data.F63"/>
      <style:map style:condition="cell-content()=0" style:apply-style-name="Accent_20_1" style:base-cell-address="data.F63"/>
    </style:style>
    <style:style style:name="ce5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4];[.$G64])" style:apply-style-name="Untitled1" style:base-cell-address="data.F64"/>
      <style:map style:condition="cell-content()=0" style:apply-style-name="Accent_20_1" style:base-cell-address="data.F64"/>
    </style:style>
    <style:style style:name="ce5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5];[.$G65])" style:apply-style-name="Untitled1" style:base-cell-address="data.F65"/>
      <style:map style:condition="cell-content()=0" style:apply-style-name="Accent_20_1" style:base-cell-address="data.F65"/>
    </style:style>
    <style:style style:name="ce5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6];[.$G66])" style:apply-style-name="Untitled1" style:base-cell-address="data.F66"/>
      <style:map style:condition="cell-content()=0" style:apply-style-name="Accent_20_1" style:base-cell-address="data.F66"/>
    </style:style>
    <style:style style:name="ce5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7];[.$G67])" style:apply-style-name="Untitled1" style:base-cell-address="data.F67"/>
      <style:map style:condition="cell-content()=0" style:apply-style-name="Accent_20_1" style:base-cell-address="data.F67"/>
    </style:style>
    <style:style style:name="ce5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8];[.$G68])" style:apply-style-name="Untitled1" style:base-cell-address="data.F68"/>
      <style:map style:condition="cell-content()=0" style:apply-style-name="Accent_20_1" style:base-cell-address="data.F68"/>
    </style:style>
    <style:style style:name="ce5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9];[.$G69])" style:apply-style-name="Untitled1" style:base-cell-address="data.F69"/>
      <style:map style:condition="cell-content()=0" style:apply-style-name="Accent_20_1" style:base-cell-address="data.F69"/>
    </style:style>
    <style:style style:name="ce5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0];[.$G70])" style:apply-style-name="Untitled1" style:base-cell-address="data.F70"/>
      <style:map style:condition="cell-content()=0" style:apply-style-name="Accent_20_1" style:base-cell-address="data.F70"/>
    </style:style>
    <style:style style:name="ce5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1];[.$G71])" style:apply-style-name="Untitled1" style:base-cell-address="data.F71"/>
      <style:map style:condition="cell-content()=0" style:apply-style-name="Accent_20_1" style:base-cell-address="data.F71"/>
    </style:style>
    <style:style style:name="ce51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2];[.$G72])" style:apply-style-name="Untitled1" style:base-cell-address="data.F72"/>
      <style:map style:condition="cell-content()=0" style:apply-style-name="Accent_20_1" style:base-cell-address="data.F72"/>
    </style:style>
    <style:style style:name="ce52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3];[.$G73])" style:apply-style-name="Untitled1" style:base-cell-address="data.F73"/>
      <style:map style:condition="cell-content()=0" style:apply-style-name="Accent_20_1" style:base-cell-address="data.F73"/>
    </style:style>
    <style:style style:name="ce5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4];[.$G74])" style:apply-style-name="Untitled1" style:base-cell-address="data.F74"/>
      <style:map style:condition="cell-content()=0" style:apply-style-name="Accent_20_1" style:base-cell-address="data.F74"/>
    </style:style>
    <style:style style:name="ce5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5];[.$G75])" style:apply-style-name="Untitled1" style:base-cell-address="data.F75"/>
      <style:map style:condition="cell-content()=0" style:apply-style-name="Accent_20_1" style:base-cell-address="data.F75"/>
    </style:style>
    <style:style style:name="ce5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6];[.$G76])" style:apply-style-name="Untitled1" style:base-cell-address="data.F76"/>
      <style:map style:condition="cell-content()=0" style:apply-style-name="Accent_20_1" style:base-cell-address="data.F76"/>
    </style:style>
    <style:style style:name="ce52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7];[.$G77])" style:apply-style-name="Untitled1" style:base-cell-address="data.F77"/>
      <style:map style:condition="cell-content()=0" style:apply-style-name="Accent_20_1" style:base-cell-address="data.F77"/>
    </style:style>
    <style:style style:name="ce52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8];[.$G78])" style:apply-style-name="Untitled1" style:base-cell-address="data.F78"/>
      <style:map style:condition="cell-content()=0" style:apply-style-name="Accent_20_1" style:base-cell-address="data.F78"/>
    </style:style>
    <style:style style:name="ce52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9];[.$G79])" style:apply-style-name="Untitled1" style:base-cell-address="data.F79"/>
      <style:map style:condition="cell-content()=0" style:apply-style-name="Accent_20_1" style:base-cell-address="data.F79"/>
    </style:style>
    <style:style style:name="ce52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0];[.$G80])" style:apply-style-name="Untitled1" style:base-cell-address="data.F80"/>
      <style:map style:condition="cell-content()=0" style:apply-style-name="Accent_20_1" style:base-cell-address="data.F80"/>
    </style:style>
    <style:style style:name="ce52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1];[.$G81])" style:apply-style-name="Untitled1" style:base-cell-address="data.F81"/>
      <style:map style:condition="cell-content()=0" style:apply-style-name="Accent_20_1" style:base-cell-address="data.F81"/>
    </style:style>
    <style:style style:name="ce52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2];[.$G82])" style:apply-style-name="Untitled1" style:base-cell-address="data.F82"/>
      <style:map style:condition="cell-content()=0" style:apply-style-name="Accent_20_1" style:base-cell-address="data.F82"/>
    </style:style>
    <style:style style:name="ce53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3];[.$G83])" style:apply-style-name="Untitled1" style:base-cell-address="data.F83"/>
      <style:map style:condition="cell-content()=0" style:apply-style-name="Accent_20_1" style:base-cell-address="data.F83"/>
    </style:style>
    <style:style style:name="ce53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4];[.$G84])" style:apply-style-name="Untitled1" style:base-cell-address="data.F84"/>
      <style:map style:condition="cell-content()=0" style:apply-style-name="Accent_20_1" style:base-cell-address="data.F84"/>
    </style:style>
    <style:style style:name="ce53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5];[.$G85])" style:apply-style-name="Untitled1" style:base-cell-address="data.F85"/>
      <style:map style:condition="cell-content()=0" style:apply-style-name="Accent_20_1" style:base-cell-address="data.F85"/>
    </style:style>
    <style:style style:name="ce53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6];[.$G86])" style:apply-style-name="Untitled1" style:base-cell-address="data.F86"/>
      <style:map style:condition="cell-content()=0" style:apply-style-name="Accent_20_1" style:base-cell-address="data.F86"/>
    </style:style>
    <style:style style:name="ce5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7];[.$G87])" style:apply-style-name="Untitled1" style:base-cell-address="data.F87"/>
      <style:map style:condition="cell-content()=0" style:apply-style-name="Accent_20_1" style:base-cell-address="data.F87"/>
    </style:style>
    <style:style style:name="ce53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8];[.$G88])" style:apply-style-name="Untitled1" style:base-cell-address="data.F88"/>
      <style:map style:condition="cell-content()=0" style:apply-style-name="Accent_20_1" style:base-cell-address="data.F88"/>
    </style:style>
    <style:style style:name="ce53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9];[.$G89])" style:apply-style-name="Untitled1" style:base-cell-address="data.F89"/>
      <style:map style:condition="cell-content()=0" style:apply-style-name="Accent_20_1" style:base-cell-address="data.F89"/>
    </style:style>
    <style:style style:name="ce53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0];[.$G90])" style:apply-style-name="Untitled1" style:base-cell-address="data.F90"/>
      <style:map style:condition="cell-content()=0" style:apply-style-name="Accent_20_1" style:base-cell-address="data.F90"/>
    </style:style>
    <style:style style:name="ce53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1];[.$G91])" style:apply-style-name="Untitled1" style:base-cell-address="data.F91"/>
      <style:map style:condition="cell-content()=0" style:apply-style-name="Accent_20_1" style:base-cell-address="data.F91"/>
    </style:style>
    <style:style style:name="ce53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2];[.$G92])" style:apply-style-name="Untitled1" style:base-cell-address="data.F92"/>
      <style:map style:condition="cell-content()=0" style:apply-style-name="Accent_20_1" style:base-cell-address="data.F92"/>
    </style:style>
    <style:style style:name="ce54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3];[.$G93])" style:apply-style-name="Untitled1" style:base-cell-address="data.F93"/>
      <style:map style:condition="cell-content()=0" style:apply-style-name="Accent_20_1" style:base-cell-address="data.F93"/>
    </style:style>
    <style:style style:name="ce5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4];[.$G94])" style:apply-style-name="Untitled1" style:base-cell-address="data.F94"/>
      <style:map style:condition="cell-content()=0" style:apply-style-name="Accent_20_1" style:base-cell-address="data.F94"/>
    </style:style>
    <style:style style:name="ce5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5];[.$G95])" style:apply-style-name="Untitled1" style:base-cell-address="data.F95"/>
      <style:map style:condition="cell-content()=0" style:apply-style-name="Accent_20_1" style:base-cell-address="data.F95"/>
    </style:style>
    <style:style style:name="ce54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6];[.$G96])" style:apply-style-name="Untitled1" style:base-cell-address="data.F96"/>
      <style:map style:condition="cell-content()=0" style:apply-style-name="Accent_20_1" style:base-cell-address="data.F96"/>
    </style:style>
    <style:style style:name="ce54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7];[.$G97])" style:apply-style-name="Untitled1" style:base-cell-address="data.F97"/>
      <style:map style:condition="cell-content()=0" style:apply-style-name="Accent_20_1" style:base-cell-address="data.F97"/>
    </style:style>
    <style:style style:name="ce5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8];[.$G98])" style:apply-style-name="Untitled1" style:base-cell-address="data.F98"/>
      <style:map style:condition="cell-content()=0" style:apply-style-name="Accent_20_1" style:base-cell-address="data.F98"/>
    </style:style>
    <style:style style:name="ce54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9];[.$G99])" style:apply-style-name="Untitled1" style:base-cell-address="data.F99"/>
      <style:map style:condition="cell-content()=0" style:apply-style-name="Accent_20_1" style:base-cell-address="data.F99"/>
    </style:style>
    <style:style style:name="ce54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0];[.$G100])" style:apply-style-name="Untitled1" style:base-cell-address="data.F100"/>
      <style:map style:condition="cell-content()=0" style:apply-style-name="Accent_20_1" style:base-cell-address="data.F100"/>
    </style:style>
    <style:style style:name="ce54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1];[.$G101])" style:apply-style-name="Untitled1" style:base-cell-address="data.F101"/>
      <style:map style:condition="cell-content()=0" style:apply-style-name="Accent_20_1" style:base-cell-address="data.F101"/>
    </style:style>
    <style:style style:name="ce54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2];[.$G102])" style:apply-style-name="Untitled1" style:base-cell-address="data.F102"/>
      <style:map style:condition="cell-content()=0" style:apply-style-name="Accent_20_1" style:base-cell-address="data.F102"/>
    </style:style>
    <style:style style:name="ce55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3];[.$G103])" style:apply-style-name="Untitled1" style:base-cell-address="data.F103"/>
      <style:map style:condition="cell-content()=0" style:apply-style-name="Accent_20_1" style:base-cell-address="data.F103"/>
    </style:style>
    <style:style style:name="ce55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4];[.$G104])" style:apply-style-name="Untitled1" style:base-cell-address="data.F104"/>
      <style:map style:condition="cell-content()=0" style:apply-style-name="Accent_20_1" style:base-cell-address="data.F104"/>
    </style:style>
    <style:style style:name="ce55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5];[.$G105])" style:apply-style-name="Untitled1" style:base-cell-address="data.F105"/>
      <style:map style:condition="cell-content()=0" style:apply-style-name="Accent_20_1" style:base-cell-address="data.F105"/>
    </style:style>
    <style:style style:name="ce55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6];[.$G106])" style:apply-style-name="Untitled1" style:base-cell-address="data.F106"/>
      <style:map style:condition="cell-content()=0" style:apply-style-name="Accent_20_1" style:base-cell-address="data.F106"/>
    </style:style>
    <style:style style:name="ce55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7];[.$G107])" style:apply-style-name="Untitled1" style:base-cell-address="data.F107"/>
      <style:map style:condition="cell-content()=0" style:apply-style-name="Accent_20_1" style:base-cell-address="data.F107"/>
    </style:style>
    <style:style style:name="ce55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8];[.$G108])" style:apply-style-name="Untitled1" style:base-cell-address="data.F108"/>
      <style:map style:condition="cell-content()=0" style:apply-style-name="Accent_20_1" style:base-cell-address="data.F108"/>
    </style:style>
    <style:style style:name="ce55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9];[.$G109])" style:apply-style-name="Untitled1" style:base-cell-address="data.F109"/>
      <style:map style:condition="cell-content()=0" style:apply-style-name="Accent_20_1" style:base-cell-address="data.F109"/>
    </style:style>
    <style:style style:name="ce55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0];[.$G110])" style:apply-style-name="Untitled1" style:base-cell-address="data.F110"/>
      <style:map style:condition="cell-content()=0" style:apply-style-name="Accent_20_1" style:base-cell-address="data.F110"/>
    </style:style>
    <style:style style:name="ce55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1];[.$G111])" style:apply-style-name="Untitled1" style:base-cell-address="data.F111"/>
      <style:map style:condition="cell-content()=0" style:apply-style-name="Accent_20_1" style:base-cell-address="data.F111"/>
    </style:style>
    <style:style style:name="ce55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2];[.$G112])" style:apply-style-name="Untitled1" style:base-cell-address="data.F112"/>
      <style:map style:condition="cell-content()=0" style:apply-style-name="Accent_20_1" style:base-cell-address="data.F112"/>
    </style:style>
    <style:style style:name="ce56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3];[.$G113])" style:apply-style-name="Untitled1" style:base-cell-address="data.F113"/>
      <style:map style:condition="cell-content()=0" style:apply-style-name="Accent_20_1" style:base-cell-address="data.F113"/>
    </style:style>
    <style:style style:name="ce56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4];[.$G114])" style:apply-style-name="Untitled1" style:base-cell-address="data.F114"/>
      <style:map style:condition="cell-content()=0" style:apply-style-name="Accent_20_1" style:base-cell-address="data.F114"/>
    </style:style>
    <style:style style:name="ce56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5];[.$G115])" style:apply-style-name="Untitled1" style:base-cell-address="data.F115"/>
      <style:map style:condition="cell-content()=0" style:apply-style-name="Accent_20_1" style:base-cell-address="data.F115"/>
    </style:style>
    <style:style style:name="ce56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];[.$G5])" style:apply-style-name="Untitled1" style:base-cell-address="data.G5"/>
      <style:map style:condition="cell-content()=0" style:apply-style-name="Accent_20_1" style:base-cell-address="data.G5"/>
    </style:style>
    <style:style style:name="ce56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];[.$G6])" style:apply-style-name="Untitled1" style:base-cell-address="data.G6"/>
      <style:map style:condition="cell-content()=0" style:apply-style-name="Accent_20_1" style:base-cell-address="data.G6"/>
    </style:style>
    <style:style style:name="ce56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];[.$G7])" style:apply-style-name="Untitled1" style:base-cell-address="data.G7"/>
      <style:map style:condition="cell-content()=0" style:apply-style-name="Accent_20_1" style:base-cell-address="data.G7"/>
    </style:style>
    <style:style style:name="ce56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];[.$G8])" style:apply-style-name="Untitled1" style:base-cell-address="data.G8"/>
      <style:map style:condition="cell-content()=0" style:apply-style-name="Accent_20_1" style:base-cell-address="data.G8"/>
    </style:style>
    <style:style style:name="ce56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];[.$G9])" style:apply-style-name="Untitled1" style:base-cell-address="data.G9"/>
      <style:map style:condition="cell-content()=0" style:apply-style-name="Accent_20_1" style:base-cell-address="data.G9"/>
    </style:style>
    <style:style style:name="ce56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];[.$G10])" style:apply-style-name="Untitled1" style:base-cell-address="data.G10"/>
      <style:map style:condition="cell-content()=0" style:apply-style-name="Accent_20_1" style:base-cell-address="data.G10"/>
    </style:style>
    <style:style style:name="ce56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];[.$G11])" style:apply-style-name="Untitled1" style:base-cell-address="data.G11"/>
      <style:map style:condition="cell-content()=0" style:apply-style-name="Accent_20_1" style:base-cell-address="data.G11"/>
    </style:style>
    <style:style style:name="ce57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2];[.$G12])" style:apply-style-name="Untitled1" style:base-cell-address="data.G12"/>
      <style:map style:condition="cell-content()=0" style:apply-style-name="Accent_20_1" style:base-cell-address="data.G12"/>
    </style:style>
    <style:style style:name="ce57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3];[.$G13])" style:apply-style-name="Untitled1" style:base-cell-address="data.G13"/>
      <style:map style:condition="cell-content()=0" style:apply-style-name="Accent_20_1" style:base-cell-address="data.G13"/>
    </style:style>
    <style:style style:name="ce57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4];[.$G14])" style:apply-style-name="Untitled1" style:base-cell-address="data.G14"/>
      <style:map style:condition="cell-content()=0" style:apply-style-name="Accent_20_1" style:base-cell-address="data.G14"/>
    </style:style>
    <style:style style:name="ce57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5];[.$G15])" style:apply-style-name="Untitled1" style:base-cell-address="data.G15"/>
      <style:map style:condition="cell-content()=0" style:apply-style-name="Accent_20_1" style:base-cell-address="data.G15"/>
    </style:style>
    <style:style style:name="ce57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6];[.$G16])" style:apply-style-name="Untitled1" style:base-cell-address="data.G16"/>
      <style:map style:condition="cell-content()=0" style:apply-style-name="Accent_20_1" style:base-cell-address="data.G16"/>
    </style:style>
    <style:style style:name="ce57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7];[.$G17])" style:apply-style-name="Untitled1" style:base-cell-address="data.G17"/>
      <style:map style:condition="cell-content()=0" style:apply-style-name="Accent_20_1" style:base-cell-address="data.G17"/>
    </style:style>
    <style:style style:name="ce57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8];[.$G18])" style:apply-style-name="Untitled1" style:base-cell-address="data.G18"/>
      <style:map style:condition="cell-content()=0" style:apply-style-name="Accent_20_1" style:base-cell-address="data.G18"/>
    </style:style>
    <style:style style:name="ce57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9];[.$G19])" style:apply-style-name="Untitled1" style:base-cell-address="data.G19"/>
      <style:map style:condition="cell-content()=0" style:apply-style-name="Accent_20_1" style:base-cell-address="data.G19"/>
    </style:style>
    <style:style style:name="ce57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0];[.$G20])" style:apply-style-name="Untitled1" style:base-cell-address="data.G20"/>
      <style:map style:condition="cell-content()=0" style:apply-style-name="Accent_20_1" style:base-cell-address="data.G20"/>
    </style:style>
    <style:style style:name="ce57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1];[.$G21])" style:apply-style-name="Untitled1" style:base-cell-address="data.G21"/>
      <style:map style:condition="cell-content()=0" style:apply-style-name="Accent_20_1" style:base-cell-address="data.G21"/>
    </style:style>
    <style:style style:name="ce58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2];[.$G22])" style:apply-style-name="Untitled1" style:base-cell-address="data.G22"/>
      <style:map style:condition="cell-content()=0" style:apply-style-name="Accent_20_1" style:base-cell-address="data.G22"/>
    </style:style>
    <style:style style:name="ce58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3];[.$G23])" style:apply-style-name="Untitled1" style:base-cell-address="data.G23"/>
      <style:map style:condition="cell-content()=0" style:apply-style-name="Accent_20_1" style:base-cell-address="data.G23"/>
    </style:style>
    <style:style style:name="ce58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4];[.$G24])" style:apply-style-name="Untitled1" style:base-cell-address="data.G24"/>
      <style:map style:condition="cell-content()=0" style:apply-style-name="Accent_20_1" style:base-cell-address="data.G24"/>
    </style:style>
    <style:style style:name="ce58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5];[.$G25])" style:apply-style-name="Untitled1" style:base-cell-address="data.G25"/>
      <style:map style:condition="cell-content()=0" style:apply-style-name="Accent_20_1" style:base-cell-address="data.G25"/>
    </style:style>
    <style:style style:name="ce58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6];[.$G26])" style:apply-style-name="Untitled1" style:base-cell-address="data.G26"/>
      <style:map style:condition="cell-content()=0" style:apply-style-name="Accent_20_1" style:base-cell-address="data.G26"/>
    </style:style>
    <style:style style:name="ce58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7];[.$G27])" style:apply-style-name="Untitled1" style:base-cell-address="data.G27"/>
      <style:map style:condition="cell-content()=0" style:apply-style-name="Accent_20_1" style:base-cell-address="data.G27"/>
    </style:style>
    <style:style style:name="ce58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8];[.$G28])" style:apply-style-name="Untitled1" style:base-cell-address="data.G28"/>
      <style:map style:condition="cell-content()=0" style:apply-style-name="Accent_20_1" style:base-cell-address="data.G28"/>
    </style:style>
    <style:style style:name="ce58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29];[.$G29])" style:apply-style-name="Untitled1" style:base-cell-address="data.G29"/>
      <style:map style:condition="cell-content()=0" style:apply-style-name="Accent_20_1" style:base-cell-address="data.G29"/>
    </style:style>
    <style:style style:name="ce58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0];[.$G30])" style:apply-style-name="Untitled1" style:base-cell-address="data.G30"/>
      <style:map style:condition="cell-content()=0" style:apply-style-name="Accent_20_1" style:base-cell-address="data.G30"/>
    </style:style>
    <style:style style:name="ce58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1];[.$G31])" style:apply-style-name="Untitled1" style:base-cell-address="data.G31"/>
      <style:map style:condition="cell-content()=0" style:apply-style-name="Accent_20_1" style:base-cell-address="data.G31"/>
    </style:style>
    <style:style style:name="ce59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2];[.$G32])" style:apply-style-name="Untitled1" style:base-cell-address="data.G32"/>
      <style:map style:condition="cell-content()=0" style:apply-style-name="Accent_20_1" style:base-cell-address="data.G32"/>
    </style:style>
    <style:style style:name="ce59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3];[.$G33])" style:apply-style-name="Untitled1" style:base-cell-address="data.G33"/>
      <style:map style:condition="cell-content()=0" style:apply-style-name="Accent_20_1" style:base-cell-address="data.G33"/>
    </style:style>
    <style:style style:name="ce59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4];[.$G34])" style:apply-style-name="Untitled1" style:base-cell-address="data.G34"/>
      <style:map style:condition="cell-content()=0" style:apply-style-name="Accent_20_1" style:base-cell-address="data.G34"/>
    </style:style>
    <style:style style:name="ce59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5];[.$G35])" style:apply-style-name="Untitled1" style:base-cell-address="data.G35"/>
      <style:map style:condition="cell-content()=0" style:apply-style-name="Accent_20_1" style:base-cell-address="data.G35"/>
    </style:style>
    <style:style style:name="ce59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6];[.$G36])" style:apply-style-name="Untitled1" style:base-cell-address="data.G36"/>
      <style:map style:condition="cell-content()=0" style:apply-style-name="Accent_20_1" style:base-cell-address="data.G36"/>
    </style:style>
    <style:style style:name="ce59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7];[.$G37])" style:apply-style-name="Untitled1" style:base-cell-address="data.G37"/>
      <style:map style:condition="cell-content()=0" style:apply-style-name="Accent_20_1" style:base-cell-address="data.G37"/>
    </style:style>
    <style:style style:name="ce59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8];[.$G38])" style:apply-style-name="Untitled1" style:base-cell-address="data.G38"/>
      <style:map style:condition="cell-content()=0" style:apply-style-name="Accent_20_1" style:base-cell-address="data.G38"/>
    </style:style>
    <style:style style:name="ce59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39];[.$G39])" style:apply-style-name="Untitled1" style:base-cell-address="data.G39"/>
      <style:map style:condition="cell-content()=0" style:apply-style-name="Accent_20_1" style:base-cell-address="data.G39"/>
    </style:style>
    <style:style style:name="ce59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0];[.$G40])" style:apply-style-name="Untitled1" style:base-cell-address="data.G40"/>
      <style:map style:condition="cell-content()=0" style:apply-style-name="Accent_20_1" style:base-cell-address="data.G40"/>
    </style:style>
    <style:style style:name="ce59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1];[.$G41])" style:apply-style-name="Untitled1" style:base-cell-address="data.G41"/>
      <style:map style:condition="cell-content()=0" style:apply-style-name="Accent_20_1" style:base-cell-address="data.G41"/>
    </style:style>
    <style:style style:name="ce60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2];[.$G42])" style:apply-style-name="Untitled1" style:base-cell-address="data.G42"/>
      <style:map style:condition="cell-content()=0" style:apply-style-name="Accent_20_1" style:base-cell-address="data.G42"/>
    </style:style>
    <style:style style:name="ce60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3];[.$G43])" style:apply-style-name="Untitled1" style:base-cell-address="data.G43"/>
      <style:map style:condition="cell-content()=0" style:apply-style-name="Accent_20_1" style:base-cell-address="data.G43"/>
    </style:style>
    <style:style style:name="ce60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4];[.$G44])" style:apply-style-name="Untitled1" style:base-cell-address="data.G44"/>
      <style:map style:condition="cell-content()=0" style:apply-style-name="Accent_20_1" style:base-cell-address="data.G44"/>
    </style:style>
    <style:style style:name="ce60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5];[.$G45])" style:apply-style-name="Untitled1" style:base-cell-address="data.G45"/>
      <style:map style:condition="cell-content()=0" style:apply-style-name="Accent_20_1" style:base-cell-address="data.G45"/>
    </style:style>
    <style:style style:name="ce60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6];[.$G46])" style:apply-style-name="Untitled1" style:base-cell-address="data.G46"/>
      <style:map style:condition="cell-content()=0" style:apply-style-name="Accent_20_1" style:base-cell-address="data.G46"/>
    </style:style>
    <style:style style:name="ce60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7];[.$G47])" style:apply-style-name="Untitled1" style:base-cell-address="data.G47"/>
      <style:map style:condition="cell-content()=0" style:apply-style-name="Accent_20_1" style:base-cell-address="data.G47"/>
    </style:style>
    <style:style style:name="ce60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8];[.$G48])" style:apply-style-name="Untitled1" style:base-cell-address="data.G48"/>
      <style:map style:condition="cell-content()=0" style:apply-style-name="Accent_20_1" style:base-cell-address="data.G48"/>
    </style:style>
    <style:style style:name="ce60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49];[.$G49])" style:apply-style-name="Untitled1" style:base-cell-address="data.G49"/>
      <style:map style:condition="cell-content()=0" style:apply-style-name="Accent_20_1" style:base-cell-address="data.G49"/>
    </style:style>
    <style:style style:name="ce60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0];[.$G50])" style:apply-style-name="Untitled1" style:base-cell-address="data.G50"/>
      <style:map style:condition="cell-content()=0" style:apply-style-name="Accent_20_1" style:base-cell-address="data.G50"/>
    </style:style>
    <style:style style:name="ce60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1];[.$G51])" style:apply-style-name="Untitled1" style:base-cell-address="data.G51"/>
      <style:map style:condition="cell-content()=0" style:apply-style-name="Accent_20_1" style:base-cell-address="data.G51"/>
    </style:style>
    <style:style style:name="ce6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2];[.$G52])" style:apply-style-name="Untitled1" style:base-cell-address="data.G52"/>
      <style:map style:condition="cell-content()=0" style:apply-style-name="Accent_20_1" style:base-cell-address="data.G52"/>
    </style:style>
    <style:style style:name="ce6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3];[.$G53])" style:apply-style-name="Untitled1" style:base-cell-address="data.G53"/>
      <style:map style:condition="cell-content()=0" style:apply-style-name="Accent_20_1" style:base-cell-address="data.G53"/>
    </style:style>
    <style:style style:name="ce6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4];[.$G54])" style:apply-style-name="Untitled1" style:base-cell-address="data.G54"/>
      <style:map style:condition="cell-content()=0" style:apply-style-name="Accent_20_1" style:base-cell-address="data.G54"/>
    </style:style>
    <style:style style:name="ce6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5];[.$G55])" style:apply-style-name="Untitled1" style:base-cell-address="data.G55"/>
      <style:map style:condition="cell-content()=0" style:apply-style-name="Accent_20_1" style:base-cell-address="data.G55"/>
    </style:style>
    <style:style style:name="ce6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6];[.$G56])" style:apply-style-name="Untitled1" style:base-cell-address="data.G56"/>
      <style:map style:condition="cell-content()=0" style:apply-style-name="Accent_20_1" style:base-cell-address="data.G56"/>
    </style:style>
    <style:style style:name="ce61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7];[.$G57])" style:apply-style-name="Untitled1" style:base-cell-address="data.G57"/>
      <style:map style:condition="cell-content()=0" style:apply-style-name="Accent_20_1" style:base-cell-address="data.G57"/>
    </style:style>
    <style:style style:name="ce6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8];[.$G58])" style:apply-style-name="Untitled1" style:base-cell-address="data.G58"/>
      <style:map style:condition="cell-content()=0" style:apply-style-name="Accent_20_1" style:base-cell-address="data.G58"/>
    </style:style>
    <style:style style:name="ce6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59];[.$G59])" style:apply-style-name="Untitled1" style:base-cell-address="data.G59"/>
      <style:map style:condition="cell-content()=0" style:apply-style-name="Accent_20_1" style:base-cell-address="data.G59"/>
    </style:style>
    <style:style style:name="ce6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0];[.$G60])" style:apply-style-name="Untitled1" style:base-cell-address="data.G60"/>
      <style:map style:condition="cell-content()=0" style:apply-style-name="Accent_20_1" style:base-cell-address="data.G60"/>
    </style:style>
    <style:style style:name="ce61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1];[.$G61])" style:apply-style-name="Untitled1" style:base-cell-address="data.G61"/>
      <style:map style:condition="cell-content()=0" style:apply-style-name="Accent_20_1" style:base-cell-address="data.G61"/>
    </style:style>
    <style:style style:name="ce62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2];[.$G62])" style:apply-style-name="Untitled1" style:base-cell-address="data.G62"/>
      <style:map style:condition="cell-content()=0" style:apply-style-name="Accent_20_1" style:base-cell-address="data.G62"/>
    </style:style>
    <style:style style:name="ce6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3];[.$G63])" style:apply-style-name="Untitled1" style:base-cell-address="data.G63"/>
      <style:map style:condition="cell-content()=0" style:apply-style-name="Accent_20_1" style:base-cell-address="data.G63"/>
    </style:style>
    <style:style style:name="ce6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4];[.$G64])" style:apply-style-name="Untitled1" style:base-cell-address="data.G64"/>
      <style:map style:condition="cell-content()=0" style:apply-style-name="Accent_20_1" style:base-cell-address="data.G64"/>
    </style:style>
    <style:style style:name="ce6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5];[.$G65])" style:apply-style-name="Untitled1" style:base-cell-address="data.G65"/>
      <style:map style:condition="cell-content()=0" style:apply-style-name="Accent_20_1" style:base-cell-address="data.G65"/>
    </style:style>
    <style:style style:name="ce62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6];[.$G66])" style:apply-style-name="Untitled1" style:base-cell-address="data.G66"/>
      <style:map style:condition="cell-content()=0" style:apply-style-name="Accent_20_1" style:base-cell-address="data.G66"/>
    </style:style>
    <style:style style:name="ce62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7];[.$G67])" style:apply-style-name="Untitled1" style:base-cell-address="data.G67"/>
      <style:map style:condition="cell-content()=0" style:apply-style-name="Accent_20_1" style:base-cell-address="data.G67"/>
    </style:style>
    <style:style style:name="ce62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8];[.$G68])" style:apply-style-name="Untitled1" style:base-cell-address="data.G68"/>
      <style:map style:condition="cell-content()=0" style:apply-style-name="Accent_20_1" style:base-cell-address="data.G68"/>
    </style:style>
    <style:style style:name="ce62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69];[.$G69])" style:apply-style-name="Untitled1" style:base-cell-address="data.G69"/>
      <style:map style:condition="cell-content()=0" style:apply-style-name="Accent_20_1" style:base-cell-address="data.G69"/>
    </style:style>
    <style:style style:name="ce62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0];[.$G70])" style:apply-style-name="Untitled1" style:base-cell-address="data.G70"/>
      <style:map style:condition="cell-content()=0" style:apply-style-name="Accent_20_1" style:base-cell-address="data.G70"/>
    </style:style>
    <style:style style:name="ce62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1];[.$G71])" style:apply-style-name="Untitled1" style:base-cell-address="data.G71"/>
      <style:map style:condition="cell-content()=0" style:apply-style-name="Accent_20_1" style:base-cell-address="data.G71"/>
    </style:style>
    <style:style style:name="ce63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2];[.$G72])" style:apply-style-name="Untitled1" style:base-cell-address="data.G72"/>
      <style:map style:condition="cell-content()=0" style:apply-style-name="Accent_20_1" style:base-cell-address="data.G72"/>
    </style:style>
    <style:style style:name="ce63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3];[.$G73])" style:apply-style-name="Untitled1" style:base-cell-address="data.G73"/>
      <style:map style:condition="cell-content()=0" style:apply-style-name="Accent_20_1" style:base-cell-address="data.G73"/>
    </style:style>
    <style:style style:name="ce63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4];[.$G74])" style:apply-style-name="Untitled1" style:base-cell-address="data.G74"/>
      <style:map style:condition="cell-content()=0" style:apply-style-name="Accent_20_1" style:base-cell-address="data.G74"/>
    </style:style>
    <style:style style:name="ce63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5];[.$G75])" style:apply-style-name="Untitled1" style:base-cell-address="data.G75"/>
      <style:map style:condition="cell-content()=0" style:apply-style-name="Accent_20_1" style:base-cell-address="data.G75"/>
    </style:style>
    <style:style style:name="ce6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6];[.$G76])" style:apply-style-name="Untitled1" style:base-cell-address="data.G76"/>
      <style:map style:condition="cell-content()=0" style:apply-style-name="Accent_20_1" style:base-cell-address="data.G76"/>
    </style:style>
    <style:style style:name="ce63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7];[.$G77])" style:apply-style-name="Untitled1" style:base-cell-address="data.G77"/>
      <style:map style:condition="cell-content()=0" style:apply-style-name="Accent_20_1" style:base-cell-address="data.G77"/>
    </style:style>
    <style:style style:name="ce63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8];[.$G78])" style:apply-style-name="Untitled1" style:base-cell-address="data.G78"/>
      <style:map style:condition="cell-content()=0" style:apply-style-name="Accent_20_1" style:base-cell-address="data.G78"/>
    </style:style>
    <style:style style:name="ce63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79];[.$G79])" style:apply-style-name="Untitled1" style:base-cell-address="data.G79"/>
      <style:map style:condition="cell-content()=0" style:apply-style-name="Accent_20_1" style:base-cell-address="data.G79"/>
    </style:style>
    <style:style style:name="ce63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0];[.$G80])" style:apply-style-name="Untitled1" style:base-cell-address="data.G80"/>
      <style:map style:condition="cell-content()=0" style:apply-style-name="Accent_20_1" style:base-cell-address="data.G80"/>
    </style:style>
    <style:style style:name="ce63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1];[.$G81])" style:apply-style-name="Untitled1" style:base-cell-address="data.G81"/>
      <style:map style:condition="cell-content()=0" style:apply-style-name="Accent_20_1" style:base-cell-address="data.G81"/>
    </style:style>
    <style:style style:name="ce64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2];[.$G82])" style:apply-style-name="Untitled1" style:base-cell-address="data.G82"/>
      <style:map style:condition="cell-content()=0" style:apply-style-name="Accent_20_1" style:base-cell-address="data.G82"/>
    </style:style>
    <style:style style:name="ce6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3];[.$G83])" style:apply-style-name="Untitled1" style:base-cell-address="data.G83"/>
      <style:map style:condition="cell-content()=0" style:apply-style-name="Accent_20_1" style:base-cell-address="data.G83"/>
    </style:style>
    <style:style style:name="ce6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4];[.$G84])" style:apply-style-name="Untitled1" style:base-cell-address="data.G84"/>
      <style:map style:condition="cell-content()=0" style:apply-style-name="Accent_20_1" style:base-cell-address="data.G84"/>
    </style:style>
    <style:style style:name="ce64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5];[.$G85])" style:apply-style-name="Untitled1" style:base-cell-address="data.G85"/>
      <style:map style:condition="cell-content()=0" style:apply-style-name="Accent_20_1" style:base-cell-address="data.G85"/>
    </style:style>
    <style:style style:name="ce64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6];[.$G86])" style:apply-style-name="Untitled1" style:base-cell-address="data.G86"/>
      <style:map style:condition="cell-content()=0" style:apply-style-name="Accent_20_1" style:base-cell-address="data.G86"/>
    </style:style>
    <style:style style:name="ce6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7];[.$G87])" style:apply-style-name="Untitled1" style:base-cell-address="data.G87"/>
      <style:map style:condition="cell-content()=0" style:apply-style-name="Accent_20_1" style:base-cell-address="data.G87"/>
    </style:style>
    <style:style style:name="ce64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8];[.$G88])" style:apply-style-name="Untitled1" style:base-cell-address="data.G88"/>
      <style:map style:condition="cell-content()=0" style:apply-style-name="Accent_20_1" style:base-cell-address="data.G88"/>
    </style:style>
    <style:style style:name="ce64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89];[.$G89])" style:apply-style-name="Untitled1" style:base-cell-address="data.G89"/>
      <style:map style:condition="cell-content()=0" style:apply-style-name="Accent_20_1" style:base-cell-address="data.G89"/>
    </style:style>
    <style:style style:name="ce64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0];[.$G90])" style:apply-style-name="Untitled1" style:base-cell-address="data.G90"/>
      <style:map style:condition="cell-content()=0" style:apply-style-name="Accent_20_1" style:base-cell-address="data.G90"/>
    </style:style>
    <style:style style:name="ce64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1];[.$G91])" style:apply-style-name="Untitled1" style:base-cell-address="data.G91"/>
      <style:map style:condition="cell-content()=0" style:apply-style-name="Accent_20_1" style:base-cell-address="data.G91"/>
    </style:style>
    <style:style style:name="ce65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2];[.$G92])" style:apply-style-name="Untitled1" style:base-cell-address="data.G92"/>
      <style:map style:condition="cell-content()=0" style:apply-style-name="Accent_20_1" style:base-cell-address="data.G92"/>
    </style:style>
    <style:style style:name="ce65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3];[.$G93])" style:apply-style-name="Untitled1" style:base-cell-address="data.G93"/>
      <style:map style:condition="cell-content()=0" style:apply-style-name="Accent_20_1" style:base-cell-address="data.G93"/>
    </style:style>
    <style:style style:name="ce65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4];[.$G94])" style:apply-style-name="Untitled1" style:base-cell-address="data.G94"/>
      <style:map style:condition="cell-content()=0" style:apply-style-name="Accent_20_1" style:base-cell-address="data.G94"/>
    </style:style>
    <style:style style:name="ce65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5];[.$G95])" style:apply-style-name="Untitled1" style:base-cell-address="data.G95"/>
      <style:map style:condition="cell-content()=0" style:apply-style-name="Accent_20_1" style:base-cell-address="data.G95"/>
    </style:style>
    <style:style style:name="ce65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6];[.$G96])" style:apply-style-name="Untitled1" style:base-cell-address="data.G96"/>
      <style:map style:condition="cell-content()=0" style:apply-style-name="Accent_20_1" style:base-cell-address="data.G96"/>
    </style:style>
    <style:style style:name="ce65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7];[.$G97])" style:apply-style-name="Untitled1" style:base-cell-address="data.G97"/>
      <style:map style:condition="cell-content()=0" style:apply-style-name="Accent_20_1" style:base-cell-address="data.G97"/>
    </style:style>
    <style:style style:name="ce65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8];[.$G98])" style:apply-style-name="Untitled1" style:base-cell-address="data.G98"/>
      <style:map style:condition="cell-content()=0" style:apply-style-name="Accent_20_1" style:base-cell-address="data.G98"/>
    </style:style>
    <style:style style:name="ce65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99];[.$G99])" style:apply-style-name="Untitled1" style:base-cell-address="data.G99"/>
      <style:map style:condition="cell-content()=0" style:apply-style-name="Accent_20_1" style:base-cell-address="data.G99"/>
    </style:style>
    <style:style style:name="ce65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0];[.$G100])" style:apply-style-name="Untitled1" style:base-cell-address="data.G100"/>
      <style:map style:condition="cell-content()=0" style:apply-style-name="Accent_20_1" style:base-cell-address="data.G100"/>
    </style:style>
    <style:style style:name="ce65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1];[.$G101])" style:apply-style-name="Untitled1" style:base-cell-address="data.G101"/>
      <style:map style:condition="cell-content()=0" style:apply-style-name="Accent_20_1" style:base-cell-address="data.G101"/>
    </style:style>
    <style:style style:name="ce66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2];[.$G102])" style:apply-style-name="Untitled1" style:base-cell-address="data.G102"/>
      <style:map style:condition="cell-content()=0" style:apply-style-name="Accent_20_1" style:base-cell-address="data.G102"/>
    </style:style>
    <style:style style:name="ce66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3];[.$G103])" style:apply-style-name="Untitled1" style:base-cell-address="data.G103"/>
      <style:map style:condition="cell-content()=0" style:apply-style-name="Accent_20_1" style:base-cell-address="data.G103"/>
    </style:style>
    <style:style style:name="ce66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4];[.$G104])" style:apply-style-name="Untitled1" style:base-cell-address="data.G104"/>
      <style:map style:condition="cell-content()=0" style:apply-style-name="Accent_20_1" style:base-cell-address="data.G104"/>
    </style:style>
    <style:style style:name="ce66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5];[.$G105])" style:apply-style-name="Untitled1" style:base-cell-address="data.G105"/>
      <style:map style:condition="cell-content()=0" style:apply-style-name="Accent_20_1" style:base-cell-address="data.G105"/>
    </style:style>
    <style:style style:name="ce66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6];[.$G106])" style:apply-style-name="Untitled1" style:base-cell-address="data.G106"/>
      <style:map style:condition="cell-content()=0" style:apply-style-name="Accent_20_1" style:base-cell-address="data.G106"/>
    </style:style>
    <style:style style:name="ce66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7];[.$G107])" style:apply-style-name="Untitled1" style:base-cell-address="data.G107"/>
      <style:map style:condition="cell-content()=0" style:apply-style-name="Accent_20_1" style:base-cell-address="data.G107"/>
    </style:style>
    <style:style style:name="ce66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8];[.$G108])" style:apply-style-name="Untitled1" style:base-cell-address="data.G108"/>
      <style:map style:condition="cell-content()=0" style:apply-style-name="Accent_20_1" style:base-cell-address="data.G108"/>
    </style:style>
    <style:style style:name="ce66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09];[.$G109])" style:apply-style-name="Untitled1" style:base-cell-address="data.G109"/>
      <style:map style:condition="cell-content()=0" style:apply-style-name="Accent_20_1" style:base-cell-address="data.G109"/>
    </style:style>
    <style:style style:name="ce66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0];[.$G110])" style:apply-style-name="Untitled1" style:base-cell-address="data.G110"/>
      <style:map style:condition="cell-content()=0" style:apply-style-name="Accent_20_1" style:base-cell-address="data.G110"/>
    </style:style>
    <style:style style:name="ce66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1];[.$G111])" style:apply-style-name="Untitled1" style:base-cell-address="data.G111"/>
      <style:map style:condition="cell-content()=0" style:apply-style-name="Accent_20_1" style:base-cell-address="data.G111"/>
    </style:style>
    <style:style style:name="ce67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2];[.$G112])" style:apply-style-name="Untitled1" style:base-cell-address="data.G112"/>
      <style:map style:condition="cell-content()=0" style:apply-style-name="Accent_20_1" style:base-cell-address="data.G112"/>
    </style:style>
    <style:style style:name="ce67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3];[.$G113])" style:apply-style-name="Untitled1" style:base-cell-address="data.G113"/>
      <style:map style:condition="cell-content()=0" style:apply-style-name="Accent_20_1" style:base-cell-address="data.G113"/>
    </style:style>
    <style:style style:name="ce67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4];[.$G114])" style:apply-style-name="Untitled1" style:base-cell-address="data.G114"/>
      <style:map style:condition="cell-content()=0" style:apply-style-name="Accent_20_1" style:base-cell-address="data.G114"/>
    </style:style>
    <style:style style:name="ce67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MIN([.$B115];[.$G115])" style:apply-style-name="Untitled1" style:base-cell-address="data.G115"/>
      <style:map style:condition="cell-content()=0" style:apply-style-name="Accent_20_1" style:base-cell-address="data.G115"/>
    </style:style>
    <style:style style:name="ce674" style:family="table-cell" style:parent-style-name="Default" style:data-style-name="N100">
      <style:table-cell-properties fo:border-bottom="0.06pt solid #000000" fo:background-color="#000000" style:diagonal-bl-tr="none" style:diagonal-tl-br="none" style:text-align-source="value-type" style:repeat-content="false" fo:wrap-option="no-wrap" fo:border-left="1.5pt solid #000000" fo:padding="0.35m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75" style:family="table-cell" style:parent-style-name="Heading_20_2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1.5pt solid #000000" fo:padding="0.35mm" fo:border-right="0.06pt solid #000000" style:rotation-angle="0" style:rotation-align="none" fo:border-top="0.06pt solid #000000" style:vertical-align="automatic"/>
      <style:text-properties style:text-outline="false" style:text-line-through-style="none" style:text-line-through-type="none" style:font-name="Thorndale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1.5pt solid #000000" fo:padding="0.35mm" fo:border-right="0.06pt solid #000000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118"/>
        <table:table-column table:style-name="co3" table:default-cell-style-name="ce118"/>
        <table:table-column table:style-name="co4" table:default-cell-style-name="ce118"/>
        <table:table-column table:style-name="co2" table:default-cell-style-name="ce118"/>
        <table:table-column table:style-name="co3" table:default-cell-style-name="ce118"/>
        <table:table-column table:style-name="co4" table:default-cell-style-name="ce118"/>
        <table:table-column table:style-name="co5" table:default-cell-style-name="ce676"/>
        <table:table-column table:style-name="co3" table:default-cell-style-name="ce118"/>
        <table:table-column table:style-name="co4" table:default-cell-style-name="ce118"/>
        <table:table-column table:style-name="co5" table:default-cell-style-name="ce118"/>
        <table:table-column table:style-name="co3" table:default-cell-style-name="ce118"/>
        <table:table-column table:style-name="co4" table:default-cell-style-name="ce118"/>
        <table:table-row table:style-name="ro1">
          <table:table-cell table:style-name="ce1" office:value-type="string" calcext:value-type="string" table:number-columns-spanned="1" table:number-rows-spanned="3">
            <text:p>Instance</text:p>
          </table:table-cell>
          <table:table-cell table:style-name="ce4" office:value-type="string" calcext:value-type="string" table:number-columns-spanned="6" table:number-rows-spanned="1">
            <text:p>Time</text:p>
          </table:table-cell>
          <table:covered-table-cell table:number-columns-repeated="5" table:style-name="ce4"/>
          <table:table-cell table:style-name="ce674" office:value-type="string" calcext:value-type="string" table:number-columns-spanned="6" table:number-rows-spanned="1">
            <text:p>Memory</text:p>
          </table:table-cell>
          <table:covered-table-cell table:number-columns-repeated="5" table:style-name="ce4"/>
        </table:table-row>
        <table:table-row table:style-name="ro1">
          <table:covered-table-cell/>
          <table:table-cell table:style-name="ce5" office:value-type="string" calcext:value-type="string" table:number-columns-spanned="3" table:number-rows-spanned="1">
            <text:p>Naive Encoding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Optimized Encoding</text:p>
          </table:table-cell>
          <table:covered-table-cell table:number-columns-repeated="2" table:style-name="ce5"/>
          <table:table-cell table:style-name="ce675" office:value-type="string" calcext:value-type="string" table:number-columns-spanned="3" table:number-rows-spanned="1">
            <text:p>Naive Encoding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Optimized Encoding</text:p>
          </table:table-cell>
          <table:covered-table-cell table:number-columns-repeated="2" table:style-name="ce5"/>
        </table:table-row>
        <table:table-row table:style-name="ro1">
          <table:covered-table-cell/>
          <table:table-cell table:style-name="ce5" office:value-type="string" calcext:value-type="string">
            <text:p>Native</text:p>
          </table:table-cell>
          <table:table-cell table:style-name="ce5" office:value-type="string" calcext:value-type="string">
            <text:p>Heuristic</text:p>
          </table:table-cell>
          <table:table-cell table:style-name="ce5" office:value-type="string" calcext:value-type="string">
            <text:p>Heuristic + Restart</text:p>
          </table:table-cell>
          <table:table-cell table:style-name="ce5" office:value-type="string" calcext:value-type="string">
            <text:p>Native</text:p>
          </table:table-cell>
          <table:table-cell table:style-name="ce5" office:value-type="string" calcext:value-type="string">
            <text:p>Heuristic</text:p>
          </table:table-cell>
          <table:table-cell table:style-name="ce5" office:value-type="string" calcext:value-type="string">
            <text:p>Heuristic + Restart</text:p>
          </table:table-cell>
          <table:table-cell table:style-name="ce675" office:value-type="string" calcext:value-type="string">
            <text:p>Native</text:p>
          </table:table-cell>
          <table:table-cell table:style-name="ce5" office:value-type="string" calcext:value-type="string">
            <text:p>Heuristic</text:p>
          </table:table-cell>
          <table:table-cell table:style-name="ce5" office:value-type="string" calcext:value-type="string">
            <text:p>Heuristic + Restart</text:p>
          </table:table-cell>
          <table:table-cell table:style-name="ce5" office:value-type="string" calcext:value-type="string">
            <text:p>Native</text:p>
          </table:table-cell>
          <table:table-cell table:style-name="ce5" office:value-type="string" calcext:value-type="string">
            <text:p>Heuristic</text:p>
          </table:table-cell>
          <table:table-cell table:style-name="ce5" office:value-type="string" calcext:value-type="string">
            <text:p>Heuristic + Restart</text:p>
          </table:table-cell>
        </table:table-row>
        <table:table-row table:style-name="ro1">
          <table:table-cell office:value-type="string" calcext:value-type="string">
            <text:p>07-partner_units_polynomial-28-0.asp</text:p>
          </table:table-cell>
          <table:table-cell table:style-name="ce6" office:value-type="float" office:value="0.311" calcext:value-type="float">
            <text:p>0.311</text:p>
          </table:table-cell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642" calcext:value-type="float">
            <text:p>0.642</text:p>
          </table:table-cell>
          <table:table-cell table:style-name="ce6" office:value-type="float" office:value="0.102" calcext:value-type="float">
            <text:p>0.102</text:p>
          </table:table-cell>
          <table:table-cell table:style-name="ce6" office:value-type="float" office:value="0.317" calcext:value-type="float">
            <text:p>0.317</text:p>
          </table:table-cell>
          <table:table-cell table:style-name="ce6" office:value-type="float" office:value="0.643" calcext:value-type="float">
            <text:p>0.643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10-partner_units_polynomial-58-0.asp</text:p>
          </table:table-cell>
          <table:table-cell table:style-name="ce7" office:value-type="float" office:value="38.31" calcext:value-type="float">
            <text:p>38.31</text:p>
          </table:table-cell>
          <table:table-cell table:style-name="ce119" office:value-type="float" office:value="2.093" calcext:value-type="float">
            <text:p>2.093</text:p>
          </table:table-cell>
          <table:table-cell table:style-name="ce230" office:value-type="float" office:value="6.316" calcext:value-type="float">
            <text:p>6.316</text:p>
          </table:table-cell>
          <table:table-cell table:style-name="ce341" office:value-type="float" office:value="55.385" calcext:value-type="float">
            <text:p>55.385</text:p>
          </table:table-cell>
          <table:table-cell table:style-name="ce452" office:value-type="float" office:value="1.797" calcext:value-type="float">
            <text:p>1.797</text:p>
          </table:table-cell>
          <table:table-cell table:style-name="ce563" office:value-type="float" office:value="6.194" calcext:value-type="float">
            <text:p>6.194</text:p>
          </table:table-cell>
          <table:table-cell office:value-type="float" office:value="78.3" calcext:value-type="float">
            <text:p>78.3</text:p>
          </table:table-cell>
          <table:table-cell office:value-type="float" office:value="137.1" calcext:value-type="float">
            <text:p>137.1</text:p>
          </table:table-cell>
          <table:table-cell office:value-type="float" office:value="136.7" calcext:value-type="float">
            <text:p>136.7</text:p>
          </table:table-cell>
          <table:table-cell office:value-type="float" office:value="50.9" calcext:value-type="float">
            <text:p>50.9</text:p>
          </table:table-cell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string" calcext:value-type="string">
            <text:p>100-partner_units-100-0.asp</text:p>
          </table:table-cell>
          <table:table-cell table:style-name="ce8" office:value-type="float" office:value="77.839" calcext:value-type="float">
            <text:p>77.839</text:p>
          </table:table-cell>
          <table:table-cell table:style-name="ce120" office:value-type="float" office:value="911.316" calcext:value-type="float">
            <text:p>911.316</text:p>
          </table:table-cell>
          <table:table-cell table:style-name="ce231" office:value-type="float" office:value="911.224" calcext:value-type="float">
            <text:p>911.224</text:p>
          </table:table-cell>
          <table:table-cell table:style-name="ce342" office:value-type="float" office:value="1.351" calcext:value-type="float">
            <text:p>1.351</text:p>
          </table:table-cell>
          <table:table-cell table:style-name="ce453" office:value-type="float" office:value="911.813" calcext:value-type="float">
            <text:p>911.813</text:p>
          </table:table-cell>
          <table:table-cell table:style-name="ce564" office:value-type="float" office:value="911.489" calcext:value-type="float">
            <text:p>911.489</text:p>
          </table:table-cell>
          <table:table-cell office:value-type="float" office:value="241" calcext:value-type="float">
            <text:p>241</text:p>
          </table:table-cell>
          <table:table-cell office:value-type="float" office:value="607" calcext:value-type="float">
            <text:p>607</text:p>
          </table:table-cell>
          <table:table-cell office:value-type="float" office:value="602.2" calcext:value-type="float">
            <text:p>602.2</text:p>
          </table:table-cell>
          <table:table-cell office:value-type="float" office:value="89.4" calcext:value-type="float">
            <text:p>89.4</text:p>
          </table:table-cell>
          <table:table-cell office:value-type="float" office:value="481.8" calcext:value-type="float">
            <text:p>481.8</text:p>
          </table:table-cell>
          <table:table-cell office:value-type="float" office:value="482.8" calcext:value-type="float">
            <text:p>482.8</text:p>
          </table:table-cell>
        </table:table-row>
        <table:table-row table:style-name="ro1">
          <table:table-cell office:value-type="string" calcext:value-type="string">
            <text:p>101-partner_units-100-0.asp</text:p>
          </table:table-cell>
          <table:table-cell table:style-name="ce9" office:value-type="float" office:value="15.169" calcext:value-type="float">
            <text:p>15.169</text:p>
          </table:table-cell>
          <table:table-cell table:style-name="ce121" office:value-type="float" office:value="912.015" calcext:value-type="float">
            <text:p>912.015</text:p>
          </table:table-cell>
          <table:table-cell table:style-name="ce232" office:value-type="float" office:value="911.031" calcext:value-type="float">
            <text:p>911.031</text:p>
          </table:table-cell>
          <table:table-cell table:style-name="ce343" office:value-type="float" office:value="16.668" calcext:value-type="float">
            <text:p>16.668</text:p>
          </table:table-cell>
          <table:table-cell table:style-name="ce454" office:value-type="float" office:value="911.168" calcext:value-type="float">
            <text:p>911.168</text:p>
          </table:table-cell>
          <table:table-cell table:style-name="ce565" office:value-type="float" office:value="911.614" calcext:value-type="float">
            <text:p>911.614</text:p>
          </table:table-cell>
          <table:table-cell office:value-type="float" office:value="232.3" calcext:value-type="float">
            <text:p>232.3</text:p>
          </table:table-cell>
          <table:table-cell office:value-type="float" office:value="599" calcext:value-type="float">
            <text:p>599</text:p>
          </table:table-cell>
          <table:table-cell office:value-type="float" office:value="599.8" calcext:value-type="float">
            <text:p>599.8</text:p>
          </table:table-cell>
          <table:table-cell office:value-type="float" office:value="89.2" calcext:value-type="float">
            <text:p>89.2</text:p>
          </table:table-cell>
          <table:table-cell office:value-type="float" office:value="480.1" calcext:value-type="float">
            <text:p>480.1</text:p>
          </table:table-cell>
          <table:table-cell office:value-type="float" office:value="476.4" calcext:value-type="float">
            <text:p>476.4</text:p>
          </table:table-cell>
        </table:table-row>
        <table:table-row table:style-name="ro1">
          <table:table-cell office:value-type="string" calcext:value-type="string">
            <text:p>102-partner_units-100-0.asp</text:p>
          </table:table-cell>
          <table:table-cell table:style-name="ce10" office:value-type="float" office:value="5.56" calcext:value-type="float">
            <text:p>5.56</text:p>
          </table:table-cell>
          <table:table-cell table:style-name="ce122" office:value-type="float" office:value="911.611" calcext:value-type="float">
            <text:p>911.611</text:p>
          </table:table-cell>
          <table:table-cell table:style-name="ce233" office:value-type="float" office:value="911.785" calcext:value-type="float">
            <text:p>911.785</text:p>
          </table:table-cell>
          <table:table-cell table:style-name="ce344" office:value-type="float" office:value="33.294" calcext:value-type="float">
            <text:p>33.294</text:p>
          </table:table-cell>
          <table:table-cell table:style-name="ce455" office:value-type="float" office:value="911.509" calcext:value-type="float">
            <text:p>911.509</text:p>
          </table:table-cell>
          <table:table-cell table:style-name="ce566" office:value-type="float" office:value="911.018" calcext:value-type="float">
            <text:p>911.018</text:p>
          </table:table-cell>
          <table:table-cell office:value-type="float" office:value="233.7" calcext:value-type="float">
            <text:p>233.7</text:p>
          </table:table-cell>
          <table:table-cell office:value-type="float" office:value="604.9" calcext:value-type="float">
            <text:p>604.9</text:p>
          </table:table-cell>
          <table:table-cell office:value-type="float" office:value="603.6" calcext:value-type="float">
            <text:p>603.6</text:p>
          </table:table-cell>
          <table:table-cell office:value-type="float" office:value="89.3" calcext:value-type="float">
            <text:p>89.3</text:p>
          </table:table-cell>
          <table:table-cell office:value-type="float" office:value="481.2" calcext:value-type="float">
            <text:p>481.2</text:p>
          </table:table-cell>
          <table:table-cell office:value-type="float" office:value="479.3" calcext:value-type="float">
            <text:p>479.3</text:p>
          </table:table-cell>
        </table:table-row>
        <table:table-row table:style-name="ro1">
          <table:table-cell office:value-type="string" calcext:value-type="string">
            <text:p>103-partner_units-100-0.asp</text:p>
          </table:table-cell>
          <table:table-cell table:style-name="ce11" office:value-type="float" office:value="13.724" calcext:value-type="float">
            <text:p>13.724</text:p>
          </table:table-cell>
          <table:table-cell table:style-name="ce123" office:value-type="float" office:value="911.087" calcext:value-type="float">
            <text:p>911.087</text:p>
          </table:table-cell>
          <table:table-cell table:style-name="ce234" office:value-type="float" office:value="911.867" calcext:value-type="float">
            <text:p>911.867</text:p>
          </table:table-cell>
          <table:table-cell table:style-name="ce345" office:value-type="float" office:value="8.713" calcext:value-type="float">
            <text:p>8.713</text:p>
          </table:table-cell>
          <table:table-cell table:style-name="ce456" office:value-type="float" office:value="911.626" calcext:value-type="float">
            <text:p>911.626</text:p>
          </table:table-cell>
          <table:table-cell table:style-name="ce567" office:value-type="float" office:value="911.208" calcext:value-type="float">
            <text:p>911.208</text:p>
          </table:table-cell>
          <table:table-cell office:value-type="float" office:value="234.3" calcext:value-type="float">
            <text:p>234.3</text:p>
          </table:table-cell>
          <table:table-cell office:value-type="float" office:value="611.5" calcext:value-type="float">
            <text:p>611.5</text:p>
          </table:table-cell>
          <table:table-cell office:value-type="float" office:value="612.2" calcext:value-type="float">
            <text:p>612.2</text:p>
          </table:table-cell>
          <table:table-cell office:value-type="float" office:value="89.7" calcext:value-type="float">
            <text:p>89.7</text:p>
          </table:table-cell>
          <table:table-cell office:value-type="float" office:value="491.5" calcext:value-type="float">
            <text:p>491.5</text:p>
          </table:table-cell>
          <table:table-cell office:value-type="float" office:value="497.6" calcext:value-type="float">
            <text:p>497.6</text:p>
          </table:table-cell>
        </table:table-row>
        <table:table-row table:style-name="ro1">
          <table:table-cell office:value-type="string" calcext:value-type="string">
            <text:p>104-partner_units-100-0.asp</text:p>
          </table:table-cell>
          <table:table-cell table:style-name="ce12" office:value-type="float" office:value="34.346" calcext:value-type="float">
            <text:p>34.346</text:p>
          </table:table-cell>
          <table:table-cell table:style-name="ce124" office:value-type="float" office:value="911.969" calcext:value-type="float">
            <text:p>911.969</text:p>
          </table:table-cell>
          <table:table-cell table:style-name="ce235" office:value-type="float" office:value="911.708" calcext:value-type="float">
            <text:p>911.708</text:p>
          </table:table-cell>
          <table:table-cell table:style-name="ce346" office:value-type="float" office:value="18.725" calcext:value-type="float">
            <text:p>18.725</text:p>
          </table:table-cell>
          <table:table-cell table:style-name="ce457" office:value-type="float" office:value="911.846" calcext:value-type="float">
            <text:p>911.846</text:p>
          </table:table-cell>
          <table:table-cell table:style-name="ce568" office:value-type="float" office:value="911.197" calcext:value-type="float">
            <text:p>911.197</text:p>
          </table:table-cell>
          <table:table-cell office:value-type="float" office:value="236.3" calcext:value-type="float">
            <text:p>236.3</text:p>
          </table:table-cell>
          <table:table-cell office:value-type="float" office:value="610.6" calcext:value-type="float">
            <text:p>610.6</text:p>
          </table:table-cell>
          <table:table-cell office:value-type="float" office:value="609.6" calcext:value-type="float">
            <text:p>609.6</text:p>
          </table:table-cell>
          <table:table-cell office:value-type="float" office:value="89.4" calcext:value-type="float">
            <text:p>89.4</text:p>
          </table:table-cell>
          <table:table-cell office:value-type="float" office:value="487.8" calcext:value-type="float">
            <text:p>487.8</text:p>
          </table:table-cell>
          <table:table-cell office:value-type="float" office:value="486.2" calcext:value-type="float">
            <text:p>486.2</text:p>
          </table:table-cell>
        </table:table-row>
        <table:table-row table:style-name="ro1">
          <table:table-cell office:value-type="string" calcext:value-type="string">
            <text:p>105-partner_units-100-0.asp</text:p>
          </table:table-cell>
          <table:table-cell table:style-name="ce13" office:value-type="float" office:value="10.108" calcext:value-type="float">
            <text:p>10.108</text:p>
          </table:table-cell>
          <table:table-cell table:style-name="ce125" office:value-type="float" office:value="911.498" calcext:value-type="float">
            <text:p>911.498</text:p>
          </table:table-cell>
          <table:table-cell table:style-name="ce236" office:value-type="float" office:value="911.64" calcext:value-type="float">
            <text:p>911.64</text:p>
          </table:table-cell>
          <table:table-cell table:style-name="ce347" office:value-type="float" office:value="86.041" calcext:value-type="float">
            <text:p>86.041</text:p>
          </table:table-cell>
          <table:table-cell table:style-name="ce458" office:value-type="float" office:value="911.945" calcext:value-type="float">
            <text:p>911.945</text:p>
          </table:table-cell>
          <table:table-cell table:style-name="ce569" office:value-type="float" office:value="911.315" calcext:value-type="float">
            <text:p>911.315</text:p>
          </table:table-cell>
          <table:table-cell office:value-type="float" office:value="234.1" calcext:value-type="float">
            <text:p>234.1</text:p>
          </table:table-cell>
          <table:table-cell office:value-type="float" office:value="595.4" calcext:value-type="float">
            <text:p>595.4</text:p>
          </table:table-cell>
          <table:table-cell office:value-type="float" office:value="593.2" calcext:value-type="float">
            <text:p>593.2</text:p>
          </table:table-cell>
          <table:table-cell office:value-type="float" office:value="110.9" calcext:value-type="float">
            <text:p>110.9</text:p>
          </table:table-cell>
          <table:table-cell office:value-type="float" office:value="472.7" calcext:value-type="float">
            <text:p>472.7</text:p>
          </table:table-cell>
          <table:table-cell office:value-type="float" office:value="470.5" calcext:value-type="float">
            <text:p>470.5</text:p>
          </table:table-cell>
        </table:table-row>
        <table:table-row table:style-name="ro1">
          <table:table-cell office:value-type="string" calcext:value-type="string">
            <text:p>106-partner_units-100-0.asp</text:p>
          </table:table-cell>
          <table:table-cell table:style-name="ce14" office:value-type="float" office:value="21.332" calcext:value-type="float">
            <text:p>21.332</text:p>
          </table:table-cell>
          <table:table-cell table:style-name="ce126" office:value-type="float" office:value="911.915" calcext:value-type="float">
            <text:p>911.915</text:p>
          </table:table-cell>
          <table:table-cell table:style-name="ce237" office:value-type="float" office:value="911.919" calcext:value-type="float">
            <text:p>911.919</text:p>
          </table:table-cell>
          <table:table-cell table:style-name="ce348" office:value-type="float" office:value="3.888" calcext:value-type="float">
            <text:p>3.888</text:p>
          </table:table-cell>
          <table:table-cell table:style-name="ce459" office:value-type="float" office:value="911.88" calcext:value-type="float">
            <text:p>911.88</text:p>
          </table:table-cell>
          <table:table-cell table:style-name="ce570" office:value-type="float" office:value="911.645" calcext:value-type="float">
            <text:p>911.645</text:p>
          </table:table-cell>
          <table:table-cell office:value-type="float" office:value="233.5" calcext:value-type="float">
            <text:p>233.5</text:p>
          </table:table-cell>
          <table:table-cell office:value-type="float" office:value="599" calcext:value-type="float">
            <text:p>599</text:p>
          </table:table-cell>
          <table:table-cell office:value-type="float" office:value="597.5" calcext:value-type="float">
            <text:p>597.5</text:p>
          </table:table-cell>
          <table:table-cell office:value-type="float" office:value="89.4" calcext:value-type="float">
            <text:p>89.4</text:p>
          </table:table-cell>
          <table:table-cell office:value-type="float" office:value="475.2" calcext:value-type="float">
            <text:p>475.2</text:p>
          </table:table-cell>
          <table:table-cell office:value-type="float" office:value="469.9" calcext:value-type="float">
            <text:p>469.9</text:p>
          </table:table-cell>
        </table:table-row>
        <table:table-row table:style-name="ro1">
          <table:table-cell office:value-type="string" calcext:value-type="string">
            <text:p>107-partner_units-100-0.asp</text:p>
          </table:table-cell>
          <table:table-cell table:style-name="ce15" office:value-type="float" office:value="20.228" calcext:value-type="float">
            <text:p>20.228</text:p>
          </table:table-cell>
          <table:table-cell table:style-name="ce127" office:value-type="float" office:value="911.28" calcext:value-type="float">
            <text:p>911.28</text:p>
          </table:table-cell>
          <table:table-cell table:style-name="ce238" office:value-type="float" office:value="911.754" calcext:value-type="float">
            <text:p>911.754</text:p>
          </table:table-cell>
          <table:table-cell table:style-name="ce349" office:value-type="float" office:value="27.294" calcext:value-type="float">
            <text:p>27.294</text:p>
          </table:table-cell>
          <table:table-cell table:style-name="ce460" office:value-type="float" office:value="911.663" calcext:value-type="float">
            <text:p>911.663</text:p>
          </table:table-cell>
          <table:table-cell table:style-name="ce571" office:value-type="float" office:value="911.633" calcext:value-type="float">
            <text:p>911.633</text:p>
          </table:table-cell>
          <table:table-cell office:value-type="float" office:value="233" calcext:value-type="float">
            <text:p>233</text:p>
          </table:table-cell>
          <table:table-cell office:value-type="float" office:value="605.4" calcext:value-type="float">
            <text:p>605.4</text:p>
          </table:table-cell>
          <table:table-cell office:value-type="float" office:value="601.6" calcext:value-type="float">
            <text:p>601.6</text:p>
          </table:table-cell>
          <table:table-cell office:value-type="float" office:value="89.5" calcext:value-type="float">
            <text:p>89.5</text:p>
          </table:table-cell>
          <table:table-cell office:value-type="float" office:value="482.5" calcext:value-type="float">
            <text:p>482.5</text:p>
          </table:table-cell>
          <table:table-cell office:value-type="float" office:value="479.8" calcext:value-type="float">
            <text:p>479.8</text:p>
          </table:table-cell>
        </table:table-row>
        <table:table-row table:style-name="ro1">
          <table:table-cell office:value-type="string" calcext:value-type="string">
            <text:p>108-partner_units-100-0.asp</text:p>
          </table:table-cell>
          <table:table-cell table:style-name="ce16" office:value-type="float" office:value="21.239" calcext:value-type="float">
            <text:p>21.239</text:p>
          </table:table-cell>
          <table:table-cell table:style-name="ce128" office:value-type="float" office:value="911.793" calcext:value-type="float">
            <text:p>911.793</text:p>
          </table:table-cell>
          <table:table-cell table:style-name="ce239" office:value-type="float" office:value="911.069" calcext:value-type="float">
            <text:p>911.069</text:p>
          </table:table-cell>
          <table:table-cell table:style-name="ce350" office:value-type="float" office:value="1.966" calcext:value-type="float">
            <text:p>1.966</text:p>
          </table:table-cell>
          <table:table-cell table:style-name="ce461" office:value-type="float" office:value="911.508" calcext:value-type="float">
            <text:p>911.508</text:p>
          </table:table-cell>
          <table:table-cell table:style-name="ce572" office:value-type="float" office:value="911.583" calcext:value-type="float">
            <text:p>911.583</text:p>
          </table:table-cell>
          <table:table-cell office:value-type="float" office:value="237.9" calcext:value-type="float">
            <text:p>237.9</text:p>
          </table:table-cell>
          <table:table-cell office:value-type="float" office:value="597.7" calcext:value-type="float">
            <text:p>597.7</text:p>
          </table:table-cell>
          <table:table-cell office:value-type="float" office:value="593" calcext:value-type="float">
            <text:p>593</text:p>
          </table:table-cell>
          <table:table-cell office:value-type="float" office:value="89.3" calcext:value-type="float">
            <text:p>89.3</text:p>
          </table:table-cell>
          <table:table-cell office:value-type="float" office:value="468.5" calcext:value-type="float">
            <text:p>468.5</text:p>
          </table:table-cell>
          <table:table-cell office:value-type="float" office:value="469.2" calcext:value-type="float">
            <text:p>469.2</text:p>
          </table:table-cell>
        </table:table-row>
        <table:table-row table:style-name="ro1">
          <table:table-cell office:value-type="string" calcext:value-type="string">
            <text:p>109-partner_units-100-0.asp</text:p>
          </table:table-cell>
          <table:table-cell table:style-name="ce17" office:value-type="float" office:value="3.405" calcext:value-type="float">
            <text:p>3.405</text:p>
          </table:table-cell>
          <table:table-cell table:style-name="ce129" office:value-type="float" office:value="911.37" calcext:value-type="float">
            <text:p>911.37</text:p>
          </table:table-cell>
          <table:table-cell table:style-name="ce240" office:value-type="float" office:value="911.158" calcext:value-type="float">
            <text:p>911.158</text:p>
          </table:table-cell>
          <table:table-cell table:style-name="ce351" office:value-type="float" office:value="3.454" calcext:value-type="float">
            <text:p>3.454</text:p>
          </table:table-cell>
          <table:table-cell table:style-name="ce462" office:value-type="float" office:value="911.072" calcext:value-type="float">
            <text:p>911.072</text:p>
          </table:table-cell>
          <table:table-cell table:style-name="ce573" office:value-type="float" office:value="911.1" calcext:value-type="float">
            <text:p>911.1</text:p>
          </table:table-cell>
          <table:table-cell office:value-type="float" office:value="233.9" calcext:value-type="float">
            <text:p>233.9</text:p>
          </table:table-cell>
          <table:table-cell office:value-type="float" office:value="607.1" calcext:value-type="float">
            <text:p>607.1</text:p>
          </table:table-cell>
          <table:table-cell office:value-type="float" office:value="605.3" calcext:value-type="float">
            <text:p>605.3</text:p>
          </table:table-cell>
          <table:table-cell office:value-type="float" office:value="89.4" calcext:value-type="float">
            <text:p>89.4</text:p>
          </table:table-cell>
          <table:table-cell office:value-type="float" office:value="484.4" calcext:value-type="float">
            <text:p>484.4</text:p>
          </table:table-cell>
          <table:table-cell office:value-type="float" office:value="479.5" calcext:value-type="float">
            <text:p>479.5</text:p>
          </table:table-cell>
        </table:table-row>
        <table:table-row table:style-name="ro1">
          <table:table-cell office:value-type="string" calcext:value-type="string">
            <text:p>111-partner_units_polynomial-100-0.asp</text:p>
          </table:table-cell>
          <table:table-cell table:style-name="ce18" office:value-type="float" office:value="911.46" calcext:value-type="float">
            <text:p>911.46</text:p>
          </table:table-cell>
          <table:table-cell table:style-name="ce130" office:value-type="float" office:value="912.022" calcext:value-type="float">
            <text:p>912.022</text:p>
          </table:table-cell>
          <table:table-cell table:style-name="ce241" office:value-type="float" office:value="911.439" calcext:value-type="float">
            <text:p>911.439</text:p>
          </table:table-cell>
          <table:table-cell table:style-name="ce352" office:value-type="float" office:value="911.072" calcext:value-type="float">
            <text:p>911.072</text:p>
          </table:table-cell>
          <table:table-cell table:style-name="ce463" office:value-type="float" office:value="911.928" calcext:value-type="float">
            <text:p>911.928</text:p>
          </table:table-cell>
          <table:table-cell table:style-name="ce574" office:value-type="float" office:value="911.841" calcext:value-type="float">
            <text:p>911.841</text:p>
          </table:table-cell>
          <table:table-cell office:value-type="float" office:value="337.1" calcext:value-type="float">
            <text:p>337.1</text:p>
          </table:table-cell>
          <table:table-cell office:value-type="float" office:value="612.3" calcext:value-type="float">
            <text:p>612.3</text:p>
          </table:table-cell>
          <table:table-cell office:value-type="float" office:value="612.7" calcext:value-type="float">
            <text:p>612.7</text:p>
          </table:table-cell>
          <table:table-cell office:value-type="float" office:value="144" calcext:value-type="float">
            <text:p>144</text:p>
          </table:table-cell>
          <table:table-cell office:value-type="float" office:value="490.6" calcext:value-type="float">
            <text:p>490.6</text:p>
          </table:table-cell>
          <table:table-cell office:value-type="float" office:value="489.6" calcext:value-type="float">
            <text:p>489.6</text:p>
          </table:table-cell>
        </table:table-row>
        <table:table-row table:style-name="ro1">
          <table:table-cell office:value-type="string" calcext:value-type="string">
            <text:p>112-partner_units_polynomial-100-0.asp</text:p>
          </table:table-cell>
          <table:table-cell table:style-name="ce19" office:value-type="float" office:value="911.358" calcext:value-type="float">
            <text:p>911.358</text:p>
          </table:table-cell>
          <table:table-cell table:style-name="ce131" office:value-type="float" office:value="911.414" calcext:value-type="float">
            <text:p>911.414</text:p>
          </table:table-cell>
          <table:table-cell table:style-name="ce242" office:value-type="float" office:value="911.439" calcext:value-type="float">
            <text:p>911.439</text:p>
          </table:table-cell>
          <table:table-cell table:style-name="ce353" office:value-type="float" office:value="911.51" calcext:value-type="float">
            <text:p>911.51</text:p>
          </table:table-cell>
          <table:table-cell table:style-name="ce464" office:value-type="float" office:value="911.677" calcext:value-type="float">
            <text:p>911.677</text:p>
          </table:table-cell>
          <table:table-cell table:style-name="ce575" office:value-type="float" office:value="911.349" calcext:value-type="float">
            <text:p>911.349</text:p>
          </table:table-cell>
          <table:table-cell office:value-type="float" office:value="271.8" calcext:value-type="float">
            <text:p>271.8</text:p>
          </table:table-cell>
          <table:table-cell office:value-type="float" office:value="610.6" calcext:value-type="float">
            <text:p>610.6</text:p>
          </table:table-cell>
          <table:table-cell office:value-type="float" office:value="612.2" calcext:value-type="float">
            <text:p>612.2</text:p>
          </table:table-cell>
          <table:table-cell office:value-type="float" office:value="135.1" calcext:value-type="float">
            <text:p>135.1</text:p>
          </table:table-cell>
          <table:table-cell office:value-type="float" office:value="487.7" calcext:value-type="float">
            <text:p>487.7</text:p>
          </table:table-cell>
          <table:table-cell office:value-type="float" office:value="486.4" calcext:value-type="float">
            <text:p>486.4</text:p>
          </table:table-cell>
        </table:table-row>
        <table:table-row table:style-name="ro1">
          <table:table-cell office:value-type="string" calcext:value-type="string">
            <text:p>114-partner_units_polynomial-100-0.asp</text:p>
          </table:table-cell>
          <table:table-cell table:style-name="ce20" office:value-type="float" office:value="911.718" calcext:value-type="float">
            <text:p>911.718</text:p>
          </table:table-cell>
          <table:table-cell table:style-name="ce132" office:value-type="float" office:value="911.867" calcext:value-type="float">
            <text:p>911.867</text:p>
          </table:table-cell>
          <table:table-cell table:style-name="ce243" office:value-type="float" office:value="911.533" calcext:value-type="float">
            <text:p>911.533</text:p>
          </table:table-cell>
          <table:table-cell table:style-name="ce354" office:value-type="float" office:value="911.061" calcext:value-type="float">
            <text:p>911.061</text:p>
          </table:table-cell>
          <table:table-cell table:style-name="ce465" office:value-type="float" office:value="911.309" calcext:value-type="float">
            <text:p>911.309</text:p>
          </table:table-cell>
          <table:table-cell table:style-name="ce576" office:value-type="float" office:value="911.904" calcext:value-type="float">
            <text:p>911.904</text:p>
          </table:table-cell>
          <table:table-cell office:value-type="float" office:value="270.1" calcext:value-type="float">
            <text:p>270.1</text:p>
          </table:table-cell>
          <table:table-cell office:value-type="float" office:value="617.9" calcext:value-type="float">
            <text:p>617.9</text:p>
          </table:table-cell>
          <table:table-cell office:value-type="float" office:value="612.1" calcext:value-type="float">
            <text:p>612.1</text:p>
          </table:table-cell>
          <table:table-cell office:value-type="float" office:value="154" calcext:value-type="float">
            <text:p>154</text:p>
          </table:table-cell>
          <table:table-cell office:value-type="float" office:value="489.5" calcext:value-type="float">
            <text:p>489.5</text:p>
          </table:table-cell>
          <table:table-cell office:value-type="float" office:value="488.1" calcext:value-type="float">
            <text:p>488.1</text:p>
          </table:table-cell>
        </table:table-row>
        <table:table-row table:style-name="ro1">
          <table:table-cell office:value-type="string" calcext:value-type="string">
            <text:p>115-partner_units_polynomial-100-0.asp</text:p>
          </table:table-cell>
          <table:table-cell table:style-name="ce21" office:value-type="float" office:value="911.336" calcext:value-type="float">
            <text:p>911.336</text:p>
          </table:table-cell>
          <table:table-cell table:style-name="ce133" office:value-type="float" office:value="911.984" calcext:value-type="float">
            <text:p>911.984</text:p>
          </table:table-cell>
          <table:table-cell table:style-name="ce244" office:value-type="float" office:value="911.38" calcext:value-type="float">
            <text:p>911.38</text:p>
          </table:table-cell>
          <table:table-cell table:style-name="ce355" office:value-type="float" office:value="911.936" calcext:value-type="float">
            <text:p>911.936</text:p>
          </table:table-cell>
          <table:table-cell table:style-name="ce466" office:value-type="float" office:value="911.107" calcext:value-type="float">
            <text:p>911.107</text:p>
          </table:table-cell>
          <table:table-cell table:style-name="ce577" office:value-type="float" office:value="911.537" calcext:value-type="float">
            <text:p>911.537</text:p>
          </table:table-cell>
          <table:table-cell office:value-type="float" office:value="290" calcext:value-type="float">
            <text:p>290</text:p>
          </table:table-cell>
          <table:table-cell office:value-type="float" office:value="612.4" calcext:value-type="float">
            <text:p>612.4</text:p>
          </table:table-cell>
          <table:table-cell office:value-type="float" office:value="612.9" calcext:value-type="float">
            <text:p>612.9</text:p>
          </table:table-cell>
          <table:table-cell office:value-type="float" office:value="137" calcext:value-type="float">
            <text:p>137</text:p>
          </table:table-cell>
          <table:table-cell office:value-type="float" office:value="487.4" calcext:value-type="float">
            <text:p>487.4</text:p>
          </table:table-cell>
          <table:table-cell office:value-type="float" office:value="488.5" calcext:value-type="float">
            <text:p>488.5</text:p>
          </table:table-cell>
        </table:table-row>
        <table:table-row table:style-name="ro1">
          <table:table-cell office:value-type="string" calcext:value-type="string">
            <text:p>116-partner_units_polynomial-100-0.asp</text:p>
          </table:table-cell>
          <table:table-cell table:style-name="ce22" office:value-type="float" office:value="911.514" calcext:value-type="float">
            <text:p>911.514</text:p>
          </table:table-cell>
          <table:table-cell table:style-name="ce134" office:value-type="float" office:value="911.087" calcext:value-type="float">
            <text:p>911.087</text:p>
          </table:table-cell>
          <table:table-cell table:style-name="ce245" office:value-type="float" office:value="911.232" calcext:value-type="float">
            <text:p>911.232</text:p>
          </table:table-cell>
          <table:table-cell table:style-name="ce356" office:value-type="float" office:value="911.298" calcext:value-type="float">
            <text:p>911.298</text:p>
          </table:table-cell>
          <table:table-cell table:style-name="ce467" office:value-type="float" office:value="911.731" calcext:value-type="float">
            <text:p>911.731</text:p>
          </table:table-cell>
          <table:table-cell table:style-name="ce578" office:value-type="float" office:value="911.473" calcext:value-type="float">
            <text:p>911.473</text:p>
          </table:table-cell>
          <table:table-cell office:value-type="float" office:value="283.7" calcext:value-type="float">
            <text:p>283.7</text:p>
          </table:table-cell>
          <table:table-cell office:value-type="float" office:value="601.4" calcext:value-type="float">
            <text:p>601.4</text:p>
          </table:table-cell>
          <table:table-cell office:value-type="float" office:value="603.1" calcext:value-type="float">
            <text:p>603.1</text:p>
          </table:table-cell>
          <table:table-cell office:value-type="float" office:value="173.2" calcext:value-type="float">
            <text:p>173.2</text:p>
          </table:table-cell>
          <table:table-cell office:value-type="float" office:value="477.6" calcext:value-type="float">
            <text:p>477.6</text:p>
          </table:table-cell>
          <table:table-cell office:value-type="float" office:value="477.2" calcext:value-type="float">
            <text:p>477.2</text:p>
          </table:table-cell>
        </table:table-row>
        <table:table-row table:style-name="ro1">
          <table:table-cell office:value-type="string" calcext:value-type="string">
            <text:p>119-partner_units_polynomial-100-0.asp</text:p>
          </table:table-cell>
          <table:table-cell table:style-name="ce23" office:value-type="float" office:value="911.257" calcext:value-type="float">
            <text:p>911.257</text:p>
          </table:table-cell>
          <table:table-cell table:style-name="ce135" office:value-type="float" office:value="911.104" calcext:value-type="float">
            <text:p>911.104</text:p>
          </table:table-cell>
          <table:table-cell table:style-name="ce246" office:value-type="float" office:value="911.216" calcext:value-type="float">
            <text:p>911.216</text:p>
          </table:table-cell>
          <table:table-cell table:style-name="ce357" office:value-type="float" office:value="911.358" calcext:value-type="float">
            <text:p>911.358</text:p>
          </table:table-cell>
          <table:table-cell table:style-name="ce468" office:value-type="float" office:value="911.391" calcext:value-type="float">
            <text:p>911.391</text:p>
          </table:table-cell>
          <table:table-cell table:style-name="ce579" office:value-type="float" office:value="911.908" calcext:value-type="float">
            <text:p>911.908</text:p>
          </table:table-cell>
          <table:table-cell office:value-type="float" office:value="307.3" calcext:value-type="float">
            <text:p>307.3</text:p>
          </table:table-cell>
          <table:table-cell office:value-type="float" office:value="611.4" calcext:value-type="float">
            <text:p>611.4</text:p>
          </table:table-cell>
          <table:table-cell office:value-type="float" office:value="611.7" calcext:value-type="float">
            <text:p>611.7</text:p>
          </table:table-cell>
          <table:table-cell office:value-type="float" office:value="136.8" calcext:value-type="float">
            <text:p>136.8</text:p>
          </table:table-cell>
          <table:table-cell office:value-type="float" office:value="486.8" calcext:value-type="float">
            <text:p>486.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21-partner_units_polynomial-100-0.asp</text:p>
          </table:table-cell>
          <table:table-cell table:style-name="ce24" office:value-type="float" office:value="911.551" calcext:value-type="float">
            <text:p>911.551</text:p>
          </table:table-cell>
          <table:table-cell table:style-name="ce136" office:value-type="float" office:value="912.032" calcext:value-type="float">
            <text:p>912.032</text:p>
          </table:table-cell>
          <table:table-cell table:style-name="ce247" office:value-type="float" office:value="911.641" calcext:value-type="float">
            <text:p>911.641</text:p>
          </table:table-cell>
          <table:table-cell table:style-name="ce358" office:value-type="float" office:value="911.873" calcext:value-type="float">
            <text:p>911.873</text:p>
          </table:table-cell>
          <table:table-cell table:style-name="ce469" office:value-type="float" office:value="911.594" calcext:value-type="float">
            <text:p>911.594</text:p>
          </table:table-cell>
          <table:table-cell table:style-name="ce580" office:value-type="float" office:value="911.732" calcext:value-type="float">
            <text:p>911.732</text:p>
          </table:table-cell>
          <table:table-cell office:value-type="float" office:value="285.9" calcext:value-type="float">
            <text:p>285.9</text:p>
          </table:table-cell>
          <table:table-cell office:value-type="float" office:value="602.9" calcext:value-type="float">
            <text:p>602.9</text:p>
          </table:table-cell>
          <table:table-cell office:value-type="float" office:value="603" calcext:value-type="float">
            <text:p>603</text:p>
          </table:table-cell>
          <table:table-cell office:value-type="float" office:value="152.5" calcext:value-type="float">
            <text:p>152.5</text:p>
          </table:table-cell>
          <table:table-cell office:value-type="float" office:value="477.1" calcext:value-type="float">
            <text:p>477.1</text:p>
          </table:table-cell>
          <table:table-cell office:value-type="float" office:value="478.1" calcext:value-type="float">
            <text:p>478.1</text:p>
          </table:table-cell>
        </table:table-row>
        <table:table-row table:style-name="ro1">
          <table:table-cell office:value-type="string" calcext:value-type="string">
            <text:p>123-partner_units_polynomial-100-0.asp</text:p>
          </table:table-cell>
          <table:table-cell table:style-name="ce25" office:value-type="float" office:value="911.528" calcext:value-type="float">
            <text:p>911.528</text:p>
          </table:table-cell>
          <table:table-cell table:style-name="ce137" office:value-type="float" office:value="911.643" calcext:value-type="float">
            <text:p>911.643</text:p>
          </table:table-cell>
          <table:table-cell table:style-name="ce248" office:value-type="float" office:value="911.34" calcext:value-type="float">
            <text:p>911.34</text:p>
          </table:table-cell>
          <table:table-cell table:style-name="ce359" office:value-type="float" office:value="911.061" calcext:value-type="float">
            <text:p>911.061</text:p>
          </table:table-cell>
          <table:table-cell table:style-name="ce470" office:value-type="float" office:value="911.895" calcext:value-type="float">
            <text:p>911.895</text:p>
          </table:table-cell>
          <table:table-cell table:style-name="ce581" office:value-type="float" office:value="911.671" calcext:value-type="float">
            <text:p>911.671</text:p>
          </table:table-cell>
          <table:table-cell office:value-type="float" office:value="270.5" calcext:value-type="float">
            <text:p>270.5</text:p>
          </table:table-cell>
          <table:table-cell office:value-type="float" office:value="605.9" calcext:value-type="float">
            <text:p>605.9</text:p>
          </table:table-cell>
          <table:table-cell office:value-type="float" office:value="607.3" calcext:value-type="float">
            <text:p>607.3</text:p>
          </table:table-cell>
          <table:table-cell office:value-type="float" office:value="135" calcext:value-type="float">
            <text:p>135</text:p>
          </table:table-cell>
          <table:table-cell office:value-type="float" office:value="483.1" calcext:value-type="float">
            <text:p>483.1</text:p>
          </table:table-cell>
          <table:table-cell office:value-type="float" office:value="483.6" calcext:value-type="float">
            <text:p>483.6</text:p>
          </table:table-cell>
        </table:table-row>
        <table:table-row table:style-name="ro1">
          <table:table-cell office:value-type="string" calcext:value-type="string">
            <text:p>124-partner_units_polynomial-100-0.asp</text:p>
          </table:table-cell>
          <table:table-cell table:style-name="ce26" office:value-type="float" office:value="911.656" calcext:value-type="float">
            <text:p>911.656</text:p>
          </table:table-cell>
          <table:table-cell table:style-name="ce138" office:value-type="float" office:value="911.595" calcext:value-type="float">
            <text:p>911.595</text:p>
          </table:table-cell>
          <table:table-cell table:style-name="ce249" office:value-type="float" office:value="911.833" calcext:value-type="float">
            <text:p>911.833</text:p>
          </table:table-cell>
          <table:table-cell table:style-name="ce360" office:value-type="float" office:value="912.003" calcext:value-type="float">
            <text:p>912.003</text:p>
          </table:table-cell>
          <table:table-cell table:style-name="ce471" office:value-type="float" office:value="911.324" calcext:value-type="float">
            <text:p>911.324</text:p>
          </table:table-cell>
          <table:table-cell table:style-name="ce582" office:value-type="float" office:value="911.851" calcext:value-type="float">
            <text:p>911.851</text:p>
          </table:table-cell>
          <table:table-cell office:value-type="float" office:value="288.8" calcext:value-type="float">
            <text:p>288.8</text:p>
          </table:table-cell>
          <table:table-cell office:value-type="float" office:value="612.8" calcext:value-type="float">
            <text:p>612.8</text:p>
          </table:table-cell>
          <table:table-cell office:value-type="float" office:value="610.8" calcext:value-type="float">
            <text:p>610.8</text:p>
          </table:table-cell>
          <table:table-cell office:value-type="float" office:value="153.4" calcext:value-type="float">
            <text:p>153.4</text:p>
          </table:table-cell>
          <table:table-cell office:value-type="float" office:value="489.6" calcext:value-type="float">
            <text:p>489.6</text:p>
          </table:table-cell>
          <table:table-cell office:value-type="float" office:value="487.3" calcext:value-type="float">
            <text:p>487.3</text:p>
          </table:table-cell>
        </table:table-row>
        <table:table-row table:style-name="ro1">
          <table:table-cell office:value-type="string" calcext:value-type="string">
            <text:p>125-partner_units_polynomial-100-0.asp</text:p>
          </table:table-cell>
          <table:table-cell table:style-name="ce27" office:value-type="float" office:value="911.143" calcext:value-type="float">
            <text:p>911.143</text:p>
          </table:table-cell>
          <table:table-cell table:style-name="ce139" office:value-type="float" office:value="911.524" calcext:value-type="float">
            <text:p>911.524</text:p>
          </table:table-cell>
          <table:table-cell table:style-name="ce250" office:value-type="float" office:value="911.737" calcext:value-type="float">
            <text:p>911.737</text:p>
          </table:table-cell>
          <table:table-cell table:style-name="ce361" office:value-type="float" office:value="912.006" calcext:value-type="float">
            <text:p>912.006</text:p>
          </table:table-cell>
          <table:table-cell table:style-name="ce472" office:value-type="float" office:value="911.636" calcext:value-type="float">
            <text:p>911.636</text:p>
          </table:table-cell>
          <table:table-cell table:style-name="ce583" office:value-type="float" office:value="911.795" calcext:value-type="float">
            <text:p>911.795</text:p>
          </table:table-cell>
          <table:table-cell office:value-type="float" office:value="266.1" calcext:value-type="float">
            <text:p>266.1</text:p>
          </table:table-cell>
          <table:table-cell office:value-type="float" office:value="599.1" calcext:value-type="float">
            <text:p>599.1</text:p>
          </table:table-cell>
          <table:table-cell office:value-type="float" office:value="597.8" calcext:value-type="float">
            <text:p>597.8</text:p>
          </table:table-cell>
          <table:table-cell office:value-type="float" office:value="134.3" calcext:value-type="float">
            <text:p>134.3</text:p>
          </table:table-cell>
          <table:table-cell office:value-type="float" office:value="478.8" calcext:value-type="float">
            <text:p>478.8</text:p>
          </table:table-cell>
          <table:table-cell office:value-type="float" office:value="477.1" calcext:value-type="float">
            <text:p>477.1</text:p>
          </table:table-cell>
        </table:table-row>
        <table:table-row table:style-name="ro1">
          <table:table-cell office:value-type="string" calcext:value-type="string">
            <text:p>127-partner_units_polynomial-100-0.asp</text:p>
          </table:table-cell>
          <table:table-cell table:style-name="ce28" office:value-type="float" office:value="911.28" calcext:value-type="float">
            <text:p>911.28</text:p>
          </table:table-cell>
          <table:table-cell table:style-name="ce140" office:value-type="float" office:value="911.927" calcext:value-type="float">
            <text:p>911.927</text:p>
          </table:table-cell>
          <table:table-cell table:style-name="ce251" office:value-type="float" office:value="911.706" calcext:value-type="float">
            <text:p>911.706</text:p>
          </table:table-cell>
          <table:table-cell table:style-name="ce362" office:value-type="float" office:value="911.487" calcext:value-type="float">
            <text:p>911.487</text:p>
          </table:table-cell>
          <table:table-cell table:style-name="ce473" office:value-type="float" office:value="911.697" calcext:value-type="float">
            <text:p>911.697</text:p>
          </table:table-cell>
          <table:table-cell table:style-name="ce584" office:value-type="float" office:value="911.576" calcext:value-type="float">
            <text:p>911.576</text:p>
          </table:table-cell>
          <table:table-cell office:value-type="float" office:value="287.6" calcext:value-type="float">
            <text:p>287.6</text:p>
          </table:table-cell>
          <table:table-cell office:value-type="float" office:value="593.8" calcext:value-type="float">
            <text:p>593.8</text:p>
          </table:table-cell>
          <table:table-cell office:value-type="float" office:value="597" calcext:value-type="float">
            <text:p>597</text:p>
          </table:table-cell>
          <table:table-cell office:value-type="float" office:value="165" calcext:value-type="float">
            <text:p>165</text:p>
          </table:table-cell>
          <table:table-cell office:value-type="float" office:value="474" calcext:value-type="float">
            <text:p>474</text:p>
          </table:table-cell>
          <table:table-cell office:value-type="float" office:value="474.9" calcext:value-type="float">
            <text:p>474.9</text:p>
          </table:table-cell>
        </table:table-row>
        <table:table-row table:style-name="ro1">
          <table:table-cell office:value-type="string" calcext:value-type="string">
            <text:p>128-partner_units_polynomial-100-0.asp</text:p>
          </table:table-cell>
          <table:table-cell table:style-name="ce29" office:value-type="float" office:value="911.536" calcext:value-type="float">
            <text:p>911.536</text:p>
          </table:table-cell>
          <table:table-cell table:style-name="ce141" office:value-type="float" office:value="911.399" calcext:value-type="float">
            <text:p>911.399</text:p>
          </table:table-cell>
          <table:table-cell table:style-name="ce252" office:value-type="float" office:value="911.162" calcext:value-type="float">
            <text:p>911.162</text:p>
          </table:table-cell>
          <table:table-cell table:style-name="ce363" office:value-type="float" office:value="911.111" calcext:value-type="float">
            <text:p>911.111</text:p>
          </table:table-cell>
          <table:table-cell table:style-name="ce474" office:value-type="float" office:value="911.165" calcext:value-type="float">
            <text:p>911.165</text:p>
          </table:table-cell>
          <table:table-cell table:style-name="ce585" office:value-type="float" office:value="911.102" calcext:value-type="float">
            <text:p>911.102</text:p>
          </table:table-cell>
          <table:table-cell office:value-type="float" office:value="272.7" calcext:value-type="float">
            <text:p>272.7</text:p>
          </table:table-cell>
          <table:table-cell office:value-type="float" office:value="599.2" calcext:value-type="float">
            <text:p>599.2</text:p>
          </table:table-cell>
          <table:table-cell office:value-type="float" office:value="595.9" calcext:value-type="float">
            <text:p>595.9</text:p>
          </table:table-cell>
          <table:table-cell office:value-type="float" office:value="179.2" calcext:value-type="float">
            <text:p>179.2</text:p>
          </table:table-cell>
          <table:table-cell office:value-type="float" office:value="472.8" calcext:value-type="float">
            <text:p>472.8</text:p>
          </table:table-cell>
          <table:table-cell office:value-type="float" office:value="474.1" calcext:value-type="float">
            <text:p>474.1</text:p>
          </table:table-cell>
        </table:table-row>
        <table:table-row table:style-name="ro1">
          <table:table-cell office:value-type="string" calcext:value-type="string">
            <text:p>129-partner_units_polynomial-100-0.asp</text:p>
          </table:table-cell>
          <table:table-cell table:style-name="ce30" office:value-type="float" office:value="911.687" calcext:value-type="float">
            <text:p>911.687</text:p>
          </table:table-cell>
          <table:table-cell table:style-name="ce142" office:value-type="float" office:value="911.613" calcext:value-type="float">
            <text:p>911.613</text:p>
          </table:table-cell>
          <table:table-cell table:style-name="ce253" office:value-type="float" office:value="911.176" calcext:value-type="float">
            <text:p>911.176</text:p>
          </table:table-cell>
          <table:table-cell table:style-name="ce364" office:value-type="float" office:value="911.088" calcext:value-type="float">
            <text:p>911.088</text:p>
          </table:table-cell>
          <table:table-cell table:style-name="ce475" office:value-type="float" office:value="911.071" calcext:value-type="float">
            <text:p>911.071</text:p>
          </table:table-cell>
          <table:table-cell table:style-name="ce586" office:value-type="float" office:value="911.077" calcext:value-type="float">
            <text:p>911.077</text:p>
          </table:table-cell>
          <table:table-cell office:value-type="float" office:value="292.3" calcext:value-type="float">
            <text:p>292.3</text:p>
          </table:table-cell>
          <table:table-cell office:value-type="float" office:value="601.9" calcext:value-type="float">
            <text:p>601.9</text:p>
          </table:table-cell>
          <table:table-cell office:value-type="float" office:value="601.7" calcext:value-type="float">
            <text:p>601.7</text:p>
          </table:table-cell>
          <table:table-cell office:value-type="float" office:value="154.8" calcext:value-type="float">
            <text:p>154.8</text:p>
          </table:table-cell>
          <table:table-cell office:value-type="float" office:value="479.8" calcext:value-type="float">
            <text:p>479.8</text:p>
          </table:table-cell>
          <table:table-cell office:value-type="float" office:value="476.6" calcext:value-type="float">
            <text:p>476.6</text:p>
          </table:table-cell>
        </table:table-row>
        <table:table-row table:style-name="ro1">
          <table:table-cell office:value-type="string" calcext:value-type="string">
            <text:p>131-partner_units-100-0.asp</text:p>
          </table:table-cell>
          <table:table-cell table:style-name="ce31" office:value-type="float" office:value="197.485" calcext:value-type="float">
            <text:p>197.485</text:p>
          </table:table-cell>
          <table:table-cell table:style-name="ce143" office:value-type="float" office:value="911.459" calcext:value-type="float">
            <text:p>911.459</text:p>
          </table:table-cell>
          <table:table-cell table:style-name="ce254" office:value-type="float" office:value="911.265" calcext:value-type="float">
            <text:p>911.265</text:p>
          </table:table-cell>
          <table:table-cell table:style-name="ce365" office:value-type="float" office:value="911.358" calcext:value-type="float">
            <text:p>911.358</text:p>
          </table:table-cell>
          <table:table-cell table:style-name="ce476" office:value-type="float" office:value="911.615" calcext:value-type="float">
            <text:p>911.615</text:p>
          </table:table-cell>
          <table:table-cell table:style-name="ce587" office:value-type="float" office:value="911.756" calcext:value-type="float">
            <text:p>911.756</text:p>
          </table:table-cell>
          <table:table-cell office:value-type="float" office:value="243.8" calcext:value-type="float">
            <text:p>243.8</text:p>
          </table:table-cell>
          <table:table-cell office:value-type="float" office:value="611.5" calcext:value-type="float">
            <text:p>611.5</text:p>
          </table:table-cell>
          <table:table-cell office:value-type="float" office:value="609.1" calcext:value-type="float">
            <text:p>609.1</text:p>
          </table:table-cell>
          <table:table-cell office:value-type="float" office:value="241.7" calcext:value-type="float">
            <text:p>241.7</text:p>
          </table:table-cell>
          <table:table-cell table:number-columns-repeated="2" office:value-type="float" office:value="487.2" calcext:value-type="float">
            <text:p>487.2</text:p>
          </table:table-cell>
        </table:table-row>
        <table:table-row table:style-name="ro1">
          <table:table-cell office:value-type="string" calcext:value-type="string">
            <text:p>132-partner_units-100-0.asp</text:p>
          </table:table-cell>
          <table:table-cell table:style-name="ce32" office:value-type="float" office:value="479.297" calcext:value-type="float">
            <text:p>479.297</text:p>
          </table:table-cell>
          <table:table-cell table:style-name="ce144" office:value-type="float" office:value="911.49" calcext:value-type="float">
            <text:p>911.49</text:p>
          </table:table-cell>
          <table:table-cell table:style-name="ce255" office:value-type="float" office:value="911.632" calcext:value-type="float">
            <text:p>911.632</text:p>
          </table:table-cell>
          <table:table-cell table:style-name="ce366" office:value-type="float" office:value="242.57" calcext:value-type="float">
            <text:p>242.57</text:p>
          </table:table-cell>
          <table:table-cell table:style-name="ce477" office:value-type="float" office:value="911.963" calcext:value-type="float">
            <text:p>911.963</text:p>
          </table:table-cell>
          <table:table-cell table:style-name="ce588" office:value-type="float" office:value="911.174" calcext:value-type="float">
            <text:p>911.174</text:p>
          </table:table-cell>
          <table:table-cell office:value-type="float" office:value="279" calcext:value-type="float">
            <text:p>279</text:p>
          </table:table-cell>
          <table:table-cell office:value-type="float" office:value="606.6" calcext:value-type="float">
            <text:p>606.6</text:p>
          </table:table-cell>
          <table:table-cell office:value-type="float" office:value="607.1" calcext:value-type="float">
            <text:p>607.1</text:p>
          </table:table-cell>
          <table:table-cell office:value-type="float" office:value="109.6" calcext:value-type="float">
            <text:p>109.6</text:p>
          </table:table-cell>
          <table:table-cell office:value-type="float" office:value="489.6" calcext:value-type="float">
            <text:p>489.6</text:p>
          </table:table-cell>
          <table:table-cell office:value-type="float" office:value="488.8" calcext:value-type="float">
            <text:p>488.8</text:p>
          </table:table-cell>
        </table:table-row>
        <table:table-row table:style-name="ro1">
          <table:table-cell office:value-type="string" calcext:value-type="string">
            <text:p>133-partner_units-100-0.asp</text:p>
          </table:table-cell>
          <table:table-cell table:style-name="ce33" office:value-type="float" office:value="44.377" calcext:value-type="float">
            <text:p>44.377</text:p>
          </table:table-cell>
          <table:table-cell table:style-name="ce145" office:value-type="float" office:value="912.001" calcext:value-type="float">
            <text:p>912.001</text:p>
          </table:table-cell>
          <table:table-cell table:style-name="ce256" office:value-type="float" office:value="911.463" calcext:value-type="float">
            <text:p>911.463</text:p>
          </table:table-cell>
          <table:table-cell table:style-name="ce367" office:value-type="float" office:value="855.22" calcext:value-type="float">
            <text:p>855.22</text:p>
          </table:table-cell>
          <table:table-cell table:style-name="ce478" office:value-type="float" office:value="911.913" calcext:value-type="float">
            <text:p>911.913</text:p>
          </table:table-cell>
          <table:table-cell table:style-name="ce589" office:value-type="float" office:value="911.47" calcext:value-type="float">
            <text:p>911.47</text:p>
          </table:table-cell>
          <table:table-cell office:value-type="float" office:value="236.7" calcext:value-type="float">
            <text:p>236.7</text:p>
          </table:table-cell>
          <table:table-cell office:value-type="float" office:value="613.2" calcext:value-type="float">
            <text:p>613.2</text:p>
          </table:table-cell>
          <table:table-cell office:value-type="float" office:value="612.4" calcext:value-type="float">
            <text:p>612.4</text:p>
          </table:table-cell>
          <table:table-cell office:value-type="float" office:value="167.7" calcext:value-type="float">
            <text:p>167.7</text:p>
          </table:table-cell>
          <table:table-cell office:value-type="float" office:value="495.4" calcext:value-type="float">
            <text:p>495.4</text:p>
          </table:table-cell>
          <table:table-cell office:value-type="float" office:value="492.5" calcext:value-type="float">
            <text:p>492.5</text:p>
          </table:table-cell>
        </table:table-row>
        <table:table-row table:style-name="ro1">
          <table:table-cell office:value-type="string" calcext:value-type="string">
            <text:p>134-partner_units-100-0.asp</text:p>
          </table:table-cell>
          <table:table-cell table:style-name="ce34" office:value-type="float" office:value="47.404" calcext:value-type="float">
            <text:p>47.404</text:p>
          </table:table-cell>
          <table:table-cell table:style-name="ce146" office:value-type="float" office:value="911.874" calcext:value-type="float">
            <text:p>911.874</text:p>
          </table:table-cell>
          <table:table-cell table:style-name="ce257" office:value-type="float" office:value="911.455" calcext:value-type="float">
            <text:p>911.455</text:p>
          </table:table-cell>
          <table:table-cell table:style-name="ce368" office:value-type="float" office:value="229.611" calcext:value-type="float">
            <text:p>229.611</text:p>
          </table:table-cell>
          <table:table-cell table:style-name="ce479" office:value-type="float" office:value="911.601" calcext:value-type="float">
            <text:p>911.601</text:p>
          </table:table-cell>
          <table:table-cell table:style-name="ce590" office:value-type="float" office:value="911.559" calcext:value-type="float">
            <text:p>911.559</text:p>
          </table:table-cell>
          <table:table-cell office:value-type="float" office:value="237.4" calcext:value-type="float">
            <text:p>237.4</text:p>
          </table:table-cell>
          <table:table-cell office:value-type="float" office:value="612.8" calcext:value-type="float">
            <text:p>612.8</text:p>
          </table:table-cell>
          <table:table-cell office:value-type="float" office:value="610.5" calcext:value-type="float">
            <text:p>610.5</text:p>
          </table:table-cell>
          <table:table-cell office:value-type="float" office:value="111.3" calcext:value-type="float">
            <text:p>111.3</text:p>
          </table:table-cell>
          <table:table-cell office:value-type="float" office:value="488.6" calcext:value-type="float">
            <text:p>488.6</text:p>
          </table:table-cell>
          <table:table-cell office:value-type="float" office:value="486.9" calcext:value-type="float">
            <text:p>486.9</text:p>
          </table:table-cell>
        </table:table-row>
        <table:table-row table:style-name="ro1">
          <table:table-cell office:value-type="string" calcext:value-type="string">
            <text:p>135-partner_units-100-0.asp</text:p>
          </table:table-cell>
          <table:table-cell table:style-name="ce35" office:value-type="float" office:value="43.375" calcext:value-type="float">
            <text:p>43.375</text:p>
          </table:table-cell>
          <table:table-cell table:style-name="ce147" office:value-type="float" office:value="911.342" calcext:value-type="float">
            <text:p>911.342</text:p>
          </table:table-cell>
          <table:table-cell table:style-name="ce258" office:value-type="float" office:value="911.976" calcext:value-type="float">
            <text:p>911.976</text:p>
          </table:table-cell>
          <table:table-cell table:style-name="ce369" office:value-type="float" office:value="911.7" calcext:value-type="float">
            <text:p>911.7</text:p>
          </table:table-cell>
          <table:table-cell table:style-name="ce480" office:value-type="float" office:value="912.013" calcext:value-type="float">
            <text:p>912.013</text:p>
          </table:table-cell>
          <table:table-cell table:style-name="ce591" office:value-type="float" office:value="911.141" calcext:value-type="float">
            <text:p>911.141</text:p>
          </table:table-cell>
          <table:table-cell office:value-type="float" office:value="235" calcext:value-type="float">
            <text:p>235</text:p>
          </table:table-cell>
          <table:table-cell office:value-type="float" office:value="610.2" calcext:value-type="float">
            <text:p>610.2</text:p>
          </table:table-cell>
          <table:table-cell office:value-type="float" office:value="611.2" calcext:value-type="float">
            <text:p>611.2</text:p>
          </table:table-cell>
          <table:table-cell office:value-type="float" office:value="146.3" calcext:value-type="float">
            <text:p>146.3</text:p>
          </table:table-cell>
          <table:table-cell office:value-type="float" office:value="488.4" calcext:value-type="float">
            <text:p>488.4</text:p>
          </table:table-cell>
          <table:table-cell office:value-type="float" office:value="489.8" calcext:value-type="float">
            <text:p>489.8</text:p>
          </table:table-cell>
        </table:table-row>
        <table:table-row table:style-name="ro1">
          <table:table-cell office:value-type="string" calcext:value-type="string">
            <text:p>144-partner_units-100-0.asp</text:p>
          </table:table-cell>
          <table:table-cell table:style-name="ce36" office:value-type="float" office:value="576.973" calcext:value-type="float">
            <text:p>576.973</text:p>
          </table:table-cell>
          <table:table-cell table:style-name="ce148" office:value-type="float" office:value="911.509" calcext:value-type="float">
            <text:p>911.509</text:p>
          </table:table-cell>
          <table:table-cell table:style-name="ce259" office:value-type="float" office:value="911.791" calcext:value-type="float">
            <text:p>911.791</text:p>
          </table:table-cell>
          <table:table-cell table:style-name="ce370" office:value-type="float" office:value="911.174" calcext:value-type="float">
            <text:p>911.174</text:p>
          </table:table-cell>
          <table:table-cell table:style-name="ce481" office:value-type="float" office:value="911.452" calcext:value-type="float">
            <text:p>911.452</text:p>
          </table:table-cell>
          <table:table-cell table:style-name="ce592" office:value-type="float" office:value="911.725" calcext:value-type="float">
            <text:p>911.725</text:p>
          </table:table-cell>
          <table:table-cell office:value-type="float" office:value="278" calcext:value-type="float">
            <text:p>278</text:p>
          </table:table-cell>
          <table:table-cell office:value-type="float" office:value="610.8" calcext:value-type="float">
            <text:p>610.8</text:p>
          </table:table-cell>
          <table:table-cell office:value-type="float" office:value="612.4" calcext:value-type="float">
            <text:p>612.4</text:p>
          </table:table-cell>
          <table:table-cell office:value-type="float" office:value="185" calcext:value-type="float">
            <text:p>185</text:p>
          </table:table-cell>
          <table:table-cell office:value-type="float" office:value="487.9" calcext:value-type="float">
            <text:p>487.9</text:p>
          </table:table-cell>
          <table:table-cell office:value-type="float" office:value="488.5" calcext:value-type="float">
            <text:p>488.5</text:p>
          </table:table-cell>
        </table:table-row>
        <table:table-row table:style-name="ro1">
          <table:table-cell office:value-type="string" calcext:value-type="string">
            <text:p>150-partner_units-100-0.asp</text:p>
          </table:table-cell>
          <table:table-cell table:style-name="ce37" office:value-type="float" office:value="2.172" calcext:value-type="float">
            <text:p>2.172</text:p>
          </table:table-cell>
          <table:table-cell table:style-name="ce149" office:value-type="float" office:value="911.346" calcext:value-type="float">
            <text:p>911.346</text:p>
          </table:table-cell>
          <table:table-cell table:style-name="ce260" office:value-type="float" office:value="911.11" calcext:value-type="float">
            <text:p>911.11</text:p>
          </table:table-cell>
          <table:table-cell table:style-name="ce371" office:value-type="float" office:value="46.66" calcext:value-type="float">
            <text:p>46.66</text:p>
          </table:table-cell>
          <table:table-cell table:style-name="ce482" office:value-type="float" office:value="911.095" calcext:value-type="float">
            <text:p>911.095</text:p>
          </table:table-cell>
          <table:table-cell table:style-name="ce593" office:value-type="float" office:value="911.388" calcext:value-type="float">
            <text:p>911.388</text:p>
          </table:table-cell>
          <table:table-cell office:value-type="float" office:value="233.6" calcext:value-type="float">
            <text:p>233.6</text:p>
          </table:table-cell>
          <table:table-cell office:value-type="float" office:value="609.3" calcext:value-type="float">
            <text:p>609.3</text:p>
          </table:table-cell>
          <table:table-cell office:value-type="float" office:value="608.2" calcext:value-type="float">
            <text:p>608.2</text:p>
          </table:table-cell>
          <table:table-cell office:value-type="float" office:value="89.6" calcext:value-type="float">
            <text:p>89.6</text:p>
          </table:table-cell>
          <table:table-cell office:value-type="float" office:value="484.5" calcext:value-type="float">
            <text:p>484.5</text:p>
          </table:table-cell>
          <table:table-cell office:value-type="float" office:value="484.8" calcext:value-type="float">
            <text:p>484.8</text:p>
          </table:table-cell>
        </table:table-row>
        <table:table-row table:style-name="ro1">
          <table:table-cell office:value-type="string" calcext:value-type="string">
            <text:p>151-partner_units-100-0.asp</text:p>
          </table:table-cell>
          <table:table-cell table:style-name="ce38" office:value-type="float" office:value="26.393" calcext:value-type="float">
            <text:p>26.393</text:p>
          </table:table-cell>
          <table:table-cell table:style-name="ce150" office:value-type="float" office:value="911.738" calcext:value-type="float">
            <text:p>911.738</text:p>
          </table:table-cell>
          <table:table-cell table:style-name="ce261" office:value-type="float" office:value="911.806" calcext:value-type="float">
            <text:p>911.806</text:p>
          </table:table-cell>
          <table:table-cell table:style-name="ce372" office:value-type="float" office:value="13.638" calcext:value-type="float">
            <text:p>13.638</text:p>
          </table:table-cell>
          <table:table-cell table:style-name="ce483" office:value-type="float" office:value="911.793" calcext:value-type="float">
            <text:p>911.793</text:p>
          </table:table-cell>
          <table:table-cell table:style-name="ce594" office:value-type="float" office:value="911.314" calcext:value-type="float">
            <text:p>911.314</text:p>
          </table:table-cell>
          <table:table-cell office:value-type="float" office:value="236.8" calcext:value-type="float">
            <text:p>236.8</text:p>
          </table:table-cell>
          <table:table-cell office:value-type="float" office:value="610.3" calcext:value-type="float">
            <text:p>610.3</text:p>
          </table:table-cell>
          <table:table-cell office:value-type="float" office:value="609.8" calcext:value-type="float">
            <text:p>609.8</text:p>
          </table:table-cell>
          <table:table-cell office:value-type="float" office:value="89.6" calcext:value-type="float">
            <text:p>89.6</text:p>
          </table:table-cell>
          <table:table-cell office:value-type="float" office:value="485.1" calcext:value-type="float">
            <text:p>485.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152-partner_units-100-0.asp</text:p>
          </table:table-cell>
          <table:table-cell table:style-name="ce39" office:value-type="float" office:value="4.845" calcext:value-type="float">
            <text:p>4.845</text:p>
          </table:table-cell>
          <table:table-cell table:style-name="ce151" office:value-type="float" office:value="911.319" calcext:value-type="float">
            <text:p>911.319</text:p>
          </table:table-cell>
          <table:table-cell table:style-name="ce262" office:value-type="float" office:value="911.266" calcext:value-type="float">
            <text:p>911.266</text:p>
          </table:table-cell>
          <table:table-cell table:style-name="ce373" office:value-type="float" office:value="13.286" calcext:value-type="float">
            <text:p>13.286</text:p>
          </table:table-cell>
          <table:table-cell table:style-name="ce484" office:value-type="float" office:value="911.557" calcext:value-type="float">
            <text:p>911.557</text:p>
          </table:table-cell>
          <table:table-cell table:style-name="ce595" office:value-type="float" office:value="911.111" calcext:value-type="float">
            <text:p>911.111</text:p>
          </table:table-cell>
          <table:table-cell office:value-type="float" office:value="233.2" calcext:value-type="float">
            <text:p>233.2</text:p>
          </table:table-cell>
          <table:table-cell office:value-type="float" office:value="608.3" calcext:value-type="float">
            <text:p>608.3</text:p>
          </table:table-cell>
          <table:table-cell office:value-type="float" office:value="606.9" calcext:value-type="float">
            <text:p>606.9</text:p>
          </table:table-cell>
          <table:table-cell office:value-type="float" office:value="89.7" calcext:value-type="float">
            <text:p>89.7</text:p>
          </table:table-cell>
          <table:table-cell office:value-type="float" office:value="487.1" calcext:value-type="float">
            <text:p>487.1</text:p>
          </table:table-cell>
          <table:table-cell office:value-type="float" office:value="488.7" calcext:value-type="float">
            <text:p>488.7</text:p>
          </table:table-cell>
        </table:table-row>
        <table:table-row table:style-name="ro1">
          <table:table-cell office:value-type="string" calcext:value-type="string">
            <text:p>153-partner_units-100-0.asp</text:p>
          </table:table-cell>
          <table:table-cell table:style-name="ce40" office:value-type="float" office:value="8.591" calcext:value-type="float">
            <text:p>8.591</text:p>
          </table:table-cell>
          <table:table-cell table:style-name="ce152" office:value-type="float" office:value="911.322" calcext:value-type="float">
            <text:p>911.322</text:p>
          </table:table-cell>
          <table:table-cell table:style-name="ce263" office:value-type="float" office:value="911.637" calcext:value-type="float">
            <text:p>911.637</text:p>
          </table:table-cell>
          <table:table-cell table:style-name="ce374" office:value-type="float" office:value="32.486" calcext:value-type="float">
            <text:p>32.486</text:p>
          </table:table-cell>
          <table:table-cell table:style-name="ce485" office:value-type="float" office:value="911.946" calcext:value-type="float">
            <text:p>911.946</text:p>
          </table:table-cell>
          <table:table-cell table:style-name="ce596" office:value-type="float" office:value="911.489" calcext:value-type="float">
            <text:p>911.489</text:p>
          </table:table-cell>
          <table:table-cell office:value-type="float" office:value="234" calcext:value-type="float">
            <text:p>234</text:p>
          </table:table-cell>
          <table:table-cell office:value-type="float" office:value="614.3" calcext:value-type="float">
            <text:p>614.3</text:p>
          </table:table-cell>
          <table:table-cell office:value-type="float" office:value="614.1" calcext:value-type="float">
            <text:p>614.1</text:p>
          </table:table-cell>
          <table:table-cell office:value-type="float" office:value="89.6" calcext:value-type="float">
            <text:p>89.6</text:p>
          </table:table-cell>
          <table:table-cell office:value-type="float" office:value="494.6" calcext:value-type="float">
            <text:p>494.6</text:p>
          </table:table-cell>
          <table:table-cell office:value-type="float" office:value="488.8" calcext:value-type="float">
            <text:p>488.8</text:p>
          </table:table-cell>
        </table:table-row>
        <table:table-row table:style-name="ro1">
          <table:table-cell office:value-type="string" calcext:value-type="string">
            <text:p>154-partner_units-100-0.asp</text:p>
          </table:table-cell>
          <table:table-cell table:style-name="ce41" office:value-type="float" office:value="22.242" calcext:value-type="float">
            <text:p>22.242</text:p>
          </table:table-cell>
          <table:table-cell table:style-name="ce153" office:value-type="float" office:value="911.88" calcext:value-type="float">
            <text:p>911.88</text:p>
          </table:table-cell>
          <table:table-cell table:style-name="ce264" office:value-type="float" office:value="911.477" calcext:value-type="float">
            <text:p>911.477</text:p>
          </table:table-cell>
          <table:table-cell table:style-name="ce375" office:value-type="float" office:value="23.223" calcext:value-type="float">
            <text:p>23.223</text:p>
          </table:table-cell>
          <table:table-cell table:style-name="ce486" office:value-type="float" office:value="911.796" calcext:value-type="float">
            <text:p>911.796</text:p>
          </table:table-cell>
          <table:table-cell table:style-name="ce597" office:value-type="float" office:value="911.196" calcext:value-type="float">
            <text:p>911.196</text:p>
          </table:table-cell>
          <table:table-cell office:value-type="float" office:value="234.4" calcext:value-type="float">
            <text:p>234.4</text:p>
          </table:table-cell>
          <table:table-cell office:value-type="float" office:value="608.6" calcext:value-type="float">
            <text:p>608.6</text:p>
          </table:table-cell>
          <table:table-cell office:value-type="float" office:value="610" calcext:value-type="float">
            <text:p>610</text:p>
          </table:table-cell>
          <table:table-cell office:value-type="float" office:value="89.7" calcext:value-type="float">
            <text:p>89.7</text:p>
          </table:table-cell>
          <table:table-cell office:value-type="float" office:value="490.9" calcext:value-type="float">
            <text:p>490.9</text:p>
          </table:table-cell>
          <table:table-cell office:value-type="float" office:value="485.4" calcext:value-type="float">
            <text:p>485.4</text:p>
          </table:table-cell>
        </table:table-row>
        <table:table-row table:style-name="ro1">
          <table:table-cell office:value-type="string" calcext:value-type="string">
            <text:p>155-partner_units-100-0.asp</text:p>
          </table:table-cell>
          <table:table-cell table:style-name="ce42" office:value-type="float" office:value="3.407" calcext:value-type="float">
            <text:p>3.407</text:p>
          </table:table-cell>
          <table:table-cell table:style-name="ce154" office:value-type="float" office:value="911.987" calcext:value-type="float">
            <text:p>911.987</text:p>
          </table:table-cell>
          <table:table-cell table:style-name="ce265" office:value-type="float" office:value="911.978" calcext:value-type="float">
            <text:p>911.978</text:p>
          </table:table-cell>
          <table:table-cell table:style-name="ce376" office:value-type="float" office:value="9.099" calcext:value-type="float">
            <text:p>9.099</text:p>
          </table:table-cell>
          <table:table-cell table:style-name="ce487" office:value-type="float" office:value="911.769" calcext:value-type="float">
            <text:p>911.769</text:p>
          </table:table-cell>
          <table:table-cell table:style-name="ce598" office:value-type="float" office:value="911.546" calcext:value-type="float">
            <text:p>911.546</text:p>
          </table:table-cell>
          <table:table-cell office:value-type="float" office:value="232.4" calcext:value-type="float">
            <text:p>232.4</text:p>
          </table:table-cell>
          <table:table-cell office:value-type="float" office:value="608.1" calcext:value-type="float">
            <text:p>608.1</text:p>
          </table:table-cell>
          <table:table-cell office:value-type="float" office:value="609.9" calcext:value-type="float">
            <text:p>609.9</text:p>
          </table:table-cell>
          <table:table-cell office:value-type="float" office:value="89.5" calcext:value-type="float">
            <text:p>89.5</text:p>
          </table:table-cell>
          <table:table-cell office:value-type="float" office:value="489.3" calcext:value-type="float">
            <text:p>489.3</text:p>
          </table:table-cell>
          <table:table-cell office:value-type="float" office:value="484.8" calcext:value-type="float">
            <text:p>484.8</text:p>
          </table:table-cell>
        </table:table-row>
        <table:table-row table:style-name="ro1">
          <table:table-cell office:value-type="string" calcext:value-type="string">
            <text:p>156-partner_units-100-0.asp</text:p>
          </table:table-cell>
          <table:table-cell table:style-name="ce43" office:value-type="float" office:value="13.65" calcext:value-type="float">
            <text:p>13.65</text:p>
          </table:table-cell>
          <table:table-cell table:style-name="ce155" office:value-type="float" office:value="911.078" calcext:value-type="float">
            <text:p>911.078</text:p>
          </table:table-cell>
          <table:table-cell table:style-name="ce266" office:value-type="float" office:value="911.4" calcext:value-type="float">
            <text:p>911.4</text:p>
          </table:table-cell>
          <table:table-cell table:style-name="ce377" office:value-type="float" office:value="126.958" calcext:value-type="float">
            <text:p>126.958</text:p>
          </table:table-cell>
          <table:table-cell table:style-name="ce488" office:value-type="float" office:value="911.956" calcext:value-type="float">
            <text:p>911.956</text:p>
          </table:table-cell>
          <table:table-cell table:style-name="ce599" office:value-type="float" office:value="911.362" calcext:value-type="float">
            <text:p>911.362</text:p>
          </table:table-cell>
          <table:table-cell office:value-type="float" office:value="232.1" calcext:value-type="float">
            <text:p>232.1</text:p>
          </table:table-cell>
          <table:table-cell office:value-type="float" office:value="599.2" calcext:value-type="float">
            <text:p>599.2</text:p>
          </table:table-cell>
          <table:table-cell office:value-type="float" office:value="598.7" calcext:value-type="float">
            <text:p>598.7</text:p>
          </table:table-cell>
          <table:table-cell office:value-type="float" office:value="103.5" calcext:value-type="float">
            <text:p>103.5</text:p>
          </table:table-cell>
          <table:table-cell office:value-type="float" office:value="478.2" calcext:value-type="float">
            <text:p>478.2</text:p>
          </table:table-cell>
          <table:table-cell office:value-type="float" office:value="475.2" calcext:value-type="float">
            <text:p>475.2</text:p>
          </table:table-cell>
        </table:table-row>
        <table:table-row table:style-name="ro1">
          <table:table-cell office:value-type="string" calcext:value-type="string">
            <text:p>157-partner_units-100-0.asp</text:p>
          </table:table-cell>
          <table:table-cell table:style-name="ce44" office:value-type="float" office:value="14.663" calcext:value-type="float">
            <text:p>14.663</text:p>
          </table:table-cell>
          <table:table-cell table:style-name="ce156" office:value-type="float" office:value="911.47" calcext:value-type="float">
            <text:p>911.47</text:p>
          </table:table-cell>
          <table:table-cell table:style-name="ce267" office:value-type="float" office:value="911.434" calcext:value-type="float">
            <text:p>911.434</text:p>
          </table:table-cell>
          <table:table-cell table:style-name="ce378" office:value-type="float" office:value="14.205" calcext:value-type="float">
            <text:p>14.205</text:p>
          </table:table-cell>
          <table:table-cell table:style-name="ce489" office:value-type="float" office:value="911.644" calcext:value-type="float">
            <text:p>911.644</text:p>
          </table:table-cell>
          <table:table-cell table:style-name="ce600" office:value-type="float" office:value="911.396" calcext:value-type="float">
            <text:p>911.396</text:p>
          </table:table-cell>
          <table:table-cell office:value-type="float" office:value="234.5" calcext:value-type="float">
            <text:p>234.5</text:p>
          </table:table-cell>
          <table:table-cell office:value-type="float" office:value="610.3" calcext:value-type="float">
            <text:p>610.3</text:p>
          </table:table-cell>
          <table:table-cell office:value-type="float" office:value="610.6" calcext:value-type="float">
            <text:p>610.6</text:p>
          </table:table-cell>
          <table:table-cell office:value-type="float" office:value="89.6" calcext:value-type="float">
            <text:p>89.6</text:p>
          </table:table-cell>
          <table:table-cell office:value-type="float" office:value="489.1" calcext:value-type="float">
            <text:p>489.1</text:p>
          </table:table-cell>
          <table:table-cell office:value-type="float" office:value="487.3" calcext:value-type="float">
            <text:p>487.3</text:p>
          </table:table-cell>
        </table:table-row>
        <table:table-row table:style-name="ro1">
          <table:table-cell office:value-type="string" calcext:value-type="string">
            <text:p>158-partner_units-100-0.asp</text:p>
          </table:table-cell>
          <table:table-cell table:style-name="ce45" office:value-type="float" office:value="35.323" calcext:value-type="float">
            <text:p>35.323</text:p>
          </table:table-cell>
          <table:table-cell table:style-name="ce157" office:value-type="float" office:value="911.442" calcext:value-type="float">
            <text:p>911.442</text:p>
          </table:table-cell>
          <table:table-cell table:style-name="ce268" office:value-type="float" office:value="911.777" calcext:value-type="float">
            <text:p>911.777</text:p>
          </table:table-cell>
          <table:table-cell table:style-name="ce379" office:value-type="float" office:value="10.232" calcext:value-type="float">
            <text:p>10.232</text:p>
          </table:table-cell>
          <table:table-cell table:style-name="ce490" office:value-type="float" office:value="911.172" calcext:value-type="float">
            <text:p>911.172</text:p>
          </table:table-cell>
          <table:table-cell table:style-name="ce601" office:value-type="float" office:value="912.004" calcext:value-type="float">
            <text:p>912.004</text:p>
          </table:table-cell>
          <table:table-cell office:value-type="float" office:value="236.5" calcext:value-type="float">
            <text:p>236.5</text:p>
          </table:table-cell>
          <table:table-cell office:value-type="float" office:value="597.5" calcext:value-type="float">
            <text:p>597.5</text:p>
          </table:table-cell>
          <table:table-cell office:value-type="float" office:value="602.9" calcext:value-type="float">
            <text:p>602.9</text:p>
          </table:table-cell>
          <table:table-cell office:value-type="float" office:value="89.2" calcext:value-type="float">
            <text:p>89.2</text:p>
          </table:table-cell>
          <table:table-cell office:value-type="float" office:value="477.2" calcext:value-type="float">
            <text:p>477.2</text:p>
          </table:table-cell>
          <table:table-cell office:value-type="float" office:value="478.5" calcext:value-type="float">
            <text:p>478.5</text:p>
          </table:table-cell>
        </table:table-row>
        <table:table-row table:style-name="ro1">
          <table:table-cell office:value-type="string" calcext:value-type="string">
            <text:p>159-partner_units-100-0.asp</text:p>
          </table:table-cell>
          <table:table-cell table:style-name="ce46" office:value-type="float" office:value="17.696" calcext:value-type="float">
            <text:p>17.696</text:p>
          </table:table-cell>
          <table:table-cell table:style-name="ce158" office:value-type="float" office:value="911.44" calcext:value-type="float">
            <text:p>911.44</text:p>
          </table:table-cell>
          <table:table-cell table:style-name="ce269" office:value-type="float" office:value="911.586" calcext:value-type="float">
            <text:p>911.586</text:p>
          </table:table-cell>
          <table:table-cell table:style-name="ce380" office:value-type="float" office:value="8.075" calcext:value-type="float">
            <text:p>8.075</text:p>
          </table:table-cell>
          <table:table-cell table:style-name="ce491" office:value-type="float" office:value="911.294" calcext:value-type="float">
            <text:p>911.294</text:p>
          </table:table-cell>
          <table:table-cell table:style-name="ce602" office:value-type="float" office:value="911.297" calcext:value-type="float">
            <text:p>911.297</text:p>
          </table:table-cell>
          <table:table-cell office:value-type="float" office:value="234.3" calcext:value-type="float">
            <text:p>234.3</text:p>
          </table:table-cell>
          <table:table-cell office:value-type="float" office:value="609" calcext:value-type="float">
            <text:p>609</text:p>
          </table:table-cell>
          <table:table-cell office:value-type="float" office:value="610.8" calcext:value-type="float">
            <text:p>610.8</text:p>
          </table:table-cell>
          <table:table-cell office:value-type="float" office:value="89.6" calcext:value-type="float">
            <text:p>89.6</text:p>
          </table:table-cell>
          <table:table-cell office:value-type="float" office:value="488" calcext:value-type="float">
            <text:p>488</text:p>
          </table:table-cell>
          <table:table-cell office:value-type="float" office:value="489.9" calcext:value-type="float">
            <text:p>489.9</text:p>
          </table:table-cell>
        </table:table-row>
        <table:table-row table:style-name="ro1">
          <table:table-cell office:value-type="string" calcext:value-type="string">
            <text:p>160-partner_units-100-0.asp</text:p>
          </table:table-cell>
          <table:table-cell table:style-name="ce47" office:value-type="float" office:value="34.316" calcext:value-type="float">
            <text:p>34.316</text:p>
          </table:table-cell>
          <table:table-cell table:style-name="ce159" office:value-type="float" office:value="911.714" calcext:value-type="float">
            <text:p>911.714</text:p>
          </table:table-cell>
          <table:table-cell table:style-name="ce270" office:value-type="float" office:value="911.178" calcext:value-type="float">
            <text:p>911.178</text:p>
          </table:table-cell>
          <table:table-cell table:style-name="ce381" office:value-type="float" office:value="37.425" calcext:value-type="float">
            <text:p>37.425</text:p>
          </table:table-cell>
          <table:table-cell table:style-name="ce492" office:value-type="float" office:value="911.539" calcext:value-type="float">
            <text:p>911.539</text:p>
          </table:table-cell>
          <table:table-cell table:style-name="ce603" office:value-type="float" office:value="911.821" calcext:value-type="float">
            <text:p>911.821</text:p>
          </table:table-cell>
          <table:table-cell office:value-type="float" office:value="236.2" calcext:value-type="float">
            <text:p>236.2</text:p>
          </table:table-cell>
          <table:table-cell office:value-type="float" office:value="615.1" calcext:value-type="float">
            <text:p>615.1</text:p>
          </table:table-cell>
          <table:table-cell office:value-type="float" office:value="615.6" calcext:value-type="float">
            <text:p>615.6</text:p>
          </table:table-cell>
          <table:table-cell office:value-type="float" office:value="89.4" calcext:value-type="float">
            <text:p>89.4</text:p>
          </table:table-cell>
          <table:table-cell office:value-type="float" office:value="495.7" calcext:value-type="float">
            <text:p>495.7</text:p>
          </table:table-cell>
          <table:table-cell office:value-type="float" office:value="489.2" calcext:value-type="float">
            <text:p>489.2</text:p>
          </table:table-cell>
        </table:table-row>
        <table:table-row table:style-name="ro1">
          <table:table-cell office:value-type="string" calcext:value-type="string">
            <text:p>161-partner_units-100-0.asp</text:p>
          </table:table-cell>
          <table:table-cell table:style-name="ce48" office:value-type="float" office:value="3.405" calcext:value-type="float">
            <text:p>3.405</text:p>
          </table:table-cell>
          <table:table-cell table:style-name="ce160" office:value-type="float" office:value="911.623" calcext:value-type="float">
            <text:p>911.623</text:p>
          </table:table-cell>
          <table:table-cell table:style-name="ce271" office:value-type="float" office:value="911.41" calcext:value-type="float">
            <text:p>911.41</text:p>
          </table:table-cell>
          <table:table-cell table:style-name="ce382" office:value-type="float" office:value="30.484" calcext:value-type="float">
            <text:p>30.484</text:p>
          </table:table-cell>
          <table:table-cell table:style-name="ce493" office:value-type="float" office:value="911.938" calcext:value-type="float">
            <text:p>911.938</text:p>
          </table:table-cell>
          <table:table-cell table:style-name="ce604" office:value-type="float" office:value="911.856" calcext:value-type="float">
            <text:p>911.856</text:p>
          </table:table-cell>
          <table:table-cell office:value-type="float" office:value="232.1" calcext:value-type="float">
            <text:p>232.1</text:p>
          </table:table-cell>
          <table:table-cell office:value-type="float" office:value="600.4" calcext:value-type="float">
            <text:p>600.4</text:p>
          </table:table-cell>
          <table:table-cell office:value-type="float" office:value="599.3" calcext:value-type="float">
            <text:p>599.3</text:p>
          </table:table-cell>
          <table:table-cell office:value-type="float" office:value="89.3" calcext:value-type="float">
            <text:p>89.3</text:p>
          </table:table-cell>
          <table:table-cell office:value-type="float" office:value="476.4" calcext:value-type="float">
            <text:p>476.4</text:p>
          </table:table-cell>
          <table:table-cell office:value-type="float" office:value="480.7" calcext:value-type="float">
            <text:p>480.7</text:p>
          </table:table-cell>
        </table:table-row>
        <table:table-row table:style-name="ro1">
          <table:table-cell office:value-type="string" calcext:value-type="string">
            <text:p>162-partner_units-100-0.asp</text:p>
          </table:table-cell>
          <table:table-cell table:style-name="ce49" office:value-type="float" office:value="25.257" calcext:value-type="float">
            <text:p>25.257</text:p>
          </table:table-cell>
          <table:table-cell table:style-name="ce161" office:value-type="float" office:value="911.756" calcext:value-type="float">
            <text:p>911.756</text:p>
          </table:table-cell>
          <table:table-cell table:style-name="ce272" office:value-type="float" office:value="911.267" calcext:value-type="float">
            <text:p>911.267</text:p>
          </table:table-cell>
          <table:table-cell table:style-name="ce383" office:value-type="float" office:value="2.641" calcext:value-type="float">
            <text:p>2.641</text:p>
          </table:table-cell>
          <table:table-cell table:style-name="ce494" office:value-type="float" office:value="911.04" calcext:value-type="float">
            <text:p>911.04</text:p>
          </table:table-cell>
          <table:table-cell table:style-name="ce605" office:value-type="float" office:value="911.978" calcext:value-type="float">
            <text:p>911.978</text:p>
          </table:table-cell>
          <table:table-cell office:value-type="float" office:value="234.9" calcext:value-type="float">
            <text:p>234.9</text:p>
          </table:table-cell>
          <table:table-cell office:value-type="float" office:value="595.9" calcext:value-type="float">
            <text:p>595.9</text:p>
          </table:table-cell>
          <table:table-cell office:value-type="float" office:value="597.8" calcext:value-type="float">
            <text:p>597.8</text:p>
          </table:table-cell>
          <table:table-cell office:value-type="float" office:value="89.5" calcext:value-type="float">
            <text:p>89.5</text:p>
          </table:table-cell>
          <table:table-cell office:value-type="float" office:value="471.5" calcext:value-type="float">
            <text:p>471.5</text:p>
          </table:table-cell>
          <table:table-cell office:value-type="float" office:value="475.4" calcext:value-type="float">
            <text:p>475.4</text:p>
          </table:table-cell>
        </table:table-row>
        <table:table-row table:style-name="ro1">
          <table:table-cell office:value-type="string" calcext:value-type="string">
            <text:p>163-partner_units-100-0.asp</text:p>
          </table:table-cell>
          <table:table-cell table:style-name="ce50" office:value-type="float" office:value="18.709" calcext:value-type="float">
            <text:p>18.709</text:p>
          </table:table-cell>
          <table:table-cell table:style-name="ce162" office:value-type="float" office:value="911.134" calcext:value-type="float">
            <text:p>911.134</text:p>
          </table:table-cell>
          <table:table-cell table:style-name="ce273" office:value-type="float" office:value="911.861" calcext:value-type="float">
            <text:p>911.861</text:p>
          </table:table-cell>
          <table:table-cell table:style-name="ce384" office:value-type="float" office:value="7.185" calcext:value-type="float">
            <text:p>7.185</text:p>
          </table:table-cell>
          <table:table-cell table:style-name="ce495" office:value-type="float" office:value="911.361" calcext:value-type="float">
            <text:p>911.361</text:p>
          </table:table-cell>
          <table:table-cell table:style-name="ce606" office:value-type="float" office:value="911.306" calcext:value-type="float">
            <text:p>911.306</text:p>
          </table:table-cell>
          <table:table-cell office:value-type="float" office:value="233.8" calcext:value-type="float">
            <text:p>233.8</text:p>
          </table:table-cell>
          <table:table-cell table:number-columns-repeated="2" office:value-type="float" office:value="605.2" calcext:value-type="float">
            <text:p>605.2</text:p>
          </table:table-cell>
          <table:table-cell office:value-type="float" office:value="89.6" calcext:value-type="float">
            <text:p>89.6</text:p>
          </table:table-cell>
          <table:table-cell office:value-type="float" office:value="478.6" calcext:value-type="float">
            <text:p>478.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164-partner_units-100-0.asp</text:p>
          </table:table-cell>
          <table:table-cell table:style-name="ce51" office:value-type="float" office:value="4.638" calcext:value-type="float">
            <text:p>4.638</text:p>
          </table:table-cell>
          <table:table-cell table:style-name="ce163" office:value-type="float" office:value="911.483" calcext:value-type="float">
            <text:p>911.483</text:p>
          </table:table-cell>
          <table:table-cell table:style-name="ce274" office:value-type="float" office:value="911.813" calcext:value-type="float">
            <text:p>911.813</text:p>
          </table:table-cell>
          <table:table-cell table:style-name="ce385" office:value-type="float" office:value="2.848" calcext:value-type="float">
            <text:p>2.848</text:p>
          </table:table-cell>
          <table:table-cell table:style-name="ce496" office:value-type="float" office:value="911.034" calcext:value-type="float">
            <text:p>911.034</text:p>
          </table:table-cell>
          <table:table-cell table:style-name="ce607" office:value-type="float" office:value="911.717" calcext:value-type="float">
            <text:p>911.717</text:p>
          </table:table-cell>
          <table:table-cell office:value-type="float" office:value="233.7" calcext:value-type="float">
            <text:p>233.7</text:p>
          </table:table-cell>
          <table:table-cell office:value-type="float" office:value="609.5" calcext:value-type="float">
            <text:p>609.5</text:p>
          </table:table-cell>
          <table:table-cell office:value-type="float" office:value="608.6" calcext:value-type="float">
            <text:p>608.6</text:p>
          </table:table-cell>
          <table:table-cell office:value-type="float" office:value="89.5" calcext:value-type="float">
            <text:p>89.5</text:p>
          </table:table-cell>
          <table:table-cell office:value-type="float" office:value="488" calcext:value-type="float">
            <text:p>488</text:p>
          </table:table-cell>
          <table:table-cell office:value-type="float" office:value="490.1" calcext:value-type="float">
            <text:p>490.1</text:p>
          </table:table-cell>
        </table:table-row>
        <table:table-row table:style-name="ro1">
          <table:table-cell office:value-type="string" calcext:value-type="string">
            <text:p>165-partner_units-100-0.asp</text:p>
          </table:table-cell>
          <table:table-cell table:style-name="ce52" office:value-type="float" office:value="5.556" calcext:value-type="float">
            <text:p>5.556</text:p>
          </table:table-cell>
          <table:table-cell table:style-name="ce164" office:value-type="float" office:value="911.857" calcext:value-type="float">
            <text:p>911.857</text:p>
          </table:table-cell>
          <table:table-cell table:style-name="ce275" office:value-type="float" office:value="911.019" calcext:value-type="float">
            <text:p>911.019</text:p>
          </table:table-cell>
          <table:table-cell table:style-name="ce386" office:value-type="float" office:value="4.902" calcext:value-type="float">
            <text:p>4.902</text:p>
          </table:table-cell>
          <table:table-cell table:style-name="ce497" office:value-type="float" office:value="911.25" calcext:value-type="float">
            <text:p>911.25</text:p>
          </table:table-cell>
          <table:table-cell table:style-name="ce608" office:value-type="float" office:value="911.896" calcext:value-type="float">
            <text:p>911.896</text:p>
          </table:table-cell>
          <table:table-cell office:value-type="float" office:value="234.5" calcext:value-type="float">
            <text:p>234.5</text:p>
          </table:table-cell>
          <table:table-cell office:value-type="float" office:value="601.6" calcext:value-type="float">
            <text:p>601.6</text:p>
          </table:table-cell>
          <table:table-cell office:value-type="float" office:value="599.7" calcext:value-type="float">
            <text:p>599.7</text:p>
          </table:table-cell>
          <table:table-cell office:value-type="float" office:value="89.4" calcext:value-type="float">
            <text:p>89.4</text:p>
          </table:table-cell>
          <table:table-cell office:value-type="float" office:value="474.3" calcext:value-type="float">
            <text:p>474.3</text:p>
          </table:table-cell>
          <table:table-cell office:value-type="float" office:value="473.3" calcext:value-type="float">
            <text:p>473.3</text:p>
          </table:table-cell>
        </table:table-row>
        <table:table-row table:style-name="ro1">
          <table:table-cell office:value-type="string" calcext:value-type="string">
            <text:p>166-partner_units-100-0.asp</text:p>
          </table:table-cell>
          <table:table-cell table:style-name="ce53" office:value-type="float" office:value="17.192" calcext:value-type="float">
            <text:p>17.192</text:p>
          </table:table-cell>
          <table:table-cell table:style-name="ce165" office:value-type="float" office:value="911.449" calcext:value-type="float">
            <text:p>911.449</text:p>
          </table:table-cell>
          <table:table-cell table:style-name="ce276" office:value-type="float" office:value="911.599" calcext:value-type="float">
            <text:p>911.599</text:p>
          </table:table-cell>
          <table:table-cell table:style-name="ce387" office:value-type="float" office:value="25.456" calcext:value-type="float">
            <text:p>25.456</text:p>
          </table:table-cell>
          <table:table-cell table:style-name="ce498" office:value-type="float" office:value="911.583" calcext:value-type="float">
            <text:p>911.583</text:p>
          </table:table-cell>
          <table:table-cell table:style-name="ce609" office:value-type="float" office:value="911.847" calcext:value-type="float">
            <text:p>911.847</text:p>
          </table:table-cell>
          <table:table-cell office:value-type="float" office:value="233.7" calcext:value-type="float">
            <text:p>233.7</text:p>
          </table:table-cell>
          <table:table-cell office:value-type="float" office:value="609.9" calcext:value-type="float">
            <text:p>609.9</text:p>
          </table:table-cell>
          <table:table-cell office:value-type="float" office:value="610.3" calcext:value-type="float">
            <text:p>610.3</text:p>
          </table:table-cell>
          <table:table-cell office:value-type="float" office:value="89.7" calcext:value-type="float">
            <text:p>89.7</text:p>
          </table:table-cell>
          <table:table-cell office:value-type="float" office:value="488.9" calcext:value-type="float">
            <text:p>488.9</text:p>
          </table:table-cell>
          <table:table-cell office:value-type="float" office:value="488.8" calcext:value-type="float">
            <text:p>488.8</text:p>
          </table:table-cell>
        </table:table-row>
        <table:table-row table:style-name="ro1">
          <table:table-cell office:value-type="string" calcext:value-type="string">
            <text:p>167-partner_units-100-0.asp</text:p>
          </table:table-cell>
          <table:table-cell table:style-name="ce54" office:value-type="float" office:value="2.171" calcext:value-type="float">
            <text:p>2.171</text:p>
          </table:table-cell>
          <table:table-cell table:style-name="ce166" office:value-type="float" office:value="911.263" calcext:value-type="float">
            <text:p>911.263</text:p>
          </table:table-cell>
          <table:table-cell table:style-name="ce277" office:value-type="float" office:value="911.768" calcext:value-type="float">
            <text:p>911.768</text:p>
          </table:table-cell>
          <table:table-cell table:style-name="ce388" office:value-type="float" office:value="28.43" calcext:value-type="float">
            <text:p>28.43</text:p>
          </table:table-cell>
          <table:table-cell table:style-name="ce499" office:value-type="float" office:value="911.209" calcext:value-type="float">
            <text:p>911.209</text:p>
          </table:table-cell>
          <table:table-cell table:style-name="ce610" office:value-type="float" office:value="911.855" calcext:value-type="float">
            <text:p>911.855</text:p>
          </table:table-cell>
          <table:table-cell office:value-type="float" office:value="232.3" calcext:value-type="float">
            <text:p>232.3</text:p>
          </table:table-cell>
          <table:table-cell table:number-columns-repeated="2" office:value-type="float" office:value="590.8" calcext:value-type="float">
            <text:p>590.8</text:p>
          </table:table-cell>
          <table:table-cell office:value-type="float" office:value="89.4" calcext:value-type="float">
            <text:p>89.4</text:p>
          </table:table-cell>
          <table:table-cell office:value-type="float" office:value="470.1" calcext:value-type="float">
            <text:p>470.1</text:p>
          </table:table-cell>
          <table:table-cell office:value-type="float" office:value="468.4" calcext:value-type="float">
            <text:p>468.4</text:p>
          </table:table-cell>
        </table:table-row>
        <table:table-row table:style-name="ro1">
          <table:table-cell office:value-type="string" calcext:value-type="string">
            <text:p>168-partner_units-100-0.asp</text:p>
          </table:table-cell>
          <table:table-cell table:style-name="ce55" office:value-type="float" office:value="23.254" calcext:value-type="float">
            <text:p>23.254</text:p>
          </table:table-cell>
          <table:table-cell table:style-name="ce167" office:value-type="float" office:value="911.453" calcext:value-type="float">
            <text:p>911.453</text:p>
          </table:table-cell>
          <table:table-cell table:style-name="ce278" office:value-type="float" office:value="911.155" calcext:value-type="float">
            <text:p>911.155</text:p>
          </table:table-cell>
          <table:table-cell table:style-name="ce389" office:value-type="float" office:value="22.497" calcext:value-type="float">
            <text:p>22.497</text:p>
          </table:table-cell>
          <table:table-cell table:style-name="ce500" office:value-type="float" office:value="761.016" calcext:value-type="float">
            <text:p>761.016</text:p>
          </table:table-cell>
          <table:table-cell table:style-name="ce611" office:value-type="float" office:value="911.942" calcext:value-type="float">
            <text:p>911.942</text:p>
          </table:table-cell>
          <table:table-cell office:value-type="float" office:value="234.6" calcext:value-type="float">
            <text:p>234.6</text:p>
          </table:table-cell>
          <table:table-cell office:value-type="float" office:value="591.2" calcext:value-type="float">
            <text:p>591.2</text:p>
          </table:table-cell>
          <table:table-cell office:value-type="float" office:value="592.4" calcext:value-type="float">
            <text:p>592.4</text:p>
          </table:table-cell>
          <table:table-cell office:value-type="float" office:value="89.1" calcext:value-type="float">
            <text:p>89.1</text:p>
          </table:table-cell>
          <table:table-cell office:value-type="float" office:value="467.7" calcext:value-type="float">
            <text:p>467.7</text:p>
          </table:table-cell>
          <table:table-cell office:value-type="float" office:value="468.5" calcext:value-type="float">
            <text:p>468.5</text:p>
          </table:table-cell>
        </table:table-row>
        <table:table-row table:style-name="ro1">
          <table:table-cell office:value-type="string" calcext:value-type="string">
            <text:p>169-partner_units-100-0.asp</text:p>
          </table:table-cell>
          <table:table-cell table:style-name="ce56" office:value-type="float" office:value="31.422" calcext:value-type="float">
            <text:p>31.422</text:p>
          </table:table-cell>
          <table:table-cell table:style-name="ce168" office:value-type="float" office:value="912.012" calcext:value-type="float">
            <text:p>912.012</text:p>
          </table:table-cell>
          <table:table-cell table:style-name="ce279" office:value-type="float" office:value="911.375" calcext:value-type="float">
            <text:p>911.375</text:p>
          </table:table-cell>
          <table:table-cell table:style-name="ce390" office:value-type="float" office:value="89.083" calcext:value-type="float">
            <text:p>89.083</text:p>
          </table:table-cell>
          <table:table-cell table:style-name="ce501" office:value-type="float" office:value="911.735" calcext:value-type="float">
            <text:p>911.735</text:p>
          </table:table-cell>
          <table:table-cell table:style-name="ce612" office:value-type="float" office:value="911.578" calcext:value-type="float">
            <text:p>911.578</text:p>
          </table:table-cell>
          <table:table-cell office:value-type="float" office:value="238.1" calcext:value-type="float">
            <text:p>238.1</text:p>
          </table:table-cell>
          <table:table-cell office:value-type="float" office:value="599" calcext:value-type="float">
            <text:p>599</text:p>
          </table:table-cell>
          <table:table-cell office:value-type="float" office:value="600.9" calcext:value-type="float">
            <text:p>600.9</text:p>
          </table:table-cell>
          <table:table-cell office:value-type="float" office:value="89.7" calcext:value-type="float">
            <text:p>89.7</text:p>
          </table:table-cell>
          <table:table-cell office:value-type="float" office:value="473.5" calcext:value-type="float">
            <text:p>473.5</text:p>
          </table:table-cell>
          <table:table-cell office:value-type="float" office:value="475.7" calcext:value-type="float">
            <text:p>475.7</text:p>
          </table:table-cell>
        </table:table-row>
        <table:table-row table:style-name="ro1">
          <table:table-cell office:value-type="string" calcext:value-type="string">
            <text:p>171-partner_units_polynomial-43-0.asp</text:p>
          </table:table-cell>
          <table:table-cell table:style-name="ce57" office:value-type="float" office:value="0.628" calcext:value-type="float">
            <text:p>0.628</text:p>
          </table:table-cell>
          <table:table-cell table:style-name="ce169" office:value-type="float" office:value="1.446" calcext:value-type="float">
            <text:p>1.446</text:p>
          </table:table-cell>
          <table:table-cell table:style-name="ce280" office:value-type="float" office:value="3.831" calcext:value-type="float">
            <text:p>3.831</text:p>
          </table:table-cell>
          <table:table-cell table:style-name="ce391" office:value-type="float" office:value="29.447" calcext:value-type="float">
            <text:p>29.447</text:p>
          </table:table-cell>
          <table:table-cell table:style-name="ce502" office:value-type="float" office:value="1.439" calcext:value-type="float">
            <text:p>1.439</text:p>
          </table:table-cell>
          <table:table-cell table:style-name="ce613" office:value-type="float" office:value="3.796" calcext:value-type="float">
            <text:p>3.796</text:p>
          </table:table-cell>
          <table:table-cell office:value-type="float" office:value="29.4" calcext:value-type="float">
            <text:p>29.4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27" calcext:value-type="float">
            <text:p>27</text:p>
          </table:table-cell>
          <table:table-cell office:value-type="float" office:value="60.6" calcext:value-type="float">
            <text:p>60.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74-partner_units_polynomial-45-0.asp</text:p>
          </table:table-cell>
          <table:table-cell table:style-name="ce58" office:value-type="float" office:value="1.348" calcext:value-type="float">
            <text:p>1.348</text:p>
          </table:table-cell>
          <table:table-cell table:style-name="ce170" office:value-type="float" office:value="181.467" calcext:value-type="float">
            <text:p>181.467</text:p>
          </table:table-cell>
          <table:table-cell table:style-name="ce281" office:value-type="float" office:value="911.555" calcext:value-type="float">
            <text:p>911.555</text:p>
          </table:table-cell>
          <table:table-cell table:style-name="ce392" office:value-type="float" office:value="5.626" calcext:value-type="float">
            <text:p>5.626</text:p>
          </table:table-cell>
          <table:table-cell table:style-name="ce503" office:value-type="float" office:value="178.404" calcext:value-type="float">
            <text:p>178.404</text:p>
          </table:table-cell>
          <table:table-cell table:style-name="ce614" office:value-type="float" office:value="911.694" calcext:value-type="float">
            <text:p>911.694</text:p>
          </table:table-cell>
          <table:table-cell office:value-type="float" office:value="45.5" calcext:value-type="float">
            <text:p>45.5</text:p>
          </table:table-cell>
          <table:table-cell office:value-type="float" office:value="109.7" calcext:value-type="float">
            <text:p>109.7</text:p>
          </table:table-cell>
          <table:table-cell office:value-type="float" office:value="114" calcext:value-type="float">
            <text:p>114</text:p>
          </table:table-cell>
          <table:table-cell office:value-type="float" office:value="20.5" calcext:value-type="float">
            <text:p>20.5</text:p>
          </table:table-cell>
          <table:table-cell office:value-type="float" office:value="87.6" calcext:value-type="float">
            <text:p>87.6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175-partner_units_polynomial-75-0.asp</text:p>
          </table:table-cell>
          <table:table-cell table:style-name="ce59" office:value-type="float" office:value="51.403" calcext:value-type="float">
            <text:p>51.403</text:p>
          </table:table-cell>
          <table:table-cell table:style-name="ce171" office:value-type="float" office:value="911.485" calcext:value-type="float">
            <text:p>911.485</text:p>
          </table:table-cell>
          <table:table-cell table:style-name="ce282" office:value-type="float" office:value="911.418" calcext:value-type="float">
            <text:p>911.418</text:p>
          </table:table-cell>
          <table:table-cell table:style-name="ce393" office:value-type="float" office:value="109.194" calcext:value-type="float">
            <text:p>109.194</text:p>
          </table:table-cell>
          <table:table-cell table:style-name="ce504" office:value-type="float" office:value="911.2" calcext:value-type="float">
            <text:p>911.2</text:p>
          </table:table-cell>
          <table:table-cell table:style-name="ce615" office:value-type="float" office:value="911.663" calcext:value-type="float">
            <text:p>911.663</text:p>
          </table:table-cell>
          <table:table-cell office:value-type="float" office:value="169.9" calcext:value-type="float">
            <text:p>169.9</text:p>
          </table:table-cell>
          <table:table-cell office:value-type="float" office:value="401.8" calcext:value-type="float">
            <text:p>401.8</text:p>
          </table:table-cell>
          <table:table-cell office:value-type="float" office:value="400.4" calcext:value-type="float">
            <text:p>400.4</text:p>
          </table:table-cell>
          <table:table-cell office:value-type="float" office:value="64.9" calcext:value-type="float">
            <text:p>64.9</text:p>
          </table:table-cell>
          <table:table-cell office:value-type="float" office:value="285.5" calcext:value-type="float">
            <text:p>285.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176-partner_units_polynomial-24-0.asp</text:p>
          </table:table-cell>
          <table:table-cell table:style-name="ce60" office:value-type="float" office:value="0.415" calcext:value-type="float">
            <text:p>0.415</text:p>
          </table:table-cell>
          <table:table-cell table:style-name="ce172" office:value-type="float" office:value="98.046" calcext:value-type="float">
            <text:p>98.046</text:p>
          </table:table-cell>
          <table:table-cell table:style-name="ce283" office:value-type="float" office:value="106.158" calcext:value-type="float">
            <text:p>106.158</text:p>
          </table:table-cell>
          <table:table-cell table:style-name="ce394" office:value-type="float" office:value="0.103" calcext:value-type="float">
            <text:p>0.103</text:p>
          </table:table-cell>
          <table:table-cell table:style-name="ce505" office:value-type="float" office:value="17.171" calcext:value-type="float">
            <text:p>17.171</text:p>
          </table:table-cell>
          <table:table-cell table:style-name="ce616" office:value-type="float" office:value="79.777" calcext:value-type="float">
            <text:p>79.777</text:p>
          </table:table-cell>
          <table:table-cell office:value-type="float" office:value="14.2" calcext:value-type="float">
            <text:p>14.2</text:p>
          </table:table-cell>
          <table:table-cell office:value-type="float" office:value="31.3" calcext:value-type="float">
            <text:p>31.3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177-partner_units_polynomial-24-0.asp</text:p>
          </table:table-cell>
          <table:table-cell table:style-name="ce61" office:value-type="float" office:value="0.207" calcext:value-type="float">
            <text:p>0.207</text:p>
          </table:table-cell>
          <table:table-cell table:style-name="ce173" office:value-type="float" office:value="54.385" calcext:value-type="float">
            <text:p>54.385</text:p>
          </table:table-cell>
          <table:table-cell table:style-name="ce284" office:value-type="float" office:value="42.126" calcext:value-type="float">
            <text:p>42.126</text:p>
          </table:table-cell>
          <table:table-cell table:style-name="ce395" office:value-type="float" office:value="0.103" calcext:value-type="float">
            <text:p>0.103</text:p>
          </table:table-cell>
          <table:table-cell table:style-name="ce506" office:value-type="float" office:value="47.175" calcext:value-type="float">
            <text:p>47.175</text:p>
          </table:table-cell>
          <table:table-cell table:style-name="ce617" office:value-type="float" office:value="248.904" calcext:value-type="float">
            <text:p>248.904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31.7" calcext:value-type="float">
            <text:p>31.7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178-partner_units_polynomial-24-0.asp</text:p>
          </table:table-cell>
          <table:table-cell table:style-name="ce62" office:value-type="float" office:value="0.206" calcext:value-type="float">
            <text:p>0.206</text:p>
          </table:table-cell>
          <table:table-cell table:style-name="ce174" office:value-type="float" office:value="33.964" calcext:value-type="float">
            <text:p>33.964</text:p>
          </table:table-cell>
          <table:table-cell table:style-name="ce285" office:value-type="float" office:value="35.048" calcext:value-type="float">
            <text:p>35.048</text:p>
          </table:table-cell>
          <table:table-cell table:style-name="ce396" office:value-type="float" office:value="1.586" calcext:value-type="float">
            <text:p>1.586</text:p>
          </table:table-cell>
          <table:table-cell table:style-name="ce507" office:value-type="float" office:value="17.287" calcext:value-type="float">
            <text:p>17.287</text:p>
          </table:table-cell>
          <table:table-cell table:style-name="ce618" office:value-type="float" office:value="94.046" calcext:value-type="float">
            <text:p>94.046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float" office:value="32.2" calcext:value-type="float">
            <text:p>32.2</text:p>
          </table:table-cell>
          <table:table-cell office:value-type="float" office:value="12.9" calcext:value-type="float">
            <text:p>12.9</text:p>
          </table:table-cell>
          <table:table-cell office:value-type="float" office:value="30.6" calcext:value-type="float">
            <text:p>30.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80-partner_units_polynomial-47-0.asp</text:p>
          </table:table-cell>
          <table:table-cell table:style-name="ce63" office:value-type="float" office:value="10.582" calcext:value-type="float">
            <text:p>10.582</text:p>
          </table:table-cell>
          <table:table-cell table:style-name="ce175" office:value-type="float" office:value="911.836" calcext:value-type="float">
            <text:p>911.836</text:p>
          </table:table-cell>
          <table:table-cell table:style-name="ce286" office:value-type="float" office:value="911.552" calcext:value-type="float">
            <text:p>911.552</text:p>
          </table:table-cell>
          <table:table-cell table:style-name="ce397" office:value-type="float" office:value="26.438" calcext:value-type="float">
            <text:p>26.438</text:p>
          </table:table-cell>
          <table:table-cell table:style-name="ce508" office:value-type="float" office:value="911.461" calcext:value-type="float">
            <text:p>911.461</text:p>
          </table:table-cell>
          <table:table-cell table:style-name="ce619" office:value-type="float" office:value="911.695" calcext:value-type="float">
            <text:p>911.695</text:p>
          </table:table-cell>
          <table:table-cell office:value-type="float" office:value="42.3" calcext:value-type="float">
            <text:p>42.3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float" office:value="26.7" calcext:value-type="float">
            <text:p>26.7</text:p>
          </table:table-cell>
          <table:table-cell office:value-type="float" office:value="86.9" calcext:value-type="float">
            <text:p>86.9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187-partner_units_polynomial-51-0.asp</text:p>
          </table:table-cell>
          <table:table-cell table:style-name="ce64" office:value-type="float" office:value="1.758" calcext:value-type="float">
            <text:p>1.758</text:p>
          </table:table-cell>
          <table:table-cell table:style-name="ce176" office:value-type="float" office:value="911.192" calcext:value-type="float">
            <text:p>911.192</text:p>
          </table:table-cell>
          <table:table-cell table:style-name="ce287" office:value-type="float" office:value="173.487" calcext:value-type="float">
            <text:p>173.487</text:p>
          </table:table-cell>
          <table:table-cell table:style-name="ce398" office:value-type="float" office:value="3.879" calcext:value-type="float">
            <text:p>3.879</text:p>
          </table:table-cell>
          <table:table-cell table:style-name="ce509" office:value-type="float" office:value="912.027" calcext:value-type="float">
            <text:p>912.027</text:p>
          </table:table-cell>
          <table:table-cell table:style-name="ce620" office:value-type="float" office:value="698.218" calcext:value-type="float">
            <text:p>698.218</text:p>
          </table:table-cell>
          <table:table-cell office:value-type="float" office:value="59.3" calcext:value-type="float">
            <text:p>59.3</text:p>
          </table:table-cell>
          <table:table-cell office:value-type="float" office:value="151.8" calcext:value-type="float">
            <text:p>151.8</text:p>
          </table:table-cell>
          <table:table-cell office:value-type="float" office:value="149.4" calcext:value-type="float">
            <text:p>149.4</text:p>
          </table:table-cell>
          <table:table-cell office:value-type="float" office:value="23.7" calcext:value-type="float">
            <text:p>23.7</text:p>
          </table:table-cell>
          <table:table-cell office:value-type="float" office:value="117.4" calcext:value-type="float">
            <text:p>117.4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188-partner_units_polynomial-57-0.asp</text:p>
          </table:table-cell>
          <table:table-cell table:style-name="ce65" office:value-type="float" office:value="6.555" calcext:value-type="float">
            <text:p>6.555</text:p>
          </table:table-cell>
          <table:table-cell table:style-name="ce177" office:value-type="float" office:value="911.363" calcext:value-type="float">
            <text:p>911.363</text:p>
          </table:table-cell>
          <table:table-cell table:style-name="ce288" office:value-type="float" office:value="911.512" calcext:value-type="float">
            <text:p>911.512</text:p>
          </table:table-cell>
          <table:table-cell table:style-name="ce399" office:value-type="float" office:value="6.147" calcext:value-type="float">
            <text:p>6.147</text:p>
          </table:table-cell>
          <table:table-cell table:style-name="ce510" office:value-type="float" office:value="911.177" calcext:value-type="float">
            <text:p>911.177</text:p>
          </table:table-cell>
          <table:table-cell table:style-name="ce621" office:value-type="float" office:value="911.204" calcext:value-type="float">
            <text:p>911.204</text:p>
          </table:table-cell>
          <table:table-cell office:value-type="float" office:value="79.1" calcext:value-type="float">
            <text:p>79.1</text:p>
          </table:table-cell>
          <table:table-cell office:value-type="float" office:value="198.2" calcext:value-type="float">
            <text:p>198.2</text:p>
          </table:table-cell>
          <table:table-cell office:value-type="float" office:value="197" calcext:value-type="float">
            <text:p>197</text:p>
          </table:table-cell>
          <table:table-cell office:value-type="float" office:value="28.4" calcext:value-type="float">
            <text:p>28.4</text:p>
          </table:table-cell>
          <table:table-cell office:value-type="float" office:value="148.8" calcext:value-type="float">
            <text:p>148.8</text:p>
          </table:table-cell>
          <table:table-cell office:value-type="float" office:value="148.6" calcext:value-type="float">
            <text:p>148.6</text:p>
          </table:table-cell>
        </table:table-row>
        <table:table-row table:style-name="ro1">
          <table:table-cell office:value-type="string" calcext:value-type="string">
            <text:p>189-partner_units_polynomial-63-0.asp</text:p>
          </table:table-cell>
          <table:table-cell table:style-name="ce66" office:value-type="float" office:value="64.576" calcext:value-type="float">
            <text:p>64.576</text:p>
          </table:table-cell>
          <table:table-cell table:style-name="ce178" office:value-type="float" office:value="911.654" calcext:value-type="float">
            <text:p>911.654</text:p>
          </table:table-cell>
          <table:table-cell table:style-name="ce289" office:value-type="float" office:value="911.665" calcext:value-type="float">
            <text:p>911.665</text:p>
          </table:table-cell>
          <table:table-cell table:style-name="ce400" office:value-type="float" office:value="10.21" calcext:value-type="float">
            <text:p>10.21</text:p>
          </table:table-cell>
          <table:table-cell table:style-name="ce511" office:value-type="float" office:value="911.506" calcext:value-type="float">
            <text:p>911.506</text:p>
          </table:table-cell>
          <table:table-cell table:style-name="ce622" office:value-type="float" office:value="911.388" calcext:value-type="float">
            <text:p>911.388</text:p>
          </table:table-cell>
          <table:table-cell office:value-type="float" office:value="116" calcext:value-type="float">
            <text:p>116</text:p>
          </table:table-cell>
          <table:table-cell office:value-type="float" office:value="253.2" calcext:value-type="float">
            <text:p>253.2</text:p>
          </table:table-cell>
          <table:table-cell office:value-type="float" office:value="252.8" calcext:value-type="float">
            <text:p>252.8</text:p>
          </table:table-cell>
          <table:table-cell office:value-type="float" office:value="33.4" calcext:value-type="float">
            <text:p>33.4</text:p>
          </table:table-cell>
          <table:table-cell office:value-type="float" office:value="187.5" calcext:value-type="float">
            <text:p>187.5</text:p>
          </table:table-cell>
          <table:table-cell office:value-type="float" office:value="186.4" calcext:value-type="float">
            <text:p>186.4</text:p>
          </table:table-cell>
        </table:table-row>
        <table:table-row table:style-name="ro1">
          <table:table-cell office:value-type="string" calcext:value-type="string">
            <text:p>190-partner_units_polynomial-69-0.asp</text:p>
          </table:table-cell>
          <table:table-cell table:style-name="ce67" office:value-type="float" office:value="107.743" calcext:value-type="float">
            <text:p>107.743</text:p>
          </table:table-cell>
          <table:table-cell table:style-name="ce179" office:value-type="float" office:value="911.113" calcext:value-type="float">
            <text:p>911.113</text:p>
          </table:table-cell>
          <table:table-cell table:style-name="ce290" office:value-type="float" office:value="911.283" calcext:value-type="float">
            <text:p>911.283</text:p>
          </table:table-cell>
          <table:table-cell table:style-name="ce401" office:value-type="float" office:value="110.285" calcext:value-type="float">
            <text:p>110.285</text:p>
          </table:table-cell>
          <table:table-cell table:style-name="ce512" office:value-type="float" office:value="911.833" calcext:value-type="float">
            <text:p>911.833</text:p>
          </table:table-cell>
          <table:table-cell table:style-name="ce623" office:value-type="float" office:value="911.813" calcext:value-type="float">
            <text:p>911.813</text:p>
          </table:table-cell>
          <table:table-cell office:value-type="float" office:value="139.4" calcext:value-type="float">
            <text:p>139.4</text:p>
          </table:table-cell>
          <table:table-cell office:value-type="float" office:value="323.9" calcext:value-type="float">
            <text:p>323.9</text:p>
          </table:table-cell>
          <table:table-cell office:value-type="float" office:value="321.6" calcext:value-type="float">
            <text:p>321.6</text:p>
          </table:table-cell>
          <table:table-cell office:value-type="float" office:value="51.9" calcext:value-type="float">
            <text:p>51.9</text:p>
          </table:table-cell>
          <table:table-cell office:value-type="float" office:value="231.4" calcext:value-type="float">
            <text:p>231.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194-partner_units_polynomial-60-0.asp</text:p>
          </table:table-cell>
          <table:table-cell table:style-name="ce68" office:value-type="float" office:value="5.539" calcext:value-type="float">
            <text:p>5.539</text:p>
          </table:table-cell>
          <table:table-cell table:style-name="ce180" office:value-type="float" office:value="911.276" calcext:value-type="float">
            <text:p>911.276</text:p>
          </table:table-cell>
          <table:table-cell table:style-name="ce291" office:value-type="float" office:value="911.349" calcext:value-type="float">
            <text:p>911.349</text:p>
          </table:table-cell>
          <table:table-cell table:style-name="ce402" office:value-type="float" office:value="3.887" calcext:value-type="float">
            <text:p>3.887</text:p>
          </table:table-cell>
          <table:table-cell table:style-name="ce513" office:value-type="float" office:value="911.276" calcext:value-type="float">
            <text:p>911.276</text:p>
          </table:table-cell>
          <table:table-cell table:style-name="ce624" office:value-type="float" office:value="911.244" calcext:value-type="float">
            <text:p>911.244</text:p>
          </table:table-cell>
          <table:table-cell office:value-type="float" office:value="59.4" calcext:value-type="float">
            <text:p>59.4</text:p>
          </table:table-cell>
          <table:table-cell office:value-type="float" office:value="159.8" calcext:value-type="float">
            <text:p>159.8</text:p>
          </table:table-cell>
          <table:table-cell office:value-type="float" office:value="160.1" calcext:value-type="float">
            <text:p>160.1</text:p>
          </table:table-cell>
          <table:table-cell office:value-type="float" office:value="30.5" calcext:value-type="float">
            <text:p>30.5</text:p>
          </table:table-cell>
          <table:table-cell office:value-type="float" office:value="144.2" calcext:value-type="float">
            <text:p>144.2</text:p>
          </table:table-cell>
          <table:table-cell office:value-type="float" office:value="142.9" calcext:value-type="float">
            <text:p>142.9</text:p>
          </table:table-cell>
        </table:table-row>
        <table:table-row table:style-name="ro1">
          <table:table-cell office:value-type="string" calcext:value-type="string">
            <text:p>195-partner_units_polynomial-60-0.asp</text:p>
          </table:table-cell>
          <table:table-cell table:style-name="ce69" office:value-type="float" office:value="2.173" calcext:value-type="float">
            <text:p>2.173</text:p>
          </table:table-cell>
          <table:table-cell table:style-name="ce181" office:value-type="float" office:value="911.269" calcext:value-type="float">
            <text:p>911.269</text:p>
          </table:table-cell>
          <table:table-cell table:style-name="ce292" office:value-type="float" office:value="911.298" calcext:value-type="float">
            <text:p>911.298</text:p>
          </table:table-cell>
          <table:table-cell table:style-name="ce403" office:value-type="float" office:value="1.797" calcext:value-type="float">
            <text:p>1.797</text:p>
          </table:table-cell>
          <table:table-cell table:style-name="ce514" office:value-type="float" office:value="911.853" calcext:value-type="float">
            <text:p>911.853</text:p>
          </table:table-cell>
          <table:table-cell table:style-name="ce625" office:value-type="float" office:value="911.109" calcext:value-type="float">
            <text:p>911.109</text:p>
          </table:table-cell>
          <table:table-cell office:value-type="float" office:value="53.2" calcext:value-type="float">
            <text:p>53.2</text:p>
          </table:table-cell>
          <table:table-cell office:value-type="float" office:value="160.3" calcext:value-type="float">
            <text:p>160.3</text:p>
          </table:table-cell>
          <table:table-cell office:value-type="float" office:value="161.1" calcext:value-type="float">
            <text:p>161.1</text:p>
          </table:table-cell>
          <table:table-cell office:value-type="float" office:value="29.7" calcext:value-type="float">
            <text:p>29.7</text:p>
          </table:table-cell>
          <table:table-cell office:value-type="float" office:value="142.9" calcext:value-type="float">
            <text:p>142.9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string" calcext:value-type="string">
            <text:p>196-partner_units_polynomial-59-0.asp</text:p>
          </table:table-cell>
          <table:table-cell table:style-name="ce70" office:value-type="float" office:value="1.143" calcext:value-type="float">
            <text:p>1.143</text:p>
          </table:table-cell>
          <table:table-cell table:style-name="ce182" office:value-type="float" office:value="458.483" calcext:value-type="float">
            <text:p>458.483</text:p>
          </table:table-cell>
          <table:table-cell table:style-name="ce293" office:value-type="float" office:value="453.318" calcext:value-type="float">
            <text:p>453.318</text:p>
          </table:table-cell>
          <table:table-cell table:style-name="ce404" office:value-type="float" office:value="0.641" calcext:value-type="float">
            <text:p>0.641</text:p>
          </table:table-cell>
          <table:table-cell table:style-name="ce515" office:value-type="float" office:value="796.452" calcext:value-type="float">
            <text:p>796.452</text:p>
          </table:table-cell>
          <table:table-cell table:style-name="ce626" office:value-type="float" office:value="781.862" calcext:value-type="float">
            <text:p>781.862</text:p>
          </table:table-cell>
          <table:table-cell office:value-type="float" office:value="51.2" calcext:value-type="float">
            <text:p>51.2</text:p>
          </table:table-cell>
          <table:table-cell office:value-type="float" office:value="154.6" calcext:value-type="float">
            <text:p>154.6</text:p>
          </table:table-cell>
          <table:table-cell office:value-type="float" office:value="154.2" calcext:value-type="float">
            <text:p>154.2</text:p>
          </table:table-cell>
          <table:table-cell office:value-type="float" office:value="29.3" calcext:value-type="float">
            <text:p>29.3</text:p>
          </table:table-cell>
          <table:table-cell office:value-type="float" office:value="142.2" calcext:value-type="float">
            <text:p>142.2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97-partner_units_polynomial-62-0.asp</text:p>
          </table:table-cell>
          <table:table-cell table:style-name="ce71" office:value-type="float" office:value="2.781" calcext:value-type="float">
            <text:p>2.781</text:p>
          </table:table-cell>
          <table:table-cell table:style-name="ce183" office:value-type="float" office:value="268.981" calcext:value-type="float">
            <text:p>268.981</text:p>
          </table:table-cell>
          <table:table-cell table:style-name="ce294" office:value-type="float" office:value="267.989" calcext:value-type="float">
            <text:p>267.989</text:p>
          </table:table-cell>
          <table:table-cell table:style-name="ce405" office:value-type="float" office:value="2.635" calcext:value-type="float">
            <text:p>2.635</text:p>
          </table:table-cell>
          <table:table-cell table:style-name="ce516" office:value-type="float" office:value="212.081" calcext:value-type="float">
            <text:p>212.081</text:p>
          </table:table-cell>
          <table:table-cell table:style-name="ce627" office:value-type="float" office:value="219.208" calcext:value-type="float">
            <text:p>219.208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161.3" calcext:value-type="float">
            <text:p>161.3</text:p>
          </table:table-cell>
          <table:table-cell office:value-type="float" office:value="31.5" calcext:value-type="float">
            <text:p>31.5</text:p>
          </table:table-cell>
          <table:table-cell office:value-type="float" office:value="145" calcext:value-type="float">
            <text:p>145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string" calcext:value-type="string">
            <text:p>198-partner_units_polynomial-61-0.asp</text:p>
          </table:table-cell>
          <table:table-cell table:style-name="ce72" office:value-type="float" office:value="0.416" calcext:value-type="float">
            <text:p>0.416</text:p>
          </table:table-cell>
          <table:table-cell table:style-name="ce184" office:value-type="float" office:value="911.231" calcext:value-type="float">
            <text:p>911.231</text:p>
          </table:table-cell>
          <table:table-cell table:style-name="ce295" office:value-type="float" office:value="911.988" calcext:value-type="float">
            <text:p>911.988</text:p>
          </table:table-cell>
          <table:table-cell table:style-name="ce406" office:value-type="float" office:value="0.534" calcext:value-type="float">
            <text:p>0.534</text:p>
          </table:table-cell>
          <table:table-cell table:style-name="ce517" office:value-type="float" office:value="911.856" calcext:value-type="float">
            <text:p>911.856</text:p>
          </table:table-cell>
          <table:table-cell table:style-name="ce628" office:value-type="float" office:value="911.191" calcext:value-type="float">
            <text:p>911.191</text:p>
          </table:table-cell>
          <table:table-cell office:value-type="float" office:value="53.1" calcext:value-type="float">
            <text:p>53.1</text:p>
          </table:table-cell>
          <table:table-cell office:value-type="float" office:value="166.1" calcext:value-type="float">
            <text:p>166.1</text:p>
          </table:table-cell>
          <table:table-cell office:value-type="float" office:value="166.3" calcext:value-type="float">
            <text:p>166.3</text:p>
          </table:table-cell>
          <table:table-cell office:value-type="float" office:value="31.1" calcext:value-type="float">
            <text:p>31.1</text:p>
          </table:table-cell>
          <table:table-cell office:value-type="float" office:value="147.8" calcext:value-type="float">
            <text:p>147.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99-partner_units_polynomial-59-0.asp</text:p>
          </table:table-cell>
          <table:table-cell table:style-name="ce73" office:value-type="float" office:value="0.625" calcext:value-type="float">
            <text:p>0.625</text:p>
          </table:table-cell>
          <table:table-cell table:style-name="ce185" office:value-type="float" office:value="911.173" calcext:value-type="float">
            <text:p>911.173</text:p>
          </table:table-cell>
          <table:table-cell table:style-name="ce296" office:value-type="float" office:value="911.192" calcext:value-type="float">
            <text:p>911.192</text:p>
          </table:table-cell>
          <table:table-cell table:style-name="ce407" office:value-type="float" office:value="0.649" calcext:value-type="float">
            <text:p>0.649</text:p>
          </table:table-cell>
          <table:table-cell table:style-name="ce518" office:value-type="float" office:value="203.009" calcext:value-type="float">
            <text:p>203.009</text:p>
          </table:table-cell>
          <table:table-cell table:style-name="ce629" office:value-type="float" office:value="200.989" calcext:value-type="float">
            <text:p>200.989</text:p>
          </table:table-cell>
          <table:table-cell office:value-type="float" office:value="50.4" calcext:value-type="float">
            <text:p>50.4</text:p>
          </table:table-cell>
          <table:table-cell office:value-type="float" office:value="157.6" calcext:value-type="float">
            <text:p>157.6</text:p>
          </table:table-cell>
          <table:table-cell office:value-type="float" office:value="157.5" calcext:value-type="float">
            <text:p>157.5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135.7" calcext:value-type="float">
            <text:p>135.7</text:p>
          </table:table-cell>
        </table:table-row>
        <table:table-row table:style-name="ro1">
          <table:table-cell office:value-type="string" calcext:value-type="string">
            <text:p>200-partner_units_polynomial-63-0.asp</text:p>
          </table:table-cell>
          <table:table-cell table:style-name="ce74" office:value-type="float" office:value="0.625" calcext:value-type="float">
            <text:p>0.625</text:p>
          </table:table-cell>
          <table:table-cell table:style-name="ce186" office:value-type="float" office:value="701.788" calcext:value-type="float">
            <text:p>701.788</text:p>
          </table:table-cell>
          <table:table-cell table:style-name="ce297" office:value-type="float" office:value="697.663" calcext:value-type="float">
            <text:p>697.663</text:p>
          </table:table-cell>
          <table:table-cell table:style-name="ce408" office:value-type="float" office:value="0.759" calcext:value-type="float">
            <text:p>0.759</text:p>
          </table:table-cell>
          <table:table-cell table:style-name="ce519" office:value-type="float" office:value="177.634" calcext:value-type="float">
            <text:p>177.634</text:p>
          </table:table-cell>
          <table:table-cell table:style-name="ce630" office:value-type="float" office:value="173.031" calcext:value-type="float">
            <text:p>173.031</text:p>
          </table:table-cell>
          <table:table-cell office:value-type="float" office:value="56" calcext:value-type="float">
            <text:p>56</text:p>
          </table:table-cell>
          <table:table-cell office:value-type="float" office:value="169.5" calcext:value-type="float">
            <text:p>169.5</text:p>
          </table:table-cell>
          <table:table-cell office:value-type="float" office:value="169" calcext:value-type="float">
            <text:p>169</text:p>
          </table:table-cell>
          <table:table-cell office:value-type="float" office:value="32.8" calcext:value-type="float">
            <text:p>32.8</text:p>
          </table:table-cell>
          <table:table-cell office:value-type="float" office:value="149.1" calcext:value-type="float">
            <text:p>149.1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string" calcext:value-type="string">
            <text:p>201-partner_units_polynomial-63-0.asp</text:p>
          </table:table-cell>
          <table:table-cell table:style-name="ce75" office:value-type="float" office:value="0.52" calcext:value-type="float">
            <text:p>0.52</text:p>
          </table:table-cell>
          <table:table-cell table:style-name="ce187" office:value-type="float" office:value="333.36" calcext:value-type="float">
            <text:p>333.36</text:p>
          </table:table-cell>
          <table:table-cell table:style-name="ce298" office:value-type="float" office:value="334.351" calcext:value-type="float">
            <text:p>334.351</text:p>
          </table:table-cell>
          <table:table-cell table:style-name="ce409" office:value-type="float" office:value="0.539" calcext:value-type="float">
            <text:p>0.539</text:p>
          </table:table-cell>
          <table:table-cell table:style-name="ce520" office:value-type="float" office:value="911.536" calcext:value-type="float">
            <text:p>911.536</text:p>
          </table:table-cell>
          <table:table-cell table:style-name="ce631" office:value-type="float" office:value="911.217" calcext:value-type="float">
            <text:p>911.217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167.4" calcext:value-type="float">
            <text:p>167.4</text:p>
          </table:table-cell>
          <table:table-cell office:value-type="float" office:value="32.6" calcext:value-type="float">
            <text:p>32.6</text:p>
          </table:table-cell>
          <table:table-cell office:value-type="float" office:value="154.1" calcext:value-type="float">
            <text:p>154.1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 office:value-type="string" calcext:value-type="string">
            <text:p>202-partner_units_polynomial-61-0.asp</text:p>
          </table:table-cell>
          <table:table-cell table:style-name="ce76" office:value-type="float" office:value="0.624" calcext:value-type="float">
            <text:p>0.624</text:p>
          </table:table-cell>
          <table:table-cell table:style-name="ce188" office:value-type="float" office:value="306.865" calcext:value-type="float">
            <text:p>306.865</text:p>
          </table:table-cell>
          <table:table-cell table:style-name="ce299" office:value-type="float" office:value="305.805" calcext:value-type="float">
            <text:p>305.805</text:p>
          </table:table-cell>
          <table:table-cell table:style-name="ce410" office:value-type="float" office:value="1.176" calcext:value-type="float">
            <text:p>1.176</text:p>
          </table:table-cell>
          <table:table-cell table:style-name="ce521" office:value-type="float" office:value="911.165" calcext:value-type="float">
            <text:p>911.165</text:p>
          </table:table-cell>
          <table:table-cell table:style-name="ce632" office:value-type="float" office:value="911.291" calcext:value-type="float">
            <text:p>911.291</text:p>
          </table:table-cell>
          <table:table-cell office:value-type="float" office:value="53.1" calcext:value-type="float">
            <text:p>53.1</text:p>
          </table:table-cell>
          <table:table-cell office:value-type="float" office:value="159.1" calcext:value-type="float">
            <text:p>159.1</text:p>
          </table:table-cell>
          <table:table-cell office:value-type="float" office:value="159.2" calcext:value-type="float">
            <text:p>159.2</text:p>
          </table:table-cell>
          <table:table-cell office:value-type="float" office:value="31.2" calcext:value-type="float">
            <text:p>31.2</text:p>
          </table:table-cell>
          <table:table-cell office:value-type="float" office:value="146.4" calcext:value-type="float">
            <text:p>146.4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203-partner_units_polynomial-60-0.asp</text:p>
          </table:table-cell>
          <table:table-cell table:style-name="ce77" office:value-type="float" office:value="0.729" calcext:value-type="float">
            <text:p>0.729</text:p>
          </table:table-cell>
          <table:table-cell table:style-name="ce189" office:value-type="float" office:value="911.091" calcext:value-type="float">
            <text:p>911.091</text:p>
          </table:table-cell>
          <table:table-cell table:style-name="ce300" office:value-type="float" office:value="911.149" calcext:value-type="float">
            <text:p>911.149</text:p>
          </table:table-cell>
          <table:table-cell table:style-name="ce411" office:value-type="float" office:value="4.705" calcext:value-type="float">
            <text:p>4.705</text:p>
          </table:table-cell>
          <table:table-cell table:style-name="ce522" office:value-type="float" office:value="766.996" calcext:value-type="float">
            <text:p>766.996</text:p>
          </table:table-cell>
          <table:table-cell table:style-name="ce633" office:value-type="float" office:value="762.773" calcext:value-type="float">
            <text:p>762.773</text:p>
          </table:table-cell>
          <table:table-cell office:value-type="float" office:value="50.8" calcext:value-type="float">
            <text:p>50.8</text:p>
          </table:table-cell>
          <table:table-cell office:value-type="float" office:value="159.7" calcext:value-type="float">
            <text:p>159.7</text:p>
          </table:table-cell>
          <table:table-cell office:value-type="float" office:value="160.9" calcext:value-type="float">
            <text:p>160.9</text:p>
          </table:table-cell>
          <table:table-cell office:value-type="float" office:value="31.7" calcext:value-type="float">
            <text:p>31.7</text:p>
          </table:table-cell>
          <table:table-cell office:value-type="float" office:value="143.6" calcext:value-type="float">
            <text:p>143.6</text:p>
          </table:table-cell>
          <table:table-cell office:value-type="float" office:value="142.9" calcext:value-type="float">
            <text:p>142.9</text:p>
          </table:table-cell>
        </table:table-row>
        <table:table-row table:style-name="ro1">
          <table:table-cell office:value-type="string" calcext:value-type="string">
            <text:p>204-partner_units_polynomial-67-0.asp</text:p>
          </table:table-cell>
          <table:table-cell table:style-name="ce78" office:value-type="float" office:value="0.624" calcext:value-type="float">
            <text:p>0.624</text:p>
          </table:table-cell>
          <table:table-cell table:style-name="ce190" office:value-type="float" office:value="911.214" calcext:value-type="float">
            <text:p>911.214</text:p>
          </table:table-cell>
          <table:table-cell table:style-name="ce301" office:value-type="float" office:value="911.331" calcext:value-type="float">
            <text:p>911.331</text:p>
          </table:table-cell>
          <table:table-cell table:style-name="ce412" office:value-type="float" office:value="0.65" calcext:value-type="float">
            <text:p>0.65</text:p>
          </table:table-cell>
          <table:table-cell table:style-name="ce523" office:value-type="float" office:value="682.277" calcext:value-type="float">
            <text:p>682.277</text:p>
          </table:table-cell>
          <table:table-cell table:style-name="ce634" office:value-type="float" office:value="673.039" calcext:value-type="float">
            <text:p>673.039</text:p>
          </table:table-cell>
          <table:table-cell office:value-type="float" office:value="62" calcext:value-type="float">
            <text:p>62</text:p>
          </table:table-cell>
          <table:table-cell office:value-type="float" office:value="187.9" calcext:value-type="float">
            <text:p>187.9</text:p>
          </table:table-cell>
          <table:table-cell office:value-type="float" office:value="188.4" calcext:value-type="float">
            <text:p>188.4</text:p>
          </table:table-cell>
          <table:table-cell office:value-type="float" office:value="36.8" calcext:value-type="float">
            <text:p>36.8</text:p>
          </table:table-cell>
          <table:table-cell table:number-columns-repeated="2" office:value-type="float" office:value="166.2" calcext:value-type="float">
            <text:p>166.2</text:p>
          </table:table-cell>
        </table:table-row>
        <table:table-row table:style-name="ro1">
          <table:table-cell office:value-type="string" calcext:value-type="string">
            <text:p>205-partner_units_polynomial-62-0.asp</text:p>
          </table:table-cell>
          <table:table-cell table:style-name="ce79" office:value-type="float" office:value="1.147" calcext:value-type="float">
            <text:p>1.147</text:p>
          </table:table-cell>
          <table:table-cell table:style-name="ce191" office:value-type="float" office:value="911.352" calcext:value-type="float">
            <text:p>911.352</text:p>
          </table:table-cell>
          <table:table-cell table:style-name="ce302" office:value-type="float" office:value="911.347" calcext:value-type="float">
            <text:p>911.347</text:p>
          </table:table-cell>
          <table:table-cell table:style-name="ce413" office:value-type="float" office:value="3.287" calcext:value-type="float">
            <text:p>3.287</text:p>
          </table:table-cell>
          <table:table-cell table:style-name="ce524" office:value-type="float" office:value="911.32" calcext:value-type="float">
            <text:p>911.32</text:p>
          </table:table-cell>
          <table:table-cell table:style-name="ce635" office:value-type="float" office:value="911.259" calcext:value-type="float">
            <text:p>911.259</text:p>
          </table:table-cell>
          <table:table-cell office:value-type="float" office:value="54.9" calcext:value-type="float">
            <text:p>54.9</text:p>
          </table:table-cell>
          <table:table-cell table:number-columns-repeated="2" office:value-type="float" office:value="166.9" calcext:value-type="float">
            <text:p>166.9</text:p>
          </table:table-cell>
          <table:table-cell office:value-type="float" office:value="32.2" calcext:value-type="float">
            <text:p>32.2</text:p>
          </table:table-cell>
          <table:table-cell office:value-type="float" office:value="150.6" calcext:value-type="float">
            <text:p>150.6</text:p>
          </table:table-cell>
          <table:table-cell office:value-type="float" office:value="150.5" calcext:value-type="float">
            <text:p>150.5</text:p>
          </table:table-cell>
        </table:table-row>
        <table:table-row table:style-name="ro1">
          <table:table-cell office:value-type="string" calcext:value-type="string">
            <text:p>206-partner_units_polynomial-63-0.asp</text:p>
          </table:table-cell>
          <table:table-cell table:style-name="ce80" office:value-type="float" office:value="0.52" calcext:value-type="float">
            <text:p>0.52</text:p>
          </table:table-cell>
          <table:table-cell table:style-name="ce192" office:value-type="float" office:value="272.336" calcext:value-type="float">
            <text:p>272.336</text:p>
          </table:table-cell>
          <table:table-cell table:style-name="ce303" office:value-type="float" office:value="273.272" calcext:value-type="float">
            <text:p>273.272</text:p>
          </table:table-cell>
          <table:table-cell table:style-name="ce414" office:value-type="float" office:value="0.645" calcext:value-type="float">
            <text:p>0.645</text:p>
          </table:table-cell>
          <table:table-cell table:style-name="ce525" office:value-type="float" office:value="911.403" calcext:value-type="float">
            <text:p>911.403</text:p>
          </table:table-cell>
          <table:table-cell table:style-name="ce636" office:value-type="float" office:value="911.571" calcext:value-type="float">
            <text:p>911.571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167.3" calcext:value-type="float">
            <text:p>167.3</text:p>
          </table:table-cell>
          <table:table-cell office:value-type="float" office:value="32.8" calcext:value-type="float">
            <text:p>32.8</text:p>
          </table:table-cell>
          <table:table-cell office:value-type="float" office:value="154.4" calcext:value-type="float">
            <text:p>154.4</text:p>
          </table:table-cell>
          <table:table-cell office:value-type="float" office:value="153.9" calcext:value-type="float">
            <text:p>153.9</text:p>
          </table:table-cell>
        </table:table-row>
        <table:table-row table:style-name="ro1">
          <table:table-cell office:value-type="string" calcext:value-type="string">
            <text:p>207-partner_units_polynomial-58-0.asp</text:p>
          </table:table-cell>
          <table:table-cell table:style-name="ce81" office:value-type="float" office:value="0.73" calcext:value-type="float">
            <text:p>0.73</text:p>
          </table:table-cell>
          <table:table-cell table:style-name="ce193" office:value-type="float" office:value="911.216" calcext:value-type="float">
            <text:p>911.216</text:p>
          </table:table-cell>
          <table:table-cell table:style-name="ce304" office:value-type="float" office:value="911.108" calcext:value-type="float">
            <text:p>911.108</text:p>
          </table:table-cell>
          <table:table-cell table:style-name="ce415" office:value-type="float" office:value="0.436" calcext:value-type="float">
            <text:p>0.436</text:p>
          </table:table-cell>
          <table:table-cell table:style-name="ce526" office:value-type="float" office:value="911.248" calcext:value-type="float">
            <text:p>911.248</text:p>
          </table:table-cell>
          <table:table-cell table:style-name="ce637" office:value-type="float" office:value="911.37" calcext:value-type="float">
            <text:p>911.37</text:p>
          </table:table-cell>
          <table:table-cell office:value-type="float" office:value="47.9" calcext:value-type="float">
            <text:p>47.9</text:p>
          </table:table-cell>
          <table:table-cell office:value-type="float" office:value="153.1" calcext:value-type="float">
            <text:p>153.1</text:p>
          </table:table-cell>
          <table:table-cell office:value-type="float" office:value="153.9" calcext:value-type="float">
            <text:p>153.9</text:p>
          </table:table-cell>
          <table:table-cell office:value-type="float" office:value="28" calcext:value-type="float">
            <text:p>28</text:p>
          </table:table-cell>
          <table:table-cell office:value-type="float" office:value="137.2" calcext:value-type="float">
            <text:p>137.2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string" calcext:value-type="string">
            <text:p>210-partner_units_polynomial-62-0.asp</text:p>
          </table:table-cell>
          <table:table-cell table:style-name="ce82" office:value-type="float" office:value="0.938" calcext:value-type="float">
            <text:p>0.938</text:p>
          </table:table-cell>
          <table:table-cell table:style-name="ce194" office:value-type="float" office:value="318.033" calcext:value-type="float">
            <text:p>318.033</text:p>
          </table:table-cell>
          <table:table-cell table:style-name="ce305" office:value-type="float" office:value="315.013" calcext:value-type="float">
            <text:p>315.013</text:p>
          </table:table-cell>
          <table:table-cell table:style-name="ce416" office:value-type="float" office:value="0.533" calcext:value-type="float">
            <text:p>0.533</text:p>
          </table:table-cell>
          <table:table-cell table:style-name="ce527" office:value-type="float" office:value="457.646" calcext:value-type="float">
            <text:p>457.646</text:p>
          </table:table-cell>
          <table:table-cell table:style-name="ce638" office:value-type="float" office:value="456.443" calcext:value-type="float">
            <text:p>456.443</text:p>
          </table:table-cell>
          <table:table-cell office:value-type="float" office:value="53.3" calcext:value-type="float">
            <text:p>53.3</text:p>
          </table:table-cell>
          <table:table-cell office:value-type="float" office:value="161.8" calcext:value-type="float">
            <text:p>161.8</text:p>
          </table:table-cell>
          <table:table-cell office:value-type="float" office:value="162.6" calcext:value-type="float">
            <text:p>162.6</text:p>
          </table:table-cell>
          <table:table-cell office:value-type="float" office:value="31.3" calcext:value-type="float">
            <text:p>31.3</text:p>
          </table:table-cell>
          <table:table-cell table:number-columns-repeated="2"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23-partner_units_polynomial-30-0.asp</text:p>
          </table:table-cell>
          <table:table-cell table:style-name="ce83" office:value-type="float" office:value="0.415" calcext:value-type="float">
            <text:p>0.415</text:p>
          </table:table-cell>
          <table:table-cell table:style-name="ce195" office:value-type="float" office:value="15.592" calcext:value-type="float">
            <text:p>15.592</text:p>
          </table:table-cell>
          <table:table-cell table:style-name="ce306" office:value-type="float" office:value="18.199" calcext:value-type="float">
            <text:p>18.199</text:p>
          </table:table-cell>
          <table:table-cell table:style-name="ce417" office:value-type="float" office:value="0.107" calcext:value-type="float">
            <text:p>0.107</text:p>
          </table:table-cell>
          <table:table-cell table:style-name="ce528" office:value-type="float" office:value="44.223" calcext:value-type="float">
            <text:p>44.223</text:p>
          </table:table-cell>
          <table:table-cell table:style-name="ce639" office:value-type="float" office:value="96.375" calcext:value-type="float">
            <text:p>96.375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6-partner_units_polynomial-60-0.asp</text:p>
          </table:table-cell>
          <table:table-cell table:style-name="ce84" office:value-type="float" office:value="13.634" calcext:value-type="float">
            <text:p>13.634</text:p>
          </table:table-cell>
          <table:table-cell table:style-name="ce196" office:value-type="float" office:value="911.76" calcext:value-type="float">
            <text:p>911.76</text:p>
          </table:table-cell>
          <table:table-cell table:style-name="ce307" office:value-type="float" office:value="911.215" calcext:value-type="float">
            <text:p>911.215</text:p>
          </table:table-cell>
          <table:table-cell table:style-name="ce418" office:value-type="float" office:value="15.803" calcext:value-type="float">
            <text:p>15.803</text:p>
          </table:table-cell>
          <table:table-cell table:style-name="ce529" office:value-type="float" office:value="911.235" calcext:value-type="float">
            <text:p>911.235</text:p>
          </table:table-cell>
          <table:table-cell table:style-name="ce640" office:value-type="float" office:value="911.977" calcext:value-type="float">
            <text:p>911.977</text:p>
          </table:table-cell>
          <table:table-cell office:value-type="float" office:value="88.3" calcext:value-type="float">
            <text:p>88.3</text:p>
          </table:table-cell>
          <table:table-cell office:value-type="float" office:value="221.1" calcext:value-type="float">
            <text:p>221.1</text:p>
          </table:table-cell>
          <table:table-cell office:value-type="float" office:value="219.9" calcext:value-type="float">
            <text:p>219.9</text:p>
          </table:table-cell>
          <table:table-cell office:value-type="float" office:value="30.1" calcext:value-type="float">
            <text:p>30.1</text:p>
          </table:table-cell>
          <table:table-cell office:value-type="float" office:value="166" calcext:value-type="float">
            <text:p>166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office:value-type="string" calcext:value-type="string">
            <text:p>29-partner_units_polynomial-40-0.asp</text:p>
          </table:table-cell>
          <table:table-cell table:style-name="ce85" office:value-type="float" office:value="0.52" calcext:value-type="float">
            <text:p>0.52</text:p>
          </table:table-cell>
          <table:table-cell table:style-name="ce197" office:value-type="float" office:value="349.216" calcext:value-type="float">
            <text:p>349.216</text:p>
          </table:table-cell>
          <table:table-cell table:style-name="ce308" office:value-type="float" office:value="61.542" calcext:value-type="float">
            <text:p>61.542</text:p>
          </table:table-cell>
          <table:table-cell table:style-name="ce419" office:value-type="float" office:value="0.427" calcext:value-type="float">
            <text:p>0.427</text:p>
          </table:table-cell>
          <table:table-cell table:style-name="ce530" office:value-type="float" office:value="532.251" calcext:value-type="float">
            <text:p>532.251</text:p>
          </table:table-cell>
          <table:table-cell table:style-name="ce641" office:value-type="float" office:value="623.811" calcext:value-type="float">
            <text:p>623.811</text:p>
          </table:table-cell>
          <table:table-cell office:value-type="float" office:value="25.1" calcext:value-type="float">
            <text:p>25.1</text:p>
          </table:table-cell>
          <table:table-cell office:value-type="float" office:value="64.5" calcext:value-type="float">
            <text:p>64.5</text:p>
          </table:table-cell>
          <table:table-cell office:value-type="float" office:value="62.8" calcext:value-type="float">
            <text:p>62.8</text:p>
          </table:table-cell>
          <table:table-cell office:value-type="float" office:value="16.5" calcext:value-type="float">
            <text:p>16.5</text:p>
          </table:table-cell>
          <table:table-cell office:value-type="float" office:value="58.6" calcext:value-type="float">
            <text:p>58.6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32-partner_units_polynomial-40-0.asp</text:p>
          </table:table-cell>
          <table:table-cell table:style-name="ce86" office:value-type="float" office:value="37.261" calcext:value-type="float">
            <text:p>37.261</text:p>
          </table:table-cell>
          <table:table-cell table:style-name="ce198" office:value-type="float" office:value="911.45" calcext:value-type="float">
            <text:p>911.45</text:p>
          </table:table-cell>
          <table:table-cell table:style-name="ce309" office:value-type="float" office:value="911.692" calcext:value-type="float">
            <text:p>911.692</text:p>
          </table:table-cell>
          <table:table-cell table:style-name="ce420" office:value-type="float" office:value="16.809" calcext:value-type="float">
            <text:p>16.809</text:p>
          </table:table-cell>
          <table:table-cell table:style-name="ce531" office:value-type="float" office:value="911.585" calcext:value-type="float">
            <text:p>911.585</text:p>
          </table:table-cell>
          <table:table-cell table:style-name="ce642" office:value-type="float" office:value="911.376" calcext:value-type="float">
            <text:p>911.376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70.3" calcext:value-type="float">
            <text:p>70.3</text:p>
          </table:table-cell>
          <table:table-cell office:value-type="float" office:value="21.8" calcext:value-type="float">
            <text:p>21.8</text:p>
          </table:table-cell>
          <table:table-cell office:value-type="float" office:value="62.3" calcext:value-type="float">
            <text:p>62.3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string" calcext:value-type="string">
            <text:p>35-partner_units_polynomial-40-0.asp</text:p>
          </table:table-cell>
          <table:table-cell table:style-name="ce87" office:value-type="float" office:value="911.907" calcext:value-type="float">
            <text:p>911.907</text:p>
          </table:table-cell>
          <table:table-cell table:style-name="ce199" office:value-type="float" office:value="911.676" calcext:value-type="float">
            <text:p>911.676</text:p>
          </table:table-cell>
          <table:table-cell table:style-name="ce310" office:value-type="float" office:value="911.366" calcext:value-type="float">
            <text:p>911.366</text:p>
          </table:table-cell>
          <table:table-cell table:style-name="ce421" office:value-type="float" office:value="7.66" calcext:value-type="float">
            <text:p>7.66</text:p>
          </table:table-cell>
          <table:table-cell table:style-name="ce532" office:value-type="float" office:value="911.692" calcext:value-type="float">
            <text:p>911.692</text:p>
          </table:table-cell>
          <table:table-cell table:style-name="ce643" office:value-type="float" office:value="911.516" calcext:value-type="float">
            <text:p>911.516</text:p>
          </table:table-cell>
          <table:table-cell office:value-type="float" office:value="69.1" calcext:value-type="float">
            <text:p>69.1</text:p>
          </table:table-cell>
          <table:table-cell office:value-type="float" office:value="74.6" calcext:value-type="float">
            <text:p>74.6</text:p>
          </table:table-cell>
          <table:table-cell office:value-type="float" office:value="74.4" calcext:value-type="float">
            <text:p>74.4</text:p>
          </table:table-cell>
          <table:table-cell office:value-type="float" office:value="17.9" calcext:value-type="float">
            <text:p>17.9</text:p>
          </table:table-cell>
          <table:table-cell office:value-type="float" office:value="65.7" calcext:value-type="float">
            <text:p>65.7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string" calcext:value-type="string">
            <text:p>38-partner_units_polynomial-79-0.asp</text:p>
          </table:table-cell>
          <table:table-cell table:style-name="ce88" office:value-type="float" office:value="911.101" calcext:value-type="float">
            <text:p>911.101</text:p>
          </table:table-cell>
          <table:table-cell table:style-name="ce200" office:value-type="float" office:value="911.932" calcext:value-type="float">
            <text:p>911.932</text:p>
          </table:table-cell>
          <table:table-cell table:style-name="ce311" office:value-type="float" office:value="911.157" calcext:value-type="float">
            <text:p>911.157</text:p>
          </table:table-cell>
          <table:table-cell table:style-name="ce422" office:value-type="float" office:value="47.718" calcext:value-type="float">
            <text:p>47.718</text:p>
          </table:table-cell>
          <table:table-cell table:style-name="ce533" office:value-type="float" office:value="911.127" calcext:value-type="float">
            <text:p>911.127</text:p>
          </table:table-cell>
          <table:table-cell table:style-name="ce644" office:value-type="float" office:value="911.955" calcext:value-type="float">
            <text:p>911.955</text:p>
          </table:table-cell>
          <table:table-cell office:value-type="float" office:value="192.9" calcext:value-type="float">
            <text:p>192.9</text:p>
          </table:table-cell>
          <table:table-cell office:value-type="float" office:value="317.6" calcext:value-type="float">
            <text:p>317.6</text:p>
          </table:table-cell>
          <table:table-cell office:value-type="float" office:value="319.6" calcext:value-type="float">
            <text:p>319.6</text:p>
          </table:table-cell>
          <table:table-cell office:value-type="float" office:value="56.4" calcext:value-type="float">
            <text:p>56.4</text:p>
          </table:table-cell>
          <table:table-cell office:value-type="float" office:value="254" calcext:value-type="float">
            <text:p>254</text:p>
          </table:table-cell>
          <table:table-cell office:value-type="float" office:value="256.3" calcext:value-type="float">
            <text:p>256.3</text:p>
          </table:table-cell>
        </table:table-row>
        <table:table-row table:style-name="ro1">
          <table:table-cell office:value-type="string" calcext:value-type="string">
            <text:p>41-partner_units_polynomial-79-0.asp</text:p>
          </table:table-cell>
          <table:table-cell table:style-name="ce89" office:value-type="float" office:value="911.421" calcext:value-type="float">
            <text:p>911.421</text:p>
          </table:table-cell>
          <table:table-cell table:style-name="ce201" office:value-type="float" office:value="911.321" calcext:value-type="float">
            <text:p>911.321</text:p>
          </table:table-cell>
          <table:table-cell table:style-name="ce312" office:value-type="float" office:value="911.098" calcext:value-type="float">
            <text:p>911.098</text:p>
          </table:table-cell>
          <table:table-cell table:style-name="ce423" office:value-type="float" office:value="911.674" calcext:value-type="float">
            <text:p>911.674</text:p>
          </table:table-cell>
          <table:table-cell table:style-name="ce534" office:value-type="float" office:value="912.004" calcext:value-type="float">
            <text:p>912.004</text:p>
          </table:table-cell>
          <table:table-cell table:style-name="ce645" office:value-type="float" office:value="911.247" calcext:value-type="float">
            <text:p>911.247</text:p>
          </table:table-cell>
          <table:table-cell office:value-type="float" office:value="246.8" calcext:value-type="float">
            <text:p>246.8</text:p>
          </table:table-cell>
          <table:table-cell table:number-columns-repeated="2" office:value-type="float" office:value="340.8" calcext:value-type="float">
            <text:p>340.8</text:p>
          </table:table-cell>
          <table:table-cell office:value-type="float" office:value="91.5" calcext:value-type="float">
            <text:p>91.5</text:p>
          </table:table-cell>
          <table:table-cell office:value-type="float" office:value="271.2" calcext:value-type="float">
            <text:p>271.2</text:p>
          </table:table-cell>
          <table:table-cell office:value-type="float" office:value="271.6" calcext:value-type="float">
            <text:p>271.6</text:p>
          </table:table-cell>
        </table:table-row>
        <table:table-row table:style-name="ro1">
          <table:table-cell office:value-type="string" calcext:value-type="string">
            <text:p>52-partner_units_polynomial-100-0.asp</text:p>
          </table:table-cell>
          <table:table-cell table:style-name="ce90" office:value-type="float" office:value="911.394" calcext:value-type="float">
            <text:p>911.394</text:p>
          </table:table-cell>
          <table:table-cell table:style-name="ce202" office:value-type="float" office:value="912.004" calcext:value-type="float">
            <text:p>912.004</text:p>
          </table:table-cell>
          <table:table-cell table:style-name="ce313" office:value-type="float" office:value="912.027" calcext:value-type="float">
            <text:p>912.027</text:p>
          </table:table-cell>
          <table:table-cell table:style-name="ce424" office:value-type="float" office:value="911.986" calcext:value-type="float">
            <text:p>911.986</text:p>
          </table:table-cell>
          <table:table-cell table:style-name="ce535" office:value-type="float" office:value="911.571" calcext:value-type="float">
            <text:p>911.571</text:p>
          </table:table-cell>
          <table:table-cell table:style-name="ce646" office:value-type="float" office:value="911.632" calcext:value-type="float">
            <text:p>911.632</text:p>
          </table:table-cell>
          <table:table-cell office:value-type="float" office:value="270.6" calcext:value-type="float">
            <text:p>270.6</text:p>
          </table:table-cell>
          <table:table-cell office:value-type="float" office:value="605.5" calcext:value-type="float">
            <text:p>605.5</text:p>
          </table:table-cell>
          <table:table-cell office:value-type="float" office:value="604.2" calcext:value-type="float">
            <text:p>604.2</text:p>
          </table:table-cell>
          <table:table-cell office:value-type="float" office:value="134.6" calcext:value-type="float">
            <text:p>134.6</text:p>
          </table:table-cell>
          <table:table-cell office:value-type="float" office:value="481.1" calcext:value-type="float">
            <text:p>481.1</text:p>
          </table:table-cell>
          <table:table-cell office:value-type="float" office:value="480.2" calcext:value-type="float">
            <text:p>480.2</text:p>
          </table:table-cell>
        </table:table-row>
        <table:table-row table:style-name="ro1">
          <table:table-cell office:value-type="string" calcext:value-type="string">
            <text:p>54-partner_units_polynomial-100-0.asp</text:p>
          </table:table-cell>
          <table:table-cell table:style-name="ce91" office:value-type="float" office:value="911.455" calcext:value-type="float">
            <text:p>911.455</text:p>
          </table:table-cell>
          <table:table-cell table:style-name="ce203" office:value-type="float" office:value="911.084" calcext:value-type="float">
            <text:p>911.084</text:p>
          </table:table-cell>
          <table:table-cell table:style-name="ce314" office:value-type="float" office:value="911.285" calcext:value-type="float">
            <text:p>911.285</text:p>
          </table:table-cell>
          <table:table-cell table:style-name="ce425" office:value-type="float" office:value="912.024" calcext:value-type="float">
            <text:p>912.024</text:p>
          </table:table-cell>
          <table:table-cell table:style-name="ce536" office:value-type="float" office:value="911.549" calcext:value-type="float">
            <text:p>911.549</text:p>
          </table:table-cell>
          <table:table-cell table:style-name="ce647" office:value-type="float" office:value="911.721" calcext:value-type="float">
            <text:p>911.721</text:p>
          </table:table-cell>
          <table:table-cell office:value-type="float" office:value="267.5" calcext:value-type="float">
            <text:p>267.5</text:p>
          </table:table-cell>
          <table:table-cell office:value-type="float" office:value="593.1" calcext:value-type="float">
            <text:p>593.1</text:p>
          </table:table-cell>
          <table:table-cell office:value-type="float" office:value="595.9" calcext:value-type="float">
            <text:p>595.9</text:p>
          </table:table-cell>
          <table:table-cell office:value-type="float" office:value="150.3" calcext:value-type="float">
            <text:p>150.3</text:p>
          </table:table-cell>
          <table:table-cell office:value-type="float" office:value="472.3" calcext:value-type="float">
            <text:p>472.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55-partner_units_polynomial-100-0.asp</text:p>
          </table:table-cell>
          <table:table-cell table:style-name="ce92" office:value-type="float" office:value="911.397" calcext:value-type="float">
            <text:p>911.397</text:p>
          </table:table-cell>
          <table:table-cell table:style-name="ce204" office:value-type="float" office:value="911.314" calcext:value-type="float">
            <text:p>911.314</text:p>
          </table:table-cell>
          <table:table-cell table:style-name="ce315" office:value-type="float" office:value="911.151" calcext:value-type="float">
            <text:p>911.151</text:p>
          </table:table-cell>
          <table:table-cell table:style-name="ce426" office:value-type="float" office:value="911.319" calcext:value-type="float">
            <text:p>911.319</text:p>
          </table:table-cell>
          <table:table-cell table:style-name="ce537" office:value-type="float" office:value="911.52" calcext:value-type="float">
            <text:p>911.52</text:p>
          </table:table-cell>
          <table:table-cell table:style-name="ce648" office:value-type="float" office:value="911.779" calcext:value-type="float">
            <text:p>911.779</text:p>
          </table:table-cell>
          <table:table-cell office:value-type="float" office:value="281.3" calcext:value-type="float">
            <text:p>281.3</text:p>
          </table:table-cell>
          <table:table-cell office:value-type="float" office:value="604.3" calcext:value-type="float">
            <text:p>604.3</text:p>
          </table:table-cell>
          <table:table-cell office:value-type="float" office:value="603.3" calcext:value-type="float">
            <text:p>603.3</text:p>
          </table:table-cell>
          <table:table-cell office:value-type="float" office:value="139.9" calcext:value-type="float">
            <text:p>139.9</text:p>
          </table:table-cell>
          <table:table-cell office:value-type="float" office:value="477.4" calcext:value-type="float">
            <text:p>477.4</text:p>
          </table:table-cell>
          <table:table-cell office:value-type="float" office:value="480.4" calcext:value-type="float">
            <text:p>480.4</text:p>
          </table:table-cell>
        </table:table-row>
        <table:table-row table:style-name="ro1">
          <table:table-cell office:value-type="string" calcext:value-type="string">
            <text:p>56-partner_units_polynomial-100-0.asp</text:p>
          </table:table-cell>
          <table:table-cell table:style-name="ce93" office:value-type="float" office:value="911.412" calcext:value-type="float">
            <text:p>911.412</text:p>
          </table:table-cell>
          <table:table-cell table:style-name="ce205" office:value-type="float" office:value="911.255" calcext:value-type="float">
            <text:p>911.255</text:p>
          </table:table-cell>
          <table:table-cell table:style-name="ce316" office:value-type="float" office:value="911.291" calcext:value-type="float">
            <text:p>911.291</text:p>
          </table:table-cell>
          <table:table-cell table:style-name="ce427" office:value-type="float" office:value="911.176" calcext:value-type="float">
            <text:p>911.176</text:p>
          </table:table-cell>
          <table:table-cell table:style-name="ce538" office:value-type="float" office:value="911.87" calcext:value-type="float">
            <text:p>911.87</text:p>
          </table:table-cell>
          <table:table-cell table:style-name="ce649" office:value-type="float" office:value="912.008" calcext:value-type="float">
            <text:p>912.008</text:p>
          </table:table-cell>
          <table:table-cell office:value-type="float" office:value="267.1" calcext:value-type="float">
            <text:p>267.1</text:p>
          </table:table-cell>
          <table:table-cell office:value-type="float" office:value="608.1" calcext:value-type="float">
            <text:p>608.1</text:p>
          </table:table-cell>
          <table:table-cell office:value-type="float" office:value="606.2" calcext:value-type="float">
            <text:p>606.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484.1" calcext:value-type="float">
            <text:p>484.1</text:p>
          </table:table-cell>
        </table:table-row>
        <table:table-row table:style-name="ro1">
          <table:table-cell office:value-type="string" calcext:value-type="string">
            <text:p>57-partner_units_polynomial-100-0.asp</text:p>
          </table:table-cell>
          <table:table-cell table:style-name="ce94" office:value-type="float" office:value="911.348" calcext:value-type="float">
            <text:p>911.348</text:p>
          </table:table-cell>
          <table:table-cell table:style-name="ce206" office:value-type="float" office:value="911.576" calcext:value-type="float">
            <text:p>911.576</text:p>
          </table:table-cell>
          <table:table-cell table:style-name="ce317" office:value-type="float" office:value="911.417" calcext:value-type="float">
            <text:p>911.417</text:p>
          </table:table-cell>
          <table:table-cell table:style-name="ce428" office:value-type="float" office:value="911.209" calcext:value-type="float">
            <text:p>911.209</text:p>
          </table:table-cell>
          <table:table-cell table:style-name="ce539" office:value-type="float" office:value="911.043" calcext:value-type="float">
            <text:p>911.043</text:p>
          </table:table-cell>
          <table:table-cell table:style-name="ce650" office:value-type="float" office:value="911.995" calcext:value-type="float">
            <text:p>911.995</text:p>
          </table:table-cell>
          <table:table-cell office:value-type="float" office:value="307.9" calcext:value-type="float">
            <text:p>307.9</text:p>
          </table:table-cell>
          <table:table-cell office:value-type="float" office:value="603.4" calcext:value-type="float">
            <text:p>603.4</text:p>
          </table:table-cell>
          <table:table-cell office:value-type="float" office:value="605.3" calcext:value-type="float">
            <text:p>605.3</text:p>
          </table:table-cell>
          <table:table-cell office:value-type="float" office:value="128.8" calcext:value-type="float">
            <text:p>128.8</text:p>
          </table:table-cell>
          <table:table-cell office:value-type="float" office:value="480.5" calcext:value-type="float">
            <text:p>480.5</text:p>
          </table:table-cell>
          <table:table-cell office:value-type="float" office:value="479.6" calcext:value-type="float">
            <text:p>479.6</text:p>
          </table:table-cell>
        </table:table-row>
        <table:table-row table:style-name="ro1">
          <table:table-cell office:value-type="string" calcext:value-type="string">
            <text:p>58-partner_units_polynomial-100-0.asp</text:p>
          </table:table-cell>
          <table:table-cell table:style-name="ce95" office:value-type="float" office:value="911.092" calcext:value-type="float">
            <text:p>911.092</text:p>
          </table:table-cell>
          <table:table-cell table:style-name="ce207" office:value-type="float" office:value="911.782" calcext:value-type="float">
            <text:p>911.782</text:p>
          </table:table-cell>
          <table:table-cell table:style-name="ce318" office:value-type="float" office:value="911.632" calcext:value-type="float">
            <text:p>911.632</text:p>
          </table:table-cell>
          <table:table-cell table:style-name="ce429" office:value-type="float" office:value="911.316" calcext:value-type="float">
            <text:p>911.316</text:p>
          </table:table-cell>
          <table:table-cell table:style-name="ce540" office:value-type="float" office:value="911.479" calcext:value-type="float">
            <text:p>911.479</text:p>
          </table:table-cell>
          <table:table-cell table:style-name="ce651" office:value-type="float" office:value="911.594" calcext:value-type="float">
            <text:p>911.594</text:p>
          </table:table-cell>
          <table:table-cell office:value-type="float" office:value="299.1" calcext:value-type="float">
            <text:p>299.1</text:p>
          </table:table-cell>
          <table:table-cell office:value-type="float" office:value="594.2" calcext:value-type="float">
            <text:p>594.2</text:p>
          </table:table-cell>
          <table:table-cell office:value-type="float" office:value="593.9" calcext:value-type="float">
            <text:p>593.9</text:p>
          </table:table-cell>
          <table:table-cell office:value-type="float" office:value="127.3" calcext:value-type="float">
            <text:p>127.3</text:p>
          </table:table-cell>
          <table:table-cell office:value-type="float" office:value="471.2" calcext:value-type="float">
            <text:p>471.2</text:p>
          </table:table-cell>
          <table:table-cell office:value-type="float" office:value="469.6" calcext:value-type="float">
            <text:p>469.6</text:p>
          </table:table-cell>
        </table:table-row>
        <table:table-row table:style-name="ro1">
          <table:table-cell office:value-type="string" calcext:value-type="string">
            <text:p>59-partner_units_polynomial-100-0.asp</text:p>
          </table:table-cell>
          <table:table-cell table:style-name="ce96" office:value-type="float" office:value="911.812" calcext:value-type="float">
            <text:p>911.812</text:p>
          </table:table-cell>
          <table:table-cell table:style-name="ce208" office:value-type="float" office:value="911.17" calcext:value-type="float">
            <text:p>911.17</text:p>
          </table:table-cell>
          <table:table-cell table:style-name="ce319" office:value-type="float" office:value="911.283" calcext:value-type="float">
            <text:p>911.283</text:p>
          </table:table-cell>
          <table:table-cell table:style-name="ce430" office:value-type="float" office:value="911.074" calcext:value-type="float">
            <text:p>911.074</text:p>
          </table:table-cell>
          <table:table-cell table:style-name="ce541" office:value-type="float" office:value="911.725" calcext:value-type="float">
            <text:p>911.725</text:p>
          </table:table-cell>
          <table:table-cell table:style-name="ce652" office:value-type="float" office:value="911.782" calcext:value-type="float">
            <text:p>911.782</text:p>
          </table:table-cell>
          <table:table-cell office:value-type="float" office:value="294.7" calcext:value-type="float">
            <text:p>294.7</text:p>
          </table:table-cell>
          <table:table-cell office:value-type="float" office:value="615.1" calcext:value-type="float">
            <text:p>615.1</text:p>
          </table:table-cell>
          <table:table-cell office:value-type="float" office:value="612.9" calcext:value-type="float">
            <text:p>612.9</text:p>
          </table:table-cell>
          <table:table-cell office:value-type="float" office:value="131.1" calcext:value-type="float">
            <text:p>131.1</text:p>
          </table:table-cell>
          <table:table-cell office:value-type="float" office:value="492.1" calcext:value-type="float">
            <text:p>492.1</text:p>
          </table:table-cell>
          <table:table-cell office:value-type="float" office:value="489.9" calcext:value-type="float">
            <text:p>489.9</text:p>
          </table:table-cell>
        </table:table-row>
        <table:table-row table:style-name="ro1">
          <table:table-cell office:value-type="string" calcext:value-type="string">
            <text:p>60-partner_units_polynomial-100-0.asp</text:p>
          </table:table-cell>
          <table:table-cell table:style-name="ce97" office:value-type="float" office:value="911.154" calcext:value-type="float">
            <text:p>911.154</text:p>
          </table:table-cell>
          <table:table-cell table:style-name="ce209" office:value-type="float" office:value="911.397" calcext:value-type="float">
            <text:p>911.397</text:p>
          </table:table-cell>
          <table:table-cell table:style-name="ce320" office:value-type="float" office:value="911.223" calcext:value-type="float">
            <text:p>911.223</text:p>
          </table:table-cell>
          <table:table-cell table:style-name="ce431" office:value-type="float" office:value="911.448" calcext:value-type="float">
            <text:p>911.448</text:p>
          </table:table-cell>
          <table:table-cell table:style-name="ce542" office:value-type="float" office:value="911.062" calcext:value-type="float">
            <text:p>911.062</text:p>
          </table:table-cell>
          <table:table-cell table:style-name="ce653" office:value-type="float" office:value="911.228" calcext:value-type="float">
            <text:p>911.228</text:p>
          </table:table-cell>
          <table:table-cell office:value-type="float" office:value="277.6" calcext:value-type="float">
            <text:p>277.6</text:p>
          </table:table-cell>
          <table:table-cell office:value-type="float" office:value="602" calcext:value-type="float">
            <text:p>602</text:p>
          </table:table-cell>
          <table:table-cell office:value-type="float" office:value="603.9" calcext:value-type="float">
            <text:p>603.9</text:p>
          </table:table-cell>
          <table:table-cell office:value-type="float" office:value="132.5" calcext:value-type="float">
            <text:p>132.5</text:p>
          </table:table-cell>
          <table:table-cell office:value-type="float" office:value="479.8" calcext:value-type="float">
            <text:p>479.8</text:p>
          </table:table-cell>
          <table:table-cell office:value-type="float" office:value="479.5" calcext:value-type="float">
            <text:p>479.5</text:p>
          </table:table-cell>
        </table:table-row>
        <table:table-row table:style-name="ro1">
          <table:table-cell office:value-type="string" calcext:value-type="string">
            <text:p>61-partner_units_polynomial-100-0.asp</text:p>
          </table:table-cell>
          <table:table-cell table:style-name="ce98" office:value-type="float" office:value="911.534" calcext:value-type="float">
            <text:p>911.534</text:p>
          </table:table-cell>
          <table:table-cell table:style-name="ce210" office:value-type="float" office:value="911.633" calcext:value-type="float">
            <text:p>911.633</text:p>
          </table:table-cell>
          <table:table-cell table:style-name="ce321" office:value-type="float" office:value="911.665" calcext:value-type="float">
            <text:p>911.665</text:p>
          </table:table-cell>
          <table:table-cell table:style-name="ce432" office:value-type="float" office:value="911.248" calcext:value-type="float">
            <text:p>911.248</text:p>
          </table:table-cell>
          <table:table-cell table:style-name="ce543" office:value-type="float" office:value="911.298" calcext:value-type="float">
            <text:p>911.298</text:p>
          </table:table-cell>
          <table:table-cell table:style-name="ce654" office:value-type="float" office:value="911.217" calcext:value-type="float">
            <text:p>911.217</text:p>
          </table:table-cell>
          <table:table-cell office:value-type="float" office:value="276.6" calcext:value-type="float">
            <text:p>276.6</text:p>
          </table:table-cell>
          <table:table-cell office:value-type="float" office:value="598.5" calcext:value-type="float">
            <text:p>598.5</text:p>
          </table:table-cell>
          <table:table-cell office:value-type="float" office:value="597.2" calcext:value-type="float">
            <text:p>597.2</text:p>
          </table:table-cell>
          <table:table-cell office:value-type="float" office:value="133.2" calcext:value-type="float">
            <text:p>133.2</text:p>
          </table:table-cell>
          <table:table-cell office:value-type="float" office:value="476.6" calcext:value-type="float">
            <text:p>476.6</text:p>
          </table:table-cell>
          <table:table-cell office:value-type="float" office:value="474.9" calcext:value-type="float">
            <text:p>474.9</text:p>
          </table:table-cell>
        </table:table-row>
        <table:table-row table:style-name="ro1">
          <table:table-cell office:value-type="string" calcext:value-type="string">
            <text:p>62-partner_units_polynomial-100-0.asp</text:p>
          </table:table-cell>
          <table:table-cell table:style-name="ce99" office:value-type="float" office:value="911.33" calcext:value-type="float">
            <text:p>911.33</text:p>
          </table:table-cell>
          <table:table-cell table:style-name="ce211" office:value-type="float" office:value="911.378" calcext:value-type="float">
            <text:p>911.378</text:p>
          </table:table-cell>
          <table:table-cell table:style-name="ce322" office:value-type="float" office:value="912.008" calcext:value-type="float">
            <text:p>912.008</text:p>
          </table:table-cell>
          <table:table-cell table:style-name="ce433" office:value-type="float" office:value="912.029" calcext:value-type="float">
            <text:p>912.029</text:p>
          </table:table-cell>
          <table:table-cell table:style-name="ce544" office:value-type="float" office:value="911.37" calcext:value-type="float">
            <text:p>911.37</text:p>
          </table:table-cell>
          <table:table-cell table:style-name="ce655" office:value-type="float" office:value="911.306" calcext:value-type="float">
            <text:p>911.306</text:p>
          </table:table-cell>
          <table:table-cell office:value-type="float" office:value="264.3" calcext:value-type="float">
            <text:p>264.3</text:p>
          </table:table-cell>
          <table:table-cell office:value-type="float" office:value="603.1" calcext:value-type="float">
            <text:p>603.1</text:p>
          </table:table-cell>
          <table:table-cell office:value-type="float" office:value="602.4" calcext:value-type="float">
            <text:p>602.4</text:p>
          </table:table-cell>
          <table:table-cell office:value-type="float" office:value="127.1" calcext:value-type="float">
            <text:p>127.1</text:p>
          </table:table-cell>
          <table:table-cell office:value-type="float" office:value="479.3" calcext:value-type="float">
            <text:p>479.3</text:p>
          </table:table-cell>
          <table:table-cell office:value-type="float" office:value="480.4" calcext:value-type="float">
            <text:p>480.4</text:p>
          </table:table-cell>
        </table:table-row>
        <table:table-row table:style-name="ro1">
          <table:table-cell office:value-type="string" calcext:value-type="string">
            <text:p>63-partner_units_polynomial-100-0.asp</text:p>
          </table:table-cell>
          <table:table-cell table:style-name="ce100" office:value-type="float" office:value="911.452" calcext:value-type="float">
            <text:p>911.452</text:p>
          </table:table-cell>
          <table:table-cell table:style-name="ce212" office:value-type="float" office:value="911.732" calcext:value-type="float">
            <text:p>911.732</text:p>
          </table:table-cell>
          <table:table-cell table:style-name="ce323" office:value-type="float" office:value="911.73" calcext:value-type="float">
            <text:p>911.73</text:p>
          </table:table-cell>
          <table:table-cell table:style-name="ce434" office:value-type="float" office:value="911.126" calcext:value-type="float">
            <text:p>911.126</text:p>
          </table:table-cell>
          <table:table-cell table:style-name="ce545" office:value-type="float" office:value="911.623" calcext:value-type="float">
            <text:p>911.623</text:p>
          </table:table-cell>
          <table:table-cell table:style-name="ce656" office:value-type="float" office:value="911.574" calcext:value-type="float">
            <text:p>911.574</text:p>
          </table:table-cell>
          <table:table-cell office:value-type="float" office:value="293.3" calcext:value-type="float">
            <text:p>293.3</text:p>
          </table:table-cell>
          <table:table-cell office:value-type="float" office:value="610" calcext:value-type="float">
            <text:p>610</text:p>
          </table:table-cell>
          <table:table-cell office:value-type="float" office:value="612.1" calcext:value-type="float">
            <text:p>612.1</text:p>
          </table:table-cell>
          <table:table-cell office:value-type="float" office:value="123.5" calcext:value-type="float">
            <text:p>123.5</text:p>
          </table:table-cell>
          <table:table-cell office:value-type="float" office:value="489" calcext:value-type="float">
            <text:p>489</text:p>
          </table:table-cell>
          <table:table-cell office:value-type="float" office:value="491.2" calcext:value-type="float">
            <text:p>491.2</text:p>
          </table:table-cell>
        </table:table-row>
        <table:table-row table:style-name="ro1">
          <table:table-cell office:value-type="string" calcext:value-type="string">
            <text:p>64-partner_units_polynomial-100-0.asp</text:p>
          </table:table-cell>
          <table:table-cell table:style-name="ce101" office:value-type="float" office:value="911.608" calcext:value-type="float">
            <text:p>911.608</text:p>
          </table:table-cell>
          <table:table-cell table:style-name="ce213" office:value-type="float" office:value="911.087" calcext:value-type="float">
            <text:p>911.087</text:p>
          </table:table-cell>
          <table:table-cell table:style-name="ce324" office:value-type="float" office:value="911.512" calcext:value-type="float">
            <text:p>911.512</text:p>
          </table:table-cell>
          <table:table-cell table:style-name="ce435" office:value-type="float" office:value="911.846" calcext:value-type="float">
            <text:p>911.846</text:p>
          </table:table-cell>
          <table:table-cell table:style-name="ce546" office:value-type="float" office:value="911.128" calcext:value-type="float">
            <text:p>911.128</text:p>
          </table:table-cell>
          <table:table-cell table:style-name="ce657" office:value-type="float" office:value="911.317" calcext:value-type="float">
            <text:p>911.317</text:p>
          </table:table-cell>
          <table:table-cell office:value-type="float" office:value="274.1" calcext:value-type="float">
            <text:p>274.1</text:p>
          </table:table-cell>
          <table:table-cell office:value-type="float" office:value="605" calcext:value-type="float">
            <text:p>605</text:p>
          </table:table-cell>
          <table:table-cell office:value-type="float" office:value="605.1" calcext:value-type="float">
            <text:p>605.1</text:p>
          </table:table-cell>
          <table:table-cell office:value-type="float" office:value="127.7" calcext:value-type="float">
            <text:p>127.7</text:p>
          </table:table-cell>
          <table:table-cell office:value-type="float" office:value="483.4" calcext:value-type="float">
            <text:p>483.4</text:p>
          </table:table-cell>
          <table:table-cell office:value-type="float" office:value="484.5" calcext:value-type="float">
            <text:p>484.5</text:p>
          </table:table-cell>
        </table:table-row>
        <table:table-row table:style-name="ro1">
          <table:table-cell office:value-type="string" calcext:value-type="string">
            <text:p>65-partner_units_polynomial-100-0.asp</text:p>
          </table:table-cell>
          <table:table-cell table:style-name="ce102" office:value-type="float" office:value="911.183" calcext:value-type="float">
            <text:p>911.183</text:p>
          </table:table-cell>
          <table:table-cell table:style-name="ce214" office:value-type="float" office:value="911.036" calcext:value-type="float">
            <text:p>911.036</text:p>
          </table:table-cell>
          <table:table-cell table:style-name="ce325" office:value-type="float" office:value="911.946" calcext:value-type="float">
            <text:p>911.946</text:p>
          </table:table-cell>
          <table:table-cell table:style-name="ce436" office:value-type="float" office:value="911.706" calcext:value-type="float">
            <text:p>911.706</text:p>
          </table:table-cell>
          <table:table-cell table:style-name="ce547" office:value-type="float" office:value="911.2" calcext:value-type="float">
            <text:p>911.2</text:p>
          </table:table-cell>
          <table:table-cell table:style-name="ce658" office:value-type="float" office:value="911.474" calcext:value-type="float">
            <text:p>911.474</text:p>
          </table:table-cell>
          <table:table-cell office:value-type="float" office:value="281.2" calcext:value-type="float">
            <text:p>281.2</text:p>
          </table:table-cell>
          <table:table-cell office:value-type="float" office:value="590.1" calcext:value-type="float">
            <text:p>590.1</text:p>
          </table:table-cell>
          <table:table-cell office:value-type="float" office:value="593.9" calcext:value-type="float">
            <text:p>593.9</text:p>
          </table:table-cell>
          <table:table-cell office:value-type="float" office:value="125" calcext:value-type="float">
            <text:p>125</text:p>
          </table:table-cell>
          <table:table-cell office:value-type="float" office:value="472.3" calcext:value-type="float">
            <text:p>472.3</text:p>
          </table:table-cell>
          <table:table-cell office:value-type="float" office:value="471.1" calcext:value-type="float">
            <text:p>471.1</text:p>
          </table:table-cell>
        </table:table-row>
        <table:table-row table:style-name="ro1">
          <table:table-cell office:value-type="string" calcext:value-type="string">
            <text:p>66-partner_units_polynomial-100-0.asp</text:p>
          </table:table-cell>
          <table:table-cell table:style-name="ce103" office:value-type="float" office:value="911.517" calcext:value-type="float">
            <text:p>911.517</text:p>
          </table:table-cell>
          <table:table-cell table:style-name="ce215" office:value-type="float" office:value="911.887" calcext:value-type="float">
            <text:p>911.887</text:p>
          </table:table-cell>
          <table:table-cell table:style-name="ce326" office:value-type="float" office:value="911.829" calcext:value-type="float">
            <text:p>911.829</text:p>
          </table:table-cell>
          <table:table-cell table:style-name="ce437" office:value-type="float" office:value="911.636" calcext:value-type="float">
            <text:p>911.636</text:p>
          </table:table-cell>
          <table:table-cell table:style-name="ce548" office:value-type="float" office:value="911.323" calcext:value-type="float">
            <text:p>911.323</text:p>
          </table:table-cell>
          <table:table-cell table:style-name="ce659" office:value-type="float" office:value="911.72" calcext:value-type="float">
            <text:p>911.72</text:p>
          </table:table-cell>
          <table:table-cell office:value-type="float" office:value="267.2" calcext:value-type="float">
            <text:p>267.2</text:p>
          </table:table-cell>
          <table:table-cell office:value-type="float" office:value="593.8" calcext:value-type="float">
            <text:p>593.8</text:p>
          </table:table-cell>
          <table:table-cell office:value-type="float" office:value="598.1" calcext:value-type="float">
            <text:p>598.1</text:p>
          </table:table-cell>
          <table:table-cell office:value-type="float" office:value="108.6" calcext:value-type="float">
            <text:p>108.6</text:p>
          </table:table-cell>
          <table:table-cell office:value-type="float" office:value="471.1" calcext:value-type="float">
            <text:p>471.1</text:p>
          </table:table-cell>
          <table:table-cell office:value-type="float" office:value="469.4" calcext:value-type="float">
            <text:p>469.4</text:p>
          </table:table-cell>
        </table:table-row>
        <table:table-row table:style-name="ro1">
          <table:table-cell office:value-type="string" calcext:value-type="string">
            <text:p>67-partner_units_polynomial-100-0.asp</text:p>
          </table:table-cell>
          <table:table-cell table:style-name="ce104" office:value-type="float" office:value="911.39" calcext:value-type="float">
            <text:p>911.39</text:p>
          </table:table-cell>
          <table:table-cell table:style-name="ce216" office:value-type="float" office:value="911.338" calcext:value-type="float">
            <text:p>911.338</text:p>
          </table:table-cell>
          <table:table-cell table:style-name="ce327" office:value-type="float" office:value="911.79" calcext:value-type="float">
            <text:p>911.79</text:p>
          </table:table-cell>
          <table:table-cell table:style-name="ce438" office:value-type="float" office:value="911.977" calcext:value-type="float">
            <text:p>911.977</text:p>
          </table:table-cell>
          <table:table-cell table:style-name="ce549" office:value-type="float" office:value="911.431" calcext:value-type="float">
            <text:p>911.431</text:p>
          </table:table-cell>
          <table:table-cell table:style-name="ce660" office:value-type="float" office:value="911.524" calcext:value-type="float">
            <text:p>911.524</text:p>
          </table:table-cell>
          <table:table-cell office:value-type="float" office:value="331.9" calcext:value-type="float">
            <text:p>331.9</text:p>
          </table:table-cell>
          <table:table-cell office:value-type="float" office:value="603" calcext:value-type="float">
            <text:p>603</text:p>
          </table:table-cell>
          <table:table-cell office:value-type="float" office:value="604.7" calcext:value-type="float">
            <text:p>604.7</text:p>
          </table:table-cell>
          <table:table-cell office:value-type="float" office:value="116.9" calcext:value-type="float">
            <text:p>116.9</text:p>
          </table:table-cell>
          <table:table-cell office:value-type="float" office:value="478.4" calcext:value-type="float">
            <text:p>478.4</text:p>
          </table:table-cell>
          <table:table-cell office:value-type="float" office:value="480.5" calcext:value-type="float">
            <text:p>480.5</text:p>
          </table:table-cell>
        </table:table-row>
        <table:table-row table:style-name="ro1">
          <table:table-cell office:value-type="string" calcext:value-type="string">
            <text:p>68-partner_units_polynomial-100-0.asp</text:p>
          </table:table-cell>
          <table:table-cell table:style-name="ce105" office:value-type="float" office:value="911.617" calcext:value-type="float">
            <text:p>911.617</text:p>
          </table:table-cell>
          <table:table-cell table:style-name="ce217" office:value-type="float" office:value="911.152" calcext:value-type="float">
            <text:p>911.152</text:p>
          </table:table-cell>
          <table:table-cell table:style-name="ce328" office:value-type="float" office:value="911.819" calcext:value-type="float">
            <text:p>911.819</text:p>
          </table:table-cell>
          <table:table-cell table:style-name="ce439" office:value-type="float" office:value="911.393" calcext:value-type="float">
            <text:p>911.393</text:p>
          </table:table-cell>
          <table:table-cell table:style-name="ce550" office:value-type="float" office:value="911.346" calcext:value-type="float">
            <text:p>911.346</text:p>
          </table:table-cell>
          <table:table-cell table:style-name="ce661" office:value-type="float" office:value="911.713" calcext:value-type="float">
            <text:p>911.713</text:p>
          </table:table-cell>
          <table:table-cell office:value-type="float" office:value="289.2" calcext:value-type="float">
            <text:p>289.2</text:p>
          </table:table-cell>
          <table:table-cell office:value-type="float" office:value="594.9" calcext:value-type="float">
            <text:p>594.9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471.6" calcext:value-type="float">
            <text:p>471.6</text:p>
          </table:table-cell>
          <table:table-cell office:value-type="float" office:value="472.3" calcext:value-type="float">
            <text:p>472.3</text:p>
          </table:table-cell>
        </table:table-row>
        <table:table-row table:style-name="ro1">
          <table:table-cell office:value-type="string" calcext:value-type="string">
            <text:p>69-partner_units_polynomial-100-0.asp</text:p>
          </table:table-cell>
          <table:table-cell table:style-name="ce106" office:value-type="float" office:value="911.482" calcext:value-type="float">
            <text:p>911.482</text:p>
          </table:table-cell>
          <table:table-cell table:style-name="ce218" office:value-type="float" office:value="911.557" calcext:value-type="float">
            <text:p>911.557</text:p>
          </table:table-cell>
          <table:table-cell table:style-name="ce329" office:value-type="float" office:value="911.454" calcext:value-type="float">
            <text:p>911.454</text:p>
          </table:table-cell>
          <table:table-cell table:style-name="ce440" office:value-type="float" office:value="911.987" calcext:value-type="float">
            <text:p>911.987</text:p>
          </table:table-cell>
          <table:table-cell table:style-name="ce551" office:value-type="float" office:value="911.769" calcext:value-type="float">
            <text:p>911.769</text:p>
          </table:table-cell>
          <table:table-cell table:style-name="ce662" office:value-type="float" office:value="911.771" calcext:value-type="float">
            <text:p>911.771</text:p>
          </table:table-cell>
          <table:table-cell office:value-type="float" office:value="264.3" calcext:value-type="float">
            <text:p>264.3</text:p>
          </table:table-cell>
          <table:table-cell office:value-type="float" office:value="600" calcext:value-type="float">
            <text:p>600</text:p>
          </table:table-cell>
          <table:table-cell office:value-type="float" office:value="599.9" calcext:value-type="float">
            <text:p>599.9</text:p>
          </table:table-cell>
          <table:table-cell office:value-type="float" office:value="121.5" calcext:value-type="float">
            <text:p>121.5</text:p>
          </table:table-cell>
          <table:table-cell office:value-type="float" office:value="478.7" calcext:value-type="float">
            <text:p>478.7</text:p>
          </table:table-cell>
          <table:table-cell office:value-type="float" office:value="479.7" calcext:value-type="float">
            <text:p>479.7</text:p>
          </table:table-cell>
        </table:table-row>
        <table:table-row table:style-name="ro1">
          <table:table-cell office:value-type="string" calcext:value-type="string">
            <text:p>79-partner_units-100-0.asp</text:p>
          </table:table-cell>
          <table:table-cell table:style-name="ce107" office:value-type="float" office:value="62.499" calcext:value-type="float">
            <text:p>62.499</text:p>
          </table:table-cell>
          <table:table-cell table:style-name="ce219" office:value-type="float" office:value="911.929" calcext:value-type="float">
            <text:p>911.929</text:p>
          </table:table-cell>
          <table:table-cell table:style-name="ce330" office:value-type="float" office:value="911.079" calcext:value-type="float">
            <text:p>911.079</text:p>
          </table:table-cell>
          <table:table-cell table:style-name="ce441" office:value-type="float" office:value="911.939" calcext:value-type="float">
            <text:p>911.939</text:p>
          </table:table-cell>
          <table:table-cell table:style-name="ce552" office:value-type="float" office:value="911.444" calcext:value-type="float">
            <text:p>911.444</text:p>
          </table:table-cell>
          <table:table-cell table:style-name="ce663" office:value-type="float" office:value="911.446" calcext:value-type="float">
            <text:p>911.446</text:p>
          </table:table-cell>
          <table:table-cell office:value-type="float" office:value="239.5" calcext:value-type="float">
            <text:p>239.5</text:p>
          </table:table-cell>
          <table:table-cell table:number-columns-repeated="2" office:value-type="float" office:value="610.5" calcext:value-type="float">
            <text:p>610.5</text:p>
          </table:table-cell>
          <table:table-cell office:value-type="float" office:value="131.6" calcext:value-type="float">
            <text:p>131.6</text:p>
          </table:table-cell>
          <table:table-cell office:value-type="float" office:value="488.9" calcext:value-type="float">
            <text:p>488.9</text:p>
          </table:table-cell>
          <table:table-cell office:value-type="float" office:value="487.1" calcext:value-type="float">
            <text:p>487.1</text:p>
          </table:table-cell>
        </table:table-row>
        <table:table-row table:style-name="ro1">
          <table:table-cell office:value-type="string" calcext:value-type="string">
            <text:p>90-partner_units-100-0.asp</text:p>
          </table:table-cell>
          <table:table-cell table:style-name="ce108" office:value-type="float" office:value="16.69" calcext:value-type="float">
            <text:p>16.69</text:p>
          </table:table-cell>
          <table:table-cell table:style-name="ce220" office:value-type="float" office:value="911.602" calcext:value-type="float">
            <text:p>911.602</text:p>
          </table:table-cell>
          <table:table-cell table:style-name="ce331" office:value-type="float" office:value="911.221" calcext:value-type="float">
            <text:p>911.221</text:p>
          </table:table-cell>
          <table:table-cell table:style-name="ce442" office:value-type="float" office:value="17.522" calcext:value-type="float">
            <text:p>17.522</text:p>
          </table:table-cell>
          <table:table-cell table:style-name="ce553" office:value-type="float" office:value="911.046" calcext:value-type="float">
            <text:p>911.046</text:p>
          </table:table-cell>
          <table:table-cell table:style-name="ce664" office:value-type="float" office:value="912.044" calcext:value-type="float">
            <text:p>912.044</text:p>
          </table:table-cell>
          <table:table-cell office:value-type="float" office:value="234.5" calcext:value-type="float">
            <text:p>234.5</text:p>
          </table:table-cell>
          <table:table-cell office:value-type="float" office:value="605.4" calcext:value-type="float">
            <text:p>605.4</text:p>
          </table:table-cell>
          <table:table-cell office:value-type="float" office:value="604.9" calcext:value-type="float">
            <text:p>604.9</text:p>
          </table:table-cell>
          <table:table-cell office:value-type="float" office:value="89.6" calcext:value-type="float">
            <text:p>89.6</text:p>
          </table:table-cell>
          <table:table-cell office:value-type="float" office:value="482.5" calcext:value-type="float">
            <text:p>482.5</text:p>
          </table:table-cell>
          <table:table-cell office:value-type="float" office:value="482.7" calcext:value-type="float">
            <text:p>482.7</text:p>
          </table:table-cell>
        </table:table-row>
        <table:table-row table:style-name="ro1">
          <table:table-cell office:value-type="string" calcext:value-type="string">
            <text:p>91-partner_units-100-0.asp</text:p>
          </table:table-cell>
          <table:table-cell table:style-name="ce109" office:value-type="float" office:value="38.344" calcext:value-type="float">
            <text:p>38.344</text:p>
          </table:table-cell>
          <table:table-cell table:style-name="ce221" office:value-type="float" office:value="911.854" calcext:value-type="float">
            <text:p>911.854</text:p>
          </table:table-cell>
          <table:table-cell table:style-name="ce332" office:value-type="float" office:value="911.973" calcext:value-type="float">
            <text:p>911.973</text:p>
          </table:table-cell>
          <table:table-cell table:style-name="ce443" office:value-type="float" office:value="32.713" calcext:value-type="float">
            <text:p>32.713</text:p>
          </table:table-cell>
          <table:table-cell table:style-name="ce554" office:value-type="float" office:value="911.648" calcext:value-type="float">
            <text:p>911.648</text:p>
          </table:table-cell>
          <table:table-cell table:style-name="ce665" office:value-type="float" office:value="911.342" calcext:value-type="float">
            <text:p>911.342</text:p>
          </table:table-cell>
          <table:table-cell office:value-type="float" office:value="234.9" calcext:value-type="float">
            <text:p>234.9</text:p>
          </table:table-cell>
          <table:table-cell office:value-type="float" office:value="594.7" calcext:value-type="float">
            <text:p>594.7</text:p>
          </table:table-cell>
          <table:table-cell office:value-type="float" office:value="595.2" calcext:value-type="float">
            <text:p>595.2</text:p>
          </table:table-cell>
          <table:table-cell office:value-type="float" office:value="89.2" calcext:value-type="float">
            <text:p>89.2</text:p>
          </table:table-cell>
          <table:table-cell office:value-type="float" office:value="471.3" calcext:value-type="float">
            <text:p>471.3</text:p>
          </table:table-cell>
          <table:table-cell office:value-type="float" office:value="471.4" calcext:value-type="float">
            <text:p>471.4</text:p>
          </table:table-cell>
        </table:table-row>
        <table:table-row table:style-name="ro1">
          <table:table-cell office:value-type="string" calcext:value-type="string">
            <text:p>92-partner_units-100-0.asp</text:p>
          </table:table-cell>
          <table:table-cell table:style-name="ce110" office:value-type="float" office:value="15.172" calcext:value-type="float">
            <text:p>15.172</text:p>
          </table:table-cell>
          <table:table-cell table:style-name="ce222" office:value-type="float" office:value="911.46" calcext:value-type="float">
            <text:p>911.46</text:p>
          </table:table-cell>
          <table:table-cell table:style-name="ce333" office:value-type="float" office:value="911.402" calcext:value-type="float">
            <text:p>911.402</text:p>
          </table:table-cell>
          <table:table-cell table:style-name="ce444" office:value-type="float" office:value="30.567" calcext:value-type="float">
            <text:p>30.567</text:p>
          </table:table-cell>
          <table:table-cell table:style-name="ce555" office:value-type="float" office:value="911.052" calcext:value-type="float">
            <text:p>911.052</text:p>
          </table:table-cell>
          <table:table-cell table:style-name="ce666" office:value-type="float" office:value="911.137" calcext:value-type="float">
            <text:p>911.137</text:p>
          </table:table-cell>
          <table:table-cell office:value-type="float" office:value="235.9" calcext:value-type="float">
            <text:p>235.9</text:p>
          </table:table-cell>
          <table:table-cell office:value-type="float" office:value="600.1" calcext:value-type="float">
            <text:p>600.1</text:p>
          </table:table-cell>
          <table:table-cell office:value-type="float" office:value="602.6" calcext:value-type="float">
            <text:p>602.6</text:p>
          </table:table-cell>
          <table:table-cell office:value-type="float" office:value="89.4" calcext:value-type="float">
            <text:p>89.4</text:p>
          </table:table-cell>
          <table:table-cell office:value-type="float" office:value="478.4" calcext:value-type="float">
            <text:p>478.4</text:p>
          </table:table-cell>
          <table:table-cell office:value-type="float" office:value="479.5" calcext:value-type="float">
            <text:p>479.5</text:p>
          </table:table-cell>
        </table:table-row>
        <table:table-row table:style-name="ro1">
          <table:table-cell office:value-type="string" calcext:value-type="string">
            <text:p>93-partner_units-100-0.asp</text:p>
          </table:table-cell>
          <table:table-cell table:style-name="ce111" office:value-type="float" office:value="20.231" calcext:value-type="float">
            <text:p>20.231</text:p>
          </table:table-cell>
          <table:table-cell table:style-name="ce223" office:value-type="float" office:value="911.803" calcext:value-type="float">
            <text:p>911.803</text:p>
          </table:table-cell>
          <table:table-cell table:style-name="ce334" office:value-type="float" office:value="911.309" calcext:value-type="float">
            <text:p>911.309</text:p>
          </table:table-cell>
          <table:table-cell table:style-name="ce445" office:value-type="float" office:value="83.281" calcext:value-type="float">
            <text:p>83.281</text:p>
          </table:table-cell>
          <table:table-cell table:style-name="ce556" office:value-type="float" office:value="911.616" calcext:value-type="float">
            <text:p>911.616</text:p>
          </table:table-cell>
          <table:table-cell table:style-name="ce667" office:value-type="float" office:value="911.648" calcext:value-type="float">
            <text:p>911.648</text:p>
          </table:table-cell>
          <table:table-cell office:value-type="float" office:value="241" calcext:value-type="float">
            <text:p>241</text:p>
          </table:table-cell>
          <table:table-cell office:value-type="float" office:value="612.5" calcext:value-type="float">
            <text:p>612.5</text:p>
          </table:table-cell>
          <table:table-cell office:value-type="float" office:value="610.2" calcext:value-type="float">
            <text:p>610.2</text:p>
          </table:table-cell>
          <table:table-cell office:value-type="float" office:value="89.9" calcext:value-type="float">
            <text:p>89.9</text:p>
          </table:table-cell>
          <table:table-cell office:value-type="float" office:value="489.1" calcext:value-type="float">
            <text:p>489.1</text:p>
          </table:table-cell>
          <table:table-cell office:value-type="float" office:value="488.4" calcext:value-type="float">
            <text:p>488.4</text:p>
          </table:table-cell>
        </table:table-row>
        <table:table-row table:style-name="ro1">
          <table:table-cell office:value-type="string" calcext:value-type="string">
            <text:p>94-partner_units-100-0.asp</text:p>
          </table:table-cell>
          <table:table-cell table:style-name="ce112" office:value-type="float" office:value="9.647" calcext:value-type="float">
            <text:p>9.647</text:p>
          </table:table-cell>
          <table:table-cell table:style-name="ce224" office:value-type="float" office:value="911.636" calcext:value-type="float">
            <text:p>911.636</text:p>
          </table:table-cell>
          <table:table-cell table:style-name="ce335" office:value-type="float" office:value="911.902" calcext:value-type="float">
            <text:p>911.902</text:p>
          </table:table-cell>
          <table:table-cell table:style-name="ce446" office:value-type="float" office:value="52.81" calcext:value-type="float">
            <text:p>52.81</text:p>
          </table:table-cell>
          <table:table-cell table:style-name="ce557" office:value-type="float" office:value="911.524" calcext:value-type="float">
            <text:p>911.524</text:p>
          </table:table-cell>
          <table:table-cell table:style-name="ce668" office:value-type="float" office:value="911.626" calcext:value-type="float">
            <text:p>911.626</text:p>
          </table:table-cell>
          <table:table-cell office:value-type="float" office:value="232.6" calcext:value-type="float">
            <text:p>232.6</text:p>
          </table:table-cell>
          <table:table-cell office:value-type="float" office:value="591.5" calcext:value-type="float">
            <text:p>591.5</text:p>
          </table:table-cell>
          <table:table-cell office:value-type="float" office:value="590.6" calcext:value-type="float">
            <text:p>590.6</text:p>
          </table:table-cell>
          <table:table-cell office:value-type="float" office:value="89.3" calcext:value-type="float">
            <text:p>89.3</text:p>
          </table:table-cell>
          <table:table-cell office:value-type="float" office:value="469.2" calcext:value-type="float">
            <text:p>469.2</text:p>
          </table:table-cell>
          <table:table-cell office:value-type="float" office:value="468.2" calcext:value-type="float">
            <text:p>468.2</text:p>
          </table:table-cell>
        </table:table-row>
        <table:table-row table:style-name="ro1">
          <table:table-cell office:value-type="string" calcext:value-type="string">
            <text:p>95-partner_units-100-0.asp</text:p>
          </table:table-cell>
          <table:table-cell table:style-name="ce113" office:value-type="float" office:value="13.65" calcext:value-type="float">
            <text:p>13.65</text:p>
          </table:table-cell>
          <table:table-cell table:style-name="ce225" office:value-type="float" office:value="911.501" calcext:value-type="float">
            <text:p>911.501</text:p>
          </table:table-cell>
          <table:table-cell table:style-name="ce336" office:value-type="float" office:value="911.924" calcext:value-type="float">
            <text:p>911.924</text:p>
          </table:table-cell>
          <table:table-cell table:style-name="ce447" office:value-type="float" office:value="34.652" calcext:value-type="float">
            <text:p>34.652</text:p>
          </table:table-cell>
          <table:table-cell table:style-name="ce558" office:value-type="float" office:value="911.987" calcext:value-type="float">
            <text:p>911.987</text:p>
          </table:table-cell>
          <table:table-cell table:style-name="ce669" office:value-type="float" office:value="911.183" calcext:value-type="float">
            <text:p>911.183</text:p>
          </table:table-cell>
          <table:table-cell office:value-type="float" office:value="232.7" calcext:value-type="float">
            <text:p>232.7</text:p>
          </table:table-cell>
          <table:table-cell table:number-columns-repeated="2" office:value-type="float" office:value="600.1" calcext:value-type="float">
            <text:p>600.1</text:p>
          </table:table-cell>
          <table:table-cell office:value-type="float" office:value="89.7" calcext:value-type="float">
            <text:p>89.7</text:p>
          </table:table-cell>
          <table:table-cell office:value-type="float" office:value="478.1" calcext:value-type="float">
            <text:p>478.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96-partner_units-100-0.asp</text:p>
          </table:table-cell>
          <table:table-cell table:style-name="ce114" office:value-type="float" office:value="10.11" calcext:value-type="float">
            <text:p>10.11</text:p>
          </table:table-cell>
          <table:table-cell table:style-name="ce226" office:value-type="float" office:value="911.128" calcext:value-type="float">
            <text:p>911.128</text:p>
          </table:table-cell>
          <table:table-cell table:style-name="ce337" office:value-type="float" office:value="911.389" calcext:value-type="float">
            <text:p>911.389</text:p>
          </table:table-cell>
          <table:table-cell table:style-name="ce448" office:value-type="float" office:value="6.175" calcext:value-type="float">
            <text:p>6.175</text:p>
          </table:table-cell>
          <table:table-cell table:style-name="ce559" office:value-type="float" office:value="911.154" calcext:value-type="float">
            <text:p>911.154</text:p>
          </table:table-cell>
          <table:table-cell table:style-name="ce670" office:value-type="float" office:value="911.253" calcext:value-type="float">
            <text:p>911.253</text:p>
          </table:table-cell>
          <table:table-cell office:value-type="float" office:value="232.4" calcext:value-type="float">
            <text:p>232.4</text:p>
          </table:table-cell>
          <table:table-cell office:value-type="float" office:value="605.1" calcext:value-type="float">
            <text:p>605.1</text:p>
          </table:table-cell>
          <table:table-cell office:value-type="float" office:value="604.8" calcext:value-type="float">
            <text:p>604.8</text:p>
          </table:table-cell>
          <table:table-cell office:value-type="float" office:value="89.4" calcext:value-type="float">
            <text:p>89.4</text:p>
          </table:table-cell>
          <table:table-cell office:value-type="float" office:value="483.4" calcext:value-type="float">
            <text:p>483.4</text:p>
          </table:table-cell>
          <table:table-cell office:value-type="float" office:value="482.5" calcext:value-type="float">
            <text:p>482.5</text:p>
          </table:table-cell>
        </table:table-row>
        <table:table-row table:style-name="ro1">
          <table:table-cell office:value-type="string" calcext:value-type="string">
            <text:p>97-partner_units-100-0.asp</text:p>
          </table:table-cell>
          <table:table-cell table:style-name="ce115" office:value-type="float" office:value="28.301" calcext:value-type="float">
            <text:p>28.301</text:p>
          </table:table-cell>
          <table:table-cell table:style-name="ce227" office:value-type="float" office:value="911.577" calcext:value-type="float">
            <text:p>911.577</text:p>
          </table:table-cell>
          <table:table-cell table:style-name="ce338" office:value-type="float" office:value="911.612" calcext:value-type="float">
            <text:p>911.612</text:p>
          </table:table-cell>
          <table:table-cell table:style-name="ce449" office:value-type="float" office:value="57.035" calcext:value-type="float">
            <text:p>57.035</text:p>
          </table:table-cell>
          <table:table-cell table:style-name="ce560" office:value-type="float" office:value="747.751" calcext:value-type="float">
            <text:p>747.751</text:p>
          </table:table-cell>
          <table:table-cell table:style-name="ce671" office:value-type="float" office:value="911.998" calcext:value-type="float">
            <text:p>911.998</text:p>
          </table:table-cell>
          <table:table-cell office:value-type="float" office:value="234.8" calcext:value-type="float">
            <text:p>234.8</text:p>
          </table:table-cell>
          <table:table-cell office:value-type="float" office:value="600" calcext:value-type="float">
            <text:p>600</text:p>
          </table:table-cell>
          <table:table-cell office:value-type="float" office:value="600.6" calcext:value-type="float">
            <text:p>600.6</text:p>
          </table:table-cell>
          <table:table-cell office:value-type="float" office:value="89.6" calcext:value-type="float">
            <text:p>89.6</text:p>
          </table:table-cell>
          <table:table-cell office:value-type="float" office:value="477.4" calcext:value-type="float">
            <text:p>477.4</text:p>
          </table:table-cell>
          <table:table-cell office:value-type="float" office:value="478.3" calcext:value-type="float">
            <text:p>478.3</text:p>
          </table:table-cell>
        </table:table-row>
        <table:table-row table:style-name="ro1">
          <table:table-cell office:value-type="string" calcext:value-type="string">
            <text:p>98-partner_units-100-0.asp</text:p>
          </table:table-cell>
          <table:table-cell table:style-name="ce116" office:value-type="float" office:value="40.362" calcext:value-type="float">
            <text:p>40.362</text:p>
          </table:table-cell>
          <table:table-cell table:style-name="ce228" office:value-type="float" office:value="911.23" calcext:value-type="float">
            <text:p>911.23</text:p>
          </table:table-cell>
          <table:table-cell table:style-name="ce339" office:value-type="float" office:value="911.554" calcext:value-type="float">
            <text:p>911.554</text:p>
          </table:table-cell>
          <table:table-cell table:style-name="ce450" office:value-type="float" office:value="42.71" calcext:value-type="float">
            <text:p>42.71</text:p>
          </table:table-cell>
          <table:table-cell table:style-name="ce561" office:value-type="float" office:value="911.579" calcext:value-type="float">
            <text:p>911.579</text:p>
          </table:table-cell>
          <table:table-cell table:style-name="ce672" office:value-type="float" office:value="911.94" calcext:value-type="float">
            <text:p>911.94</text:p>
          </table:table-cell>
          <table:table-cell office:value-type="float" office:value="235.8" calcext:value-type="float">
            <text:p>235.8</text:p>
          </table:table-cell>
          <table:table-cell office:value-type="float" office:value="591.2" calcext:value-type="float">
            <text:p>591.2</text:p>
          </table:table-cell>
          <table:table-cell office:value-type="float" office:value="590.5" calcext:value-type="float">
            <text:p>590.5</text:p>
          </table:table-cell>
          <table:table-cell office:value-type="float" office:value="89.4" calcext:value-type="float">
            <text:p>89.4</text:p>
          </table:table-cell>
          <table:table-cell office:value-type="float" office:value="467" calcext:value-type="float">
            <text:p>467</text:p>
          </table:table-cell>
          <table:table-cell office:value-type="float" office:value="468.2" calcext:value-type="float">
            <text:p>468.2</text:p>
          </table:table-cell>
        </table:table-row>
        <table:table-row table:style-name="ro1">
          <table:table-cell table:style-name="ce3" office:value-type="string" calcext:value-type="string">
            <text:p>99-partner_units-100-0.asp</text:p>
          </table:table-cell>
          <table:table-cell table:style-name="ce117" office:value-type="float" office:value="17.72" calcext:value-type="float">
            <text:p>17.72</text:p>
          </table:table-cell>
          <table:table-cell table:style-name="ce229" office:value-type="float" office:value="911.3" calcext:value-type="float">
            <text:p>911.3</text:p>
          </table:table-cell>
          <table:table-cell table:style-name="ce340" office:value-type="float" office:value="911.729" calcext:value-type="float">
            <text:p>911.729</text:p>
          </table:table-cell>
          <table:table-cell table:style-name="ce451" office:value-type="float" office:value="16.338" calcext:value-type="float">
            <text:p>16.338</text:p>
          </table:table-cell>
          <table:table-cell table:style-name="ce562" office:value-type="float" office:value="911.221" calcext:value-type="float">
            <text:p>911.221</text:p>
          </table:table-cell>
          <table:table-cell table:style-name="ce673" office:value-type="float" office:value="911.161" calcext:value-type="float">
            <text:p>911.161</text:p>
          </table:table-cell>
          <table:table-cell office:value-type="float" office:value="234.9" calcext:value-type="float">
            <text:p>234.9</text:p>
          </table:table-cell>
          <table:table-cell office:value-type="float" office:value="610.1" calcext:value-type="float">
            <text:p>610.1</text:p>
          </table:table-cell>
          <table:table-cell office:value-type="float" office:value="611.7" calcext:value-type="float">
            <text:p>611.7</text:p>
          </table:table-cell>
          <table:table-cell office:value-type="float" office:value="89.8" calcext:value-type="float">
            <text:p>89.8</text:p>
          </table:table-cell>
          <table:table-cell office:value-type="float" office:value="489" calcext:value-type="float">
            <text:p>489</text:p>
          </table:table-cell>
          <table:table-cell office:value-type="float" office:value="487.1" calcext:value-type="float">
            <text:p>487.1</text:p>
          </table:table-cell>
        </table:table-row>
        <table:table-row table:style-name="ro2">
          <table:table-cell table:style-name="ce3"/>
          <table:table-cell table:number-columns-repeated="6"/>
          <table:table-cell table:style-name="ce118"/>
          <table:table-cell table:number-columns-repeated="5"/>
        </table:table-row>
        <table:table-row table:style-name="ro1">
          <table:table-cell table:style-name="ce3" office:value-type="string" calcext:value-type="string">
            <text:p>Solved</text:p>
          </table:table-cell>
          <table:table-cell table:formula="of:=COUNTIF([.B$3:.B$114];&quot;&lt; 900&quot;)" office:value-type="float" office:value="78" calcext:value-type="float">
            <text:p>78</text:p>
          </table:table-cell>
          <table:table-cell table:formula="of:=COUNTIF([.C$3:.C$114];&quot;&lt; 900&quot;)" office:value-type="float" office:value="16" calcext:value-type="float">
            <text:p>16</text:p>
          </table:table-cell>
          <table:table-cell table:formula="of:=COUNTIF([.D$3:.D$114];&quot;&lt; 900&quot;)" office:value-type="float" office:value="16" calcext:value-type="float">
            <text:p>16</text:p>
          </table:table-cell>
          <table:table-cell table:formula="of:=COUNTIF([.E$3:.E$114];&quot;&lt; 900&quot;)" office:value-type="float" office:value="76" calcext:value-type="float">
            <text:p>76</text:p>
          </table:table-cell>
          <table:table-cell table:formula="of:=COUNTIF([.F$3:.F$114];&quot;&lt; 900&quot;)" office:value-type="float" office:value="18" calcext:value-type="float">
            <text:p>18</text:p>
          </table:table-cell>
          <table:table-cell table:formula="of:=COUNTIF([.G$3:.G$114];&quot;&lt; 900&quot;)" office:value-type="float" office:value="16" calcext:value-type="float">
            <text:p>16</text:p>
          </table:table-cell>
          <table:table-cell table:style-name="Default" table:number-columns-repeated="6"/>
        </table:table-row>
        <calcext:conditional-formats>
          <calcext:conditional-format calcext:target-range-address="data.B4:data.G4">
            <calcext:condition calcext:apply-style-name="Untitled1" calcext:value="=MIN([.$B4];[.$G4])" calcext:base-cell-address="data.B4"/>
            <calcext:condition calcext:apply-style-name="Accent 1" calcext:value="=0" calcext:base-cell-address="data.B4"/>
          </calcext:conditional-format>
          <calcext:conditional-format calcext:target-range-address="data.B5:data.B5">
            <calcext:condition calcext:apply-style-name="Untitled1" calcext:value="=MIN([.$B5];[.$G5])" calcext:base-cell-address="data.B5"/>
            <calcext:condition calcext:apply-style-name="Accent 1" calcext:value="=0" calcext:base-cell-address="data.B5"/>
          </calcext:conditional-format>
          <calcext:conditional-format calcext:target-range-address="data.B6:data.B6">
            <calcext:condition calcext:apply-style-name="Untitled1" calcext:value="=MIN([.$B6];[.$G6])" calcext:base-cell-address="data.B6"/>
            <calcext:condition calcext:apply-style-name="Accent 1" calcext:value="=0" calcext:base-cell-address="data.B6"/>
          </calcext:conditional-format>
          <calcext:conditional-format calcext:target-range-address="data.B7:data.B7">
            <calcext:condition calcext:apply-style-name="Untitled1" calcext:value="=MIN([.$B7];[.$G7])" calcext:base-cell-address="data.B7"/>
            <calcext:condition calcext:apply-style-name="Accent 1" calcext:value="=0" calcext:base-cell-address="data.B7"/>
          </calcext:conditional-format>
          <calcext:conditional-format calcext:target-range-address="data.B8:data.B8">
            <calcext:condition calcext:apply-style-name="Untitled1" calcext:value="=MIN([.$B8];[.$G8])" calcext:base-cell-address="data.B8"/>
            <calcext:condition calcext:apply-style-name="Accent 1" calcext:value="=0" calcext:base-cell-address="data.B8"/>
          </calcext:conditional-format>
          <calcext:conditional-format calcext:target-range-address="data.B9:data.B9">
            <calcext:condition calcext:apply-style-name="Untitled1" calcext:value="=MIN([.$B9];[.$G9])" calcext:base-cell-address="data.B9"/>
            <calcext:condition calcext:apply-style-name="Accent 1" calcext:value="=0" calcext:base-cell-address="data.B9"/>
          </calcext:conditional-format>
          <calcext:conditional-format calcext:target-range-address="data.B10:data.B10">
            <calcext:condition calcext:apply-style-name="Untitled1" calcext:value="=MIN([.$B10];[.$G10])" calcext:base-cell-address="data.B10"/>
            <calcext:condition calcext:apply-style-name="Accent 1" calcext:value="=0" calcext:base-cell-address="data.B10"/>
          </calcext:conditional-format>
          <calcext:conditional-format calcext:target-range-address="data.B11:data.B11">
            <calcext:condition calcext:apply-style-name="Untitled1" calcext:value="=MIN([.$B11];[.$G11])" calcext:base-cell-address="data.B11"/>
            <calcext:condition calcext:apply-style-name="Accent 1" calcext:value="=0" calcext:base-cell-address="data.B11"/>
          </calcext:conditional-format>
          <calcext:conditional-format calcext:target-range-address="data.B12:data.B12">
            <calcext:condition calcext:apply-style-name="Untitled1" calcext:value="=MIN([.$B12];[.$G12])" calcext:base-cell-address="data.B12"/>
            <calcext:condition calcext:apply-style-name="Accent 1" calcext:value="=0" calcext:base-cell-address="data.B12"/>
          </calcext:conditional-format>
          <calcext:conditional-format calcext:target-range-address="data.B13:data.B13">
            <calcext:condition calcext:apply-style-name="Untitled1" calcext:value="=MIN([.$B13];[.$G13])" calcext:base-cell-address="data.B13"/>
            <calcext:condition calcext:apply-style-name="Accent 1" calcext:value="=0" calcext:base-cell-address="data.B13"/>
          </calcext:conditional-format>
          <calcext:conditional-format calcext:target-range-address="data.B14:data.B14">
            <calcext:condition calcext:apply-style-name="Untitled1" calcext:value="=MIN([.$B14];[.$G14])" calcext:base-cell-address="data.B14"/>
            <calcext:condition calcext:apply-style-name="Accent 1" calcext:value="=0" calcext:base-cell-address="data.B14"/>
          </calcext:conditional-format>
          <calcext:conditional-format calcext:target-range-address="data.B15:data.B15">
            <calcext:condition calcext:apply-style-name="Untitled1" calcext:value="=MIN([.$B15];[.$G15])" calcext:base-cell-address="data.B15"/>
            <calcext:condition calcext:apply-style-name="Accent 1" calcext:value="=0" calcext:base-cell-address="data.B15"/>
          </calcext:conditional-format>
          <calcext:conditional-format calcext:target-range-address="data.B16:data.B16">
            <calcext:condition calcext:apply-style-name="Untitled1" calcext:value="=MIN([.$B16];[.$G16])" calcext:base-cell-address="data.B16"/>
            <calcext:condition calcext:apply-style-name="Accent 1" calcext:value="=0" calcext:base-cell-address="data.B16"/>
          </calcext:conditional-format>
          <calcext:conditional-format calcext:target-range-address="data.B17:data.B17">
            <calcext:condition calcext:apply-style-name="Untitled1" calcext:value="=MIN([.$B17];[.$G17])" calcext:base-cell-address="data.B17"/>
            <calcext:condition calcext:apply-style-name="Accent 1" calcext:value="=0" calcext:base-cell-address="data.B17"/>
          </calcext:conditional-format>
          <calcext:conditional-format calcext:target-range-address="data.B18:data.B18">
            <calcext:condition calcext:apply-style-name="Untitled1" calcext:value="=MIN([.$B18];[.$G18])" calcext:base-cell-address="data.B18"/>
            <calcext:condition calcext:apply-style-name="Accent 1" calcext:value="=0" calcext:base-cell-address="data.B18"/>
          </calcext:conditional-format>
          <calcext:conditional-format calcext:target-range-address="data.B19:data.B19">
            <calcext:condition calcext:apply-style-name="Untitled1" calcext:value="=MIN([.$B19];[.$G19])" calcext:base-cell-address="data.B19"/>
            <calcext:condition calcext:apply-style-name="Accent 1" calcext:value="=0" calcext:base-cell-address="data.B19"/>
          </calcext:conditional-format>
          <calcext:conditional-format calcext:target-range-address="data.B20:data.B20">
            <calcext:condition calcext:apply-style-name="Untitled1" calcext:value="=MIN([.$B20];[.$G20])" calcext:base-cell-address="data.B20"/>
            <calcext:condition calcext:apply-style-name="Accent 1" calcext:value="=0" calcext:base-cell-address="data.B20"/>
          </calcext:conditional-format>
          <calcext:conditional-format calcext:target-range-address="data.B21:data.B21">
            <calcext:condition calcext:apply-style-name="Untitled1" calcext:value="=MIN([.$B21];[.$G21])" calcext:base-cell-address="data.B21"/>
            <calcext:condition calcext:apply-style-name="Accent 1" calcext:value="=0" calcext:base-cell-address="data.B21"/>
          </calcext:conditional-format>
          <calcext:conditional-format calcext:target-range-address="data.B22:data.B22">
            <calcext:condition calcext:apply-style-name="Untitled1" calcext:value="=MIN([.$B22];[.$G22])" calcext:base-cell-address="data.B22"/>
            <calcext:condition calcext:apply-style-name="Accent 1" calcext:value="=0" calcext:base-cell-address="data.B22"/>
          </calcext:conditional-format>
          <calcext:conditional-format calcext:target-range-address="data.B23:data.B23">
            <calcext:condition calcext:apply-style-name="Untitled1" calcext:value="=MIN([.$B23];[.$G23])" calcext:base-cell-address="data.B23"/>
            <calcext:condition calcext:apply-style-name="Accent 1" calcext:value="=0" calcext:base-cell-address="data.B23"/>
          </calcext:conditional-format>
          <calcext:conditional-format calcext:target-range-address="data.B24:data.B24">
            <calcext:condition calcext:apply-style-name="Untitled1" calcext:value="=MIN([.$B24];[.$G24])" calcext:base-cell-address="data.B24"/>
            <calcext:condition calcext:apply-style-name="Accent 1" calcext:value="=0" calcext:base-cell-address="data.B24"/>
          </calcext:conditional-format>
          <calcext:conditional-format calcext:target-range-address="data.B25:data.B25">
            <calcext:condition calcext:apply-style-name="Untitled1" calcext:value="=MIN([.$B25];[.$G25])" calcext:base-cell-address="data.B25"/>
            <calcext:condition calcext:apply-style-name="Accent 1" calcext:value="=0" calcext:base-cell-address="data.B25"/>
          </calcext:conditional-format>
          <calcext:conditional-format calcext:target-range-address="data.B26:data.B26">
            <calcext:condition calcext:apply-style-name="Untitled1" calcext:value="=MIN([.$B26];[.$G26])" calcext:base-cell-address="data.B26"/>
            <calcext:condition calcext:apply-style-name="Accent 1" calcext:value="=0" calcext:base-cell-address="data.B26"/>
          </calcext:conditional-format>
          <calcext:conditional-format calcext:target-range-address="data.B27:data.B27">
            <calcext:condition calcext:apply-style-name="Untitled1" calcext:value="=MIN([.$B27];[.$G27])" calcext:base-cell-address="data.B27"/>
            <calcext:condition calcext:apply-style-name="Accent 1" calcext:value="=0" calcext:base-cell-address="data.B27"/>
          </calcext:conditional-format>
          <calcext:conditional-format calcext:target-range-address="data.B28:data.B28">
            <calcext:condition calcext:apply-style-name="Untitled1" calcext:value="=MIN([.$B28];[.$G28])" calcext:base-cell-address="data.B28"/>
            <calcext:condition calcext:apply-style-name="Accent 1" calcext:value="=0" calcext:base-cell-address="data.B28"/>
          </calcext:conditional-format>
          <calcext:conditional-format calcext:target-range-address="data.B29:data.B29">
            <calcext:condition calcext:apply-style-name="Untitled1" calcext:value="=MIN([.$B29];[.$G29])" calcext:base-cell-address="data.B29"/>
            <calcext:condition calcext:apply-style-name="Accent 1" calcext:value="=0" calcext:base-cell-address="data.B29"/>
          </calcext:conditional-format>
          <calcext:conditional-format calcext:target-range-address="data.B30:data.B30">
            <calcext:condition calcext:apply-style-name="Untitled1" calcext:value="=MIN([.$B30];[.$G30])" calcext:base-cell-address="data.B30"/>
            <calcext:condition calcext:apply-style-name="Accent 1" calcext:value="=0" calcext:base-cell-address="data.B30"/>
          </calcext:conditional-format>
          <calcext:conditional-format calcext:target-range-address="data.B31:data.B31">
            <calcext:condition calcext:apply-style-name="Untitled1" calcext:value="=MIN([.$B31];[.$G31])" calcext:base-cell-address="data.B31"/>
            <calcext:condition calcext:apply-style-name="Accent 1" calcext:value="=0" calcext:base-cell-address="data.B31"/>
          </calcext:conditional-format>
          <calcext:conditional-format calcext:target-range-address="data.B32:data.B32">
            <calcext:condition calcext:apply-style-name="Untitled1" calcext:value="=MIN([.$B32];[.$G32])" calcext:base-cell-address="data.B32"/>
            <calcext:condition calcext:apply-style-name="Accent 1" calcext:value="=0" calcext:base-cell-address="data.B32"/>
          </calcext:conditional-format>
          <calcext:conditional-format calcext:target-range-address="data.B33:data.B33">
            <calcext:condition calcext:apply-style-name="Untitled1" calcext:value="=MIN([.$B33];[.$G33])" calcext:base-cell-address="data.B33"/>
            <calcext:condition calcext:apply-style-name="Accent 1" calcext:value="=0" calcext:base-cell-address="data.B33"/>
          </calcext:conditional-format>
          <calcext:conditional-format calcext:target-range-address="data.B34:data.B34">
            <calcext:condition calcext:apply-style-name="Untitled1" calcext:value="=MIN([.$B34];[.$G34])" calcext:base-cell-address="data.B34"/>
            <calcext:condition calcext:apply-style-name="Accent 1" calcext:value="=0" calcext:base-cell-address="data.B34"/>
          </calcext:conditional-format>
          <calcext:conditional-format calcext:target-range-address="data.B35:data.B35">
            <calcext:condition calcext:apply-style-name="Untitled1" calcext:value="=MIN([.$B35];[.$G35])" calcext:base-cell-address="data.B35"/>
            <calcext:condition calcext:apply-style-name="Accent 1" calcext:value="=0" calcext:base-cell-address="data.B35"/>
          </calcext:conditional-format>
          <calcext:conditional-format calcext:target-range-address="data.B36:data.B36">
            <calcext:condition calcext:apply-style-name="Untitled1" calcext:value="=MIN([.$B36];[.$G36])" calcext:base-cell-address="data.B36"/>
            <calcext:condition calcext:apply-style-name="Accent 1" calcext:value="=0" calcext:base-cell-address="data.B36"/>
          </calcext:conditional-format>
          <calcext:conditional-format calcext:target-range-address="data.B37:data.B37">
            <calcext:condition calcext:apply-style-name="Untitled1" calcext:value="=MIN([.$B37];[.$G37])" calcext:base-cell-address="data.B37"/>
            <calcext:condition calcext:apply-style-name="Accent 1" calcext:value="=0" calcext:base-cell-address="data.B37"/>
          </calcext:conditional-format>
          <calcext:conditional-format calcext:target-range-address="data.B38:data.B38">
            <calcext:condition calcext:apply-style-name="Untitled1" calcext:value="=MIN([.$B38];[.$G38])" calcext:base-cell-address="data.B38"/>
            <calcext:condition calcext:apply-style-name="Accent 1" calcext:value="=0" calcext:base-cell-address="data.B38"/>
          </calcext:conditional-format>
          <calcext:conditional-format calcext:target-range-address="data.B39:data.B39">
            <calcext:condition calcext:apply-style-name="Untitled1" calcext:value="=MIN([.$B39];[.$G39])" calcext:base-cell-address="data.B39"/>
            <calcext:condition calcext:apply-style-name="Accent 1" calcext:value="=0" calcext:base-cell-address="data.B39"/>
          </calcext:conditional-format>
          <calcext:conditional-format calcext:target-range-address="data.B40:data.B40">
            <calcext:condition calcext:apply-style-name="Untitled1" calcext:value="=MIN([.$B40];[.$G40])" calcext:base-cell-address="data.B40"/>
            <calcext:condition calcext:apply-style-name="Accent 1" calcext:value="=0" calcext:base-cell-address="data.B40"/>
          </calcext:conditional-format>
          <calcext:conditional-format calcext:target-range-address="data.B41:data.B41">
            <calcext:condition calcext:apply-style-name="Untitled1" calcext:value="=MIN([.$B41];[.$G41])" calcext:base-cell-address="data.B41"/>
            <calcext:condition calcext:apply-style-name="Accent 1" calcext:value="=0" calcext:base-cell-address="data.B41"/>
          </calcext:conditional-format>
          <calcext:conditional-format calcext:target-range-address="data.B42:data.B42">
            <calcext:condition calcext:apply-style-name="Untitled1" calcext:value="=MIN([.$B42];[.$G42])" calcext:base-cell-address="data.B42"/>
            <calcext:condition calcext:apply-style-name="Accent 1" calcext:value="=0" calcext:base-cell-address="data.B42"/>
          </calcext:conditional-format>
          <calcext:conditional-format calcext:target-range-address="data.B43:data.B43">
            <calcext:condition calcext:apply-style-name="Untitled1" calcext:value="=MIN([.$B43];[.$G43])" calcext:base-cell-address="data.B43"/>
            <calcext:condition calcext:apply-style-name="Accent 1" calcext:value="=0" calcext:base-cell-address="data.B43"/>
          </calcext:conditional-format>
          <calcext:conditional-format calcext:target-range-address="data.B44:data.B44">
            <calcext:condition calcext:apply-style-name="Untitled1" calcext:value="=MIN([.$B44];[.$G44])" calcext:base-cell-address="data.B44"/>
            <calcext:condition calcext:apply-style-name="Accent 1" calcext:value="=0" calcext:base-cell-address="data.B44"/>
          </calcext:conditional-format>
          <calcext:conditional-format calcext:target-range-address="data.B45:data.B45">
            <calcext:condition calcext:apply-style-name="Untitled1" calcext:value="=MIN([.$B45];[.$G45])" calcext:base-cell-address="data.B45"/>
            <calcext:condition calcext:apply-style-name="Accent 1" calcext:value="=0" calcext:base-cell-address="data.B45"/>
          </calcext:conditional-format>
          <calcext:conditional-format calcext:target-range-address="data.B46:data.B46">
            <calcext:condition calcext:apply-style-name="Untitled1" calcext:value="=MIN([.$B46];[.$G46])" calcext:base-cell-address="data.B46"/>
            <calcext:condition calcext:apply-style-name="Accent 1" calcext:value="=0" calcext:base-cell-address="data.B46"/>
          </calcext:conditional-format>
          <calcext:conditional-format calcext:target-range-address="data.B47:data.B47">
            <calcext:condition calcext:apply-style-name="Untitled1" calcext:value="=MIN([.$B47];[.$G47])" calcext:base-cell-address="data.B47"/>
            <calcext:condition calcext:apply-style-name="Accent 1" calcext:value="=0" calcext:base-cell-address="data.B47"/>
          </calcext:conditional-format>
          <calcext:conditional-format calcext:target-range-address="data.B48:data.B48">
            <calcext:condition calcext:apply-style-name="Untitled1" calcext:value="=MIN([.$B48];[.$G48])" calcext:base-cell-address="data.B48"/>
            <calcext:condition calcext:apply-style-name="Accent 1" calcext:value="=0" calcext:base-cell-address="data.B48"/>
          </calcext:conditional-format>
          <calcext:conditional-format calcext:target-range-address="data.B49:data.B49">
            <calcext:condition calcext:apply-style-name="Untitled1" calcext:value="=MIN([.$B49];[.$G49])" calcext:base-cell-address="data.B49"/>
            <calcext:condition calcext:apply-style-name="Accent 1" calcext:value="=0" calcext:base-cell-address="data.B49"/>
          </calcext:conditional-format>
          <calcext:conditional-format calcext:target-range-address="data.B50:data.B50">
            <calcext:condition calcext:apply-style-name="Untitled1" calcext:value="=MIN([.$B50];[.$G50])" calcext:base-cell-address="data.B50"/>
            <calcext:condition calcext:apply-style-name="Accent 1" calcext:value="=0" calcext:base-cell-address="data.B50"/>
          </calcext:conditional-format>
          <calcext:conditional-format calcext:target-range-address="data.B51:data.B51">
            <calcext:condition calcext:apply-style-name="Untitled1" calcext:value="=MIN([.$B51];[.$G51])" calcext:base-cell-address="data.B51"/>
            <calcext:condition calcext:apply-style-name="Accent 1" calcext:value="=0" calcext:base-cell-address="data.B51"/>
          </calcext:conditional-format>
          <calcext:conditional-format calcext:target-range-address="data.B52:data.B52">
            <calcext:condition calcext:apply-style-name="Untitled1" calcext:value="=MIN([.$B52];[.$G52])" calcext:base-cell-address="data.B52"/>
            <calcext:condition calcext:apply-style-name="Accent 1" calcext:value="=0" calcext:base-cell-address="data.B52"/>
          </calcext:conditional-format>
          <calcext:conditional-format calcext:target-range-address="data.B53:data.B53">
            <calcext:condition calcext:apply-style-name="Untitled1" calcext:value="=MIN([.$B53];[.$G53])" calcext:base-cell-address="data.B53"/>
            <calcext:condition calcext:apply-style-name="Accent 1" calcext:value="=0" calcext:base-cell-address="data.B53"/>
          </calcext:conditional-format>
          <calcext:conditional-format calcext:target-range-address="data.B54:data.B54">
            <calcext:condition calcext:apply-style-name="Untitled1" calcext:value="=MIN([.$B54];[.$G54])" calcext:base-cell-address="data.B54"/>
            <calcext:condition calcext:apply-style-name="Accent 1" calcext:value="=0" calcext:base-cell-address="data.B54"/>
          </calcext:conditional-format>
          <calcext:conditional-format calcext:target-range-address="data.B55:data.B55">
            <calcext:condition calcext:apply-style-name="Untitled1" calcext:value="=MIN([.$B55];[.$G55])" calcext:base-cell-address="data.B55"/>
            <calcext:condition calcext:apply-style-name="Accent 1" calcext:value="=0" calcext:base-cell-address="data.B55"/>
          </calcext:conditional-format>
          <calcext:conditional-format calcext:target-range-address="data.B56:data.B56">
            <calcext:condition calcext:apply-style-name="Untitled1" calcext:value="=MIN([.$B56];[.$G56])" calcext:base-cell-address="data.B56"/>
            <calcext:condition calcext:apply-style-name="Accent 1" calcext:value="=0" calcext:base-cell-address="data.B56"/>
          </calcext:conditional-format>
          <calcext:conditional-format calcext:target-range-address="data.B57:data.B57">
            <calcext:condition calcext:apply-style-name="Untitled1" calcext:value="=MIN([.$B57];[.$G57])" calcext:base-cell-address="data.B57"/>
            <calcext:condition calcext:apply-style-name="Accent 1" calcext:value="=0" calcext:base-cell-address="data.B57"/>
          </calcext:conditional-format>
          <calcext:conditional-format calcext:target-range-address="data.B58:data.B58">
            <calcext:condition calcext:apply-style-name="Untitled1" calcext:value="=MIN([.$B58];[.$G58])" calcext:base-cell-address="data.B58"/>
            <calcext:condition calcext:apply-style-name="Accent 1" calcext:value="=0" calcext:base-cell-address="data.B58"/>
          </calcext:conditional-format>
          <calcext:conditional-format calcext:target-range-address="data.B59:data.B59">
            <calcext:condition calcext:apply-style-name="Untitled1" calcext:value="=MIN([.$B59];[.$G59])" calcext:base-cell-address="data.B59"/>
            <calcext:condition calcext:apply-style-name="Accent 1" calcext:value="=0" calcext:base-cell-address="data.B59"/>
          </calcext:conditional-format>
          <calcext:conditional-format calcext:target-range-address="data.B60:data.B60">
            <calcext:condition calcext:apply-style-name="Untitled1" calcext:value="=MIN([.$B60];[.$G60])" calcext:base-cell-address="data.B60"/>
            <calcext:condition calcext:apply-style-name="Accent 1" calcext:value="=0" calcext:base-cell-address="data.B60"/>
          </calcext:conditional-format>
          <calcext:conditional-format calcext:target-range-address="data.B61:data.B61">
            <calcext:condition calcext:apply-style-name="Untitled1" calcext:value="=MIN([.$B61];[.$G61])" calcext:base-cell-address="data.B61"/>
            <calcext:condition calcext:apply-style-name="Accent 1" calcext:value="=0" calcext:base-cell-address="data.B61"/>
          </calcext:conditional-format>
          <calcext:conditional-format calcext:target-range-address="data.B62:data.B62">
            <calcext:condition calcext:apply-style-name="Untitled1" calcext:value="=MIN([.$B62];[.$G62])" calcext:base-cell-address="data.B62"/>
            <calcext:condition calcext:apply-style-name="Accent 1" calcext:value="=0" calcext:base-cell-address="data.B62"/>
          </calcext:conditional-format>
          <calcext:conditional-format calcext:target-range-address="data.B63:data.B63">
            <calcext:condition calcext:apply-style-name="Untitled1" calcext:value="=MIN([.$B63];[.$G63])" calcext:base-cell-address="data.B63"/>
            <calcext:condition calcext:apply-style-name="Accent 1" calcext:value="=0" calcext:base-cell-address="data.B63"/>
          </calcext:conditional-format>
          <calcext:conditional-format calcext:target-range-address="data.B64:data.B64">
            <calcext:condition calcext:apply-style-name="Untitled1" calcext:value="=MIN([.$B64];[.$G64])" calcext:base-cell-address="data.B64"/>
            <calcext:condition calcext:apply-style-name="Accent 1" calcext:value="=0" calcext:base-cell-address="data.B64"/>
          </calcext:conditional-format>
          <calcext:conditional-format calcext:target-range-address="data.B65:data.B65">
            <calcext:condition calcext:apply-style-name="Untitled1" calcext:value="=MIN([.$B65];[.$G65])" calcext:base-cell-address="data.B65"/>
            <calcext:condition calcext:apply-style-name="Accent 1" calcext:value="=0" calcext:base-cell-address="data.B65"/>
          </calcext:conditional-format>
          <calcext:conditional-format calcext:target-range-address="data.B66:data.B66">
            <calcext:condition calcext:apply-style-name="Untitled1" calcext:value="=MIN([.$B66];[.$G66])" calcext:base-cell-address="data.B66"/>
            <calcext:condition calcext:apply-style-name="Accent 1" calcext:value="=0" calcext:base-cell-address="data.B66"/>
          </calcext:conditional-format>
          <calcext:conditional-format calcext:target-range-address="data.B67:data.B67">
            <calcext:condition calcext:apply-style-name="Untitled1" calcext:value="=MIN([.$B67];[.$G67])" calcext:base-cell-address="data.B67"/>
            <calcext:condition calcext:apply-style-name="Accent 1" calcext:value="=0" calcext:base-cell-address="data.B67"/>
          </calcext:conditional-format>
          <calcext:conditional-format calcext:target-range-address="data.B68:data.B68">
            <calcext:condition calcext:apply-style-name="Untitled1" calcext:value="=MIN([.$B68];[.$G68])" calcext:base-cell-address="data.B68"/>
            <calcext:condition calcext:apply-style-name="Accent 1" calcext:value="=0" calcext:base-cell-address="data.B68"/>
          </calcext:conditional-format>
          <calcext:conditional-format calcext:target-range-address="data.B69:data.B69">
            <calcext:condition calcext:apply-style-name="Untitled1" calcext:value="=MIN([.$B69];[.$G69])" calcext:base-cell-address="data.B69"/>
            <calcext:condition calcext:apply-style-name="Accent 1" calcext:value="=0" calcext:base-cell-address="data.B69"/>
          </calcext:conditional-format>
          <calcext:conditional-format calcext:target-range-address="data.B70:data.B70">
            <calcext:condition calcext:apply-style-name="Untitled1" calcext:value="=MIN([.$B70];[.$G70])" calcext:base-cell-address="data.B70"/>
            <calcext:condition calcext:apply-style-name="Accent 1" calcext:value="=0" calcext:base-cell-address="data.B70"/>
          </calcext:conditional-format>
          <calcext:conditional-format calcext:target-range-address="data.B71:data.B71">
            <calcext:condition calcext:apply-style-name="Untitled1" calcext:value="=MIN([.$B71];[.$G71])" calcext:base-cell-address="data.B71"/>
            <calcext:condition calcext:apply-style-name="Accent 1" calcext:value="=0" calcext:base-cell-address="data.B71"/>
          </calcext:conditional-format>
          <calcext:conditional-format calcext:target-range-address="data.B72:data.B72">
            <calcext:condition calcext:apply-style-name="Untitled1" calcext:value="=MIN([.$B72];[.$G72])" calcext:base-cell-address="data.B72"/>
            <calcext:condition calcext:apply-style-name="Accent 1" calcext:value="=0" calcext:base-cell-address="data.B72"/>
          </calcext:conditional-format>
          <calcext:conditional-format calcext:target-range-address="data.B73:data.B73">
            <calcext:condition calcext:apply-style-name="Untitled1" calcext:value="=MIN([.$B73];[.$G73])" calcext:base-cell-address="data.B73"/>
            <calcext:condition calcext:apply-style-name="Accent 1" calcext:value="=0" calcext:base-cell-address="data.B73"/>
          </calcext:conditional-format>
          <calcext:conditional-format calcext:target-range-address="data.B74:data.B74">
            <calcext:condition calcext:apply-style-name="Untitled1" calcext:value="=MIN([.$B74];[.$G74])" calcext:base-cell-address="data.B74"/>
            <calcext:condition calcext:apply-style-name="Accent 1" calcext:value="=0" calcext:base-cell-address="data.B74"/>
          </calcext:conditional-format>
          <calcext:conditional-format calcext:target-range-address="data.B75:data.B75">
            <calcext:condition calcext:apply-style-name="Untitled1" calcext:value="=MIN([.$B75];[.$G75])" calcext:base-cell-address="data.B75"/>
            <calcext:condition calcext:apply-style-name="Accent 1" calcext:value="=0" calcext:base-cell-address="data.B75"/>
          </calcext:conditional-format>
          <calcext:conditional-format calcext:target-range-address="data.B76:data.B76">
            <calcext:condition calcext:apply-style-name="Untitled1" calcext:value="=MIN([.$B76];[.$G76])" calcext:base-cell-address="data.B76"/>
            <calcext:condition calcext:apply-style-name="Accent 1" calcext:value="=0" calcext:base-cell-address="data.B76"/>
          </calcext:conditional-format>
          <calcext:conditional-format calcext:target-range-address="data.B77:data.B77">
            <calcext:condition calcext:apply-style-name="Untitled1" calcext:value="=MIN([.$B77];[.$G77])" calcext:base-cell-address="data.B77"/>
            <calcext:condition calcext:apply-style-name="Accent 1" calcext:value="=0" calcext:base-cell-address="data.B77"/>
          </calcext:conditional-format>
          <calcext:conditional-format calcext:target-range-address="data.B78:data.B78">
            <calcext:condition calcext:apply-style-name="Untitled1" calcext:value="=MIN([.$B78];[.$G78])" calcext:base-cell-address="data.B78"/>
            <calcext:condition calcext:apply-style-name="Accent 1" calcext:value="=0" calcext:base-cell-address="data.B78"/>
          </calcext:conditional-format>
          <calcext:conditional-format calcext:target-range-address="data.B79:data.B79">
            <calcext:condition calcext:apply-style-name="Untitled1" calcext:value="=MIN([.$B79];[.$G79])" calcext:base-cell-address="data.B79"/>
            <calcext:condition calcext:apply-style-name="Accent 1" calcext:value="=0" calcext:base-cell-address="data.B79"/>
          </calcext:conditional-format>
          <calcext:conditional-format calcext:target-range-address="data.B80:data.B80">
            <calcext:condition calcext:apply-style-name="Untitled1" calcext:value="=MIN([.$B80];[.$G80])" calcext:base-cell-address="data.B80"/>
            <calcext:condition calcext:apply-style-name="Accent 1" calcext:value="=0" calcext:base-cell-address="data.B80"/>
          </calcext:conditional-format>
          <calcext:conditional-format calcext:target-range-address="data.B81:data.B81">
            <calcext:condition calcext:apply-style-name="Untitled1" calcext:value="=MIN([.$B81];[.$G81])" calcext:base-cell-address="data.B81"/>
            <calcext:condition calcext:apply-style-name="Accent 1" calcext:value="=0" calcext:base-cell-address="data.B81"/>
          </calcext:conditional-format>
          <calcext:conditional-format calcext:target-range-address="data.B82:data.B82">
            <calcext:condition calcext:apply-style-name="Untitled1" calcext:value="=MIN([.$B82];[.$G82])" calcext:base-cell-address="data.B82"/>
            <calcext:condition calcext:apply-style-name="Accent 1" calcext:value="=0" calcext:base-cell-address="data.B82"/>
          </calcext:conditional-format>
          <calcext:conditional-format calcext:target-range-address="data.B83:data.B83">
            <calcext:condition calcext:apply-style-name="Untitled1" calcext:value="=MIN([.$B83];[.$G83])" calcext:base-cell-address="data.B83"/>
            <calcext:condition calcext:apply-style-name="Accent 1" calcext:value="=0" calcext:base-cell-address="data.B83"/>
          </calcext:conditional-format>
          <calcext:conditional-format calcext:target-range-address="data.B84:data.B84">
            <calcext:condition calcext:apply-style-name="Untitled1" calcext:value="=MIN([.$B84];[.$G84])" calcext:base-cell-address="data.B84"/>
            <calcext:condition calcext:apply-style-name="Accent 1" calcext:value="=0" calcext:base-cell-address="data.B84"/>
          </calcext:conditional-format>
          <calcext:conditional-format calcext:target-range-address="data.B85:data.B85">
            <calcext:condition calcext:apply-style-name="Untitled1" calcext:value="=MIN([.$B85];[.$G85])" calcext:base-cell-address="data.B85"/>
            <calcext:condition calcext:apply-style-name="Accent 1" calcext:value="=0" calcext:base-cell-address="data.B85"/>
          </calcext:conditional-format>
          <calcext:conditional-format calcext:target-range-address="data.B86:data.B86">
            <calcext:condition calcext:apply-style-name="Untitled1" calcext:value="=MIN([.$B86];[.$G86])" calcext:base-cell-address="data.B86"/>
            <calcext:condition calcext:apply-style-name="Accent 1" calcext:value="=0" calcext:base-cell-address="data.B86"/>
          </calcext:conditional-format>
          <calcext:conditional-format calcext:target-range-address="data.B87:data.B87">
            <calcext:condition calcext:apply-style-name="Untitled1" calcext:value="=MIN([.$B87];[.$G87])" calcext:base-cell-address="data.B87"/>
            <calcext:condition calcext:apply-style-name="Accent 1" calcext:value="=0" calcext:base-cell-address="data.B87"/>
          </calcext:conditional-format>
          <calcext:conditional-format calcext:target-range-address="data.B88:data.B88">
            <calcext:condition calcext:apply-style-name="Untitled1" calcext:value="=MIN([.$B88];[.$G88])" calcext:base-cell-address="data.B88"/>
            <calcext:condition calcext:apply-style-name="Accent 1" calcext:value="=0" calcext:base-cell-address="data.B88"/>
          </calcext:conditional-format>
          <calcext:conditional-format calcext:target-range-address="data.B89:data.B89">
            <calcext:condition calcext:apply-style-name="Untitled1" calcext:value="=MIN([.$B89];[.$G89])" calcext:base-cell-address="data.B89"/>
            <calcext:condition calcext:apply-style-name="Accent 1" calcext:value="=0" calcext:base-cell-address="data.B89"/>
          </calcext:conditional-format>
          <calcext:conditional-format calcext:target-range-address="data.B90:data.B90">
            <calcext:condition calcext:apply-style-name="Untitled1" calcext:value="=MIN([.$B90];[.$G90])" calcext:base-cell-address="data.B90"/>
            <calcext:condition calcext:apply-style-name="Accent 1" calcext:value="=0" calcext:base-cell-address="data.B90"/>
          </calcext:conditional-format>
          <calcext:conditional-format calcext:target-range-address="data.B91:data.B91">
            <calcext:condition calcext:apply-style-name="Untitled1" calcext:value="=MIN([.$B91];[.$G91])" calcext:base-cell-address="data.B91"/>
            <calcext:condition calcext:apply-style-name="Accent 1" calcext:value="=0" calcext:base-cell-address="data.B91"/>
          </calcext:conditional-format>
          <calcext:conditional-format calcext:target-range-address="data.B92:data.B92">
            <calcext:condition calcext:apply-style-name="Untitled1" calcext:value="=MIN([.$B92];[.$G92])" calcext:base-cell-address="data.B92"/>
            <calcext:condition calcext:apply-style-name="Accent 1" calcext:value="=0" calcext:base-cell-address="data.B92"/>
          </calcext:conditional-format>
          <calcext:conditional-format calcext:target-range-address="data.B93:data.B93">
            <calcext:condition calcext:apply-style-name="Untitled1" calcext:value="=MIN([.$B93];[.$G93])" calcext:base-cell-address="data.B93"/>
            <calcext:condition calcext:apply-style-name="Accent 1" calcext:value="=0" calcext:base-cell-address="data.B93"/>
          </calcext:conditional-format>
          <calcext:conditional-format calcext:target-range-address="data.B94:data.B94">
            <calcext:condition calcext:apply-style-name="Untitled1" calcext:value="=MIN([.$B94];[.$G94])" calcext:base-cell-address="data.B94"/>
            <calcext:condition calcext:apply-style-name="Accent 1" calcext:value="=0" calcext:base-cell-address="data.B94"/>
          </calcext:conditional-format>
          <calcext:conditional-format calcext:target-range-address="data.B95:data.B95">
            <calcext:condition calcext:apply-style-name="Untitled1" calcext:value="=MIN([.$B95];[.$G95])" calcext:base-cell-address="data.B95"/>
            <calcext:condition calcext:apply-style-name="Accent 1" calcext:value="=0" calcext:base-cell-address="data.B95"/>
          </calcext:conditional-format>
          <calcext:conditional-format calcext:target-range-address="data.B96:data.B96">
            <calcext:condition calcext:apply-style-name="Untitled1" calcext:value="=MIN([.$B96];[.$G96])" calcext:base-cell-address="data.B96"/>
            <calcext:condition calcext:apply-style-name="Accent 1" calcext:value="=0" calcext:base-cell-address="data.B96"/>
          </calcext:conditional-format>
          <calcext:conditional-format calcext:target-range-address="data.B97:data.B97">
            <calcext:condition calcext:apply-style-name="Untitled1" calcext:value="=MIN([.$B97];[.$G97])" calcext:base-cell-address="data.B97"/>
            <calcext:condition calcext:apply-style-name="Accent 1" calcext:value="=0" calcext:base-cell-address="data.B97"/>
          </calcext:conditional-format>
          <calcext:conditional-format calcext:target-range-address="data.B98:data.B98">
            <calcext:condition calcext:apply-style-name="Untitled1" calcext:value="=MIN([.$B98];[.$G98])" calcext:base-cell-address="data.B98"/>
            <calcext:condition calcext:apply-style-name="Accent 1" calcext:value="=0" calcext:base-cell-address="data.B98"/>
          </calcext:conditional-format>
          <calcext:conditional-format calcext:target-range-address="data.B99:data.B99">
            <calcext:condition calcext:apply-style-name="Untitled1" calcext:value="=MIN([.$B99];[.$G99])" calcext:base-cell-address="data.B99"/>
            <calcext:condition calcext:apply-style-name="Accent 1" calcext:value="=0" calcext:base-cell-address="data.B99"/>
          </calcext:conditional-format>
          <calcext:conditional-format calcext:target-range-address="data.B100:data.B100">
            <calcext:condition calcext:apply-style-name="Untitled1" calcext:value="=MIN([.$B100];[.$G100])" calcext:base-cell-address="data.B100"/>
            <calcext:condition calcext:apply-style-name="Accent 1" calcext:value="=0" calcext:base-cell-address="data.B100"/>
          </calcext:conditional-format>
          <calcext:conditional-format calcext:target-range-address="data.B101:data.B101">
            <calcext:condition calcext:apply-style-name="Untitled1" calcext:value="=MIN([.$B101];[.$G101])" calcext:base-cell-address="data.B101"/>
            <calcext:condition calcext:apply-style-name="Accent 1" calcext:value="=0" calcext:base-cell-address="data.B101"/>
          </calcext:conditional-format>
          <calcext:conditional-format calcext:target-range-address="data.B102:data.B102">
            <calcext:condition calcext:apply-style-name="Untitled1" calcext:value="=MIN([.$B102];[.$G102])" calcext:base-cell-address="data.B102"/>
            <calcext:condition calcext:apply-style-name="Accent 1" calcext:value="=0" calcext:base-cell-address="data.B102"/>
          </calcext:conditional-format>
          <calcext:conditional-format calcext:target-range-address="data.B103:data.B103">
            <calcext:condition calcext:apply-style-name="Untitled1" calcext:value="=MIN([.$B103];[.$G103])" calcext:base-cell-address="data.B103"/>
            <calcext:condition calcext:apply-style-name="Accent 1" calcext:value="=0" calcext:base-cell-address="data.B103"/>
          </calcext:conditional-format>
          <calcext:conditional-format calcext:target-range-address="data.B104:data.B104">
            <calcext:condition calcext:apply-style-name="Untitled1" calcext:value="=MIN([.$B104];[.$G104])" calcext:base-cell-address="data.B104"/>
            <calcext:condition calcext:apply-style-name="Accent 1" calcext:value="=0" calcext:base-cell-address="data.B104"/>
          </calcext:conditional-format>
          <calcext:conditional-format calcext:target-range-address="data.B105:data.B105">
            <calcext:condition calcext:apply-style-name="Untitled1" calcext:value="=MIN([.$B105];[.$G105])" calcext:base-cell-address="data.B105"/>
            <calcext:condition calcext:apply-style-name="Accent 1" calcext:value="=0" calcext:base-cell-address="data.B105"/>
          </calcext:conditional-format>
          <calcext:conditional-format calcext:target-range-address="data.B106:data.B106">
            <calcext:condition calcext:apply-style-name="Untitled1" calcext:value="=MIN([.$B106];[.$G106])" calcext:base-cell-address="data.B106"/>
            <calcext:condition calcext:apply-style-name="Accent 1" calcext:value="=0" calcext:base-cell-address="data.B106"/>
          </calcext:conditional-format>
          <calcext:conditional-format calcext:target-range-address="data.B107:data.B107">
            <calcext:condition calcext:apply-style-name="Untitled1" calcext:value="=MIN([.$B107];[.$G107])" calcext:base-cell-address="data.B107"/>
            <calcext:condition calcext:apply-style-name="Accent 1" calcext:value="=0" calcext:base-cell-address="data.B107"/>
          </calcext:conditional-format>
          <calcext:conditional-format calcext:target-range-address="data.B108:data.B108">
            <calcext:condition calcext:apply-style-name="Untitled1" calcext:value="=MIN([.$B108];[.$G108])" calcext:base-cell-address="data.B108"/>
            <calcext:condition calcext:apply-style-name="Accent 1" calcext:value="=0" calcext:base-cell-address="data.B108"/>
          </calcext:conditional-format>
          <calcext:conditional-format calcext:target-range-address="data.B109:data.B109">
            <calcext:condition calcext:apply-style-name="Untitled1" calcext:value="=MIN([.$B109];[.$G109])" calcext:base-cell-address="data.B109"/>
            <calcext:condition calcext:apply-style-name="Accent 1" calcext:value="=0" calcext:base-cell-address="data.B109"/>
          </calcext:conditional-format>
          <calcext:conditional-format calcext:target-range-address="data.B110:data.B110">
            <calcext:condition calcext:apply-style-name="Untitled1" calcext:value="=MIN([.$B110];[.$G110])" calcext:base-cell-address="data.B110"/>
            <calcext:condition calcext:apply-style-name="Accent 1" calcext:value="=0" calcext:base-cell-address="data.B110"/>
          </calcext:conditional-format>
          <calcext:conditional-format calcext:target-range-address="data.B111:data.B111">
            <calcext:condition calcext:apply-style-name="Untitled1" calcext:value="=MIN([.$B111];[.$G111])" calcext:base-cell-address="data.B111"/>
            <calcext:condition calcext:apply-style-name="Accent 1" calcext:value="=0" calcext:base-cell-address="data.B111"/>
          </calcext:conditional-format>
          <calcext:conditional-format calcext:target-range-address="data.B112:data.B112">
            <calcext:condition calcext:apply-style-name="Untitled1" calcext:value="=MIN([.$B112];[.$G112])" calcext:base-cell-address="data.B112"/>
            <calcext:condition calcext:apply-style-name="Accent 1" calcext:value="=0" calcext:base-cell-address="data.B112"/>
          </calcext:conditional-format>
          <calcext:conditional-format calcext:target-range-address="data.B113:data.B113">
            <calcext:condition calcext:apply-style-name="Untitled1" calcext:value="=MIN([.$B113];[.$G113])" calcext:base-cell-address="data.B113"/>
            <calcext:condition calcext:apply-style-name="Accent 1" calcext:value="=0" calcext:base-cell-address="data.B113"/>
          </calcext:conditional-format>
          <calcext:conditional-format calcext:target-range-address="data.B114:data.B114">
            <calcext:condition calcext:apply-style-name="Untitled1" calcext:value="=MIN([.$B114];[.$G114])" calcext:base-cell-address="data.B114"/>
            <calcext:condition calcext:apply-style-name="Accent 1" calcext:value="=0" calcext:base-cell-address="data.B114"/>
          </calcext:conditional-format>
          <calcext:conditional-format calcext:target-range-address="data.B115:data.B115">
            <calcext:condition calcext:apply-style-name="Untitled1" calcext:value="=MIN([.$B115];[.$G115])" calcext:base-cell-address="data.B115"/>
            <calcext:condition calcext:apply-style-name="Accent 1" calcext:value="=0" calcext:base-cell-address="data.B115"/>
          </calcext:conditional-format>
          <calcext:conditional-format calcext:target-range-address="data.C5:data.C5">
            <calcext:condition calcext:apply-style-name="Untitled1" calcext:value="=MIN([.$B5];[.$G5])" calcext:base-cell-address="data.C5"/>
            <calcext:condition calcext:apply-style-name="Accent 1" calcext:value="=0" calcext:base-cell-address="data.C5"/>
          </calcext:conditional-format>
          <calcext:conditional-format calcext:target-range-address="data.C6:data.C6">
            <calcext:condition calcext:apply-style-name="Untitled1" calcext:value="=MIN([.$B6];[.$G6])" calcext:base-cell-address="data.C6"/>
            <calcext:condition calcext:apply-style-name="Accent 1" calcext:value="=0" calcext:base-cell-address="data.C6"/>
          </calcext:conditional-format>
          <calcext:conditional-format calcext:target-range-address="data.C7:data.C7">
            <calcext:condition calcext:apply-style-name="Untitled1" calcext:value="=MIN([.$B7];[.$G7])" calcext:base-cell-address="data.C7"/>
            <calcext:condition calcext:apply-style-name="Accent 1" calcext:value="=0" calcext:base-cell-address="data.C7"/>
          </calcext:conditional-format>
          <calcext:conditional-format calcext:target-range-address="data.C8:data.C8">
            <calcext:condition calcext:apply-style-name="Untitled1" calcext:value="=MIN([.$B8];[.$G8])" calcext:base-cell-address="data.C8"/>
            <calcext:condition calcext:apply-style-name="Accent 1" calcext:value="=0" calcext:base-cell-address="data.C8"/>
          </calcext:conditional-format>
          <calcext:conditional-format calcext:target-range-address="data.C9:data.C9">
            <calcext:condition calcext:apply-style-name="Untitled1" calcext:value="=MIN([.$B9];[.$G9])" calcext:base-cell-address="data.C9"/>
            <calcext:condition calcext:apply-style-name="Accent 1" calcext:value="=0" calcext:base-cell-address="data.C9"/>
          </calcext:conditional-format>
          <calcext:conditional-format calcext:target-range-address="data.C10:data.C10">
            <calcext:condition calcext:apply-style-name="Untitled1" calcext:value="=MIN([.$B10];[.$G10])" calcext:base-cell-address="data.C10"/>
            <calcext:condition calcext:apply-style-name="Accent 1" calcext:value="=0" calcext:base-cell-address="data.C10"/>
          </calcext:conditional-format>
          <calcext:conditional-format calcext:target-range-address="data.C11:data.C11">
            <calcext:condition calcext:apply-style-name="Untitled1" calcext:value="=MIN([.$B11];[.$G11])" calcext:base-cell-address="data.C11"/>
            <calcext:condition calcext:apply-style-name="Accent 1" calcext:value="=0" calcext:base-cell-address="data.C11"/>
          </calcext:conditional-format>
          <calcext:conditional-format calcext:target-range-address="data.C12:data.C12">
            <calcext:condition calcext:apply-style-name="Untitled1" calcext:value="=MIN([.$B12];[.$G12])" calcext:base-cell-address="data.C12"/>
            <calcext:condition calcext:apply-style-name="Accent 1" calcext:value="=0" calcext:base-cell-address="data.C12"/>
          </calcext:conditional-format>
          <calcext:conditional-format calcext:target-range-address="data.C13:data.C13">
            <calcext:condition calcext:apply-style-name="Untitled1" calcext:value="=MIN([.$B13];[.$G13])" calcext:base-cell-address="data.C13"/>
            <calcext:condition calcext:apply-style-name="Accent 1" calcext:value="=0" calcext:base-cell-address="data.C13"/>
          </calcext:conditional-format>
          <calcext:conditional-format calcext:target-range-address="data.C14:data.C14">
            <calcext:condition calcext:apply-style-name="Untitled1" calcext:value="=MIN([.$B14];[.$G14])" calcext:base-cell-address="data.C14"/>
            <calcext:condition calcext:apply-style-name="Accent 1" calcext:value="=0" calcext:base-cell-address="data.C14"/>
          </calcext:conditional-format>
          <calcext:conditional-format calcext:target-range-address="data.C15:data.C15">
            <calcext:condition calcext:apply-style-name="Untitled1" calcext:value="=MIN([.$B15];[.$G15])" calcext:base-cell-address="data.C15"/>
            <calcext:condition calcext:apply-style-name="Accent 1" calcext:value="=0" calcext:base-cell-address="data.C15"/>
          </calcext:conditional-format>
          <calcext:conditional-format calcext:target-range-address="data.C16:data.C16">
            <calcext:condition calcext:apply-style-name="Untitled1" calcext:value="=MIN([.$B16];[.$G16])" calcext:base-cell-address="data.C16"/>
            <calcext:condition calcext:apply-style-name="Accent 1" calcext:value="=0" calcext:base-cell-address="data.C16"/>
          </calcext:conditional-format>
          <calcext:conditional-format calcext:target-range-address="data.C17:data.C17">
            <calcext:condition calcext:apply-style-name="Untitled1" calcext:value="=MIN([.$B17];[.$G17])" calcext:base-cell-address="data.C17"/>
            <calcext:condition calcext:apply-style-name="Accent 1" calcext:value="=0" calcext:base-cell-address="data.C17"/>
          </calcext:conditional-format>
          <calcext:conditional-format calcext:target-range-address="data.C18:data.C18">
            <calcext:condition calcext:apply-style-name="Untitled1" calcext:value="=MIN([.$B18];[.$G18])" calcext:base-cell-address="data.C18"/>
            <calcext:condition calcext:apply-style-name="Accent 1" calcext:value="=0" calcext:base-cell-address="data.C18"/>
          </calcext:conditional-format>
          <calcext:conditional-format calcext:target-range-address="data.C19:data.C19">
            <calcext:condition calcext:apply-style-name="Untitled1" calcext:value="=MIN([.$B19];[.$G19])" calcext:base-cell-address="data.C19"/>
            <calcext:condition calcext:apply-style-name="Accent 1" calcext:value="=0" calcext:base-cell-address="data.C19"/>
          </calcext:conditional-format>
          <calcext:conditional-format calcext:target-range-address="data.C20:data.C20">
            <calcext:condition calcext:apply-style-name="Untitled1" calcext:value="=MIN([.$B20];[.$G20])" calcext:base-cell-address="data.C20"/>
            <calcext:condition calcext:apply-style-name="Accent 1" calcext:value="=0" calcext:base-cell-address="data.C20"/>
          </calcext:conditional-format>
          <calcext:conditional-format calcext:target-range-address="data.C21:data.C21">
            <calcext:condition calcext:apply-style-name="Untitled1" calcext:value="=MIN([.$B21];[.$G21])" calcext:base-cell-address="data.C21"/>
            <calcext:condition calcext:apply-style-name="Accent 1" calcext:value="=0" calcext:base-cell-address="data.C21"/>
          </calcext:conditional-format>
          <calcext:conditional-format calcext:target-range-address="data.C22:data.C22">
            <calcext:condition calcext:apply-style-name="Untitled1" calcext:value="=MIN([.$B22];[.$G22])" calcext:base-cell-address="data.C22"/>
            <calcext:condition calcext:apply-style-name="Accent 1" calcext:value="=0" calcext:base-cell-address="data.C22"/>
          </calcext:conditional-format>
          <calcext:conditional-format calcext:target-range-address="data.C23:data.C23">
            <calcext:condition calcext:apply-style-name="Untitled1" calcext:value="=MIN([.$B23];[.$G23])" calcext:base-cell-address="data.C23"/>
            <calcext:condition calcext:apply-style-name="Accent 1" calcext:value="=0" calcext:base-cell-address="data.C23"/>
          </calcext:conditional-format>
          <calcext:conditional-format calcext:target-range-address="data.C24:data.C24">
            <calcext:condition calcext:apply-style-name="Untitled1" calcext:value="=MIN([.$B24];[.$G24])" calcext:base-cell-address="data.C24"/>
            <calcext:condition calcext:apply-style-name="Accent 1" calcext:value="=0" calcext:base-cell-address="data.C24"/>
          </calcext:conditional-format>
          <calcext:conditional-format calcext:target-range-address="data.C25:data.C25">
            <calcext:condition calcext:apply-style-name="Untitled1" calcext:value="=MIN([.$B25];[.$G25])" calcext:base-cell-address="data.C25"/>
            <calcext:condition calcext:apply-style-name="Accent 1" calcext:value="=0" calcext:base-cell-address="data.C25"/>
          </calcext:conditional-format>
          <calcext:conditional-format calcext:target-range-address="data.C26:data.C26">
            <calcext:condition calcext:apply-style-name="Untitled1" calcext:value="=MIN([.$B26];[.$G26])" calcext:base-cell-address="data.C26"/>
            <calcext:condition calcext:apply-style-name="Accent 1" calcext:value="=0" calcext:base-cell-address="data.C26"/>
          </calcext:conditional-format>
          <calcext:conditional-format calcext:target-range-address="data.C27:data.C27">
            <calcext:condition calcext:apply-style-name="Untitled1" calcext:value="=MIN([.$B27];[.$G27])" calcext:base-cell-address="data.C27"/>
            <calcext:condition calcext:apply-style-name="Accent 1" calcext:value="=0" calcext:base-cell-address="data.C27"/>
          </calcext:conditional-format>
          <calcext:conditional-format calcext:target-range-address="data.C28:data.C28">
            <calcext:condition calcext:apply-style-name="Untitled1" calcext:value="=MIN([.$B28];[.$G28])" calcext:base-cell-address="data.C28"/>
            <calcext:condition calcext:apply-style-name="Accent 1" calcext:value="=0" calcext:base-cell-address="data.C28"/>
          </calcext:conditional-format>
          <calcext:conditional-format calcext:target-range-address="data.C29:data.C29">
            <calcext:condition calcext:apply-style-name="Untitled1" calcext:value="=MIN([.$B29];[.$G29])" calcext:base-cell-address="data.C29"/>
            <calcext:condition calcext:apply-style-name="Accent 1" calcext:value="=0" calcext:base-cell-address="data.C29"/>
          </calcext:conditional-format>
          <calcext:conditional-format calcext:target-range-address="data.C30:data.C30">
            <calcext:condition calcext:apply-style-name="Untitled1" calcext:value="=MIN([.$B30];[.$G30])" calcext:base-cell-address="data.C30"/>
            <calcext:condition calcext:apply-style-name="Accent 1" calcext:value="=0" calcext:base-cell-address="data.C30"/>
          </calcext:conditional-format>
          <calcext:conditional-format calcext:target-range-address="data.C31:data.C31">
            <calcext:condition calcext:apply-style-name="Untitled1" calcext:value="=MIN([.$B31];[.$G31])" calcext:base-cell-address="data.C31"/>
            <calcext:condition calcext:apply-style-name="Accent 1" calcext:value="=0" calcext:base-cell-address="data.C31"/>
          </calcext:conditional-format>
          <calcext:conditional-format calcext:target-range-address="data.C32:data.C32">
            <calcext:condition calcext:apply-style-name="Untitled1" calcext:value="=MIN([.$B32];[.$G32])" calcext:base-cell-address="data.C32"/>
            <calcext:condition calcext:apply-style-name="Accent 1" calcext:value="=0" calcext:base-cell-address="data.C32"/>
          </calcext:conditional-format>
          <calcext:conditional-format calcext:target-range-address="data.C33:data.C33">
            <calcext:condition calcext:apply-style-name="Untitled1" calcext:value="=MIN([.$B33];[.$G33])" calcext:base-cell-address="data.C33"/>
            <calcext:condition calcext:apply-style-name="Accent 1" calcext:value="=0" calcext:base-cell-address="data.C33"/>
          </calcext:conditional-format>
          <calcext:conditional-format calcext:target-range-address="data.C34:data.C34">
            <calcext:condition calcext:apply-style-name="Untitled1" calcext:value="=MIN([.$B34];[.$G34])" calcext:base-cell-address="data.C34"/>
            <calcext:condition calcext:apply-style-name="Accent 1" calcext:value="=0" calcext:base-cell-address="data.C34"/>
          </calcext:conditional-format>
          <calcext:conditional-format calcext:target-range-address="data.C35:data.C35">
            <calcext:condition calcext:apply-style-name="Untitled1" calcext:value="=MIN([.$B35];[.$G35])" calcext:base-cell-address="data.C35"/>
            <calcext:condition calcext:apply-style-name="Accent 1" calcext:value="=0" calcext:base-cell-address="data.C35"/>
          </calcext:conditional-format>
          <calcext:conditional-format calcext:target-range-address="data.C36:data.C36">
            <calcext:condition calcext:apply-style-name="Untitled1" calcext:value="=MIN([.$B36];[.$G36])" calcext:base-cell-address="data.C36"/>
            <calcext:condition calcext:apply-style-name="Accent 1" calcext:value="=0" calcext:base-cell-address="data.C36"/>
          </calcext:conditional-format>
          <calcext:conditional-format calcext:target-range-address="data.C37:data.C37">
            <calcext:condition calcext:apply-style-name="Untitled1" calcext:value="=MIN([.$B37];[.$G37])" calcext:base-cell-address="data.C37"/>
            <calcext:condition calcext:apply-style-name="Accent 1" calcext:value="=0" calcext:base-cell-address="data.C37"/>
          </calcext:conditional-format>
          <calcext:conditional-format calcext:target-range-address="data.C38:data.C38">
            <calcext:condition calcext:apply-style-name="Untitled1" calcext:value="=MIN([.$B38];[.$G38])" calcext:base-cell-address="data.C38"/>
            <calcext:condition calcext:apply-style-name="Accent 1" calcext:value="=0" calcext:base-cell-address="data.C38"/>
          </calcext:conditional-format>
          <calcext:conditional-format calcext:target-range-address="data.C39:data.C39">
            <calcext:condition calcext:apply-style-name="Untitled1" calcext:value="=MIN([.$B39];[.$G39])" calcext:base-cell-address="data.C39"/>
            <calcext:condition calcext:apply-style-name="Accent 1" calcext:value="=0" calcext:base-cell-address="data.C39"/>
          </calcext:conditional-format>
          <calcext:conditional-format calcext:target-range-address="data.C40:data.C40">
            <calcext:condition calcext:apply-style-name="Untitled1" calcext:value="=MIN([.$B40];[.$G40])" calcext:base-cell-address="data.C40"/>
            <calcext:condition calcext:apply-style-name="Accent 1" calcext:value="=0" calcext:base-cell-address="data.C40"/>
          </calcext:conditional-format>
          <calcext:conditional-format calcext:target-range-address="data.C41:data.C41">
            <calcext:condition calcext:apply-style-name="Untitled1" calcext:value="=MIN([.$B41];[.$G41])" calcext:base-cell-address="data.C41"/>
            <calcext:condition calcext:apply-style-name="Accent 1" calcext:value="=0" calcext:base-cell-address="data.C41"/>
          </calcext:conditional-format>
          <calcext:conditional-format calcext:target-range-address="data.C42:data.C42">
            <calcext:condition calcext:apply-style-name="Untitled1" calcext:value="=MIN([.$B42];[.$G42])" calcext:base-cell-address="data.C42"/>
            <calcext:condition calcext:apply-style-name="Accent 1" calcext:value="=0" calcext:base-cell-address="data.C42"/>
          </calcext:conditional-format>
          <calcext:conditional-format calcext:target-range-address="data.C43:data.C43">
            <calcext:condition calcext:apply-style-name="Untitled1" calcext:value="=MIN([.$B43];[.$G43])" calcext:base-cell-address="data.C43"/>
            <calcext:condition calcext:apply-style-name="Accent 1" calcext:value="=0" calcext:base-cell-address="data.C43"/>
          </calcext:conditional-format>
          <calcext:conditional-format calcext:target-range-address="data.C44:data.C44">
            <calcext:condition calcext:apply-style-name="Untitled1" calcext:value="=MIN([.$B44];[.$G44])" calcext:base-cell-address="data.C44"/>
            <calcext:condition calcext:apply-style-name="Accent 1" calcext:value="=0" calcext:base-cell-address="data.C44"/>
          </calcext:conditional-format>
          <calcext:conditional-format calcext:target-range-address="data.C45:data.C45">
            <calcext:condition calcext:apply-style-name="Untitled1" calcext:value="=MIN([.$B45];[.$G45])" calcext:base-cell-address="data.C45"/>
            <calcext:condition calcext:apply-style-name="Accent 1" calcext:value="=0" calcext:base-cell-address="data.C45"/>
          </calcext:conditional-format>
          <calcext:conditional-format calcext:target-range-address="data.C46:data.C46">
            <calcext:condition calcext:apply-style-name="Untitled1" calcext:value="=MIN([.$B46];[.$G46])" calcext:base-cell-address="data.C46"/>
            <calcext:condition calcext:apply-style-name="Accent 1" calcext:value="=0" calcext:base-cell-address="data.C46"/>
          </calcext:conditional-format>
          <calcext:conditional-format calcext:target-range-address="data.C47:data.C47">
            <calcext:condition calcext:apply-style-name="Untitled1" calcext:value="=MIN([.$B47];[.$G47])" calcext:base-cell-address="data.C47"/>
            <calcext:condition calcext:apply-style-name="Accent 1" calcext:value="=0" calcext:base-cell-address="data.C47"/>
          </calcext:conditional-format>
          <calcext:conditional-format calcext:target-range-address="data.C48:data.C48">
            <calcext:condition calcext:apply-style-name="Untitled1" calcext:value="=MIN([.$B48];[.$G48])" calcext:base-cell-address="data.C48"/>
            <calcext:condition calcext:apply-style-name="Accent 1" calcext:value="=0" calcext:base-cell-address="data.C48"/>
          </calcext:conditional-format>
          <calcext:conditional-format calcext:target-range-address="data.C49:data.C49">
            <calcext:condition calcext:apply-style-name="Untitled1" calcext:value="=MIN([.$B49];[.$G49])" calcext:base-cell-address="data.C49"/>
            <calcext:condition calcext:apply-style-name="Accent 1" calcext:value="=0" calcext:base-cell-address="data.C49"/>
          </calcext:conditional-format>
          <calcext:conditional-format calcext:target-range-address="data.C50:data.C50">
            <calcext:condition calcext:apply-style-name="Untitled1" calcext:value="=MIN([.$B50];[.$G50])" calcext:base-cell-address="data.C50"/>
            <calcext:condition calcext:apply-style-name="Accent 1" calcext:value="=0" calcext:base-cell-address="data.C50"/>
          </calcext:conditional-format>
          <calcext:conditional-format calcext:target-range-address="data.C51:data.C51">
            <calcext:condition calcext:apply-style-name="Untitled1" calcext:value="=MIN([.$B51];[.$G51])" calcext:base-cell-address="data.C51"/>
            <calcext:condition calcext:apply-style-name="Accent 1" calcext:value="=0" calcext:base-cell-address="data.C51"/>
          </calcext:conditional-format>
          <calcext:conditional-format calcext:target-range-address="data.C52:data.C52">
            <calcext:condition calcext:apply-style-name="Untitled1" calcext:value="=MIN([.$B52];[.$G52])" calcext:base-cell-address="data.C52"/>
            <calcext:condition calcext:apply-style-name="Accent 1" calcext:value="=0" calcext:base-cell-address="data.C52"/>
          </calcext:conditional-format>
          <calcext:conditional-format calcext:target-range-address="data.C53:data.C53">
            <calcext:condition calcext:apply-style-name="Untitled1" calcext:value="=MIN([.$B53];[.$G53])" calcext:base-cell-address="data.C53"/>
            <calcext:condition calcext:apply-style-name="Accent 1" calcext:value="=0" calcext:base-cell-address="data.C53"/>
          </calcext:conditional-format>
          <calcext:conditional-format calcext:target-range-address="data.C54:data.C54">
            <calcext:condition calcext:apply-style-name="Untitled1" calcext:value="=MIN([.$B54];[.$G54])" calcext:base-cell-address="data.C54"/>
            <calcext:condition calcext:apply-style-name="Accent 1" calcext:value="=0" calcext:base-cell-address="data.C54"/>
          </calcext:conditional-format>
          <calcext:conditional-format calcext:target-range-address="data.C55:data.C55">
            <calcext:condition calcext:apply-style-name="Untitled1" calcext:value="=MIN([.$B55];[.$G55])" calcext:base-cell-address="data.C55"/>
            <calcext:condition calcext:apply-style-name="Accent 1" calcext:value="=0" calcext:base-cell-address="data.C55"/>
          </calcext:conditional-format>
          <calcext:conditional-format calcext:target-range-address="data.C56:data.C56">
            <calcext:condition calcext:apply-style-name="Untitled1" calcext:value="=MIN([.$B56];[.$G56])" calcext:base-cell-address="data.C56"/>
            <calcext:condition calcext:apply-style-name="Accent 1" calcext:value="=0" calcext:base-cell-address="data.C56"/>
          </calcext:conditional-format>
          <calcext:conditional-format calcext:target-range-address="data.C57:data.C57">
            <calcext:condition calcext:apply-style-name="Untitled1" calcext:value="=MIN([.$B57];[.$G57])" calcext:base-cell-address="data.C57"/>
            <calcext:condition calcext:apply-style-name="Accent 1" calcext:value="=0" calcext:base-cell-address="data.C57"/>
          </calcext:conditional-format>
          <calcext:conditional-format calcext:target-range-address="data.C58:data.C58">
            <calcext:condition calcext:apply-style-name="Untitled1" calcext:value="=MIN([.$B58];[.$G58])" calcext:base-cell-address="data.C58"/>
            <calcext:condition calcext:apply-style-name="Accent 1" calcext:value="=0" calcext:base-cell-address="data.C58"/>
          </calcext:conditional-format>
          <calcext:conditional-format calcext:target-range-address="data.C59:data.C59">
            <calcext:condition calcext:apply-style-name="Untitled1" calcext:value="=MIN([.$B59];[.$G59])" calcext:base-cell-address="data.C59"/>
            <calcext:condition calcext:apply-style-name="Accent 1" calcext:value="=0" calcext:base-cell-address="data.C59"/>
          </calcext:conditional-format>
          <calcext:conditional-format calcext:target-range-address="data.C60:data.C60">
            <calcext:condition calcext:apply-style-name="Untitled1" calcext:value="=MIN([.$B60];[.$G60])" calcext:base-cell-address="data.C60"/>
            <calcext:condition calcext:apply-style-name="Accent 1" calcext:value="=0" calcext:base-cell-address="data.C60"/>
          </calcext:conditional-format>
          <calcext:conditional-format calcext:target-range-address="data.C61:data.C61">
            <calcext:condition calcext:apply-style-name="Untitled1" calcext:value="=MIN([.$B61];[.$G61])" calcext:base-cell-address="data.C61"/>
            <calcext:condition calcext:apply-style-name="Accent 1" calcext:value="=0" calcext:base-cell-address="data.C61"/>
          </calcext:conditional-format>
          <calcext:conditional-format calcext:target-range-address="data.C62:data.C62">
            <calcext:condition calcext:apply-style-name="Untitled1" calcext:value="=MIN([.$B62];[.$G62])" calcext:base-cell-address="data.C62"/>
            <calcext:condition calcext:apply-style-name="Accent 1" calcext:value="=0" calcext:base-cell-address="data.C62"/>
          </calcext:conditional-format>
          <calcext:conditional-format calcext:target-range-address="data.C63:data.C63">
            <calcext:condition calcext:apply-style-name="Untitled1" calcext:value="=MIN([.$B63];[.$G63])" calcext:base-cell-address="data.C63"/>
            <calcext:condition calcext:apply-style-name="Accent 1" calcext:value="=0" calcext:base-cell-address="data.C63"/>
          </calcext:conditional-format>
          <calcext:conditional-format calcext:target-range-address="data.C64:data.C64">
            <calcext:condition calcext:apply-style-name="Untitled1" calcext:value="=MIN([.$B64];[.$G64])" calcext:base-cell-address="data.C64"/>
            <calcext:condition calcext:apply-style-name="Accent 1" calcext:value="=0" calcext:base-cell-address="data.C64"/>
          </calcext:conditional-format>
          <calcext:conditional-format calcext:target-range-address="data.C65:data.C65">
            <calcext:condition calcext:apply-style-name="Untitled1" calcext:value="=MIN([.$B65];[.$G65])" calcext:base-cell-address="data.C65"/>
            <calcext:condition calcext:apply-style-name="Accent 1" calcext:value="=0" calcext:base-cell-address="data.C65"/>
          </calcext:conditional-format>
          <calcext:conditional-format calcext:target-range-address="data.C66:data.C66">
            <calcext:condition calcext:apply-style-name="Untitled1" calcext:value="=MIN([.$B66];[.$G66])" calcext:base-cell-address="data.C66"/>
            <calcext:condition calcext:apply-style-name="Accent 1" calcext:value="=0" calcext:base-cell-address="data.C66"/>
          </calcext:conditional-format>
          <calcext:conditional-format calcext:target-range-address="data.C67:data.C67">
            <calcext:condition calcext:apply-style-name="Untitled1" calcext:value="=MIN([.$B67];[.$G67])" calcext:base-cell-address="data.C67"/>
            <calcext:condition calcext:apply-style-name="Accent 1" calcext:value="=0" calcext:base-cell-address="data.C67"/>
          </calcext:conditional-format>
          <calcext:conditional-format calcext:target-range-address="data.C68:data.C68">
            <calcext:condition calcext:apply-style-name="Untitled1" calcext:value="=MIN([.$B68];[.$G68])" calcext:base-cell-address="data.C68"/>
            <calcext:condition calcext:apply-style-name="Accent 1" calcext:value="=0" calcext:base-cell-address="data.C68"/>
          </calcext:conditional-format>
          <calcext:conditional-format calcext:target-range-address="data.C69:data.C69">
            <calcext:condition calcext:apply-style-name="Untitled1" calcext:value="=MIN([.$B69];[.$G69])" calcext:base-cell-address="data.C69"/>
            <calcext:condition calcext:apply-style-name="Accent 1" calcext:value="=0" calcext:base-cell-address="data.C69"/>
          </calcext:conditional-format>
          <calcext:conditional-format calcext:target-range-address="data.C70:data.C70">
            <calcext:condition calcext:apply-style-name="Untitled1" calcext:value="=MIN([.$B70];[.$G70])" calcext:base-cell-address="data.C70"/>
            <calcext:condition calcext:apply-style-name="Accent 1" calcext:value="=0" calcext:base-cell-address="data.C70"/>
          </calcext:conditional-format>
          <calcext:conditional-format calcext:target-range-address="data.C71:data.C71">
            <calcext:condition calcext:apply-style-name="Untitled1" calcext:value="=MIN([.$B71];[.$G71])" calcext:base-cell-address="data.C71"/>
            <calcext:condition calcext:apply-style-name="Accent 1" calcext:value="=0" calcext:base-cell-address="data.C71"/>
          </calcext:conditional-format>
          <calcext:conditional-format calcext:target-range-address="data.C72:data.C72">
            <calcext:condition calcext:apply-style-name="Untitled1" calcext:value="=MIN([.$B72];[.$G72])" calcext:base-cell-address="data.C72"/>
            <calcext:condition calcext:apply-style-name="Accent 1" calcext:value="=0" calcext:base-cell-address="data.C72"/>
          </calcext:conditional-format>
          <calcext:conditional-format calcext:target-range-address="data.C73:data.C73">
            <calcext:condition calcext:apply-style-name="Untitled1" calcext:value="=MIN([.$B73];[.$G73])" calcext:base-cell-address="data.C73"/>
            <calcext:condition calcext:apply-style-name="Accent 1" calcext:value="=0" calcext:base-cell-address="data.C73"/>
          </calcext:conditional-format>
          <calcext:conditional-format calcext:target-range-address="data.C74:data.C74">
            <calcext:condition calcext:apply-style-name="Untitled1" calcext:value="=MIN([.$B74];[.$G74])" calcext:base-cell-address="data.C74"/>
            <calcext:condition calcext:apply-style-name="Accent 1" calcext:value="=0" calcext:base-cell-address="data.C74"/>
          </calcext:conditional-format>
          <calcext:conditional-format calcext:target-range-address="data.C75:data.C75">
            <calcext:condition calcext:apply-style-name="Untitled1" calcext:value="=MIN([.$B75];[.$G75])" calcext:base-cell-address="data.C75"/>
            <calcext:condition calcext:apply-style-name="Accent 1" calcext:value="=0" calcext:base-cell-address="data.C75"/>
          </calcext:conditional-format>
          <calcext:conditional-format calcext:target-range-address="data.C76:data.C76">
            <calcext:condition calcext:apply-style-name="Untitled1" calcext:value="=MIN([.$B76];[.$G76])" calcext:base-cell-address="data.C76"/>
            <calcext:condition calcext:apply-style-name="Accent 1" calcext:value="=0" calcext:base-cell-address="data.C76"/>
          </calcext:conditional-format>
          <calcext:conditional-format calcext:target-range-address="data.C77:data.C77">
            <calcext:condition calcext:apply-style-name="Untitled1" calcext:value="=MIN([.$B77];[.$G77])" calcext:base-cell-address="data.C77"/>
            <calcext:condition calcext:apply-style-name="Accent 1" calcext:value="=0" calcext:base-cell-address="data.C77"/>
          </calcext:conditional-format>
          <calcext:conditional-format calcext:target-range-address="data.C78:data.C78">
            <calcext:condition calcext:apply-style-name="Untitled1" calcext:value="=MIN([.$B78];[.$G78])" calcext:base-cell-address="data.C78"/>
            <calcext:condition calcext:apply-style-name="Accent 1" calcext:value="=0" calcext:base-cell-address="data.C78"/>
          </calcext:conditional-format>
          <calcext:conditional-format calcext:target-range-address="data.C79:data.C79">
            <calcext:condition calcext:apply-style-name="Untitled1" calcext:value="=MIN([.$B79];[.$G79])" calcext:base-cell-address="data.C79"/>
            <calcext:condition calcext:apply-style-name="Accent 1" calcext:value="=0" calcext:base-cell-address="data.C79"/>
          </calcext:conditional-format>
          <calcext:conditional-format calcext:target-range-address="data.C80:data.C80">
            <calcext:condition calcext:apply-style-name="Untitled1" calcext:value="=MIN([.$B80];[.$G80])" calcext:base-cell-address="data.C80"/>
            <calcext:condition calcext:apply-style-name="Accent 1" calcext:value="=0" calcext:base-cell-address="data.C80"/>
          </calcext:conditional-format>
          <calcext:conditional-format calcext:target-range-address="data.C81:data.C81">
            <calcext:condition calcext:apply-style-name="Untitled1" calcext:value="=MIN([.$B81];[.$G81])" calcext:base-cell-address="data.C81"/>
            <calcext:condition calcext:apply-style-name="Accent 1" calcext:value="=0" calcext:base-cell-address="data.C81"/>
          </calcext:conditional-format>
          <calcext:conditional-format calcext:target-range-address="data.C82:data.C82">
            <calcext:condition calcext:apply-style-name="Untitled1" calcext:value="=MIN([.$B82];[.$G82])" calcext:base-cell-address="data.C82"/>
            <calcext:condition calcext:apply-style-name="Accent 1" calcext:value="=0" calcext:base-cell-address="data.C82"/>
          </calcext:conditional-format>
          <calcext:conditional-format calcext:target-range-address="data.C83:data.C83">
            <calcext:condition calcext:apply-style-name="Untitled1" calcext:value="=MIN([.$B83];[.$G83])" calcext:base-cell-address="data.C83"/>
            <calcext:condition calcext:apply-style-name="Accent 1" calcext:value="=0" calcext:base-cell-address="data.C83"/>
          </calcext:conditional-format>
          <calcext:conditional-format calcext:target-range-address="data.C84:data.C84">
            <calcext:condition calcext:apply-style-name="Untitled1" calcext:value="=MIN([.$B84];[.$G84])" calcext:base-cell-address="data.C84"/>
            <calcext:condition calcext:apply-style-name="Accent 1" calcext:value="=0" calcext:base-cell-address="data.C84"/>
          </calcext:conditional-format>
          <calcext:conditional-format calcext:target-range-address="data.C85:data.C85">
            <calcext:condition calcext:apply-style-name="Untitled1" calcext:value="=MIN([.$B85];[.$G85])" calcext:base-cell-address="data.C85"/>
            <calcext:condition calcext:apply-style-name="Accent 1" calcext:value="=0" calcext:base-cell-address="data.C85"/>
          </calcext:conditional-format>
          <calcext:conditional-format calcext:target-range-address="data.C86:data.C86">
            <calcext:condition calcext:apply-style-name="Untitled1" calcext:value="=MIN([.$B86];[.$G86])" calcext:base-cell-address="data.C86"/>
            <calcext:condition calcext:apply-style-name="Accent 1" calcext:value="=0" calcext:base-cell-address="data.C86"/>
          </calcext:conditional-format>
          <calcext:conditional-format calcext:target-range-address="data.C87:data.C87">
            <calcext:condition calcext:apply-style-name="Untitled1" calcext:value="=MIN([.$B87];[.$G87])" calcext:base-cell-address="data.C87"/>
            <calcext:condition calcext:apply-style-name="Accent 1" calcext:value="=0" calcext:base-cell-address="data.C87"/>
          </calcext:conditional-format>
          <calcext:conditional-format calcext:target-range-address="data.C88:data.C88">
            <calcext:condition calcext:apply-style-name="Untitled1" calcext:value="=MIN([.$B88];[.$G88])" calcext:base-cell-address="data.C88"/>
            <calcext:condition calcext:apply-style-name="Accent 1" calcext:value="=0" calcext:base-cell-address="data.C88"/>
          </calcext:conditional-format>
          <calcext:conditional-format calcext:target-range-address="data.C89:data.C89">
            <calcext:condition calcext:apply-style-name="Untitled1" calcext:value="=MIN([.$B89];[.$G89])" calcext:base-cell-address="data.C89"/>
            <calcext:condition calcext:apply-style-name="Accent 1" calcext:value="=0" calcext:base-cell-address="data.C89"/>
          </calcext:conditional-format>
          <calcext:conditional-format calcext:target-range-address="data.C90:data.C90">
            <calcext:condition calcext:apply-style-name="Untitled1" calcext:value="=MIN([.$B90];[.$G90])" calcext:base-cell-address="data.C90"/>
            <calcext:condition calcext:apply-style-name="Accent 1" calcext:value="=0" calcext:base-cell-address="data.C90"/>
          </calcext:conditional-format>
          <calcext:conditional-format calcext:target-range-address="data.C91:data.C91">
            <calcext:condition calcext:apply-style-name="Untitled1" calcext:value="=MIN([.$B91];[.$G91])" calcext:base-cell-address="data.C91"/>
            <calcext:condition calcext:apply-style-name="Accent 1" calcext:value="=0" calcext:base-cell-address="data.C91"/>
          </calcext:conditional-format>
          <calcext:conditional-format calcext:target-range-address="data.C92:data.C92">
            <calcext:condition calcext:apply-style-name="Untitled1" calcext:value="=MIN([.$B92];[.$G92])" calcext:base-cell-address="data.C92"/>
            <calcext:condition calcext:apply-style-name="Accent 1" calcext:value="=0" calcext:base-cell-address="data.C92"/>
          </calcext:conditional-format>
          <calcext:conditional-format calcext:target-range-address="data.C93:data.C93">
            <calcext:condition calcext:apply-style-name="Untitled1" calcext:value="=MIN([.$B93];[.$G93])" calcext:base-cell-address="data.C93"/>
            <calcext:condition calcext:apply-style-name="Accent 1" calcext:value="=0" calcext:base-cell-address="data.C93"/>
          </calcext:conditional-format>
          <calcext:conditional-format calcext:target-range-address="data.C94:data.C94">
            <calcext:condition calcext:apply-style-name="Untitled1" calcext:value="=MIN([.$B94];[.$G94])" calcext:base-cell-address="data.C94"/>
            <calcext:condition calcext:apply-style-name="Accent 1" calcext:value="=0" calcext:base-cell-address="data.C94"/>
          </calcext:conditional-format>
          <calcext:conditional-format calcext:target-range-address="data.C95:data.C95">
            <calcext:condition calcext:apply-style-name="Untitled1" calcext:value="=MIN([.$B95];[.$G95])" calcext:base-cell-address="data.C95"/>
            <calcext:condition calcext:apply-style-name="Accent 1" calcext:value="=0" calcext:base-cell-address="data.C95"/>
          </calcext:conditional-format>
          <calcext:conditional-format calcext:target-range-address="data.C96:data.C96">
            <calcext:condition calcext:apply-style-name="Untitled1" calcext:value="=MIN([.$B96];[.$G96])" calcext:base-cell-address="data.C96"/>
            <calcext:condition calcext:apply-style-name="Accent 1" calcext:value="=0" calcext:base-cell-address="data.C96"/>
          </calcext:conditional-format>
          <calcext:conditional-format calcext:target-range-address="data.C97:data.C97">
            <calcext:condition calcext:apply-style-name="Untitled1" calcext:value="=MIN([.$B97];[.$G97])" calcext:base-cell-address="data.C97"/>
            <calcext:condition calcext:apply-style-name="Accent 1" calcext:value="=0" calcext:base-cell-address="data.C97"/>
          </calcext:conditional-format>
          <calcext:conditional-format calcext:target-range-address="data.C98:data.C98">
            <calcext:condition calcext:apply-style-name="Untitled1" calcext:value="=MIN([.$B98];[.$G98])" calcext:base-cell-address="data.C98"/>
            <calcext:condition calcext:apply-style-name="Accent 1" calcext:value="=0" calcext:base-cell-address="data.C98"/>
          </calcext:conditional-format>
          <calcext:conditional-format calcext:target-range-address="data.C99:data.C99">
            <calcext:condition calcext:apply-style-name="Untitled1" calcext:value="=MIN([.$B99];[.$G99])" calcext:base-cell-address="data.C99"/>
            <calcext:condition calcext:apply-style-name="Accent 1" calcext:value="=0" calcext:base-cell-address="data.C99"/>
          </calcext:conditional-format>
          <calcext:conditional-format calcext:target-range-address="data.C100:data.C100">
            <calcext:condition calcext:apply-style-name="Untitled1" calcext:value="=MIN([.$B100];[.$G100])" calcext:base-cell-address="data.C100"/>
            <calcext:condition calcext:apply-style-name="Accent 1" calcext:value="=0" calcext:base-cell-address="data.C100"/>
          </calcext:conditional-format>
          <calcext:conditional-format calcext:target-range-address="data.C101:data.C101">
            <calcext:condition calcext:apply-style-name="Untitled1" calcext:value="=MIN([.$B101];[.$G101])" calcext:base-cell-address="data.C101"/>
            <calcext:condition calcext:apply-style-name="Accent 1" calcext:value="=0" calcext:base-cell-address="data.C101"/>
          </calcext:conditional-format>
          <calcext:conditional-format calcext:target-range-address="data.C102:data.C102">
            <calcext:condition calcext:apply-style-name="Untitled1" calcext:value="=MIN([.$B102];[.$G102])" calcext:base-cell-address="data.C102"/>
            <calcext:condition calcext:apply-style-name="Accent 1" calcext:value="=0" calcext:base-cell-address="data.C102"/>
          </calcext:conditional-format>
          <calcext:conditional-format calcext:target-range-address="data.C103:data.C103">
            <calcext:condition calcext:apply-style-name="Untitled1" calcext:value="=MIN([.$B103];[.$G103])" calcext:base-cell-address="data.C103"/>
            <calcext:condition calcext:apply-style-name="Accent 1" calcext:value="=0" calcext:base-cell-address="data.C103"/>
          </calcext:conditional-format>
          <calcext:conditional-format calcext:target-range-address="data.C104:data.C104">
            <calcext:condition calcext:apply-style-name="Untitled1" calcext:value="=MIN([.$B104];[.$G104])" calcext:base-cell-address="data.C104"/>
            <calcext:condition calcext:apply-style-name="Accent 1" calcext:value="=0" calcext:base-cell-address="data.C104"/>
          </calcext:conditional-format>
          <calcext:conditional-format calcext:target-range-address="data.C105:data.C105">
            <calcext:condition calcext:apply-style-name="Untitled1" calcext:value="=MIN([.$B105];[.$G105])" calcext:base-cell-address="data.C105"/>
            <calcext:condition calcext:apply-style-name="Accent 1" calcext:value="=0" calcext:base-cell-address="data.C105"/>
          </calcext:conditional-format>
          <calcext:conditional-format calcext:target-range-address="data.C106:data.C106">
            <calcext:condition calcext:apply-style-name="Untitled1" calcext:value="=MIN([.$B106];[.$G106])" calcext:base-cell-address="data.C106"/>
            <calcext:condition calcext:apply-style-name="Accent 1" calcext:value="=0" calcext:base-cell-address="data.C106"/>
          </calcext:conditional-format>
          <calcext:conditional-format calcext:target-range-address="data.C107:data.C107">
            <calcext:condition calcext:apply-style-name="Untitled1" calcext:value="=MIN([.$B107];[.$G107])" calcext:base-cell-address="data.C107"/>
            <calcext:condition calcext:apply-style-name="Accent 1" calcext:value="=0" calcext:base-cell-address="data.C107"/>
          </calcext:conditional-format>
          <calcext:conditional-format calcext:target-range-address="data.C108:data.C108">
            <calcext:condition calcext:apply-style-name="Untitled1" calcext:value="=MIN([.$B108];[.$G108])" calcext:base-cell-address="data.C108"/>
            <calcext:condition calcext:apply-style-name="Accent 1" calcext:value="=0" calcext:base-cell-address="data.C108"/>
          </calcext:conditional-format>
          <calcext:conditional-format calcext:target-range-address="data.C109:data.C109">
            <calcext:condition calcext:apply-style-name="Untitled1" calcext:value="=MIN([.$B109];[.$G109])" calcext:base-cell-address="data.C109"/>
            <calcext:condition calcext:apply-style-name="Accent 1" calcext:value="=0" calcext:base-cell-address="data.C109"/>
          </calcext:conditional-format>
          <calcext:conditional-format calcext:target-range-address="data.C110:data.C110">
            <calcext:condition calcext:apply-style-name="Untitled1" calcext:value="=MIN([.$B110];[.$G110])" calcext:base-cell-address="data.C110"/>
            <calcext:condition calcext:apply-style-name="Accent 1" calcext:value="=0" calcext:base-cell-address="data.C110"/>
          </calcext:conditional-format>
          <calcext:conditional-format calcext:target-range-address="data.C111:data.C111">
            <calcext:condition calcext:apply-style-name="Untitled1" calcext:value="=MIN([.$B111];[.$G111])" calcext:base-cell-address="data.C111"/>
            <calcext:condition calcext:apply-style-name="Accent 1" calcext:value="=0" calcext:base-cell-address="data.C111"/>
          </calcext:conditional-format>
          <calcext:conditional-format calcext:target-range-address="data.C112:data.C112">
            <calcext:condition calcext:apply-style-name="Untitled1" calcext:value="=MIN([.$B112];[.$G112])" calcext:base-cell-address="data.C112"/>
            <calcext:condition calcext:apply-style-name="Accent 1" calcext:value="=0" calcext:base-cell-address="data.C112"/>
          </calcext:conditional-format>
          <calcext:conditional-format calcext:target-range-address="data.C113:data.C113">
            <calcext:condition calcext:apply-style-name="Untitled1" calcext:value="=MIN([.$B113];[.$G113])" calcext:base-cell-address="data.C113"/>
            <calcext:condition calcext:apply-style-name="Accent 1" calcext:value="=0" calcext:base-cell-address="data.C113"/>
          </calcext:conditional-format>
          <calcext:conditional-format calcext:target-range-address="data.C114:data.C114">
            <calcext:condition calcext:apply-style-name="Untitled1" calcext:value="=MIN([.$B114];[.$G114])" calcext:base-cell-address="data.C114"/>
            <calcext:condition calcext:apply-style-name="Accent 1" calcext:value="=0" calcext:base-cell-address="data.C114"/>
          </calcext:conditional-format>
          <calcext:conditional-format calcext:target-range-address="data.C115:data.C115">
            <calcext:condition calcext:apply-style-name="Untitled1" calcext:value="=MIN([.$B115];[.$G115])" calcext:base-cell-address="data.C115"/>
            <calcext:condition calcext:apply-style-name="Accent 1" calcext:value="=0" calcext:base-cell-address="data.C115"/>
          </calcext:conditional-format>
          <calcext:conditional-format calcext:target-range-address="data.D5:data.D5">
            <calcext:condition calcext:apply-style-name="Untitled1" calcext:value="=MIN([.$B5];[.$G5])" calcext:base-cell-address="data.D5"/>
            <calcext:condition calcext:apply-style-name="Accent 1" calcext:value="=0" calcext:base-cell-address="data.D5"/>
          </calcext:conditional-format>
          <calcext:conditional-format calcext:target-range-address="data.D6:data.D6">
            <calcext:condition calcext:apply-style-name="Untitled1" calcext:value="=MIN([.$B6];[.$G6])" calcext:base-cell-address="data.D6"/>
            <calcext:condition calcext:apply-style-name="Accent 1" calcext:value="=0" calcext:base-cell-address="data.D6"/>
          </calcext:conditional-format>
          <calcext:conditional-format calcext:target-range-address="data.D7:data.D7">
            <calcext:condition calcext:apply-style-name="Untitled1" calcext:value="=MIN([.$B7];[.$G7])" calcext:base-cell-address="data.D7"/>
            <calcext:condition calcext:apply-style-name="Accent 1" calcext:value="=0" calcext:base-cell-address="data.D7"/>
          </calcext:conditional-format>
          <calcext:conditional-format calcext:target-range-address="data.D8:data.D8">
            <calcext:condition calcext:apply-style-name="Untitled1" calcext:value="=MIN([.$B8];[.$G8])" calcext:base-cell-address="data.D8"/>
            <calcext:condition calcext:apply-style-name="Accent 1" calcext:value="=0" calcext:base-cell-address="data.D8"/>
          </calcext:conditional-format>
          <calcext:conditional-format calcext:target-range-address="data.D9:data.D9">
            <calcext:condition calcext:apply-style-name="Untitled1" calcext:value="=MIN([.$B9];[.$G9])" calcext:base-cell-address="data.D9"/>
            <calcext:condition calcext:apply-style-name="Accent 1" calcext:value="=0" calcext:base-cell-address="data.D9"/>
          </calcext:conditional-format>
          <calcext:conditional-format calcext:target-range-address="data.D10:data.D10">
            <calcext:condition calcext:apply-style-name="Untitled1" calcext:value="=MIN([.$B10];[.$G10])" calcext:base-cell-address="data.D10"/>
            <calcext:condition calcext:apply-style-name="Accent 1" calcext:value="=0" calcext:base-cell-address="data.D10"/>
          </calcext:conditional-format>
          <calcext:conditional-format calcext:target-range-address="data.D11:data.D11">
            <calcext:condition calcext:apply-style-name="Untitled1" calcext:value="=MIN([.$B11];[.$G11])" calcext:base-cell-address="data.D11"/>
            <calcext:condition calcext:apply-style-name="Accent 1" calcext:value="=0" calcext:base-cell-address="data.D11"/>
          </calcext:conditional-format>
          <calcext:conditional-format calcext:target-range-address="data.D12:data.D12">
            <calcext:condition calcext:apply-style-name="Untitled1" calcext:value="=MIN([.$B12];[.$G12])" calcext:base-cell-address="data.D12"/>
            <calcext:condition calcext:apply-style-name="Accent 1" calcext:value="=0" calcext:base-cell-address="data.D12"/>
          </calcext:conditional-format>
          <calcext:conditional-format calcext:target-range-address="data.D13:data.D13">
            <calcext:condition calcext:apply-style-name="Untitled1" calcext:value="=MIN([.$B13];[.$G13])" calcext:base-cell-address="data.D13"/>
            <calcext:condition calcext:apply-style-name="Accent 1" calcext:value="=0" calcext:base-cell-address="data.D13"/>
          </calcext:conditional-format>
          <calcext:conditional-format calcext:target-range-address="data.D14:data.D14">
            <calcext:condition calcext:apply-style-name="Untitled1" calcext:value="=MIN([.$B14];[.$G14])" calcext:base-cell-address="data.D14"/>
            <calcext:condition calcext:apply-style-name="Accent 1" calcext:value="=0" calcext:base-cell-address="data.D14"/>
          </calcext:conditional-format>
          <calcext:conditional-format calcext:target-range-address="data.D15:data.D15">
            <calcext:condition calcext:apply-style-name="Untitled1" calcext:value="=MIN([.$B15];[.$G15])" calcext:base-cell-address="data.D15"/>
            <calcext:condition calcext:apply-style-name="Accent 1" calcext:value="=0" calcext:base-cell-address="data.D15"/>
          </calcext:conditional-format>
          <calcext:conditional-format calcext:target-range-address="data.D16:data.D16">
            <calcext:condition calcext:apply-style-name="Untitled1" calcext:value="=MIN([.$B16];[.$G16])" calcext:base-cell-address="data.D16"/>
            <calcext:condition calcext:apply-style-name="Accent 1" calcext:value="=0" calcext:base-cell-address="data.D16"/>
          </calcext:conditional-format>
          <calcext:conditional-format calcext:target-range-address="data.D17:data.D17">
            <calcext:condition calcext:apply-style-name="Untitled1" calcext:value="=MIN([.$B17];[.$G17])" calcext:base-cell-address="data.D17"/>
            <calcext:condition calcext:apply-style-name="Accent 1" calcext:value="=0" calcext:base-cell-address="data.D17"/>
          </calcext:conditional-format>
          <calcext:conditional-format calcext:target-range-address="data.D18:data.D18">
            <calcext:condition calcext:apply-style-name="Untitled1" calcext:value="=MIN([.$B18];[.$G18])" calcext:base-cell-address="data.D18"/>
            <calcext:condition calcext:apply-style-name="Accent 1" calcext:value="=0" calcext:base-cell-address="data.D18"/>
          </calcext:conditional-format>
          <calcext:conditional-format calcext:target-range-address="data.D19:data.D19">
            <calcext:condition calcext:apply-style-name="Untitled1" calcext:value="=MIN([.$B19];[.$G19])" calcext:base-cell-address="data.D19"/>
            <calcext:condition calcext:apply-style-name="Accent 1" calcext:value="=0" calcext:base-cell-address="data.D19"/>
          </calcext:conditional-format>
          <calcext:conditional-format calcext:target-range-address="data.D20:data.D20">
            <calcext:condition calcext:apply-style-name="Untitled1" calcext:value="=MIN([.$B20];[.$G20])" calcext:base-cell-address="data.D20"/>
            <calcext:condition calcext:apply-style-name="Accent 1" calcext:value="=0" calcext:base-cell-address="data.D20"/>
          </calcext:conditional-format>
          <calcext:conditional-format calcext:target-range-address="data.D21:data.D21">
            <calcext:condition calcext:apply-style-name="Untitled1" calcext:value="=MIN([.$B21];[.$G21])" calcext:base-cell-address="data.D21"/>
            <calcext:condition calcext:apply-style-name="Accent 1" calcext:value="=0" calcext:base-cell-address="data.D21"/>
          </calcext:conditional-format>
          <calcext:conditional-format calcext:target-range-address="data.D22:data.D22">
            <calcext:condition calcext:apply-style-name="Untitled1" calcext:value="=MIN([.$B22];[.$G22])" calcext:base-cell-address="data.D22"/>
            <calcext:condition calcext:apply-style-name="Accent 1" calcext:value="=0" calcext:base-cell-address="data.D22"/>
          </calcext:conditional-format>
          <calcext:conditional-format calcext:target-range-address="data.D23:data.D23">
            <calcext:condition calcext:apply-style-name="Untitled1" calcext:value="=MIN([.$B23];[.$G23])" calcext:base-cell-address="data.D23"/>
            <calcext:condition calcext:apply-style-name="Accent 1" calcext:value="=0" calcext:base-cell-address="data.D23"/>
          </calcext:conditional-format>
          <calcext:conditional-format calcext:target-range-address="data.D24:data.D24">
            <calcext:condition calcext:apply-style-name="Untitled1" calcext:value="=MIN([.$B24];[.$G24])" calcext:base-cell-address="data.D24"/>
            <calcext:condition calcext:apply-style-name="Accent 1" calcext:value="=0" calcext:base-cell-address="data.D24"/>
          </calcext:conditional-format>
          <calcext:conditional-format calcext:target-range-address="data.D25:data.D25">
            <calcext:condition calcext:apply-style-name="Untitled1" calcext:value="=MIN([.$B25];[.$G25])" calcext:base-cell-address="data.D25"/>
            <calcext:condition calcext:apply-style-name="Accent 1" calcext:value="=0" calcext:base-cell-address="data.D25"/>
          </calcext:conditional-format>
          <calcext:conditional-format calcext:target-range-address="data.D26:data.D26">
            <calcext:condition calcext:apply-style-name="Untitled1" calcext:value="=MIN([.$B26];[.$G26])" calcext:base-cell-address="data.D26"/>
            <calcext:condition calcext:apply-style-name="Accent 1" calcext:value="=0" calcext:base-cell-address="data.D26"/>
          </calcext:conditional-format>
          <calcext:conditional-format calcext:target-range-address="data.D27:data.D27">
            <calcext:condition calcext:apply-style-name="Untitled1" calcext:value="=MIN([.$B27];[.$G27])" calcext:base-cell-address="data.D27"/>
            <calcext:condition calcext:apply-style-name="Accent 1" calcext:value="=0" calcext:base-cell-address="data.D27"/>
          </calcext:conditional-format>
          <calcext:conditional-format calcext:target-range-address="data.D28:data.D28">
            <calcext:condition calcext:apply-style-name="Untitled1" calcext:value="=MIN([.$B28];[.$G28])" calcext:base-cell-address="data.D28"/>
            <calcext:condition calcext:apply-style-name="Accent 1" calcext:value="=0" calcext:base-cell-address="data.D28"/>
          </calcext:conditional-format>
          <calcext:conditional-format calcext:target-range-address="data.D29:data.D29">
            <calcext:condition calcext:apply-style-name="Untitled1" calcext:value="=MIN([.$B29];[.$G29])" calcext:base-cell-address="data.D29"/>
            <calcext:condition calcext:apply-style-name="Accent 1" calcext:value="=0" calcext:base-cell-address="data.D29"/>
          </calcext:conditional-format>
          <calcext:conditional-format calcext:target-range-address="data.D30:data.D30">
            <calcext:condition calcext:apply-style-name="Untitled1" calcext:value="=MIN([.$B30];[.$G30])" calcext:base-cell-address="data.D30"/>
            <calcext:condition calcext:apply-style-name="Accent 1" calcext:value="=0" calcext:base-cell-address="data.D30"/>
          </calcext:conditional-format>
          <calcext:conditional-format calcext:target-range-address="data.D31:data.D31">
            <calcext:condition calcext:apply-style-name="Untitled1" calcext:value="=MIN([.$B31];[.$G31])" calcext:base-cell-address="data.D31"/>
            <calcext:condition calcext:apply-style-name="Accent 1" calcext:value="=0" calcext:base-cell-address="data.D31"/>
          </calcext:conditional-format>
          <calcext:conditional-format calcext:target-range-address="data.D32:data.D32">
            <calcext:condition calcext:apply-style-name="Untitled1" calcext:value="=MIN([.$B32];[.$G32])" calcext:base-cell-address="data.D32"/>
            <calcext:condition calcext:apply-style-name="Accent 1" calcext:value="=0" calcext:base-cell-address="data.D32"/>
          </calcext:conditional-format>
          <calcext:conditional-format calcext:target-range-address="data.D33:data.D33">
            <calcext:condition calcext:apply-style-name="Untitled1" calcext:value="=MIN([.$B33];[.$G33])" calcext:base-cell-address="data.D33"/>
            <calcext:condition calcext:apply-style-name="Accent 1" calcext:value="=0" calcext:base-cell-address="data.D33"/>
          </calcext:conditional-format>
          <calcext:conditional-format calcext:target-range-address="data.D34:data.D34">
            <calcext:condition calcext:apply-style-name="Untitled1" calcext:value="=MIN([.$B34];[.$G34])" calcext:base-cell-address="data.D34"/>
            <calcext:condition calcext:apply-style-name="Accent 1" calcext:value="=0" calcext:base-cell-address="data.D34"/>
          </calcext:conditional-format>
          <calcext:conditional-format calcext:target-range-address="data.D35:data.D35">
            <calcext:condition calcext:apply-style-name="Untitled1" calcext:value="=MIN([.$B35];[.$G35])" calcext:base-cell-address="data.D35"/>
            <calcext:condition calcext:apply-style-name="Accent 1" calcext:value="=0" calcext:base-cell-address="data.D35"/>
          </calcext:conditional-format>
          <calcext:conditional-format calcext:target-range-address="data.D36:data.D36">
            <calcext:condition calcext:apply-style-name="Untitled1" calcext:value="=MIN([.$B36];[.$G36])" calcext:base-cell-address="data.D36"/>
            <calcext:condition calcext:apply-style-name="Accent 1" calcext:value="=0" calcext:base-cell-address="data.D36"/>
          </calcext:conditional-format>
          <calcext:conditional-format calcext:target-range-address="data.D37:data.D37">
            <calcext:condition calcext:apply-style-name="Untitled1" calcext:value="=MIN([.$B37];[.$G37])" calcext:base-cell-address="data.D37"/>
            <calcext:condition calcext:apply-style-name="Accent 1" calcext:value="=0" calcext:base-cell-address="data.D37"/>
          </calcext:conditional-format>
          <calcext:conditional-format calcext:target-range-address="data.D38:data.D38">
            <calcext:condition calcext:apply-style-name="Untitled1" calcext:value="=MIN([.$B38];[.$G38])" calcext:base-cell-address="data.D38"/>
            <calcext:condition calcext:apply-style-name="Accent 1" calcext:value="=0" calcext:base-cell-address="data.D38"/>
          </calcext:conditional-format>
          <calcext:conditional-format calcext:target-range-address="data.D39:data.D39">
            <calcext:condition calcext:apply-style-name="Untitled1" calcext:value="=MIN([.$B39];[.$G39])" calcext:base-cell-address="data.D39"/>
            <calcext:condition calcext:apply-style-name="Accent 1" calcext:value="=0" calcext:base-cell-address="data.D39"/>
          </calcext:conditional-format>
          <calcext:conditional-format calcext:target-range-address="data.D40:data.D40">
            <calcext:condition calcext:apply-style-name="Untitled1" calcext:value="=MIN([.$B40];[.$G40])" calcext:base-cell-address="data.D40"/>
            <calcext:condition calcext:apply-style-name="Accent 1" calcext:value="=0" calcext:base-cell-address="data.D40"/>
          </calcext:conditional-format>
          <calcext:conditional-format calcext:target-range-address="data.D41:data.D41">
            <calcext:condition calcext:apply-style-name="Untitled1" calcext:value="=MIN([.$B41];[.$G41])" calcext:base-cell-address="data.D41"/>
            <calcext:condition calcext:apply-style-name="Accent 1" calcext:value="=0" calcext:base-cell-address="data.D41"/>
          </calcext:conditional-format>
          <calcext:conditional-format calcext:target-range-address="data.D42:data.D42">
            <calcext:condition calcext:apply-style-name="Untitled1" calcext:value="=MIN([.$B42];[.$G42])" calcext:base-cell-address="data.D42"/>
            <calcext:condition calcext:apply-style-name="Accent 1" calcext:value="=0" calcext:base-cell-address="data.D42"/>
          </calcext:conditional-format>
          <calcext:conditional-format calcext:target-range-address="data.D43:data.D43">
            <calcext:condition calcext:apply-style-name="Untitled1" calcext:value="=MIN([.$B43];[.$G43])" calcext:base-cell-address="data.D43"/>
            <calcext:condition calcext:apply-style-name="Accent 1" calcext:value="=0" calcext:base-cell-address="data.D43"/>
          </calcext:conditional-format>
          <calcext:conditional-format calcext:target-range-address="data.D44:data.D44">
            <calcext:condition calcext:apply-style-name="Untitled1" calcext:value="=MIN([.$B44];[.$G44])" calcext:base-cell-address="data.D44"/>
            <calcext:condition calcext:apply-style-name="Accent 1" calcext:value="=0" calcext:base-cell-address="data.D44"/>
          </calcext:conditional-format>
          <calcext:conditional-format calcext:target-range-address="data.D45:data.D45">
            <calcext:condition calcext:apply-style-name="Untitled1" calcext:value="=MIN([.$B45];[.$G45])" calcext:base-cell-address="data.D45"/>
            <calcext:condition calcext:apply-style-name="Accent 1" calcext:value="=0" calcext:base-cell-address="data.D45"/>
          </calcext:conditional-format>
          <calcext:conditional-format calcext:target-range-address="data.D46:data.D46">
            <calcext:condition calcext:apply-style-name="Untitled1" calcext:value="=MIN([.$B46];[.$G46])" calcext:base-cell-address="data.D46"/>
            <calcext:condition calcext:apply-style-name="Accent 1" calcext:value="=0" calcext:base-cell-address="data.D46"/>
          </calcext:conditional-format>
          <calcext:conditional-format calcext:target-range-address="data.D47:data.D47">
            <calcext:condition calcext:apply-style-name="Untitled1" calcext:value="=MIN([.$B47];[.$G47])" calcext:base-cell-address="data.D47"/>
            <calcext:condition calcext:apply-style-name="Accent 1" calcext:value="=0" calcext:base-cell-address="data.D47"/>
          </calcext:conditional-format>
          <calcext:conditional-format calcext:target-range-address="data.D48:data.D48">
            <calcext:condition calcext:apply-style-name="Untitled1" calcext:value="=MIN([.$B48];[.$G48])" calcext:base-cell-address="data.D48"/>
            <calcext:condition calcext:apply-style-name="Accent 1" calcext:value="=0" calcext:base-cell-address="data.D48"/>
          </calcext:conditional-format>
          <calcext:conditional-format calcext:target-range-address="data.D49:data.D49">
            <calcext:condition calcext:apply-style-name="Untitled1" calcext:value="=MIN([.$B49];[.$G49])" calcext:base-cell-address="data.D49"/>
            <calcext:condition calcext:apply-style-name="Accent 1" calcext:value="=0" calcext:base-cell-address="data.D49"/>
          </calcext:conditional-format>
          <calcext:conditional-format calcext:target-range-address="data.D50:data.D50">
            <calcext:condition calcext:apply-style-name="Untitled1" calcext:value="=MIN([.$B50];[.$G50])" calcext:base-cell-address="data.D50"/>
            <calcext:condition calcext:apply-style-name="Accent 1" calcext:value="=0" calcext:base-cell-address="data.D50"/>
          </calcext:conditional-format>
          <calcext:conditional-format calcext:target-range-address="data.D51:data.D51">
            <calcext:condition calcext:apply-style-name="Untitled1" calcext:value="=MIN([.$B51];[.$G51])" calcext:base-cell-address="data.D51"/>
            <calcext:condition calcext:apply-style-name="Accent 1" calcext:value="=0" calcext:base-cell-address="data.D51"/>
          </calcext:conditional-format>
          <calcext:conditional-format calcext:target-range-address="data.D52:data.D52">
            <calcext:condition calcext:apply-style-name="Untitled1" calcext:value="=MIN([.$B52];[.$G52])" calcext:base-cell-address="data.D52"/>
            <calcext:condition calcext:apply-style-name="Accent 1" calcext:value="=0" calcext:base-cell-address="data.D52"/>
          </calcext:conditional-format>
          <calcext:conditional-format calcext:target-range-address="data.D53:data.D53">
            <calcext:condition calcext:apply-style-name="Untitled1" calcext:value="=MIN([.$B53];[.$G53])" calcext:base-cell-address="data.D53"/>
            <calcext:condition calcext:apply-style-name="Accent 1" calcext:value="=0" calcext:base-cell-address="data.D53"/>
          </calcext:conditional-format>
          <calcext:conditional-format calcext:target-range-address="data.D54:data.D54">
            <calcext:condition calcext:apply-style-name="Untitled1" calcext:value="=MIN([.$B54];[.$G54])" calcext:base-cell-address="data.D54"/>
            <calcext:condition calcext:apply-style-name="Accent 1" calcext:value="=0" calcext:base-cell-address="data.D54"/>
          </calcext:conditional-format>
          <calcext:conditional-format calcext:target-range-address="data.D55:data.D55">
            <calcext:condition calcext:apply-style-name="Untitled1" calcext:value="=MIN([.$B55];[.$G55])" calcext:base-cell-address="data.D55"/>
            <calcext:condition calcext:apply-style-name="Accent 1" calcext:value="=0" calcext:base-cell-address="data.D55"/>
          </calcext:conditional-format>
          <calcext:conditional-format calcext:target-range-address="data.D56:data.D56">
            <calcext:condition calcext:apply-style-name="Untitled1" calcext:value="=MIN([.$B56];[.$G56])" calcext:base-cell-address="data.D56"/>
            <calcext:condition calcext:apply-style-name="Accent 1" calcext:value="=0" calcext:base-cell-address="data.D56"/>
          </calcext:conditional-format>
          <calcext:conditional-format calcext:target-range-address="data.D57:data.D57">
            <calcext:condition calcext:apply-style-name="Untitled1" calcext:value="=MIN([.$B57];[.$G57])" calcext:base-cell-address="data.D57"/>
            <calcext:condition calcext:apply-style-name="Accent 1" calcext:value="=0" calcext:base-cell-address="data.D57"/>
          </calcext:conditional-format>
          <calcext:conditional-format calcext:target-range-address="data.D58:data.D58">
            <calcext:condition calcext:apply-style-name="Untitled1" calcext:value="=MIN([.$B58];[.$G58])" calcext:base-cell-address="data.D58"/>
            <calcext:condition calcext:apply-style-name="Accent 1" calcext:value="=0" calcext:base-cell-address="data.D58"/>
          </calcext:conditional-format>
          <calcext:conditional-format calcext:target-range-address="data.D59:data.D59">
            <calcext:condition calcext:apply-style-name="Untitled1" calcext:value="=MIN([.$B59];[.$G59])" calcext:base-cell-address="data.D59"/>
            <calcext:condition calcext:apply-style-name="Accent 1" calcext:value="=0" calcext:base-cell-address="data.D59"/>
          </calcext:conditional-format>
          <calcext:conditional-format calcext:target-range-address="data.D60:data.D60">
            <calcext:condition calcext:apply-style-name="Untitled1" calcext:value="=MIN([.$B60];[.$G60])" calcext:base-cell-address="data.D60"/>
            <calcext:condition calcext:apply-style-name="Accent 1" calcext:value="=0" calcext:base-cell-address="data.D60"/>
          </calcext:conditional-format>
          <calcext:conditional-format calcext:target-range-address="data.D61:data.D61">
            <calcext:condition calcext:apply-style-name="Untitled1" calcext:value="=MIN([.$B61];[.$G61])" calcext:base-cell-address="data.D61"/>
            <calcext:condition calcext:apply-style-name="Accent 1" calcext:value="=0" calcext:base-cell-address="data.D61"/>
          </calcext:conditional-format>
          <calcext:conditional-format calcext:target-range-address="data.D62:data.D62">
            <calcext:condition calcext:apply-style-name="Untitled1" calcext:value="=MIN([.$B62];[.$G62])" calcext:base-cell-address="data.D62"/>
            <calcext:condition calcext:apply-style-name="Accent 1" calcext:value="=0" calcext:base-cell-address="data.D62"/>
          </calcext:conditional-format>
          <calcext:conditional-format calcext:target-range-address="data.D63:data.D63">
            <calcext:condition calcext:apply-style-name="Untitled1" calcext:value="=MIN([.$B63];[.$G63])" calcext:base-cell-address="data.D63"/>
            <calcext:condition calcext:apply-style-name="Accent 1" calcext:value="=0" calcext:base-cell-address="data.D63"/>
          </calcext:conditional-format>
          <calcext:conditional-format calcext:target-range-address="data.D64:data.D64">
            <calcext:condition calcext:apply-style-name="Untitled1" calcext:value="=MIN([.$B64];[.$G64])" calcext:base-cell-address="data.D64"/>
            <calcext:condition calcext:apply-style-name="Accent 1" calcext:value="=0" calcext:base-cell-address="data.D64"/>
          </calcext:conditional-format>
          <calcext:conditional-format calcext:target-range-address="data.D65:data.D65">
            <calcext:condition calcext:apply-style-name="Untitled1" calcext:value="=MIN([.$B65];[.$G65])" calcext:base-cell-address="data.D65"/>
            <calcext:condition calcext:apply-style-name="Accent 1" calcext:value="=0" calcext:base-cell-address="data.D65"/>
          </calcext:conditional-format>
          <calcext:conditional-format calcext:target-range-address="data.D66:data.D66">
            <calcext:condition calcext:apply-style-name="Untitled1" calcext:value="=MIN([.$B66];[.$G66])" calcext:base-cell-address="data.D66"/>
            <calcext:condition calcext:apply-style-name="Accent 1" calcext:value="=0" calcext:base-cell-address="data.D66"/>
          </calcext:conditional-format>
          <calcext:conditional-format calcext:target-range-address="data.D67:data.D67">
            <calcext:condition calcext:apply-style-name="Untitled1" calcext:value="=MIN([.$B67];[.$G67])" calcext:base-cell-address="data.D67"/>
            <calcext:condition calcext:apply-style-name="Accent 1" calcext:value="=0" calcext:base-cell-address="data.D67"/>
          </calcext:conditional-format>
          <calcext:conditional-format calcext:target-range-address="data.D68:data.D68">
            <calcext:condition calcext:apply-style-name="Untitled1" calcext:value="=MIN([.$B68];[.$G68])" calcext:base-cell-address="data.D68"/>
            <calcext:condition calcext:apply-style-name="Accent 1" calcext:value="=0" calcext:base-cell-address="data.D68"/>
          </calcext:conditional-format>
          <calcext:conditional-format calcext:target-range-address="data.D69:data.D69">
            <calcext:condition calcext:apply-style-name="Untitled1" calcext:value="=MIN([.$B69];[.$G69])" calcext:base-cell-address="data.D69"/>
            <calcext:condition calcext:apply-style-name="Accent 1" calcext:value="=0" calcext:base-cell-address="data.D69"/>
          </calcext:conditional-format>
          <calcext:conditional-format calcext:target-range-address="data.D70:data.D70">
            <calcext:condition calcext:apply-style-name="Untitled1" calcext:value="=MIN([.$B70];[.$G70])" calcext:base-cell-address="data.D70"/>
            <calcext:condition calcext:apply-style-name="Accent 1" calcext:value="=0" calcext:base-cell-address="data.D70"/>
          </calcext:conditional-format>
          <calcext:conditional-format calcext:target-range-address="data.D71:data.D71">
            <calcext:condition calcext:apply-style-name="Untitled1" calcext:value="=MIN([.$B71];[.$G71])" calcext:base-cell-address="data.D71"/>
            <calcext:condition calcext:apply-style-name="Accent 1" calcext:value="=0" calcext:base-cell-address="data.D71"/>
          </calcext:conditional-format>
          <calcext:conditional-format calcext:target-range-address="data.D72:data.D72">
            <calcext:condition calcext:apply-style-name="Untitled1" calcext:value="=MIN([.$B72];[.$G72])" calcext:base-cell-address="data.D72"/>
            <calcext:condition calcext:apply-style-name="Accent 1" calcext:value="=0" calcext:base-cell-address="data.D72"/>
          </calcext:conditional-format>
          <calcext:conditional-format calcext:target-range-address="data.D73:data.D73">
            <calcext:condition calcext:apply-style-name="Untitled1" calcext:value="=MIN([.$B73];[.$G73])" calcext:base-cell-address="data.D73"/>
            <calcext:condition calcext:apply-style-name="Accent 1" calcext:value="=0" calcext:base-cell-address="data.D73"/>
          </calcext:conditional-format>
          <calcext:conditional-format calcext:target-range-address="data.D74:data.D74">
            <calcext:condition calcext:apply-style-name="Untitled1" calcext:value="=MIN([.$B74];[.$G74])" calcext:base-cell-address="data.D74"/>
            <calcext:condition calcext:apply-style-name="Accent 1" calcext:value="=0" calcext:base-cell-address="data.D74"/>
          </calcext:conditional-format>
          <calcext:conditional-format calcext:target-range-address="data.D75:data.D75">
            <calcext:condition calcext:apply-style-name="Untitled1" calcext:value="=MIN([.$B75];[.$G75])" calcext:base-cell-address="data.D75"/>
            <calcext:condition calcext:apply-style-name="Accent 1" calcext:value="=0" calcext:base-cell-address="data.D75"/>
          </calcext:conditional-format>
          <calcext:conditional-format calcext:target-range-address="data.D76:data.D76">
            <calcext:condition calcext:apply-style-name="Untitled1" calcext:value="=MIN([.$B76];[.$G76])" calcext:base-cell-address="data.D76"/>
            <calcext:condition calcext:apply-style-name="Accent 1" calcext:value="=0" calcext:base-cell-address="data.D76"/>
          </calcext:conditional-format>
          <calcext:conditional-format calcext:target-range-address="data.D77:data.D77">
            <calcext:condition calcext:apply-style-name="Untitled1" calcext:value="=MIN([.$B77];[.$G77])" calcext:base-cell-address="data.D77"/>
            <calcext:condition calcext:apply-style-name="Accent 1" calcext:value="=0" calcext:base-cell-address="data.D77"/>
          </calcext:conditional-format>
          <calcext:conditional-format calcext:target-range-address="data.D78:data.D78">
            <calcext:condition calcext:apply-style-name="Untitled1" calcext:value="=MIN([.$B78];[.$G78])" calcext:base-cell-address="data.D78"/>
            <calcext:condition calcext:apply-style-name="Accent 1" calcext:value="=0" calcext:base-cell-address="data.D78"/>
          </calcext:conditional-format>
          <calcext:conditional-format calcext:target-range-address="data.D79:data.D79">
            <calcext:condition calcext:apply-style-name="Untitled1" calcext:value="=MIN([.$B79];[.$G79])" calcext:base-cell-address="data.D79"/>
            <calcext:condition calcext:apply-style-name="Accent 1" calcext:value="=0" calcext:base-cell-address="data.D79"/>
          </calcext:conditional-format>
          <calcext:conditional-format calcext:target-range-address="data.D80:data.D80">
            <calcext:condition calcext:apply-style-name="Untitled1" calcext:value="=MIN([.$B80];[.$G80])" calcext:base-cell-address="data.D80"/>
            <calcext:condition calcext:apply-style-name="Accent 1" calcext:value="=0" calcext:base-cell-address="data.D80"/>
          </calcext:conditional-format>
          <calcext:conditional-format calcext:target-range-address="data.D81:data.D81">
            <calcext:condition calcext:apply-style-name="Untitled1" calcext:value="=MIN([.$B81];[.$G81])" calcext:base-cell-address="data.D81"/>
            <calcext:condition calcext:apply-style-name="Accent 1" calcext:value="=0" calcext:base-cell-address="data.D81"/>
          </calcext:conditional-format>
          <calcext:conditional-format calcext:target-range-address="data.D82:data.D82">
            <calcext:condition calcext:apply-style-name="Untitled1" calcext:value="=MIN([.$B82];[.$G82])" calcext:base-cell-address="data.D82"/>
            <calcext:condition calcext:apply-style-name="Accent 1" calcext:value="=0" calcext:base-cell-address="data.D82"/>
          </calcext:conditional-format>
          <calcext:conditional-format calcext:target-range-address="data.D83:data.D83">
            <calcext:condition calcext:apply-style-name="Untitled1" calcext:value="=MIN([.$B83];[.$G83])" calcext:base-cell-address="data.D83"/>
            <calcext:condition calcext:apply-style-name="Accent 1" calcext:value="=0" calcext:base-cell-address="data.D83"/>
          </calcext:conditional-format>
          <calcext:conditional-format calcext:target-range-address="data.D84:data.D84">
            <calcext:condition calcext:apply-style-name="Untitled1" calcext:value="=MIN([.$B84];[.$G84])" calcext:base-cell-address="data.D84"/>
            <calcext:condition calcext:apply-style-name="Accent 1" calcext:value="=0" calcext:base-cell-address="data.D84"/>
          </calcext:conditional-format>
          <calcext:conditional-format calcext:target-range-address="data.D85:data.D85">
            <calcext:condition calcext:apply-style-name="Untitled1" calcext:value="=MIN([.$B85];[.$G85])" calcext:base-cell-address="data.D85"/>
            <calcext:condition calcext:apply-style-name="Accent 1" calcext:value="=0" calcext:base-cell-address="data.D85"/>
          </calcext:conditional-format>
          <calcext:conditional-format calcext:target-range-address="data.D86:data.D86">
            <calcext:condition calcext:apply-style-name="Untitled1" calcext:value="=MIN([.$B86];[.$G86])" calcext:base-cell-address="data.D86"/>
            <calcext:condition calcext:apply-style-name="Accent 1" calcext:value="=0" calcext:base-cell-address="data.D86"/>
          </calcext:conditional-format>
          <calcext:conditional-format calcext:target-range-address="data.D87:data.D87">
            <calcext:condition calcext:apply-style-name="Untitled1" calcext:value="=MIN([.$B87];[.$G87])" calcext:base-cell-address="data.D87"/>
            <calcext:condition calcext:apply-style-name="Accent 1" calcext:value="=0" calcext:base-cell-address="data.D87"/>
          </calcext:conditional-format>
          <calcext:conditional-format calcext:target-range-address="data.D88:data.D88">
            <calcext:condition calcext:apply-style-name="Untitled1" calcext:value="=MIN([.$B88];[.$G88])" calcext:base-cell-address="data.D88"/>
            <calcext:condition calcext:apply-style-name="Accent 1" calcext:value="=0" calcext:base-cell-address="data.D88"/>
          </calcext:conditional-format>
          <calcext:conditional-format calcext:target-range-address="data.D89:data.D89">
            <calcext:condition calcext:apply-style-name="Untitled1" calcext:value="=MIN([.$B89];[.$G89])" calcext:base-cell-address="data.D89"/>
            <calcext:condition calcext:apply-style-name="Accent 1" calcext:value="=0" calcext:base-cell-address="data.D89"/>
          </calcext:conditional-format>
          <calcext:conditional-format calcext:target-range-address="data.D90:data.D90">
            <calcext:condition calcext:apply-style-name="Untitled1" calcext:value="=MIN([.$B90];[.$G90])" calcext:base-cell-address="data.D90"/>
            <calcext:condition calcext:apply-style-name="Accent 1" calcext:value="=0" calcext:base-cell-address="data.D90"/>
          </calcext:conditional-format>
          <calcext:conditional-format calcext:target-range-address="data.D91:data.D91">
            <calcext:condition calcext:apply-style-name="Untitled1" calcext:value="=MIN([.$B91];[.$G91])" calcext:base-cell-address="data.D91"/>
            <calcext:condition calcext:apply-style-name="Accent 1" calcext:value="=0" calcext:base-cell-address="data.D91"/>
          </calcext:conditional-format>
          <calcext:conditional-format calcext:target-range-address="data.D92:data.D92">
            <calcext:condition calcext:apply-style-name="Untitled1" calcext:value="=MIN([.$B92];[.$G92])" calcext:base-cell-address="data.D92"/>
            <calcext:condition calcext:apply-style-name="Accent 1" calcext:value="=0" calcext:base-cell-address="data.D92"/>
          </calcext:conditional-format>
          <calcext:conditional-format calcext:target-range-address="data.D93:data.D93">
            <calcext:condition calcext:apply-style-name="Untitled1" calcext:value="=MIN([.$B93];[.$G93])" calcext:base-cell-address="data.D93"/>
            <calcext:condition calcext:apply-style-name="Accent 1" calcext:value="=0" calcext:base-cell-address="data.D93"/>
          </calcext:conditional-format>
          <calcext:conditional-format calcext:target-range-address="data.D94:data.D94">
            <calcext:condition calcext:apply-style-name="Untitled1" calcext:value="=MIN([.$B94];[.$G94])" calcext:base-cell-address="data.D94"/>
            <calcext:condition calcext:apply-style-name="Accent 1" calcext:value="=0" calcext:base-cell-address="data.D94"/>
          </calcext:conditional-format>
          <calcext:conditional-format calcext:target-range-address="data.D95:data.D95">
            <calcext:condition calcext:apply-style-name="Untitled1" calcext:value="=MIN([.$B95];[.$G95])" calcext:base-cell-address="data.D95"/>
            <calcext:condition calcext:apply-style-name="Accent 1" calcext:value="=0" calcext:base-cell-address="data.D95"/>
          </calcext:conditional-format>
          <calcext:conditional-format calcext:target-range-address="data.D96:data.D96">
            <calcext:condition calcext:apply-style-name="Untitled1" calcext:value="=MIN([.$B96];[.$G96])" calcext:base-cell-address="data.D96"/>
            <calcext:condition calcext:apply-style-name="Accent 1" calcext:value="=0" calcext:base-cell-address="data.D96"/>
          </calcext:conditional-format>
          <calcext:conditional-format calcext:target-range-address="data.D97:data.D97">
            <calcext:condition calcext:apply-style-name="Untitled1" calcext:value="=MIN([.$B97];[.$G97])" calcext:base-cell-address="data.D97"/>
            <calcext:condition calcext:apply-style-name="Accent 1" calcext:value="=0" calcext:base-cell-address="data.D97"/>
          </calcext:conditional-format>
          <calcext:conditional-format calcext:target-range-address="data.D98:data.D98">
            <calcext:condition calcext:apply-style-name="Untitled1" calcext:value="=MIN([.$B98];[.$G98])" calcext:base-cell-address="data.D98"/>
            <calcext:condition calcext:apply-style-name="Accent 1" calcext:value="=0" calcext:base-cell-address="data.D98"/>
          </calcext:conditional-format>
          <calcext:conditional-format calcext:target-range-address="data.D99:data.D99">
            <calcext:condition calcext:apply-style-name="Untitled1" calcext:value="=MIN([.$B99];[.$G99])" calcext:base-cell-address="data.D99"/>
            <calcext:condition calcext:apply-style-name="Accent 1" calcext:value="=0" calcext:base-cell-address="data.D99"/>
          </calcext:conditional-format>
          <calcext:conditional-format calcext:target-range-address="data.D100:data.D100">
            <calcext:condition calcext:apply-style-name="Untitled1" calcext:value="=MIN([.$B100];[.$G100])" calcext:base-cell-address="data.D100"/>
            <calcext:condition calcext:apply-style-name="Accent 1" calcext:value="=0" calcext:base-cell-address="data.D100"/>
          </calcext:conditional-format>
          <calcext:conditional-format calcext:target-range-address="data.D101:data.D101">
            <calcext:condition calcext:apply-style-name="Untitled1" calcext:value="=MIN([.$B101];[.$G101])" calcext:base-cell-address="data.D101"/>
            <calcext:condition calcext:apply-style-name="Accent 1" calcext:value="=0" calcext:base-cell-address="data.D101"/>
          </calcext:conditional-format>
          <calcext:conditional-format calcext:target-range-address="data.D102:data.D102">
            <calcext:condition calcext:apply-style-name="Untitled1" calcext:value="=MIN([.$B102];[.$G102])" calcext:base-cell-address="data.D102"/>
            <calcext:condition calcext:apply-style-name="Accent 1" calcext:value="=0" calcext:base-cell-address="data.D102"/>
          </calcext:conditional-format>
          <calcext:conditional-format calcext:target-range-address="data.D103:data.D103">
            <calcext:condition calcext:apply-style-name="Untitled1" calcext:value="=MIN([.$B103];[.$G103])" calcext:base-cell-address="data.D103"/>
            <calcext:condition calcext:apply-style-name="Accent 1" calcext:value="=0" calcext:base-cell-address="data.D103"/>
          </calcext:conditional-format>
          <calcext:conditional-format calcext:target-range-address="data.D104:data.D104">
            <calcext:condition calcext:apply-style-name="Untitled1" calcext:value="=MIN([.$B104];[.$G104])" calcext:base-cell-address="data.D104"/>
            <calcext:condition calcext:apply-style-name="Accent 1" calcext:value="=0" calcext:base-cell-address="data.D104"/>
          </calcext:conditional-format>
          <calcext:conditional-format calcext:target-range-address="data.D105:data.D105">
            <calcext:condition calcext:apply-style-name="Untitled1" calcext:value="=MIN([.$B105];[.$G105])" calcext:base-cell-address="data.D105"/>
            <calcext:condition calcext:apply-style-name="Accent 1" calcext:value="=0" calcext:base-cell-address="data.D105"/>
          </calcext:conditional-format>
          <calcext:conditional-format calcext:target-range-address="data.D106:data.D106">
            <calcext:condition calcext:apply-style-name="Untitled1" calcext:value="=MIN([.$B106];[.$G106])" calcext:base-cell-address="data.D106"/>
            <calcext:condition calcext:apply-style-name="Accent 1" calcext:value="=0" calcext:base-cell-address="data.D106"/>
          </calcext:conditional-format>
          <calcext:conditional-format calcext:target-range-address="data.D107:data.D107">
            <calcext:condition calcext:apply-style-name="Untitled1" calcext:value="=MIN([.$B107];[.$G107])" calcext:base-cell-address="data.D107"/>
            <calcext:condition calcext:apply-style-name="Accent 1" calcext:value="=0" calcext:base-cell-address="data.D107"/>
          </calcext:conditional-format>
          <calcext:conditional-format calcext:target-range-address="data.D108:data.D108">
            <calcext:condition calcext:apply-style-name="Untitled1" calcext:value="=MIN([.$B108];[.$G108])" calcext:base-cell-address="data.D108"/>
            <calcext:condition calcext:apply-style-name="Accent 1" calcext:value="=0" calcext:base-cell-address="data.D108"/>
          </calcext:conditional-format>
          <calcext:conditional-format calcext:target-range-address="data.D109:data.D109">
            <calcext:condition calcext:apply-style-name="Untitled1" calcext:value="=MIN([.$B109];[.$G109])" calcext:base-cell-address="data.D109"/>
            <calcext:condition calcext:apply-style-name="Accent 1" calcext:value="=0" calcext:base-cell-address="data.D109"/>
          </calcext:conditional-format>
          <calcext:conditional-format calcext:target-range-address="data.D110:data.D110">
            <calcext:condition calcext:apply-style-name="Untitled1" calcext:value="=MIN([.$B110];[.$G110])" calcext:base-cell-address="data.D110"/>
            <calcext:condition calcext:apply-style-name="Accent 1" calcext:value="=0" calcext:base-cell-address="data.D110"/>
          </calcext:conditional-format>
          <calcext:conditional-format calcext:target-range-address="data.D111:data.D111">
            <calcext:condition calcext:apply-style-name="Untitled1" calcext:value="=MIN([.$B111];[.$G111])" calcext:base-cell-address="data.D111"/>
            <calcext:condition calcext:apply-style-name="Accent 1" calcext:value="=0" calcext:base-cell-address="data.D111"/>
          </calcext:conditional-format>
          <calcext:conditional-format calcext:target-range-address="data.D112:data.D112">
            <calcext:condition calcext:apply-style-name="Untitled1" calcext:value="=MIN([.$B112];[.$G112])" calcext:base-cell-address="data.D112"/>
            <calcext:condition calcext:apply-style-name="Accent 1" calcext:value="=0" calcext:base-cell-address="data.D112"/>
          </calcext:conditional-format>
          <calcext:conditional-format calcext:target-range-address="data.D113:data.D113">
            <calcext:condition calcext:apply-style-name="Untitled1" calcext:value="=MIN([.$B113];[.$G113])" calcext:base-cell-address="data.D113"/>
            <calcext:condition calcext:apply-style-name="Accent 1" calcext:value="=0" calcext:base-cell-address="data.D113"/>
          </calcext:conditional-format>
          <calcext:conditional-format calcext:target-range-address="data.D114:data.D114">
            <calcext:condition calcext:apply-style-name="Untitled1" calcext:value="=MIN([.$B114];[.$G114])" calcext:base-cell-address="data.D114"/>
            <calcext:condition calcext:apply-style-name="Accent 1" calcext:value="=0" calcext:base-cell-address="data.D114"/>
          </calcext:conditional-format>
          <calcext:conditional-format calcext:target-range-address="data.D115:data.D115">
            <calcext:condition calcext:apply-style-name="Untitled1" calcext:value="=MIN([.$B115];[.$G115])" calcext:base-cell-address="data.D115"/>
            <calcext:condition calcext:apply-style-name="Accent 1" calcext:value="=0" calcext:base-cell-address="data.D115"/>
          </calcext:conditional-format>
          <calcext:conditional-format calcext:target-range-address="data.E5:data.E5">
            <calcext:condition calcext:apply-style-name="Untitled1" calcext:value="=MIN([.$B5];[.$G5])" calcext:base-cell-address="data.E5"/>
            <calcext:condition calcext:apply-style-name="Accent 1" calcext:value="=0" calcext:base-cell-address="data.E5"/>
          </calcext:conditional-format>
          <calcext:conditional-format calcext:target-range-address="data.E6:data.E6">
            <calcext:condition calcext:apply-style-name="Untitled1" calcext:value="=MIN([.$B6];[.$G6])" calcext:base-cell-address="data.E6"/>
            <calcext:condition calcext:apply-style-name="Accent 1" calcext:value="=0" calcext:base-cell-address="data.E6"/>
          </calcext:conditional-format>
          <calcext:conditional-format calcext:target-range-address="data.E7:data.E7">
            <calcext:condition calcext:apply-style-name="Untitled1" calcext:value="=MIN([.$B7];[.$G7])" calcext:base-cell-address="data.E7"/>
            <calcext:condition calcext:apply-style-name="Accent 1" calcext:value="=0" calcext:base-cell-address="data.E7"/>
          </calcext:conditional-format>
          <calcext:conditional-format calcext:target-range-address="data.E8:data.E8">
            <calcext:condition calcext:apply-style-name="Untitled1" calcext:value="=MIN([.$B8];[.$G8])" calcext:base-cell-address="data.E8"/>
            <calcext:condition calcext:apply-style-name="Accent 1" calcext:value="=0" calcext:base-cell-address="data.E8"/>
          </calcext:conditional-format>
          <calcext:conditional-format calcext:target-range-address="data.E9:data.E9">
            <calcext:condition calcext:apply-style-name="Untitled1" calcext:value="=MIN([.$B9];[.$G9])" calcext:base-cell-address="data.E9"/>
            <calcext:condition calcext:apply-style-name="Accent 1" calcext:value="=0" calcext:base-cell-address="data.E9"/>
          </calcext:conditional-format>
          <calcext:conditional-format calcext:target-range-address="data.E10:data.E10">
            <calcext:condition calcext:apply-style-name="Untitled1" calcext:value="=MIN([.$B10];[.$G10])" calcext:base-cell-address="data.E10"/>
            <calcext:condition calcext:apply-style-name="Accent 1" calcext:value="=0" calcext:base-cell-address="data.E10"/>
          </calcext:conditional-format>
          <calcext:conditional-format calcext:target-range-address="data.E11:data.E11">
            <calcext:condition calcext:apply-style-name="Untitled1" calcext:value="=MIN([.$B11];[.$G11])" calcext:base-cell-address="data.E11"/>
            <calcext:condition calcext:apply-style-name="Accent 1" calcext:value="=0" calcext:base-cell-address="data.E11"/>
          </calcext:conditional-format>
          <calcext:conditional-format calcext:target-range-address="data.E12:data.E12">
            <calcext:condition calcext:apply-style-name="Untitled1" calcext:value="=MIN([.$B12];[.$G12])" calcext:base-cell-address="data.E12"/>
            <calcext:condition calcext:apply-style-name="Accent 1" calcext:value="=0" calcext:base-cell-address="data.E12"/>
          </calcext:conditional-format>
          <calcext:conditional-format calcext:target-range-address="data.E13:data.E13">
            <calcext:condition calcext:apply-style-name="Untitled1" calcext:value="=MIN([.$B13];[.$G13])" calcext:base-cell-address="data.E13"/>
            <calcext:condition calcext:apply-style-name="Accent 1" calcext:value="=0" calcext:base-cell-address="data.E13"/>
          </calcext:conditional-format>
          <calcext:conditional-format calcext:target-range-address="data.E14:data.E14">
            <calcext:condition calcext:apply-style-name="Untitled1" calcext:value="=MIN([.$B14];[.$G14])" calcext:base-cell-address="data.E14"/>
            <calcext:condition calcext:apply-style-name="Accent 1" calcext:value="=0" calcext:base-cell-address="data.E14"/>
          </calcext:conditional-format>
          <calcext:conditional-format calcext:target-range-address="data.E15:data.E15">
            <calcext:condition calcext:apply-style-name="Untitled1" calcext:value="=MIN([.$B15];[.$G15])" calcext:base-cell-address="data.E15"/>
            <calcext:condition calcext:apply-style-name="Accent 1" calcext:value="=0" calcext:base-cell-address="data.E15"/>
          </calcext:conditional-format>
          <calcext:conditional-format calcext:target-range-address="data.E16:data.E16">
            <calcext:condition calcext:apply-style-name="Untitled1" calcext:value="=MIN([.$B16];[.$G16])" calcext:base-cell-address="data.E16"/>
            <calcext:condition calcext:apply-style-name="Accent 1" calcext:value="=0" calcext:base-cell-address="data.E16"/>
          </calcext:conditional-format>
          <calcext:conditional-format calcext:target-range-address="data.E17:data.E17">
            <calcext:condition calcext:apply-style-name="Untitled1" calcext:value="=MIN([.$B17];[.$G17])" calcext:base-cell-address="data.E17"/>
            <calcext:condition calcext:apply-style-name="Accent 1" calcext:value="=0" calcext:base-cell-address="data.E17"/>
          </calcext:conditional-format>
          <calcext:conditional-format calcext:target-range-address="data.E18:data.E18">
            <calcext:condition calcext:apply-style-name="Untitled1" calcext:value="=MIN([.$B18];[.$G18])" calcext:base-cell-address="data.E18"/>
            <calcext:condition calcext:apply-style-name="Accent 1" calcext:value="=0" calcext:base-cell-address="data.E18"/>
          </calcext:conditional-format>
          <calcext:conditional-format calcext:target-range-address="data.E19:data.E19">
            <calcext:condition calcext:apply-style-name="Untitled1" calcext:value="=MIN([.$B19];[.$G19])" calcext:base-cell-address="data.E19"/>
            <calcext:condition calcext:apply-style-name="Accent 1" calcext:value="=0" calcext:base-cell-address="data.E19"/>
          </calcext:conditional-format>
          <calcext:conditional-format calcext:target-range-address="data.E20:data.E20">
            <calcext:condition calcext:apply-style-name="Untitled1" calcext:value="=MIN([.$B20];[.$G20])" calcext:base-cell-address="data.E20"/>
            <calcext:condition calcext:apply-style-name="Accent 1" calcext:value="=0" calcext:base-cell-address="data.E20"/>
          </calcext:conditional-format>
          <calcext:conditional-format calcext:target-range-address="data.E21:data.E21">
            <calcext:condition calcext:apply-style-name="Untitled1" calcext:value="=MIN([.$B21];[.$G21])" calcext:base-cell-address="data.E21"/>
            <calcext:condition calcext:apply-style-name="Accent 1" calcext:value="=0" calcext:base-cell-address="data.E21"/>
          </calcext:conditional-format>
          <calcext:conditional-format calcext:target-range-address="data.E22:data.E22">
            <calcext:condition calcext:apply-style-name="Untitled1" calcext:value="=MIN([.$B22];[.$G22])" calcext:base-cell-address="data.E22"/>
            <calcext:condition calcext:apply-style-name="Accent 1" calcext:value="=0" calcext:base-cell-address="data.E22"/>
          </calcext:conditional-format>
          <calcext:conditional-format calcext:target-range-address="data.E23:data.E23">
            <calcext:condition calcext:apply-style-name="Untitled1" calcext:value="=MIN([.$B23];[.$G23])" calcext:base-cell-address="data.E23"/>
            <calcext:condition calcext:apply-style-name="Accent 1" calcext:value="=0" calcext:base-cell-address="data.E23"/>
          </calcext:conditional-format>
          <calcext:conditional-format calcext:target-range-address="data.E24:data.E24">
            <calcext:condition calcext:apply-style-name="Untitled1" calcext:value="=MIN([.$B24];[.$G24])" calcext:base-cell-address="data.E24"/>
            <calcext:condition calcext:apply-style-name="Accent 1" calcext:value="=0" calcext:base-cell-address="data.E24"/>
          </calcext:conditional-format>
          <calcext:conditional-format calcext:target-range-address="data.E25:data.E25">
            <calcext:condition calcext:apply-style-name="Untitled1" calcext:value="=MIN([.$B25];[.$G25])" calcext:base-cell-address="data.E25"/>
            <calcext:condition calcext:apply-style-name="Accent 1" calcext:value="=0" calcext:base-cell-address="data.E25"/>
          </calcext:conditional-format>
          <calcext:conditional-format calcext:target-range-address="data.E26:data.E26">
            <calcext:condition calcext:apply-style-name="Untitled1" calcext:value="=MIN([.$B26];[.$G26])" calcext:base-cell-address="data.E26"/>
            <calcext:condition calcext:apply-style-name="Accent 1" calcext:value="=0" calcext:base-cell-address="data.E26"/>
          </calcext:conditional-format>
          <calcext:conditional-format calcext:target-range-address="data.E27:data.E27">
            <calcext:condition calcext:apply-style-name="Untitled1" calcext:value="=MIN([.$B27];[.$G27])" calcext:base-cell-address="data.E27"/>
            <calcext:condition calcext:apply-style-name="Accent 1" calcext:value="=0" calcext:base-cell-address="data.E27"/>
          </calcext:conditional-format>
          <calcext:conditional-format calcext:target-range-address="data.E28:data.E28">
            <calcext:condition calcext:apply-style-name="Untitled1" calcext:value="=MIN([.$B28];[.$G28])" calcext:base-cell-address="data.E28"/>
            <calcext:condition calcext:apply-style-name="Accent 1" calcext:value="=0" calcext:base-cell-address="data.E28"/>
          </calcext:conditional-format>
          <calcext:conditional-format calcext:target-range-address="data.E29:data.E29">
            <calcext:condition calcext:apply-style-name="Untitled1" calcext:value="=MIN([.$B29];[.$G29])" calcext:base-cell-address="data.E29"/>
            <calcext:condition calcext:apply-style-name="Accent 1" calcext:value="=0" calcext:base-cell-address="data.E29"/>
          </calcext:conditional-format>
          <calcext:conditional-format calcext:target-range-address="data.E30:data.E30">
            <calcext:condition calcext:apply-style-name="Untitled1" calcext:value="=MIN([.$B30];[.$G30])" calcext:base-cell-address="data.E30"/>
            <calcext:condition calcext:apply-style-name="Accent 1" calcext:value="=0" calcext:base-cell-address="data.E30"/>
          </calcext:conditional-format>
          <calcext:conditional-format calcext:target-range-address="data.E31:data.E31">
            <calcext:condition calcext:apply-style-name="Untitled1" calcext:value="=MIN([.$B31];[.$G31])" calcext:base-cell-address="data.E31"/>
            <calcext:condition calcext:apply-style-name="Accent 1" calcext:value="=0" calcext:base-cell-address="data.E31"/>
          </calcext:conditional-format>
          <calcext:conditional-format calcext:target-range-address="data.E32:data.E32">
            <calcext:condition calcext:apply-style-name="Untitled1" calcext:value="=MIN([.$B32];[.$G32])" calcext:base-cell-address="data.E32"/>
            <calcext:condition calcext:apply-style-name="Accent 1" calcext:value="=0" calcext:base-cell-address="data.E32"/>
          </calcext:conditional-format>
          <calcext:conditional-format calcext:target-range-address="data.E33:data.E33">
            <calcext:condition calcext:apply-style-name="Untitled1" calcext:value="=MIN([.$B33];[.$G33])" calcext:base-cell-address="data.E33"/>
            <calcext:condition calcext:apply-style-name="Accent 1" calcext:value="=0" calcext:base-cell-address="data.E33"/>
          </calcext:conditional-format>
          <calcext:conditional-format calcext:target-range-address="data.E34:data.E34">
            <calcext:condition calcext:apply-style-name="Untitled1" calcext:value="=MIN([.$B34];[.$G34])" calcext:base-cell-address="data.E34"/>
            <calcext:condition calcext:apply-style-name="Accent 1" calcext:value="=0" calcext:base-cell-address="data.E34"/>
          </calcext:conditional-format>
          <calcext:conditional-format calcext:target-range-address="data.E35:data.E35">
            <calcext:condition calcext:apply-style-name="Untitled1" calcext:value="=MIN([.$B35];[.$G35])" calcext:base-cell-address="data.E35"/>
            <calcext:condition calcext:apply-style-name="Accent 1" calcext:value="=0" calcext:base-cell-address="data.E35"/>
          </calcext:conditional-format>
          <calcext:conditional-format calcext:target-range-address="data.E36:data.E36">
            <calcext:condition calcext:apply-style-name="Untitled1" calcext:value="=MIN([.$B36];[.$G36])" calcext:base-cell-address="data.E36"/>
            <calcext:condition calcext:apply-style-name="Accent 1" calcext:value="=0" calcext:base-cell-address="data.E36"/>
          </calcext:conditional-format>
          <calcext:conditional-format calcext:target-range-address="data.E37:data.E37">
            <calcext:condition calcext:apply-style-name="Untitled1" calcext:value="=MIN([.$B37];[.$G37])" calcext:base-cell-address="data.E37"/>
            <calcext:condition calcext:apply-style-name="Accent 1" calcext:value="=0" calcext:base-cell-address="data.E37"/>
          </calcext:conditional-format>
          <calcext:conditional-format calcext:target-range-address="data.E38:data.E38">
            <calcext:condition calcext:apply-style-name="Untitled1" calcext:value="=MIN([.$B38];[.$G38])" calcext:base-cell-address="data.E38"/>
            <calcext:condition calcext:apply-style-name="Accent 1" calcext:value="=0" calcext:base-cell-address="data.E38"/>
          </calcext:conditional-format>
          <calcext:conditional-format calcext:target-range-address="data.E39:data.E39">
            <calcext:condition calcext:apply-style-name="Untitled1" calcext:value="=MIN([.$B39];[.$G39])" calcext:base-cell-address="data.E39"/>
            <calcext:condition calcext:apply-style-name="Accent 1" calcext:value="=0" calcext:base-cell-address="data.E39"/>
          </calcext:conditional-format>
          <calcext:conditional-format calcext:target-range-address="data.E40:data.E40">
            <calcext:condition calcext:apply-style-name="Untitled1" calcext:value="=MIN([.$B40];[.$G40])" calcext:base-cell-address="data.E40"/>
            <calcext:condition calcext:apply-style-name="Accent 1" calcext:value="=0" calcext:base-cell-address="data.E40"/>
          </calcext:conditional-format>
          <calcext:conditional-format calcext:target-range-address="data.E41:data.E41">
            <calcext:condition calcext:apply-style-name="Untitled1" calcext:value="=MIN([.$B41];[.$G41])" calcext:base-cell-address="data.E41"/>
            <calcext:condition calcext:apply-style-name="Accent 1" calcext:value="=0" calcext:base-cell-address="data.E41"/>
          </calcext:conditional-format>
          <calcext:conditional-format calcext:target-range-address="data.E42:data.E42">
            <calcext:condition calcext:apply-style-name="Untitled1" calcext:value="=MIN([.$B42];[.$G42])" calcext:base-cell-address="data.E42"/>
            <calcext:condition calcext:apply-style-name="Accent 1" calcext:value="=0" calcext:base-cell-address="data.E42"/>
          </calcext:conditional-format>
          <calcext:conditional-format calcext:target-range-address="data.E43:data.E43">
            <calcext:condition calcext:apply-style-name="Untitled1" calcext:value="=MIN([.$B43];[.$G43])" calcext:base-cell-address="data.E43"/>
            <calcext:condition calcext:apply-style-name="Accent 1" calcext:value="=0" calcext:base-cell-address="data.E43"/>
          </calcext:conditional-format>
          <calcext:conditional-format calcext:target-range-address="data.E44:data.E44">
            <calcext:condition calcext:apply-style-name="Untitled1" calcext:value="=MIN([.$B44];[.$G44])" calcext:base-cell-address="data.E44"/>
            <calcext:condition calcext:apply-style-name="Accent 1" calcext:value="=0" calcext:base-cell-address="data.E44"/>
          </calcext:conditional-format>
          <calcext:conditional-format calcext:target-range-address="data.E45:data.E45">
            <calcext:condition calcext:apply-style-name="Untitled1" calcext:value="=MIN([.$B45];[.$G45])" calcext:base-cell-address="data.E45"/>
            <calcext:condition calcext:apply-style-name="Accent 1" calcext:value="=0" calcext:base-cell-address="data.E45"/>
          </calcext:conditional-format>
          <calcext:conditional-format calcext:target-range-address="data.E46:data.E46">
            <calcext:condition calcext:apply-style-name="Untitled1" calcext:value="=MIN([.$B46];[.$G46])" calcext:base-cell-address="data.E46"/>
            <calcext:condition calcext:apply-style-name="Accent 1" calcext:value="=0" calcext:base-cell-address="data.E46"/>
          </calcext:conditional-format>
          <calcext:conditional-format calcext:target-range-address="data.E47:data.E47">
            <calcext:condition calcext:apply-style-name="Untitled1" calcext:value="=MIN([.$B47];[.$G47])" calcext:base-cell-address="data.E47"/>
            <calcext:condition calcext:apply-style-name="Accent 1" calcext:value="=0" calcext:base-cell-address="data.E47"/>
          </calcext:conditional-format>
          <calcext:conditional-format calcext:target-range-address="data.E48:data.E48">
            <calcext:condition calcext:apply-style-name="Untitled1" calcext:value="=MIN([.$B48];[.$G48])" calcext:base-cell-address="data.E48"/>
            <calcext:condition calcext:apply-style-name="Accent 1" calcext:value="=0" calcext:base-cell-address="data.E48"/>
          </calcext:conditional-format>
          <calcext:conditional-format calcext:target-range-address="data.E49:data.E49">
            <calcext:condition calcext:apply-style-name="Untitled1" calcext:value="=MIN([.$B49];[.$G49])" calcext:base-cell-address="data.E49"/>
            <calcext:condition calcext:apply-style-name="Accent 1" calcext:value="=0" calcext:base-cell-address="data.E49"/>
          </calcext:conditional-format>
          <calcext:conditional-format calcext:target-range-address="data.E50:data.E50">
            <calcext:condition calcext:apply-style-name="Untitled1" calcext:value="=MIN([.$B50];[.$G50])" calcext:base-cell-address="data.E50"/>
            <calcext:condition calcext:apply-style-name="Accent 1" calcext:value="=0" calcext:base-cell-address="data.E50"/>
          </calcext:conditional-format>
          <calcext:conditional-format calcext:target-range-address="data.E51:data.E51">
            <calcext:condition calcext:apply-style-name="Untitled1" calcext:value="=MIN([.$B51];[.$G51])" calcext:base-cell-address="data.E51"/>
            <calcext:condition calcext:apply-style-name="Accent 1" calcext:value="=0" calcext:base-cell-address="data.E51"/>
          </calcext:conditional-format>
          <calcext:conditional-format calcext:target-range-address="data.E52:data.E52">
            <calcext:condition calcext:apply-style-name="Untitled1" calcext:value="=MIN([.$B52];[.$G52])" calcext:base-cell-address="data.E52"/>
            <calcext:condition calcext:apply-style-name="Accent 1" calcext:value="=0" calcext:base-cell-address="data.E52"/>
          </calcext:conditional-format>
          <calcext:conditional-format calcext:target-range-address="data.E53:data.E53">
            <calcext:condition calcext:apply-style-name="Untitled1" calcext:value="=MIN([.$B53];[.$G53])" calcext:base-cell-address="data.E53"/>
            <calcext:condition calcext:apply-style-name="Accent 1" calcext:value="=0" calcext:base-cell-address="data.E53"/>
          </calcext:conditional-format>
          <calcext:conditional-format calcext:target-range-address="data.E54:data.E54">
            <calcext:condition calcext:apply-style-name="Untitled1" calcext:value="=MIN([.$B54];[.$G54])" calcext:base-cell-address="data.E54"/>
            <calcext:condition calcext:apply-style-name="Accent 1" calcext:value="=0" calcext:base-cell-address="data.E54"/>
          </calcext:conditional-format>
          <calcext:conditional-format calcext:target-range-address="data.E55:data.E55">
            <calcext:condition calcext:apply-style-name="Untitled1" calcext:value="=MIN([.$B55];[.$G55])" calcext:base-cell-address="data.E55"/>
            <calcext:condition calcext:apply-style-name="Accent 1" calcext:value="=0" calcext:base-cell-address="data.E55"/>
          </calcext:conditional-format>
          <calcext:conditional-format calcext:target-range-address="data.E56:data.E56">
            <calcext:condition calcext:apply-style-name="Untitled1" calcext:value="=MIN([.$B56];[.$G56])" calcext:base-cell-address="data.E56"/>
            <calcext:condition calcext:apply-style-name="Accent 1" calcext:value="=0" calcext:base-cell-address="data.E56"/>
          </calcext:conditional-format>
          <calcext:conditional-format calcext:target-range-address="data.E57:data.E57">
            <calcext:condition calcext:apply-style-name="Untitled1" calcext:value="=MIN([.$B57];[.$G57])" calcext:base-cell-address="data.E57"/>
            <calcext:condition calcext:apply-style-name="Accent 1" calcext:value="=0" calcext:base-cell-address="data.E57"/>
          </calcext:conditional-format>
          <calcext:conditional-format calcext:target-range-address="data.E58:data.E58">
            <calcext:condition calcext:apply-style-name="Untitled1" calcext:value="=MIN([.$B58];[.$G58])" calcext:base-cell-address="data.E58"/>
            <calcext:condition calcext:apply-style-name="Accent 1" calcext:value="=0" calcext:base-cell-address="data.E58"/>
          </calcext:conditional-format>
          <calcext:conditional-format calcext:target-range-address="data.E59:data.E59">
            <calcext:condition calcext:apply-style-name="Untitled1" calcext:value="=MIN([.$B59];[.$G59])" calcext:base-cell-address="data.E59"/>
            <calcext:condition calcext:apply-style-name="Accent 1" calcext:value="=0" calcext:base-cell-address="data.E59"/>
          </calcext:conditional-format>
          <calcext:conditional-format calcext:target-range-address="data.E60:data.E60">
            <calcext:condition calcext:apply-style-name="Untitled1" calcext:value="=MIN([.$B60];[.$G60])" calcext:base-cell-address="data.E60"/>
            <calcext:condition calcext:apply-style-name="Accent 1" calcext:value="=0" calcext:base-cell-address="data.E60"/>
          </calcext:conditional-format>
          <calcext:conditional-format calcext:target-range-address="data.E61:data.E61">
            <calcext:condition calcext:apply-style-name="Untitled1" calcext:value="=MIN([.$B61];[.$G61])" calcext:base-cell-address="data.E61"/>
            <calcext:condition calcext:apply-style-name="Accent 1" calcext:value="=0" calcext:base-cell-address="data.E61"/>
          </calcext:conditional-format>
          <calcext:conditional-format calcext:target-range-address="data.E62:data.E62">
            <calcext:condition calcext:apply-style-name="Untitled1" calcext:value="=MIN([.$B62];[.$G62])" calcext:base-cell-address="data.E62"/>
            <calcext:condition calcext:apply-style-name="Accent 1" calcext:value="=0" calcext:base-cell-address="data.E62"/>
          </calcext:conditional-format>
          <calcext:conditional-format calcext:target-range-address="data.E63:data.E63">
            <calcext:condition calcext:apply-style-name="Untitled1" calcext:value="=MIN([.$B63];[.$G63])" calcext:base-cell-address="data.E63"/>
            <calcext:condition calcext:apply-style-name="Accent 1" calcext:value="=0" calcext:base-cell-address="data.E63"/>
          </calcext:conditional-format>
          <calcext:conditional-format calcext:target-range-address="data.E64:data.E64">
            <calcext:condition calcext:apply-style-name="Untitled1" calcext:value="=MIN([.$B64];[.$G64])" calcext:base-cell-address="data.E64"/>
            <calcext:condition calcext:apply-style-name="Accent 1" calcext:value="=0" calcext:base-cell-address="data.E64"/>
          </calcext:conditional-format>
          <calcext:conditional-format calcext:target-range-address="data.E65:data.E65">
            <calcext:condition calcext:apply-style-name="Untitled1" calcext:value="=MIN([.$B65];[.$G65])" calcext:base-cell-address="data.E65"/>
            <calcext:condition calcext:apply-style-name="Accent 1" calcext:value="=0" calcext:base-cell-address="data.E65"/>
          </calcext:conditional-format>
          <calcext:conditional-format calcext:target-range-address="data.E66:data.E66">
            <calcext:condition calcext:apply-style-name="Untitled1" calcext:value="=MIN([.$B66];[.$G66])" calcext:base-cell-address="data.E66"/>
            <calcext:condition calcext:apply-style-name="Accent 1" calcext:value="=0" calcext:base-cell-address="data.E66"/>
          </calcext:conditional-format>
          <calcext:conditional-format calcext:target-range-address="data.E67:data.E67">
            <calcext:condition calcext:apply-style-name="Untitled1" calcext:value="=MIN([.$B67];[.$G67])" calcext:base-cell-address="data.E67"/>
            <calcext:condition calcext:apply-style-name="Accent 1" calcext:value="=0" calcext:base-cell-address="data.E67"/>
          </calcext:conditional-format>
          <calcext:conditional-format calcext:target-range-address="data.E68:data.E68">
            <calcext:condition calcext:apply-style-name="Untitled1" calcext:value="=MIN([.$B68];[.$G68])" calcext:base-cell-address="data.E68"/>
            <calcext:condition calcext:apply-style-name="Accent 1" calcext:value="=0" calcext:base-cell-address="data.E68"/>
          </calcext:conditional-format>
          <calcext:conditional-format calcext:target-range-address="data.E69:data.E69">
            <calcext:condition calcext:apply-style-name="Untitled1" calcext:value="=MIN([.$B69];[.$G69])" calcext:base-cell-address="data.E69"/>
            <calcext:condition calcext:apply-style-name="Accent 1" calcext:value="=0" calcext:base-cell-address="data.E69"/>
          </calcext:conditional-format>
          <calcext:conditional-format calcext:target-range-address="data.E70:data.E70">
            <calcext:condition calcext:apply-style-name="Untitled1" calcext:value="=MIN([.$B70];[.$G70])" calcext:base-cell-address="data.E70"/>
            <calcext:condition calcext:apply-style-name="Accent 1" calcext:value="=0" calcext:base-cell-address="data.E70"/>
          </calcext:conditional-format>
          <calcext:conditional-format calcext:target-range-address="data.E71:data.E71">
            <calcext:condition calcext:apply-style-name="Untitled1" calcext:value="=MIN([.$B71];[.$G71])" calcext:base-cell-address="data.E71"/>
            <calcext:condition calcext:apply-style-name="Accent 1" calcext:value="=0" calcext:base-cell-address="data.E71"/>
          </calcext:conditional-format>
          <calcext:conditional-format calcext:target-range-address="data.E72:data.E72">
            <calcext:condition calcext:apply-style-name="Untitled1" calcext:value="=MIN([.$B72];[.$G72])" calcext:base-cell-address="data.E72"/>
            <calcext:condition calcext:apply-style-name="Accent 1" calcext:value="=0" calcext:base-cell-address="data.E72"/>
          </calcext:conditional-format>
          <calcext:conditional-format calcext:target-range-address="data.E73:data.E73">
            <calcext:condition calcext:apply-style-name="Untitled1" calcext:value="=MIN([.$B73];[.$G73])" calcext:base-cell-address="data.E73"/>
            <calcext:condition calcext:apply-style-name="Accent 1" calcext:value="=0" calcext:base-cell-address="data.E73"/>
          </calcext:conditional-format>
          <calcext:conditional-format calcext:target-range-address="data.E74:data.E74">
            <calcext:condition calcext:apply-style-name="Untitled1" calcext:value="=MIN([.$B74];[.$G74])" calcext:base-cell-address="data.E74"/>
            <calcext:condition calcext:apply-style-name="Accent 1" calcext:value="=0" calcext:base-cell-address="data.E74"/>
          </calcext:conditional-format>
          <calcext:conditional-format calcext:target-range-address="data.E75:data.E75">
            <calcext:condition calcext:apply-style-name="Untitled1" calcext:value="=MIN([.$B75];[.$G75])" calcext:base-cell-address="data.E75"/>
            <calcext:condition calcext:apply-style-name="Accent 1" calcext:value="=0" calcext:base-cell-address="data.E75"/>
          </calcext:conditional-format>
          <calcext:conditional-format calcext:target-range-address="data.E76:data.E76">
            <calcext:condition calcext:apply-style-name="Untitled1" calcext:value="=MIN([.$B76];[.$G76])" calcext:base-cell-address="data.E76"/>
            <calcext:condition calcext:apply-style-name="Accent 1" calcext:value="=0" calcext:base-cell-address="data.E76"/>
          </calcext:conditional-format>
          <calcext:conditional-format calcext:target-range-address="data.E77:data.E77">
            <calcext:condition calcext:apply-style-name="Untitled1" calcext:value="=MIN([.$B77];[.$G77])" calcext:base-cell-address="data.E77"/>
            <calcext:condition calcext:apply-style-name="Accent 1" calcext:value="=0" calcext:base-cell-address="data.E77"/>
          </calcext:conditional-format>
          <calcext:conditional-format calcext:target-range-address="data.E78:data.E78">
            <calcext:condition calcext:apply-style-name="Untitled1" calcext:value="=MIN([.$B78];[.$G78])" calcext:base-cell-address="data.E78"/>
            <calcext:condition calcext:apply-style-name="Accent 1" calcext:value="=0" calcext:base-cell-address="data.E78"/>
          </calcext:conditional-format>
          <calcext:conditional-format calcext:target-range-address="data.E79:data.E79">
            <calcext:condition calcext:apply-style-name="Untitled1" calcext:value="=MIN([.$B79];[.$G79])" calcext:base-cell-address="data.E79"/>
            <calcext:condition calcext:apply-style-name="Accent 1" calcext:value="=0" calcext:base-cell-address="data.E79"/>
          </calcext:conditional-format>
          <calcext:conditional-format calcext:target-range-address="data.E80:data.E80">
            <calcext:condition calcext:apply-style-name="Untitled1" calcext:value="=MIN([.$B80];[.$G80])" calcext:base-cell-address="data.E80"/>
            <calcext:condition calcext:apply-style-name="Accent 1" calcext:value="=0" calcext:base-cell-address="data.E80"/>
          </calcext:conditional-format>
          <calcext:conditional-format calcext:target-range-address="data.E81:data.E81">
            <calcext:condition calcext:apply-style-name="Untitled1" calcext:value="=MIN([.$B81];[.$G81])" calcext:base-cell-address="data.E81"/>
            <calcext:condition calcext:apply-style-name="Accent 1" calcext:value="=0" calcext:base-cell-address="data.E81"/>
          </calcext:conditional-format>
          <calcext:conditional-format calcext:target-range-address="data.E82:data.E82">
            <calcext:condition calcext:apply-style-name="Untitled1" calcext:value="=MIN([.$B82];[.$G82])" calcext:base-cell-address="data.E82"/>
            <calcext:condition calcext:apply-style-name="Accent 1" calcext:value="=0" calcext:base-cell-address="data.E82"/>
          </calcext:conditional-format>
          <calcext:conditional-format calcext:target-range-address="data.E83:data.E83">
            <calcext:condition calcext:apply-style-name="Untitled1" calcext:value="=MIN([.$B83];[.$G83])" calcext:base-cell-address="data.E83"/>
            <calcext:condition calcext:apply-style-name="Accent 1" calcext:value="=0" calcext:base-cell-address="data.E83"/>
          </calcext:conditional-format>
          <calcext:conditional-format calcext:target-range-address="data.E84:data.E84">
            <calcext:condition calcext:apply-style-name="Untitled1" calcext:value="=MIN([.$B84];[.$G84])" calcext:base-cell-address="data.E84"/>
            <calcext:condition calcext:apply-style-name="Accent 1" calcext:value="=0" calcext:base-cell-address="data.E84"/>
          </calcext:conditional-format>
          <calcext:conditional-format calcext:target-range-address="data.E85:data.E85">
            <calcext:condition calcext:apply-style-name="Untitled1" calcext:value="=MIN([.$B85];[.$G85])" calcext:base-cell-address="data.E85"/>
            <calcext:condition calcext:apply-style-name="Accent 1" calcext:value="=0" calcext:base-cell-address="data.E85"/>
          </calcext:conditional-format>
          <calcext:conditional-format calcext:target-range-address="data.E86:data.E86">
            <calcext:condition calcext:apply-style-name="Untitled1" calcext:value="=MIN([.$B86];[.$G86])" calcext:base-cell-address="data.E86"/>
            <calcext:condition calcext:apply-style-name="Accent 1" calcext:value="=0" calcext:base-cell-address="data.E86"/>
          </calcext:conditional-format>
          <calcext:conditional-format calcext:target-range-address="data.E87:data.E87">
            <calcext:condition calcext:apply-style-name="Untitled1" calcext:value="=MIN([.$B87];[.$G87])" calcext:base-cell-address="data.E87"/>
            <calcext:condition calcext:apply-style-name="Accent 1" calcext:value="=0" calcext:base-cell-address="data.E87"/>
          </calcext:conditional-format>
          <calcext:conditional-format calcext:target-range-address="data.E88:data.E88">
            <calcext:condition calcext:apply-style-name="Untitled1" calcext:value="=MIN([.$B88];[.$G88])" calcext:base-cell-address="data.E88"/>
            <calcext:condition calcext:apply-style-name="Accent 1" calcext:value="=0" calcext:base-cell-address="data.E88"/>
          </calcext:conditional-format>
          <calcext:conditional-format calcext:target-range-address="data.E89:data.E89">
            <calcext:condition calcext:apply-style-name="Untitled1" calcext:value="=MIN([.$B89];[.$G89])" calcext:base-cell-address="data.E89"/>
            <calcext:condition calcext:apply-style-name="Accent 1" calcext:value="=0" calcext:base-cell-address="data.E89"/>
          </calcext:conditional-format>
          <calcext:conditional-format calcext:target-range-address="data.E90:data.E90">
            <calcext:condition calcext:apply-style-name="Untitled1" calcext:value="=MIN([.$B90];[.$G90])" calcext:base-cell-address="data.E90"/>
            <calcext:condition calcext:apply-style-name="Accent 1" calcext:value="=0" calcext:base-cell-address="data.E90"/>
          </calcext:conditional-format>
          <calcext:conditional-format calcext:target-range-address="data.E91:data.E91">
            <calcext:condition calcext:apply-style-name="Untitled1" calcext:value="=MIN([.$B91];[.$G91])" calcext:base-cell-address="data.E91"/>
            <calcext:condition calcext:apply-style-name="Accent 1" calcext:value="=0" calcext:base-cell-address="data.E91"/>
          </calcext:conditional-format>
          <calcext:conditional-format calcext:target-range-address="data.E92:data.E92">
            <calcext:condition calcext:apply-style-name="Untitled1" calcext:value="=MIN([.$B92];[.$G92])" calcext:base-cell-address="data.E92"/>
            <calcext:condition calcext:apply-style-name="Accent 1" calcext:value="=0" calcext:base-cell-address="data.E92"/>
          </calcext:conditional-format>
          <calcext:conditional-format calcext:target-range-address="data.E93:data.E93">
            <calcext:condition calcext:apply-style-name="Untitled1" calcext:value="=MIN([.$B93];[.$G93])" calcext:base-cell-address="data.E93"/>
            <calcext:condition calcext:apply-style-name="Accent 1" calcext:value="=0" calcext:base-cell-address="data.E93"/>
          </calcext:conditional-format>
          <calcext:conditional-format calcext:target-range-address="data.E94:data.E94">
            <calcext:condition calcext:apply-style-name="Untitled1" calcext:value="=MIN([.$B94];[.$G94])" calcext:base-cell-address="data.E94"/>
            <calcext:condition calcext:apply-style-name="Accent 1" calcext:value="=0" calcext:base-cell-address="data.E94"/>
          </calcext:conditional-format>
          <calcext:conditional-format calcext:target-range-address="data.E95:data.E95">
            <calcext:condition calcext:apply-style-name="Untitled1" calcext:value="=MIN([.$B95];[.$G95])" calcext:base-cell-address="data.E95"/>
            <calcext:condition calcext:apply-style-name="Accent 1" calcext:value="=0" calcext:base-cell-address="data.E95"/>
          </calcext:conditional-format>
          <calcext:conditional-format calcext:target-range-address="data.E96:data.E96">
            <calcext:condition calcext:apply-style-name="Untitled1" calcext:value="=MIN([.$B96];[.$G96])" calcext:base-cell-address="data.E96"/>
            <calcext:condition calcext:apply-style-name="Accent 1" calcext:value="=0" calcext:base-cell-address="data.E96"/>
          </calcext:conditional-format>
          <calcext:conditional-format calcext:target-range-address="data.E97:data.E97">
            <calcext:condition calcext:apply-style-name="Untitled1" calcext:value="=MIN([.$B97];[.$G97])" calcext:base-cell-address="data.E97"/>
            <calcext:condition calcext:apply-style-name="Accent 1" calcext:value="=0" calcext:base-cell-address="data.E97"/>
          </calcext:conditional-format>
          <calcext:conditional-format calcext:target-range-address="data.E98:data.E98">
            <calcext:condition calcext:apply-style-name="Untitled1" calcext:value="=MIN([.$B98];[.$G98])" calcext:base-cell-address="data.E98"/>
            <calcext:condition calcext:apply-style-name="Accent 1" calcext:value="=0" calcext:base-cell-address="data.E98"/>
          </calcext:conditional-format>
          <calcext:conditional-format calcext:target-range-address="data.E99:data.E99">
            <calcext:condition calcext:apply-style-name="Untitled1" calcext:value="=MIN([.$B99];[.$G99])" calcext:base-cell-address="data.E99"/>
            <calcext:condition calcext:apply-style-name="Accent 1" calcext:value="=0" calcext:base-cell-address="data.E99"/>
          </calcext:conditional-format>
          <calcext:conditional-format calcext:target-range-address="data.E100:data.E100">
            <calcext:condition calcext:apply-style-name="Untitled1" calcext:value="=MIN([.$B100];[.$G100])" calcext:base-cell-address="data.E100"/>
            <calcext:condition calcext:apply-style-name="Accent 1" calcext:value="=0" calcext:base-cell-address="data.E100"/>
          </calcext:conditional-format>
          <calcext:conditional-format calcext:target-range-address="data.E101:data.E101">
            <calcext:condition calcext:apply-style-name="Untitled1" calcext:value="=MIN([.$B101];[.$G101])" calcext:base-cell-address="data.E101"/>
            <calcext:condition calcext:apply-style-name="Accent 1" calcext:value="=0" calcext:base-cell-address="data.E101"/>
          </calcext:conditional-format>
          <calcext:conditional-format calcext:target-range-address="data.E102:data.E102">
            <calcext:condition calcext:apply-style-name="Untitled1" calcext:value="=MIN([.$B102];[.$G102])" calcext:base-cell-address="data.E102"/>
            <calcext:condition calcext:apply-style-name="Accent 1" calcext:value="=0" calcext:base-cell-address="data.E102"/>
          </calcext:conditional-format>
          <calcext:conditional-format calcext:target-range-address="data.E103:data.E103">
            <calcext:condition calcext:apply-style-name="Untitled1" calcext:value="=MIN([.$B103];[.$G103])" calcext:base-cell-address="data.E103"/>
            <calcext:condition calcext:apply-style-name="Accent 1" calcext:value="=0" calcext:base-cell-address="data.E103"/>
          </calcext:conditional-format>
          <calcext:conditional-format calcext:target-range-address="data.E104:data.E104">
            <calcext:condition calcext:apply-style-name="Untitled1" calcext:value="=MIN([.$B104];[.$G104])" calcext:base-cell-address="data.E104"/>
            <calcext:condition calcext:apply-style-name="Accent 1" calcext:value="=0" calcext:base-cell-address="data.E104"/>
          </calcext:conditional-format>
          <calcext:conditional-format calcext:target-range-address="data.E105:data.E105">
            <calcext:condition calcext:apply-style-name="Untitled1" calcext:value="=MIN([.$B105];[.$G105])" calcext:base-cell-address="data.E105"/>
            <calcext:condition calcext:apply-style-name="Accent 1" calcext:value="=0" calcext:base-cell-address="data.E105"/>
          </calcext:conditional-format>
          <calcext:conditional-format calcext:target-range-address="data.E106:data.E106">
            <calcext:condition calcext:apply-style-name="Untitled1" calcext:value="=MIN([.$B106];[.$G106])" calcext:base-cell-address="data.E106"/>
            <calcext:condition calcext:apply-style-name="Accent 1" calcext:value="=0" calcext:base-cell-address="data.E106"/>
          </calcext:conditional-format>
          <calcext:conditional-format calcext:target-range-address="data.E107:data.E107">
            <calcext:condition calcext:apply-style-name="Untitled1" calcext:value="=MIN([.$B107];[.$G107])" calcext:base-cell-address="data.E107"/>
            <calcext:condition calcext:apply-style-name="Accent 1" calcext:value="=0" calcext:base-cell-address="data.E107"/>
          </calcext:conditional-format>
          <calcext:conditional-format calcext:target-range-address="data.E108:data.E108">
            <calcext:condition calcext:apply-style-name="Untitled1" calcext:value="=MIN([.$B108];[.$G108])" calcext:base-cell-address="data.E108"/>
            <calcext:condition calcext:apply-style-name="Accent 1" calcext:value="=0" calcext:base-cell-address="data.E108"/>
          </calcext:conditional-format>
          <calcext:conditional-format calcext:target-range-address="data.E109:data.E109">
            <calcext:condition calcext:apply-style-name="Untitled1" calcext:value="=MIN([.$B109];[.$G109])" calcext:base-cell-address="data.E109"/>
            <calcext:condition calcext:apply-style-name="Accent 1" calcext:value="=0" calcext:base-cell-address="data.E109"/>
          </calcext:conditional-format>
          <calcext:conditional-format calcext:target-range-address="data.E110:data.E110">
            <calcext:condition calcext:apply-style-name="Untitled1" calcext:value="=MIN([.$B110];[.$G110])" calcext:base-cell-address="data.E110"/>
            <calcext:condition calcext:apply-style-name="Accent 1" calcext:value="=0" calcext:base-cell-address="data.E110"/>
          </calcext:conditional-format>
          <calcext:conditional-format calcext:target-range-address="data.E111:data.E111">
            <calcext:condition calcext:apply-style-name="Untitled1" calcext:value="=MIN([.$B111];[.$G111])" calcext:base-cell-address="data.E111"/>
            <calcext:condition calcext:apply-style-name="Accent 1" calcext:value="=0" calcext:base-cell-address="data.E111"/>
          </calcext:conditional-format>
          <calcext:conditional-format calcext:target-range-address="data.E112:data.E112">
            <calcext:condition calcext:apply-style-name="Untitled1" calcext:value="=MIN([.$B112];[.$G112])" calcext:base-cell-address="data.E112"/>
            <calcext:condition calcext:apply-style-name="Accent 1" calcext:value="=0" calcext:base-cell-address="data.E112"/>
          </calcext:conditional-format>
          <calcext:conditional-format calcext:target-range-address="data.E113:data.E113">
            <calcext:condition calcext:apply-style-name="Untitled1" calcext:value="=MIN([.$B113];[.$G113])" calcext:base-cell-address="data.E113"/>
            <calcext:condition calcext:apply-style-name="Accent 1" calcext:value="=0" calcext:base-cell-address="data.E113"/>
          </calcext:conditional-format>
          <calcext:conditional-format calcext:target-range-address="data.E114:data.E114">
            <calcext:condition calcext:apply-style-name="Untitled1" calcext:value="=MIN([.$B114];[.$G114])" calcext:base-cell-address="data.E114"/>
            <calcext:condition calcext:apply-style-name="Accent 1" calcext:value="=0" calcext:base-cell-address="data.E114"/>
          </calcext:conditional-format>
          <calcext:conditional-format calcext:target-range-address="data.E115:data.E115">
            <calcext:condition calcext:apply-style-name="Untitled1" calcext:value="=MIN([.$B115];[.$G115])" calcext:base-cell-address="data.E115"/>
            <calcext:condition calcext:apply-style-name="Accent 1" calcext:value="=0" calcext:base-cell-address="data.E115"/>
          </calcext:conditional-format>
          <calcext:conditional-format calcext:target-range-address="data.F5:data.F5">
            <calcext:condition calcext:apply-style-name="Untitled1" calcext:value="=MIN([.$B5];[.$G5])" calcext:base-cell-address="data.F5"/>
            <calcext:condition calcext:apply-style-name="Accent 1" calcext:value="=0" calcext:base-cell-address="data.F5"/>
          </calcext:conditional-format>
          <calcext:conditional-format calcext:target-range-address="data.F6:data.F6">
            <calcext:condition calcext:apply-style-name="Untitled1" calcext:value="=MIN([.$B6];[.$G6])" calcext:base-cell-address="data.F6"/>
            <calcext:condition calcext:apply-style-name="Accent 1" calcext:value="=0" calcext:base-cell-address="data.F6"/>
          </calcext:conditional-format>
          <calcext:conditional-format calcext:target-range-address="data.F7:data.F7">
            <calcext:condition calcext:apply-style-name="Untitled1" calcext:value="=MIN([.$B7];[.$G7])" calcext:base-cell-address="data.F7"/>
            <calcext:condition calcext:apply-style-name="Accent 1" calcext:value="=0" calcext:base-cell-address="data.F7"/>
          </calcext:conditional-format>
          <calcext:conditional-format calcext:target-range-address="data.F8:data.F8">
            <calcext:condition calcext:apply-style-name="Untitled1" calcext:value="=MIN([.$B8];[.$G8])" calcext:base-cell-address="data.F8"/>
            <calcext:condition calcext:apply-style-name="Accent 1" calcext:value="=0" calcext:base-cell-address="data.F8"/>
          </calcext:conditional-format>
          <calcext:conditional-format calcext:target-range-address="data.F9:data.F9">
            <calcext:condition calcext:apply-style-name="Untitled1" calcext:value="=MIN([.$B9];[.$G9])" calcext:base-cell-address="data.F9"/>
            <calcext:condition calcext:apply-style-name="Accent 1" calcext:value="=0" calcext:base-cell-address="data.F9"/>
          </calcext:conditional-format>
          <calcext:conditional-format calcext:target-range-address="data.F10:data.F10">
            <calcext:condition calcext:apply-style-name="Untitled1" calcext:value="=MIN([.$B10];[.$G10])" calcext:base-cell-address="data.F10"/>
            <calcext:condition calcext:apply-style-name="Accent 1" calcext:value="=0" calcext:base-cell-address="data.F10"/>
          </calcext:conditional-format>
          <calcext:conditional-format calcext:target-range-address="data.F11:data.F11">
            <calcext:condition calcext:apply-style-name="Untitled1" calcext:value="=MIN([.$B11];[.$G11])" calcext:base-cell-address="data.F11"/>
            <calcext:condition calcext:apply-style-name="Accent 1" calcext:value="=0" calcext:base-cell-address="data.F11"/>
          </calcext:conditional-format>
          <calcext:conditional-format calcext:target-range-address="data.F12:data.F12">
            <calcext:condition calcext:apply-style-name="Untitled1" calcext:value="=MIN([.$B12];[.$G12])" calcext:base-cell-address="data.F12"/>
            <calcext:condition calcext:apply-style-name="Accent 1" calcext:value="=0" calcext:base-cell-address="data.F12"/>
          </calcext:conditional-format>
          <calcext:conditional-format calcext:target-range-address="data.F13:data.F13">
            <calcext:condition calcext:apply-style-name="Untitled1" calcext:value="=MIN([.$B13];[.$G13])" calcext:base-cell-address="data.F13"/>
            <calcext:condition calcext:apply-style-name="Accent 1" calcext:value="=0" calcext:base-cell-address="data.F13"/>
          </calcext:conditional-format>
          <calcext:conditional-format calcext:target-range-address="data.F14:data.F14">
            <calcext:condition calcext:apply-style-name="Untitled1" calcext:value="=MIN([.$B14];[.$G14])" calcext:base-cell-address="data.F14"/>
            <calcext:condition calcext:apply-style-name="Accent 1" calcext:value="=0" calcext:base-cell-address="data.F14"/>
          </calcext:conditional-format>
          <calcext:conditional-format calcext:target-range-address="data.F15:data.F15">
            <calcext:condition calcext:apply-style-name="Untitled1" calcext:value="=MIN([.$B15];[.$G15])" calcext:base-cell-address="data.F15"/>
            <calcext:condition calcext:apply-style-name="Accent 1" calcext:value="=0" calcext:base-cell-address="data.F15"/>
          </calcext:conditional-format>
          <calcext:conditional-format calcext:target-range-address="data.F16:data.F16">
            <calcext:condition calcext:apply-style-name="Untitled1" calcext:value="=MIN([.$B16];[.$G16])" calcext:base-cell-address="data.F16"/>
            <calcext:condition calcext:apply-style-name="Accent 1" calcext:value="=0" calcext:base-cell-address="data.F16"/>
          </calcext:conditional-format>
          <calcext:conditional-format calcext:target-range-address="data.F17:data.F17">
            <calcext:condition calcext:apply-style-name="Untitled1" calcext:value="=MIN([.$B17];[.$G17])" calcext:base-cell-address="data.F17"/>
            <calcext:condition calcext:apply-style-name="Accent 1" calcext:value="=0" calcext:base-cell-address="data.F17"/>
          </calcext:conditional-format>
          <calcext:conditional-format calcext:target-range-address="data.F18:data.F18">
            <calcext:condition calcext:apply-style-name="Untitled1" calcext:value="=MIN([.$B18];[.$G18])" calcext:base-cell-address="data.F18"/>
            <calcext:condition calcext:apply-style-name="Accent 1" calcext:value="=0" calcext:base-cell-address="data.F18"/>
          </calcext:conditional-format>
          <calcext:conditional-format calcext:target-range-address="data.F19:data.F19">
            <calcext:condition calcext:apply-style-name="Untitled1" calcext:value="=MIN([.$B19];[.$G19])" calcext:base-cell-address="data.F19"/>
            <calcext:condition calcext:apply-style-name="Accent 1" calcext:value="=0" calcext:base-cell-address="data.F19"/>
          </calcext:conditional-format>
          <calcext:conditional-format calcext:target-range-address="data.F20:data.F20">
            <calcext:condition calcext:apply-style-name="Untitled1" calcext:value="=MIN([.$B20];[.$G20])" calcext:base-cell-address="data.F20"/>
            <calcext:condition calcext:apply-style-name="Accent 1" calcext:value="=0" calcext:base-cell-address="data.F20"/>
          </calcext:conditional-format>
          <calcext:conditional-format calcext:target-range-address="data.F21:data.F21">
            <calcext:condition calcext:apply-style-name="Untitled1" calcext:value="=MIN([.$B21];[.$G21])" calcext:base-cell-address="data.F21"/>
            <calcext:condition calcext:apply-style-name="Accent 1" calcext:value="=0" calcext:base-cell-address="data.F21"/>
          </calcext:conditional-format>
          <calcext:conditional-format calcext:target-range-address="data.F22:data.F22">
            <calcext:condition calcext:apply-style-name="Untitled1" calcext:value="=MIN([.$B22];[.$G22])" calcext:base-cell-address="data.F22"/>
            <calcext:condition calcext:apply-style-name="Accent 1" calcext:value="=0" calcext:base-cell-address="data.F22"/>
          </calcext:conditional-format>
          <calcext:conditional-format calcext:target-range-address="data.F23:data.F23">
            <calcext:condition calcext:apply-style-name="Untitled1" calcext:value="=MIN([.$B23];[.$G23])" calcext:base-cell-address="data.F23"/>
            <calcext:condition calcext:apply-style-name="Accent 1" calcext:value="=0" calcext:base-cell-address="data.F23"/>
          </calcext:conditional-format>
          <calcext:conditional-format calcext:target-range-address="data.F24:data.F24">
            <calcext:condition calcext:apply-style-name="Untitled1" calcext:value="=MIN([.$B24];[.$G24])" calcext:base-cell-address="data.F24"/>
            <calcext:condition calcext:apply-style-name="Accent 1" calcext:value="=0" calcext:base-cell-address="data.F24"/>
          </calcext:conditional-format>
          <calcext:conditional-format calcext:target-range-address="data.F25:data.F25">
            <calcext:condition calcext:apply-style-name="Untitled1" calcext:value="=MIN([.$B25];[.$G25])" calcext:base-cell-address="data.F25"/>
            <calcext:condition calcext:apply-style-name="Accent 1" calcext:value="=0" calcext:base-cell-address="data.F25"/>
          </calcext:conditional-format>
          <calcext:conditional-format calcext:target-range-address="data.F26:data.F26">
            <calcext:condition calcext:apply-style-name="Untitled1" calcext:value="=MIN([.$B26];[.$G26])" calcext:base-cell-address="data.F26"/>
            <calcext:condition calcext:apply-style-name="Accent 1" calcext:value="=0" calcext:base-cell-address="data.F26"/>
          </calcext:conditional-format>
          <calcext:conditional-format calcext:target-range-address="data.F27:data.F27">
            <calcext:condition calcext:apply-style-name="Untitled1" calcext:value="=MIN([.$B27];[.$G27])" calcext:base-cell-address="data.F27"/>
            <calcext:condition calcext:apply-style-name="Accent 1" calcext:value="=0" calcext:base-cell-address="data.F27"/>
          </calcext:conditional-format>
          <calcext:conditional-format calcext:target-range-address="data.F28:data.F28">
            <calcext:condition calcext:apply-style-name="Untitled1" calcext:value="=MIN([.$B28];[.$G28])" calcext:base-cell-address="data.F28"/>
            <calcext:condition calcext:apply-style-name="Accent 1" calcext:value="=0" calcext:base-cell-address="data.F28"/>
          </calcext:conditional-format>
          <calcext:conditional-format calcext:target-range-address="data.F29:data.F29">
            <calcext:condition calcext:apply-style-name="Untitled1" calcext:value="=MIN([.$B29];[.$G29])" calcext:base-cell-address="data.F29"/>
            <calcext:condition calcext:apply-style-name="Accent 1" calcext:value="=0" calcext:base-cell-address="data.F29"/>
          </calcext:conditional-format>
          <calcext:conditional-format calcext:target-range-address="data.F30:data.F30">
            <calcext:condition calcext:apply-style-name="Untitled1" calcext:value="=MIN([.$B30];[.$G30])" calcext:base-cell-address="data.F30"/>
            <calcext:condition calcext:apply-style-name="Accent 1" calcext:value="=0" calcext:base-cell-address="data.F30"/>
          </calcext:conditional-format>
          <calcext:conditional-format calcext:target-range-address="data.F31:data.F31">
            <calcext:condition calcext:apply-style-name="Untitled1" calcext:value="=MIN([.$B31];[.$G31])" calcext:base-cell-address="data.F31"/>
            <calcext:condition calcext:apply-style-name="Accent 1" calcext:value="=0" calcext:base-cell-address="data.F31"/>
          </calcext:conditional-format>
          <calcext:conditional-format calcext:target-range-address="data.F32:data.F32">
            <calcext:condition calcext:apply-style-name="Untitled1" calcext:value="=MIN([.$B32];[.$G32])" calcext:base-cell-address="data.F32"/>
            <calcext:condition calcext:apply-style-name="Accent 1" calcext:value="=0" calcext:base-cell-address="data.F32"/>
          </calcext:conditional-format>
          <calcext:conditional-format calcext:target-range-address="data.F33:data.F33">
            <calcext:condition calcext:apply-style-name="Untitled1" calcext:value="=MIN([.$B33];[.$G33])" calcext:base-cell-address="data.F33"/>
            <calcext:condition calcext:apply-style-name="Accent 1" calcext:value="=0" calcext:base-cell-address="data.F33"/>
          </calcext:conditional-format>
          <calcext:conditional-format calcext:target-range-address="data.F34:data.F34">
            <calcext:condition calcext:apply-style-name="Untitled1" calcext:value="=MIN([.$B34];[.$G34])" calcext:base-cell-address="data.F34"/>
            <calcext:condition calcext:apply-style-name="Accent 1" calcext:value="=0" calcext:base-cell-address="data.F34"/>
          </calcext:conditional-format>
          <calcext:conditional-format calcext:target-range-address="data.F35:data.F35">
            <calcext:condition calcext:apply-style-name="Untitled1" calcext:value="=MIN([.$B35];[.$G35])" calcext:base-cell-address="data.F35"/>
            <calcext:condition calcext:apply-style-name="Accent 1" calcext:value="=0" calcext:base-cell-address="data.F35"/>
          </calcext:conditional-format>
          <calcext:conditional-format calcext:target-range-address="data.F36:data.F36">
            <calcext:condition calcext:apply-style-name="Untitled1" calcext:value="=MIN([.$B36];[.$G36])" calcext:base-cell-address="data.F36"/>
            <calcext:condition calcext:apply-style-name="Accent 1" calcext:value="=0" calcext:base-cell-address="data.F36"/>
          </calcext:conditional-format>
          <calcext:conditional-format calcext:target-range-address="data.F37:data.F37">
            <calcext:condition calcext:apply-style-name="Untitled1" calcext:value="=MIN([.$B37];[.$G37])" calcext:base-cell-address="data.F37"/>
            <calcext:condition calcext:apply-style-name="Accent 1" calcext:value="=0" calcext:base-cell-address="data.F37"/>
          </calcext:conditional-format>
          <calcext:conditional-format calcext:target-range-address="data.F38:data.F38">
            <calcext:condition calcext:apply-style-name="Untitled1" calcext:value="=MIN([.$B38];[.$G38])" calcext:base-cell-address="data.F38"/>
            <calcext:condition calcext:apply-style-name="Accent 1" calcext:value="=0" calcext:base-cell-address="data.F38"/>
          </calcext:conditional-format>
          <calcext:conditional-format calcext:target-range-address="data.F39:data.F39">
            <calcext:condition calcext:apply-style-name="Untitled1" calcext:value="=MIN([.$B39];[.$G39])" calcext:base-cell-address="data.F39"/>
            <calcext:condition calcext:apply-style-name="Accent 1" calcext:value="=0" calcext:base-cell-address="data.F39"/>
          </calcext:conditional-format>
          <calcext:conditional-format calcext:target-range-address="data.F40:data.F40">
            <calcext:condition calcext:apply-style-name="Untitled1" calcext:value="=MIN([.$B40];[.$G40])" calcext:base-cell-address="data.F40"/>
            <calcext:condition calcext:apply-style-name="Accent 1" calcext:value="=0" calcext:base-cell-address="data.F40"/>
          </calcext:conditional-format>
          <calcext:conditional-format calcext:target-range-address="data.F41:data.F41">
            <calcext:condition calcext:apply-style-name="Untitled1" calcext:value="=MIN([.$B41];[.$G41])" calcext:base-cell-address="data.F41"/>
            <calcext:condition calcext:apply-style-name="Accent 1" calcext:value="=0" calcext:base-cell-address="data.F41"/>
          </calcext:conditional-format>
          <calcext:conditional-format calcext:target-range-address="data.F42:data.F42">
            <calcext:condition calcext:apply-style-name="Untitled1" calcext:value="=MIN([.$B42];[.$G42])" calcext:base-cell-address="data.F42"/>
            <calcext:condition calcext:apply-style-name="Accent 1" calcext:value="=0" calcext:base-cell-address="data.F42"/>
          </calcext:conditional-format>
          <calcext:conditional-format calcext:target-range-address="data.F43:data.F43">
            <calcext:condition calcext:apply-style-name="Untitled1" calcext:value="=MIN([.$B43];[.$G43])" calcext:base-cell-address="data.F43"/>
            <calcext:condition calcext:apply-style-name="Accent 1" calcext:value="=0" calcext:base-cell-address="data.F43"/>
          </calcext:conditional-format>
          <calcext:conditional-format calcext:target-range-address="data.F44:data.F44">
            <calcext:condition calcext:apply-style-name="Untitled1" calcext:value="=MIN([.$B44];[.$G44])" calcext:base-cell-address="data.F44"/>
            <calcext:condition calcext:apply-style-name="Accent 1" calcext:value="=0" calcext:base-cell-address="data.F44"/>
          </calcext:conditional-format>
          <calcext:conditional-format calcext:target-range-address="data.F45:data.F45">
            <calcext:condition calcext:apply-style-name="Untitled1" calcext:value="=MIN([.$B45];[.$G45])" calcext:base-cell-address="data.F45"/>
            <calcext:condition calcext:apply-style-name="Accent 1" calcext:value="=0" calcext:base-cell-address="data.F45"/>
          </calcext:conditional-format>
          <calcext:conditional-format calcext:target-range-address="data.F46:data.F46">
            <calcext:condition calcext:apply-style-name="Untitled1" calcext:value="=MIN([.$B46];[.$G46])" calcext:base-cell-address="data.F46"/>
            <calcext:condition calcext:apply-style-name="Accent 1" calcext:value="=0" calcext:base-cell-address="data.F46"/>
          </calcext:conditional-format>
          <calcext:conditional-format calcext:target-range-address="data.F47:data.F47">
            <calcext:condition calcext:apply-style-name="Untitled1" calcext:value="=MIN([.$B47];[.$G47])" calcext:base-cell-address="data.F47"/>
            <calcext:condition calcext:apply-style-name="Accent 1" calcext:value="=0" calcext:base-cell-address="data.F47"/>
          </calcext:conditional-format>
          <calcext:conditional-format calcext:target-range-address="data.F48:data.F48">
            <calcext:condition calcext:apply-style-name="Untitled1" calcext:value="=MIN([.$B48];[.$G48])" calcext:base-cell-address="data.F48"/>
            <calcext:condition calcext:apply-style-name="Accent 1" calcext:value="=0" calcext:base-cell-address="data.F48"/>
          </calcext:conditional-format>
          <calcext:conditional-format calcext:target-range-address="data.F49:data.F49">
            <calcext:condition calcext:apply-style-name="Untitled1" calcext:value="=MIN([.$B49];[.$G49])" calcext:base-cell-address="data.F49"/>
            <calcext:condition calcext:apply-style-name="Accent 1" calcext:value="=0" calcext:base-cell-address="data.F49"/>
          </calcext:conditional-format>
          <calcext:conditional-format calcext:target-range-address="data.F50:data.F50">
            <calcext:condition calcext:apply-style-name="Untitled1" calcext:value="=MIN([.$B50];[.$G50])" calcext:base-cell-address="data.F50"/>
            <calcext:condition calcext:apply-style-name="Accent 1" calcext:value="=0" calcext:base-cell-address="data.F50"/>
          </calcext:conditional-format>
          <calcext:conditional-format calcext:target-range-address="data.F51:data.F51">
            <calcext:condition calcext:apply-style-name="Untitled1" calcext:value="=MIN([.$B51];[.$G51])" calcext:base-cell-address="data.F51"/>
            <calcext:condition calcext:apply-style-name="Accent 1" calcext:value="=0" calcext:base-cell-address="data.F51"/>
          </calcext:conditional-format>
          <calcext:conditional-format calcext:target-range-address="data.F52:data.F52">
            <calcext:condition calcext:apply-style-name="Untitled1" calcext:value="=MIN([.$B52];[.$G52])" calcext:base-cell-address="data.F52"/>
            <calcext:condition calcext:apply-style-name="Accent 1" calcext:value="=0" calcext:base-cell-address="data.F52"/>
          </calcext:conditional-format>
          <calcext:conditional-format calcext:target-range-address="data.F53:data.F53">
            <calcext:condition calcext:apply-style-name="Untitled1" calcext:value="=MIN([.$B53];[.$G53])" calcext:base-cell-address="data.F53"/>
            <calcext:condition calcext:apply-style-name="Accent 1" calcext:value="=0" calcext:base-cell-address="data.F53"/>
          </calcext:conditional-format>
          <calcext:conditional-format calcext:target-range-address="data.F54:data.F54">
            <calcext:condition calcext:apply-style-name="Untitled1" calcext:value="=MIN([.$B54];[.$G54])" calcext:base-cell-address="data.F54"/>
            <calcext:condition calcext:apply-style-name="Accent 1" calcext:value="=0" calcext:base-cell-address="data.F54"/>
          </calcext:conditional-format>
          <calcext:conditional-format calcext:target-range-address="data.F55:data.F55">
            <calcext:condition calcext:apply-style-name="Untitled1" calcext:value="=MIN([.$B55];[.$G55])" calcext:base-cell-address="data.F55"/>
            <calcext:condition calcext:apply-style-name="Accent 1" calcext:value="=0" calcext:base-cell-address="data.F55"/>
          </calcext:conditional-format>
          <calcext:conditional-format calcext:target-range-address="data.F56:data.F56">
            <calcext:condition calcext:apply-style-name="Untitled1" calcext:value="=MIN([.$B56];[.$G56])" calcext:base-cell-address="data.F56"/>
            <calcext:condition calcext:apply-style-name="Accent 1" calcext:value="=0" calcext:base-cell-address="data.F56"/>
          </calcext:conditional-format>
          <calcext:conditional-format calcext:target-range-address="data.F57:data.F57">
            <calcext:condition calcext:apply-style-name="Untitled1" calcext:value="=MIN([.$B57];[.$G57])" calcext:base-cell-address="data.F57"/>
            <calcext:condition calcext:apply-style-name="Accent 1" calcext:value="=0" calcext:base-cell-address="data.F57"/>
          </calcext:conditional-format>
          <calcext:conditional-format calcext:target-range-address="data.F58:data.F58">
            <calcext:condition calcext:apply-style-name="Untitled1" calcext:value="=MIN([.$B58];[.$G58])" calcext:base-cell-address="data.F58"/>
            <calcext:condition calcext:apply-style-name="Accent 1" calcext:value="=0" calcext:base-cell-address="data.F58"/>
          </calcext:conditional-format>
          <calcext:conditional-format calcext:target-range-address="data.F59:data.F59">
            <calcext:condition calcext:apply-style-name="Untitled1" calcext:value="=MIN([.$B59];[.$G59])" calcext:base-cell-address="data.F59"/>
            <calcext:condition calcext:apply-style-name="Accent 1" calcext:value="=0" calcext:base-cell-address="data.F59"/>
          </calcext:conditional-format>
          <calcext:conditional-format calcext:target-range-address="data.F60:data.F60">
            <calcext:condition calcext:apply-style-name="Untitled1" calcext:value="=MIN([.$B60];[.$G60])" calcext:base-cell-address="data.F60"/>
            <calcext:condition calcext:apply-style-name="Accent 1" calcext:value="=0" calcext:base-cell-address="data.F60"/>
          </calcext:conditional-format>
          <calcext:conditional-format calcext:target-range-address="data.F61:data.F61">
            <calcext:condition calcext:apply-style-name="Untitled1" calcext:value="=MIN([.$B61];[.$G61])" calcext:base-cell-address="data.F61"/>
            <calcext:condition calcext:apply-style-name="Accent 1" calcext:value="=0" calcext:base-cell-address="data.F61"/>
          </calcext:conditional-format>
          <calcext:conditional-format calcext:target-range-address="data.F62:data.F62">
            <calcext:condition calcext:apply-style-name="Untitled1" calcext:value="=MIN([.$B62];[.$G62])" calcext:base-cell-address="data.F62"/>
            <calcext:condition calcext:apply-style-name="Accent 1" calcext:value="=0" calcext:base-cell-address="data.F62"/>
          </calcext:conditional-format>
          <calcext:conditional-format calcext:target-range-address="data.F63:data.F63">
            <calcext:condition calcext:apply-style-name="Untitled1" calcext:value="=MIN([.$B63];[.$G63])" calcext:base-cell-address="data.F63"/>
            <calcext:condition calcext:apply-style-name="Accent 1" calcext:value="=0" calcext:base-cell-address="data.F63"/>
          </calcext:conditional-format>
          <calcext:conditional-format calcext:target-range-address="data.F64:data.F64">
            <calcext:condition calcext:apply-style-name="Untitled1" calcext:value="=MIN([.$B64];[.$G64])" calcext:base-cell-address="data.F64"/>
            <calcext:condition calcext:apply-style-name="Accent 1" calcext:value="=0" calcext:base-cell-address="data.F64"/>
          </calcext:conditional-format>
          <calcext:conditional-format calcext:target-range-address="data.F65:data.F65">
            <calcext:condition calcext:apply-style-name="Untitled1" calcext:value="=MIN([.$B65];[.$G65])" calcext:base-cell-address="data.F65"/>
            <calcext:condition calcext:apply-style-name="Accent 1" calcext:value="=0" calcext:base-cell-address="data.F65"/>
          </calcext:conditional-format>
          <calcext:conditional-format calcext:target-range-address="data.F66:data.F66">
            <calcext:condition calcext:apply-style-name="Untitled1" calcext:value="=MIN([.$B66];[.$G66])" calcext:base-cell-address="data.F66"/>
            <calcext:condition calcext:apply-style-name="Accent 1" calcext:value="=0" calcext:base-cell-address="data.F66"/>
          </calcext:conditional-format>
          <calcext:conditional-format calcext:target-range-address="data.F67:data.F67">
            <calcext:condition calcext:apply-style-name="Untitled1" calcext:value="=MIN([.$B67];[.$G67])" calcext:base-cell-address="data.F67"/>
            <calcext:condition calcext:apply-style-name="Accent 1" calcext:value="=0" calcext:base-cell-address="data.F67"/>
          </calcext:conditional-format>
          <calcext:conditional-format calcext:target-range-address="data.F68:data.F68">
            <calcext:condition calcext:apply-style-name="Untitled1" calcext:value="=MIN([.$B68];[.$G68])" calcext:base-cell-address="data.F68"/>
            <calcext:condition calcext:apply-style-name="Accent 1" calcext:value="=0" calcext:base-cell-address="data.F68"/>
          </calcext:conditional-format>
          <calcext:conditional-format calcext:target-range-address="data.F69:data.F69">
            <calcext:condition calcext:apply-style-name="Untitled1" calcext:value="=MIN([.$B69];[.$G69])" calcext:base-cell-address="data.F69"/>
            <calcext:condition calcext:apply-style-name="Accent 1" calcext:value="=0" calcext:base-cell-address="data.F69"/>
          </calcext:conditional-format>
          <calcext:conditional-format calcext:target-range-address="data.F70:data.F70">
            <calcext:condition calcext:apply-style-name="Untitled1" calcext:value="=MIN([.$B70];[.$G70])" calcext:base-cell-address="data.F70"/>
            <calcext:condition calcext:apply-style-name="Accent 1" calcext:value="=0" calcext:base-cell-address="data.F70"/>
          </calcext:conditional-format>
          <calcext:conditional-format calcext:target-range-address="data.F71:data.F71">
            <calcext:condition calcext:apply-style-name="Untitled1" calcext:value="=MIN([.$B71];[.$G71])" calcext:base-cell-address="data.F71"/>
            <calcext:condition calcext:apply-style-name="Accent 1" calcext:value="=0" calcext:base-cell-address="data.F71"/>
          </calcext:conditional-format>
          <calcext:conditional-format calcext:target-range-address="data.F72:data.F72">
            <calcext:condition calcext:apply-style-name="Untitled1" calcext:value="=MIN([.$B72];[.$G72])" calcext:base-cell-address="data.F72"/>
            <calcext:condition calcext:apply-style-name="Accent 1" calcext:value="=0" calcext:base-cell-address="data.F72"/>
          </calcext:conditional-format>
          <calcext:conditional-format calcext:target-range-address="data.F73:data.F73">
            <calcext:condition calcext:apply-style-name="Untitled1" calcext:value="=MIN([.$B73];[.$G73])" calcext:base-cell-address="data.F73"/>
            <calcext:condition calcext:apply-style-name="Accent 1" calcext:value="=0" calcext:base-cell-address="data.F73"/>
          </calcext:conditional-format>
          <calcext:conditional-format calcext:target-range-address="data.F74:data.F74">
            <calcext:condition calcext:apply-style-name="Untitled1" calcext:value="=MIN([.$B74];[.$G74])" calcext:base-cell-address="data.F74"/>
            <calcext:condition calcext:apply-style-name="Accent 1" calcext:value="=0" calcext:base-cell-address="data.F74"/>
          </calcext:conditional-format>
          <calcext:conditional-format calcext:target-range-address="data.F75:data.F75">
            <calcext:condition calcext:apply-style-name="Untitled1" calcext:value="=MIN([.$B75];[.$G75])" calcext:base-cell-address="data.F75"/>
            <calcext:condition calcext:apply-style-name="Accent 1" calcext:value="=0" calcext:base-cell-address="data.F75"/>
          </calcext:conditional-format>
          <calcext:conditional-format calcext:target-range-address="data.F76:data.F76">
            <calcext:condition calcext:apply-style-name="Untitled1" calcext:value="=MIN([.$B76];[.$G76])" calcext:base-cell-address="data.F76"/>
            <calcext:condition calcext:apply-style-name="Accent 1" calcext:value="=0" calcext:base-cell-address="data.F76"/>
          </calcext:conditional-format>
          <calcext:conditional-format calcext:target-range-address="data.F77:data.F77">
            <calcext:condition calcext:apply-style-name="Untitled1" calcext:value="=MIN([.$B77];[.$G77])" calcext:base-cell-address="data.F77"/>
            <calcext:condition calcext:apply-style-name="Accent 1" calcext:value="=0" calcext:base-cell-address="data.F77"/>
          </calcext:conditional-format>
          <calcext:conditional-format calcext:target-range-address="data.F78:data.F78">
            <calcext:condition calcext:apply-style-name="Untitled1" calcext:value="=MIN([.$B78];[.$G78])" calcext:base-cell-address="data.F78"/>
            <calcext:condition calcext:apply-style-name="Accent 1" calcext:value="=0" calcext:base-cell-address="data.F78"/>
          </calcext:conditional-format>
          <calcext:conditional-format calcext:target-range-address="data.F79:data.F79">
            <calcext:condition calcext:apply-style-name="Untitled1" calcext:value="=MIN([.$B79];[.$G79])" calcext:base-cell-address="data.F79"/>
            <calcext:condition calcext:apply-style-name="Accent 1" calcext:value="=0" calcext:base-cell-address="data.F79"/>
          </calcext:conditional-format>
          <calcext:conditional-format calcext:target-range-address="data.F80:data.F80">
            <calcext:condition calcext:apply-style-name="Untitled1" calcext:value="=MIN([.$B80];[.$G80])" calcext:base-cell-address="data.F80"/>
            <calcext:condition calcext:apply-style-name="Accent 1" calcext:value="=0" calcext:base-cell-address="data.F80"/>
          </calcext:conditional-format>
          <calcext:conditional-format calcext:target-range-address="data.F81:data.F81">
            <calcext:condition calcext:apply-style-name="Untitled1" calcext:value="=MIN([.$B81];[.$G81])" calcext:base-cell-address="data.F81"/>
            <calcext:condition calcext:apply-style-name="Accent 1" calcext:value="=0" calcext:base-cell-address="data.F81"/>
          </calcext:conditional-format>
          <calcext:conditional-format calcext:target-range-address="data.F82:data.F82">
            <calcext:condition calcext:apply-style-name="Untitled1" calcext:value="=MIN([.$B82];[.$G82])" calcext:base-cell-address="data.F82"/>
            <calcext:condition calcext:apply-style-name="Accent 1" calcext:value="=0" calcext:base-cell-address="data.F82"/>
          </calcext:conditional-format>
          <calcext:conditional-format calcext:target-range-address="data.F83:data.F83">
            <calcext:condition calcext:apply-style-name="Untitled1" calcext:value="=MIN([.$B83];[.$G83])" calcext:base-cell-address="data.F83"/>
            <calcext:condition calcext:apply-style-name="Accent 1" calcext:value="=0" calcext:base-cell-address="data.F83"/>
          </calcext:conditional-format>
          <calcext:conditional-format calcext:target-range-address="data.F84:data.F84">
            <calcext:condition calcext:apply-style-name="Untitled1" calcext:value="=MIN([.$B84];[.$G84])" calcext:base-cell-address="data.F84"/>
            <calcext:condition calcext:apply-style-name="Accent 1" calcext:value="=0" calcext:base-cell-address="data.F84"/>
          </calcext:conditional-format>
          <calcext:conditional-format calcext:target-range-address="data.F85:data.F85">
            <calcext:condition calcext:apply-style-name="Untitled1" calcext:value="=MIN([.$B85];[.$G85])" calcext:base-cell-address="data.F85"/>
            <calcext:condition calcext:apply-style-name="Accent 1" calcext:value="=0" calcext:base-cell-address="data.F85"/>
          </calcext:conditional-format>
          <calcext:conditional-format calcext:target-range-address="data.F86:data.F86">
            <calcext:condition calcext:apply-style-name="Untitled1" calcext:value="=MIN([.$B86];[.$G86])" calcext:base-cell-address="data.F86"/>
            <calcext:condition calcext:apply-style-name="Accent 1" calcext:value="=0" calcext:base-cell-address="data.F86"/>
          </calcext:conditional-format>
          <calcext:conditional-format calcext:target-range-address="data.F87:data.F87">
            <calcext:condition calcext:apply-style-name="Untitled1" calcext:value="=MIN([.$B87];[.$G87])" calcext:base-cell-address="data.F87"/>
            <calcext:condition calcext:apply-style-name="Accent 1" calcext:value="=0" calcext:base-cell-address="data.F87"/>
          </calcext:conditional-format>
          <calcext:conditional-format calcext:target-range-address="data.F88:data.F88">
            <calcext:condition calcext:apply-style-name="Untitled1" calcext:value="=MIN([.$B88];[.$G88])" calcext:base-cell-address="data.F88"/>
            <calcext:condition calcext:apply-style-name="Accent 1" calcext:value="=0" calcext:base-cell-address="data.F88"/>
          </calcext:conditional-format>
          <calcext:conditional-format calcext:target-range-address="data.F89:data.F89">
            <calcext:condition calcext:apply-style-name="Untitled1" calcext:value="=MIN([.$B89];[.$G89])" calcext:base-cell-address="data.F89"/>
            <calcext:condition calcext:apply-style-name="Accent 1" calcext:value="=0" calcext:base-cell-address="data.F89"/>
          </calcext:conditional-format>
          <calcext:conditional-format calcext:target-range-address="data.F90:data.F90">
            <calcext:condition calcext:apply-style-name="Untitled1" calcext:value="=MIN([.$B90];[.$G90])" calcext:base-cell-address="data.F90"/>
            <calcext:condition calcext:apply-style-name="Accent 1" calcext:value="=0" calcext:base-cell-address="data.F90"/>
          </calcext:conditional-format>
          <calcext:conditional-format calcext:target-range-address="data.F91:data.F91">
            <calcext:condition calcext:apply-style-name="Untitled1" calcext:value="=MIN([.$B91];[.$G91])" calcext:base-cell-address="data.F91"/>
            <calcext:condition calcext:apply-style-name="Accent 1" calcext:value="=0" calcext:base-cell-address="data.F91"/>
          </calcext:conditional-format>
          <calcext:conditional-format calcext:target-range-address="data.F92:data.F92">
            <calcext:condition calcext:apply-style-name="Untitled1" calcext:value="=MIN([.$B92];[.$G92])" calcext:base-cell-address="data.F92"/>
            <calcext:condition calcext:apply-style-name="Accent 1" calcext:value="=0" calcext:base-cell-address="data.F92"/>
          </calcext:conditional-format>
          <calcext:conditional-format calcext:target-range-address="data.F93:data.F93">
            <calcext:condition calcext:apply-style-name="Untitled1" calcext:value="=MIN([.$B93];[.$G93])" calcext:base-cell-address="data.F93"/>
            <calcext:condition calcext:apply-style-name="Accent 1" calcext:value="=0" calcext:base-cell-address="data.F93"/>
          </calcext:conditional-format>
          <calcext:conditional-format calcext:target-range-address="data.F94:data.F94">
            <calcext:condition calcext:apply-style-name="Untitled1" calcext:value="=MIN([.$B94];[.$G94])" calcext:base-cell-address="data.F94"/>
            <calcext:condition calcext:apply-style-name="Accent 1" calcext:value="=0" calcext:base-cell-address="data.F94"/>
          </calcext:conditional-format>
          <calcext:conditional-format calcext:target-range-address="data.F95:data.F95">
            <calcext:condition calcext:apply-style-name="Untitled1" calcext:value="=MIN([.$B95];[.$G95])" calcext:base-cell-address="data.F95"/>
            <calcext:condition calcext:apply-style-name="Accent 1" calcext:value="=0" calcext:base-cell-address="data.F95"/>
          </calcext:conditional-format>
          <calcext:conditional-format calcext:target-range-address="data.F96:data.F96">
            <calcext:condition calcext:apply-style-name="Untitled1" calcext:value="=MIN([.$B96];[.$G96])" calcext:base-cell-address="data.F96"/>
            <calcext:condition calcext:apply-style-name="Accent 1" calcext:value="=0" calcext:base-cell-address="data.F96"/>
          </calcext:conditional-format>
          <calcext:conditional-format calcext:target-range-address="data.F97:data.F97">
            <calcext:condition calcext:apply-style-name="Untitled1" calcext:value="=MIN([.$B97];[.$G97])" calcext:base-cell-address="data.F97"/>
            <calcext:condition calcext:apply-style-name="Accent 1" calcext:value="=0" calcext:base-cell-address="data.F97"/>
          </calcext:conditional-format>
          <calcext:conditional-format calcext:target-range-address="data.F98:data.F98">
            <calcext:condition calcext:apply-style-name="Untitled1" calcext:value="=MIN([.$B98];[.$G98])" calcext:base-cell-address="data.F98"/>
            <calcext:condition calcext:apply-style-name="Accent 1" calcext:value="=0" calcext:base-cell-address="data.F98"/>
          </calcext:conditional-format>
          <calcext:conditional-format calcext:target-range-address="data.F99:data.F99">
            <calcext:condition calcext:apply-style-name="Untitled1" calcext:value="=MIN([.$B99];[.$G99])" calcext:base-cell-address="data.F99"/>
            <calcext:condition calcext:apply-style-name="Accent 1" calcext:value="=0" calcext:base-cell-address="data.F99"/>
          </calcext:conditional-format>
          <calcext:conditional-format calcext:target-range-address="data.F100:data.F100">
            <calcext:condition calcext:apply-style-name="Untitled1" calcext:value="=MIN([.$B100];[.$G100])" calcext:base-cell-address="data.F100"/>
            <calcext:condition calcext:apply-style-name="Accent 1" calcext:value="=0" calcext:base-cell-address="data.F100"/>
          </calcext:conditional-format>
          <calcext:conditional-format calcext:target-range-address="data.F101:data.F101">
            <calcext:condition calcext:apply-style-name="Untitled1" calcext:value="=MIN([.$B101];[.$G101])" calcext:base-cell-address="data.F101"/>
            <calcext:condition calcext:apply-style-name="Accent 1" calcext:value="=0" calcext:base-cell-address="data.F101"/>
          </calcext:conditional-format>
          <calcext:conditional-format calcext:target-range-address="data.F102:data.F102">
            <calcext:condition calcext:apply-style-name="Untitled1" calcext:value="=MIN([.$B102];[.$G102])" calcext:base-cell-address="data.F102"/>
            <calcext:condition calcext:apply-style-name="Accent 1" calcext:value="=0" calcext:base-cell-address="data.F102"/>
          </calcext:conditional-format>
          <calcext:conditional-format calcext:target-range-address="data.F103:data.F103">
            <calcext:condition calcext:apply-style-name="Untitled1" calcext:value="=MIN([.$B103];[.$G103])" calcext:base-cell-address="data.F103"/>
            <calcext:condition calcext:apply-style-name="Accent 1" calcext:value="=0" calcext:base-cell-address="data.F103"/>
          </calcext:conditional-format>
          <calcext:conditional-format calcext:target-range-address="data.F104:data.F104">
            <calcext:condition calcext:apply-style-name="Untitled1" calcext:value="=MIN([.$B104];[.$G104])" calcext:base-cell-address="data.F104"/>
            <calcext:condition calcext:apply-style-name="Accent 1" calcext:value="=0" calcext:base-cell-address="data.F104"/>
          </calcext:conditional-format>
          <calcext:conditional-format calcext:target-range-address="data.F105:data.F105">
            <calcext:condition calcext:apply-style-name="Untitled1" calcext:value="=MIN([.$B105];[.$G105])" calcext:base-cell-address="data.F105"/>
            <calcext:condition calcext:apply-style-name="Accent 1" calcext:value="=0" calcext:base-cell-address="data.F105"/>
          </calcext:conditional-format>
          <calcext:conditional-format calcext:target-range-address="data.F106:data.F106">
            <calcext:condition calcext:apply-style-name="Untitled1" calcext:value="=MIN([.$B106];[.$G106])" calcext:base-cell-address="data.F106"/>
            <calcext:condition calcext:apply-style-name="Accent 1" calcext:value="=0" calcext:base-cell-address="data.F106"/>
          </calcext:conditional-format>
          <calcext:conditional-format calcext:target-range-address="data.F107:data.F107">
            <calcext:condition calcext:apply-style-name="Untitled1" calcext:value="=MIN([.$B107];[.$G107])" calcext:base-cell-address="data.F107"/>
            <calcext:condition calcext:apply-style-name="Accent 1" calcext:value="=0" calcext:base-cell-address="data.F107"/>
          </calcext:conditional-format>
          <calcext:conditional-format calcext:target-range-address="data.F108:data.F108">
            <calcext:condition calcext:apply-style-name="Untitled1" calcext:value="=MIN([.$B108];[.$G108])" calcext:base-cell-address="data.F108"/>
            <calcext:condition calcext:apply-style-name="Accent 1" calcext:value="=0" calcext:base-cell-address="data.F108"/>
          </calcext:conditional-format>
          <calcext:conditional-format calcext:target-range-address="data.F109:data.F109">
            <calcext:condition calcext:apply-style-name="Untitled1" calcext:value="=MIN([.$B109];[.$G109])" calcext:base-cell-address="data.F109"/>
            <calcext:condition calcext:apply-style-name="Accent 1" calcext:value="=0" calcext:base-cell-address="data.F109"/>
          </calcext:conditional-format>
          <calcext:conditional-format calcext:target-range-address="data.F110:data.F110">
            <calcext:condition calcext:apply-style-name="Untitled1" calcext:value="=MIN([.$B110];[.$G110])" calcext:base-cell-address="data.F110"/>
            <calcext:condition calcext:apply-style-name="Accent 1" calcext:value="=0" calcext:base-cell-address="data.F110"/>
          </calcext:conditional-format>
          <calcext:conditional-format calcext:target-range-address="data.F111:data.F111">
            <calcext:condition calcext:apply-style-name="Untitled1" calcext:value="=MIN([.$B111];[.$G111])" calcext:base-cell-address="data.F111"/>
            <calcext:condition calcext:apply-style-name="Accent 1" calcext:value="=0" calcext:base-cell-address="data.F111"/>
          </calcext:conditional-format>
          <calcext:conditional-format calcext:target-range-address="data.F112:data.F112">
            <calcext:condition calcext:apply-style-name="Untitled1" calcext:value="=MIN([.$B112];[.$G112])" calcext:base-cell-address="data.F112"/>
            <calcext:condition calcext:apply-style-name="Accent 1" calcext:value="=0" calcext:base-cell-address="data.F112"/>
          </calcext:conditional-format>
          <calcext:conditional-format calcext:target-range-address="data.F113:data.F113">
            <calcext:condition calcext:apply-style-name="Untitled1" calcext:value="=MIN([.$B113];[.$G113])" calcext:base-cell-address="data.F113"/>
            <calcext:condition calcext:apply-style-name="Accent 1" calcext:value="=0" calcext:base-cell-address="data.F113"/>
          </calcext:conditional-format>
          <calcext:conditional-format calcext:target-range-address="data.F114:data.F114">
            <calcext:condition calcext:apply-style-name="Untitled1" calcext:value="=MIN([.$B114];[.$G114])" calcext:base-cell-address="data.F114"/>
            <calcext:condition calcext:apply-style-name="Accent 1" calcext:value="=0" calcext:base-cell-address="data.F114"/>
          </calcext:conditional-format>
          <calcext:conditional-format calcext:target-range-address="data.F115:data.F115">
            <calcext:condition calcext:apply-style-name="Untitled1" calcext:value="=MIN([.$B115];[.$G115])" calcext:base-cell-address="data.F115"/>
            <calcext:condition calcext:apply-style-name="Accent 1" calcext:value="=0" calcext:base-cell-address="data.F115"/>
          </calcext:conditional-format>
          <calcext:conditional-format calcext:target-range-address="data.G5:data.G5">
            <calcext:condition calcext:apply-style-name="Untitled1" calcext:value="=MIN([.$B5];[.$G5])" calcext:base-cell-address="data.G5"/>
            <calcext:condition calcext:apply-style-name="Accent 1" calcext:value="=0" calcext:base-cell-address="data.G5"/>
          </calcext:conditional-format>
          <calcext:conditional-format calcext:target-range-address="data.G6:data.G6">
            <calcext:condition calcext:apply-style-name="Untitled1" calcext:value="=MIN([.$B6];[.$G6])" calcext:base-cell-address="data.G6"/>
            <calcext:condition calcext:apply-style-name="Accent 1" calcext:value="=0" calcext:base-cell-address="data.G6"/>
          </calcext:conditional-format>
          <calcext:conditional-format calcext:target-range-address="data.G7:data.G7">
            <calcext:condition calcext:apply-style-name="Untitled1" calcext:value="=MIN([.$B7];[.$G7])" calcext:base-cell-address="data.G7"/>
            <calcext:condition calcext:apply-style-name="Accent 1" calcext:value="=0" calcext:base-cell-address="data.G7"/>
          </calcext:conditional-format>
          <calcext:conditional-format calcext:target-range-address="data.G8:data.G8">
            <calcext:condition calcext:apply-style-name="Untitled1" calcext:value="=MIN([.$B8];[.$G8])" calcext:base-cell-address="data.G8"/>
            <calcext:condition calcext:apply-style-name="Accent 1" calcext:value="=0" calcext:base-cell-address="data.G8"/>
          </calcext:conditional-format>
          <calcext:conditional-format calcext:target-range-address="data.G9:data.G9">
            <calcext:condition calcext:apply-style-name="Untitled1" calcext:value="=MIN([.$B9];[.$G9])" calcext:base-cell-address="data.G9"/>
            <calcext:condition calcext:apply-style-name="Accent 1" calcext:value="=0" calcext:base-cell-address="data.G9"/>
          </calcext:conditional-format>
          <calcext:conditional-format calcext:target-range-address="data.G10:data.G10">
            <calcext:condition calcext:apply-style-name="Untitled1" calcext:value="=MIN([.$B10];[.$G10])" calcext:base-cell-address="data.G10"/>
            <calcext:condition calcext:apply-style-name="Accent 1" calcext:value="=0" calcext:base-cell-address="data.G10"/>
          </calcext:conditional-format>
          <calcext:conditional-format calcext:target-range-address="data.G11:data.G11">
            <calcext:condition calcext:apply-style-name="Untitled1" calcext:value="=MIN([.$B11];[.$G11])" calcext:base-cell-address="data.G11"/>
            <calcext:condition calcext:apply-style-name="Accent 1" calcext:value="=0" calcext:base-cell-address="data.G11"/>
          </calcext:conditional-format>
          <calcext:conditional-format calcext:target-range-address="data.G12:data.G12">
            <calcext:condition calcext:apply-style-name="Untitled1" calcext:value="=MIN([.$B12];[.$G12])" calcext:base-cell-address="data.G12"/>
            <calcext:condition calcext:apply-style-name="Accent 1" calcext:value="=0" calcext:base-cell-address="data.G12"/>
          </calcext:conditional-format>
          <calcext:conditional-format calcext:target-range-address="data.G13:data.G13">
            <calcext:condition calcext:apply-style-name="Untitled1" calcext:value="=MIN([.$B13];[.$G13])" calcext:base-cell-address="data.G13"/>
            <calcext:condition calcext:apply-style-name="Accent 1" calcext:value="=0" calcext:base-cell-address="data.G13"/>
          </calcext:conditional-format>
          <calcext:conditional-format calcext:target-range-address="data.G14:data.G14">
            <calcext:condition calcext:apply-style-name="Untitled1" calcext:value="=MIN([.$B14];[.$G14])" calcext:base-cell-address="data.G14"/>
            <calcext:condition calcext:apply-style-name="Accent 1" calcext:value="=0" calcext:base-cell-address="data.G14"/>
          </calcext:conditional-format>
          <calcext:conditional-format calcext:target-range-address="data.G15:data.G15">
            <calcext:condition calcext:apply-style-name="Untitled1" calcext:value="=MIN([.$B15];[.$G15])" calcext:base-cell-address="data.G15"/>
            <calcext:condition calcext:apply-style-name="Accent 1" calcext:value="=0" calcext:base-cell-address="data.G15"/>
          </calcext:conditional-format>
          <calcext:conditional-format calcext:target-range-address="data.G16:data.G16">
            <calcext:condition calcext:apply-style-name="Untitled1" calcext:value="=MIN([.$B16];[.$G16])" calcext:base-cell-address="data.G16"/>
            <calcext:condition calcext:apply-style-name="Accent 1" calcext:value="=0" calcext:base-cell-address="data.G16"/>
          </calcext:conditional-format>
          <calcext:conditional-format calcext:target-range-address="data.G17:data.G17">
            <calcext:condition calcext:apply-style-name="Untitled1" calcext:value="=MIN([.$B17];[.$G17])" calcext:base-cell-address="data.G17"/>
            <calcext:condition calcext:apply-style-name="Accent 1" calcext:value="=0" calcext:base-cell-address="data.G17"/>
          </calcext:conditional-format>
          <calcext:conditional-format calcext:target-range-address="data.G18:data.G18">
            <calcext:condition calcext:apply-style-name="Untitled1" calcext:value="=MIN([.$B18];[.$G18])" calcext:base-cell-address="data.G18"/>
            <calcext:condition calcext:apply-style-name="Accent 1" calcext:value="=0" calcext:base-cell-address="data.G18"/>
          </calcext:conditional-format>
          <calcext:conditional-format calcext:target-range-address="data.G19:data.G19">
            <calcext:condition calcext:apply-style-name="Untitled1" calcext:value="=MIN([.$B19];[.$G19])" calcext:base-cell-address="data.G19"/>
            <calcext:condition calcext:apply-style-name="Accent 1" calcext:value="=0" calcext:base-cell-address="data.G19"/>
          </calcext:conditional-format>
          <calcext:conditional-format calcext:target-range-address="data.G20:data.G20">
            <calcext:condition calcext:apply-style-name="Untitled1" calcext:value="=MIN([.$B20];[.$G20])" calcext:base-cell-address="data.G20"/>
            <calcext:condition calcext:apply-style-name="Accent 1" calcext:value="=0" calcext:base-cell-address="data.G20"/>
          </calcext:conditional-format>
          <calcext:conditional-format calcext:target-range-address="data.G21:data.G21">
            <calcext:condition calcext:apply-style-name="Untitled1" calcext:value="=MIN([.$B21];[.$G21])" calcext:base-cell-address="data.G21"/>
            <calcext:condition calcext:apply-style-name="Accent 1" calcext:value="=0" calcext:base-cell-address="data.G21"/>
          </calcext:conditional-format>
          <calcext:conditional-format calcext:target-range-address="data.G22:data.G22">
            <calcext:condition calcext:apply-style-name="Untitled1" calcext:value="=MIN([.$B22];[.$G22])" calcext:base-cell-address="data.G22"/>
            <calcext:condition calcext:apply-style-name="Accent 1" calcext:value="=0" calcext:base-cell-address="data.G22"/>
          </calcext:conditional-format>
          <calcext:conditional-format calcext:target-range-address="data.G23:data.G23">
            <calcext:condition calcext:apply-style-name="Untitled1" calcext:value="=MIN([.$B23];[.$G23])" calcext:base-cell-address="data.G23"/>
            <calcext:condition calcext:apply-style-name="Accent 1" calcext:value="=0" calcext:base-cell-address="data.G23"/>
          </calcext:conditional-format>
          <calcext:conditional-format calcext:target-range-address="data.G24:data.G24">
            <calcext:condition calcext:apply-style-name="Untitled1" calcext:value="=MIN([.$B24];[.$G24])" calcext:base-cell-address="data.G24"/>
            <calcext:condition calcext:apply-style-name="Accent 1" calcext:value="=0" calcext:base-cell-address="data.G24"/>
          </calcext:conditional-format>
          <calcext:conditional-format calcext:target-range-address="data.G25:data.G25">
            <calcext:condition calcext:apply-style-name="Untitled1" calcext:value="=MIN([.$B25];[.$G25])" calcext:base-cell-address="data.G25"/>
            <calcext:condition calcext:apply-style-name="Accent 1" calcext:value="=0" calcext:base-cell-address="data.G25"/>
          </calcext:conditional-format>
          <calcext:conditional-format calcext:target-range-address="data.G26:data.G26">
            <calcext:condition calcext:apply-style-name="Untitled1" calcext:value="=MIN([.$B26];[.$G26])" calcext:base-cell-address="data.G26"/>
            <calcext:condition calcext:apply-style-name="Accent 1" calcext:value="=0" calcext:base-cell-address="data.G26"/>
          </calcext:conditional-format>
          <calcext:conditional-format calcext:target-range-address="data.G27:data.G27">
            <calcext:condition calcext:apply-style-name="Untitled1" calcext:value="=MIN([.$B27];[.$G27])" calcext:base-cell-address="data.G27"/>
            <calcext:condition calcext:apply-style-name="Accent 1" calcext:value="=0" calcext:base-cell-address="data.G27"/>
          </calcext:conditional-format>
          <calcext:conditional-format calcext:target-range-address="data.G28:data.G28">
            <calcext:condition calcext:apply-style-name="Untitled1" calcext:value="=MIN([.$B28];[.$G28])" calcext:base-cell-address="data.G28"/>
            <calcext:condition calcext:apply-style-name="Accent 1" calcext:value="=0" calcext:base-cell-address="data.G28"/>
          </calcext:conditional-format>
          <calcext:conditional-format calcext:target-range-address="data.G29:data.G29">
            <calcext:condition calcext:apply-style-name="Untitled1" calcext:value="=MIN([.$B29];[.$G29])" calcext:base-cell-address="data.G29"/>
            <calcext:condition calcext:apply-style-name="Accent 1" calcext:value="=0" calcext:base-cell-address="data.G29"/>
          </calcext:conditional-format>
          <calcext:conditional-format calcext:target-range-address="data.G30:data.G30">
            <calcext:condition calcext:apply-style-name="Untitled1" calcext:value="=MIN([.$B30];[.$G30])" calcext:base-cell-address="data.G30"/>
            <calcext:condition calcext:apply-style-name="Accent 1" calcext:value="=0" calcext:base-cell-address="data.G30"/>
          </calcext:conditional-format>
          <calcext:conditional-format calcext:target-range-address="data.G31:data.G31">
            <calcext:condition calcext:apply-style-name="Untitled1" calcext:value="=MIN([.$B31];[.$G31])" calcext:base-cell-address="data.G31"/>
            <calcext:condition calcext:apply-style-name="Accent 1" calcext:value="=0" calcext:base-cell-address="data.G31"/>
          </calcext:conditional-format>
          <calcext:conditional-format calcext:target-range-address="data.G32:data.G32">
            <calcext:condition calcext:apply-style-name="Untitled1" calcext:value="=MIN([.$B32];[.$G32])" calcext:base-cell-address="data.G32"/>
            <calcext:condition calcext:apply-style-name="Accent 1" calcext:value="=0" calcext:base-cell-address="data.G32"/>
          </calcext:conditional-format>
          <calcext:conditional-format calcext:target-range-address="data.G33:data.G33">
            <calcext:condition calcext:apply-style-name="Untitled1" calcext:value="=MIN([.$B33];[.$G33])" calcext:base-cell-address="data.G33"/>
            <calcext:condition calcext:apply-style-name="Accent 1" calcext:value="=0" calcext:base-cell-address="data.G33"/>
          </calcext:conditional-format>
          <calcext:conditional-format calcext:target-range-address="data.G34:data.G34">
            <calcext:condition calcext:apply-style-name="Untitled1" calcext:value="=MIN([.$B34];[.$G34])" calcext:base-cell-address="data.G34"/>
            <calcext:condition calcext:apply-style-name="Accent 1" calcext:value="=0" calcext:base-cell-address="data.G34"/>
          </calcext:conditional-format>
          <calcext:conditional-format calcext:target-range-address="data.G35:data.G35">
            <calcext:condition calcext:apply-style-name="Untitled1" calcext:value="=MIN([.$B35];[.$G35])" calcext:base-cell-address="data.G35"/>
            <calcext:condition calcext:apply-style-name="Accent 1" calcext:value="=0" calcext:base-cell-address="data.G35"/>
          </calcext:conditional-format>
          <calcext:conditional-format calcext:target-range-address="data.G36:data.G36">
            <calcext:condition calcext:apply-style-name="Untitled1" calcext:value="=MIN([.$B36];[.$G36])" calcext:base-cell-address="data.G36"/>
            <calcext:condition calcext:apply-style-name="Accent 1" calcext:value="=0" calcext:base-cell-address="data.G36"/>
          </calcext:conditional-format>
          <calcext:conditional-format calcext:target-range-address="data.G37:data.G37">
            <calcext:condition calcext:apply-style-name="Untitled1" calcext:value="=MIN([.$B37];[.$G37])" calcext:base-cell-address="data.G37"/>
            <calcext:condition calcext:apply-style-name="Accent 1" calcext:value="=0" calcext:base-cell-address="data.G37"/>
          </calcext:conditional-format>
          <calcext:conditional-format calcext:target-range-address="data.G38:data.G38">
            <calcext:condition calcext:apply-style-name="Untitled1" calcext:value="=MIN([.$B38];[.$G38])" calcext:base-cell-address="data.G38"/>
            <calcext:condition calcext:apply-style-name="Accent 1" calcext:value="=0" calcext:base-cell-address="data.G38"/>
          </calcext:conditional-format>
          <calcext:conditional-format calcext:target-range-address="data.G39:data.G39">
            <calcext:condition calcext:apply-style-name="Untitled1" calcext:value="=MIN([.$B39];[.$G39])" calcext:base-cell-address="data.G39"/>
            <calcext:condition calcext:apply-style-name="Accent 1" calcext:value="=0" calcext:base-cell-address="data.G39"/>
          </calcext:conditional-format>
          <calcext:conditional-format calcext:target-range-address="data.G40:data.G40">
            <calcext:condition calcext:apply-style-name="Untitled1" calcext:value="=MIN([.$B40];[.$G40])" calcext:base-cell-address="data.G40"/>
            <calcext:condition calcext:apply-style-name="Accent 1" calcext:value="=0" calcext:base-cell-address="data.G40"/>
          </calcext:conditional-format>
          <calcext:conditional-format calcext:target-range-address="data.G41:data.G41">
            <calcext:condition calcext:apply-style-name="Untitled1" calcext:value="=MIN([.$B41];[.$G41])" calcext:base-cell-address="data.G41"/>
            <calcext:condition calcext:apply-style-name="Accent 1" calcext:value="=0" calcext:base-cell-address="data.G41"/>
          </calcext:conditional-format>
          <calcext:conditional-format calcext:target-range-address="data.G42:data.G42">
            <calcext:condition calcext:apply-style-name="Untitled1" calcext:value="=MIN([.$B42];[.$G42])" calcext:base-cell-address="data.G42"/>
            <calcext:condition calcext:apply-style-name="Accent 1" calcext:value="=0" calcext:base-cell-address="data.G42"/>
          </calcext:conditional-format>
          <calcext:conditional-format calcext:target-range-address="data.G43:data.G43">
            <calcext:condition calcext:apply-style-name="Untitled1" calcext:value="=MIN([.$B43];[.$G43])" calcext:base-cell-address="data.G43"/>
            <calcext:condition calcext:apply-style-name="Accent 1" calcext:value="=0" calcext:base-cell-address="data.G43"/>
          </calcext:conditional-format>
          <calcext:conditional-format calcext:target-range-address="data.G44:data.G44">
            <calcext:condition calcext:apply-style-name="Untitled1" calcext:value="=MIN([.$B44];[.$G44])" calcext:base-cell-address="data.G44"/>
            <calcext:condition calcext:apply-style-name="Accent 1" calcext:value="=0" calcext:base-cell-address="data.G44"/>
          </calcext:conditional-format>
          <calcext:conditional-format calcext:target-range-address="data.G45:data.G45">
            <calcext:condition calcext:apply-style-name="Untitled1" calcext:value="=MIN([.$B45];[.$G45])" calcext:base-cell-address="data.G45"/>
            <calcext:condition calcext:apply-style-name="Accent 1" calcext:value="=0" calcext:base-cell-address="data.G45"/>
          </calcext:conditional-format>
          <calcext:conditional-format calcext:target-range-address="data.G46:data.G46">
            <calcext:condition calcext:apply-style-name="Untitled1" calcext:value="=MIN([.$B46];[.$G46])" calcext:base-cell-address="data.G46"/>
            <calcext:condition calcext:apply-style-name="Accent 1" calcext:value="=0" calcext:base-cell-address="data.G46"/>
          </calcext:conditional-format>
          <calcext:conditional-format calcext:target-range-address="data.G47:data.G47">
            <calcext:condition calcext:apply-style-name="Untitled1" calcext:value="=MIN([.$B47];[.$G47])" calcext:base-cell-address="data.G47"/>
            <calcext:condition calcext:apply-style-name="Accent 1" calcext:value="=0" calcext:base-cell-address="data.G47"/>
          </calcext:conditional-format>
          <calcext:conditional-format calcext:target-range-address="data.G48:data.G48">
            <calcext:condition calcext:apply-style-name="Untitled1" calcext:value="=MIN([.$B48];[.$G48])" calcext:base-cell-address="data.G48"/>
            <calcext:condition calcext:apply-style-name="Accent 1" calcext:value="=0" calcext:base-cell-address="data.G48"/>
          </calcext:conditional-format>
          <calcext:conditional-format calcext:target-range-address="data.G49:data.G49">
            <calcext:condition calcext:apply-style-name="Untitled1" calcext:value="=MIN([.$B49];[.$G49])" calcext:base-cell-address="data.G49"/>
            <calcext:condition calcext:apply-style-name="Accent 1" calcext:value="=0" calcext:base-cell-address="data.G49"/>
          </calcext:conditional-format>
          <calcext:conditional-format calcext:target-range-address="data.G50:data.G50">
            <calcext:condition calcext:apply-style-name="Untitled1" calcext:value="=MIN([.$B50];[.$G50])" calcext:base-cell-address="data.G50"/>
            <calcext:condition calcext:apply-style-name="Accent 1" calcext:value="=0" calcext:base-cell-address="data.G50"/>
          </calcext:conditional-format>
          <calcext:conditional-format calcext:target-range-address="data.G51:data.G51">
            <calcext:condition calcext:apply-style-name="Untitled1" calcext:value="=MIN([.$B51];[.$G51])" calcext:base-cell-address="data.G51"/>
            <calcext:condition calcext:apply-style-name="Accent 1" calcext:value="=0" calcext:base-cell-address="data.G51"/>
          </calcext:conditional-format>
          <calcext:conditional-format calcext:target-range-address="data.G52:data.G52">
            <calcext:condition calcext:apply-style-name="Untitled1" calcext:value="=MIN([.$B52];[.$G52])" calcext:base-cell-address="data.G52"/>
            <calcext:condition calcext:apply-style-name="Accent 1" calcext:value="=0" calcext:base-cell-address="data.G52"/>
          </calcext:conditional-format>
          <calcext:conditional-format calcext:target-range-address="data.G53:data.G53">
            <calcext:condition calcext:apply-style-name="Untitled1" calcext:value="=MIN([.$B53];[.$G53])" calcext:base-cell-address="data.G53"/>
            <calcext:condition calcext:apply-style-name="Accent 1" calcext:value="=0" calcext:base-cell-address="data.G53"/>
          </calcext:conditional-format>
          <calcext:conditional-format calcext:target-range-address="data.G54:data.G54">
            <calcext:condition calcext:apply-style-name="Untitled1" calcext:value="=MIN([.$B54];[.$G54])" calcext:base-cell-address="data.G54"/>
            <calcext:condition calcext:apply-style-name="Accent 1" calcext:value="=0" calcext:base-cell-address="data.G54"/>
          </calcext:conditional-format>
          <calcext:conditional-format calcext:target-range-address="data.G55:data.G55">
            <calcext:condition calcext:apply-style-name="Untitled1" calcext:value="=MIN([.$B55];[.$G55])" calcext:base-cell-address="data.G55"/>
            <calcext:condition calcext:apply-style-name="Accent 1" calcext:value="=0" calcext:base-cell-address="data.G55"/>
          </calcext:conditional-format>
          <calcext:conditional-format calcext:target-range-address="data.G56:data.G56">
            <calcext:condition calcext:apply-style-name="Untitled1" calcext:value="=MIN([.$B56];[.$G56])" calcext:base-cell-address="data.G56"/>
            <calcext:condition calcext:apply-style-name="Accent 1" calcext:value="=0" calcext:base-cell-address="data.G56"/>
          </calcext:conditional-format>
          <calcext:conditional-format calcext:target-range-address="data.G57:data.G57">
            <calcext:condition calcext:apply-style-name="Untitled1" calcext:value="=MIN([.$B57];[.$G57])" calcext:base-cell-address="data.G57"/>
            <calcext:condition calcext:apply-style-name="Accent 1" calcext:value="=0" calcext:base-cell-address="data.G57"/>
          </calcext:conditional-format>
          <calcext:conditional-format calcext:target-range-address="data.G58:data.G58">
            <calcext:condition calcext:apply-style-name="Untitled1" calcext:value="=MIN([.$B58];[.$G58])" calcext:base-cell-address="data.G58"/>
            <calcext:condition calcext:apply-style-name="Accent 1" calcext:value="=0" calcext:base-cell-address="data.G58"/>
          </calcext:conditional-format>
          <calcext:conditional-format calcext:target-range-address="data.G59:data.G59">
            <calcext:condition calcext:apply-style-name="Untitled1" calcext:value="=MIN([.$B59];[.$G59])" calcext:base-cell-address="data.G59"/>
            <calcext:condition calcext:apply-style-name="Accent 1" calcext:value="=0" calcext:base-cell-address="data.G59"/>
          </calcext:conditional-format>
          <calcext:conditional-format calcext:target-range-address="data.G60:data.G60">
            <calcext:condition calcext:apply-style-name="Untitled1" calcext:value="=MIN([.$B60];[.$G60])" calcext:base-cell-address="data.G60"/>
            <calcext:condition calcext:apply-style-name="Accent 1" calcext:value="=0" calcext:base-cell-address="data.G60"/>
          </calcext:conditional-format>
          <calcext:conditional-format calcext:target-range-address="data.G61:data.G61">
            <calcext:condition calcext:apply-style-name="Untitled1" calcext:value="=MIN([.$B61];[.$G61])" calcext:base-cell-address="data.G61"/>
            <calcext:condition calcext:apply-style-name="Accent 1" calcext:value="=0" calcext:base-cell-address="data.G61"/>
          </calcext:conditional-format>
          <calcext:conditional-format calcext:target-range-address="data.G62:data.G62">
            <calcext:condition calcext:apply-style-name="Untitled1" calcext:value="=MIN([.$B62];[.$G62])" calcext:base-cell-address="data.G62"/>
            <calcext:condition calcext:apply-style-name="Accent 1" calcext:value="=0" calcext:base-cell-address="data.G62"/>
          </calcext:conditional-format>
          <calcext:conditional-format calcext:target-range-address="data.G63:data.G63">
            <calcext:condition calcext:apply-style-name="Untitled1" calcext:value="=MIN([.$B63];[.$G63])" calcext:base-cell-address="data.G63"/>
            <calcext:condition calcext:apply-style-name="Accent 1" calcext:value="=0" calcext:base-cell-address="data.G63"/>
          </calcext:conditional-format>
          <calcext:conditional-format calcext:target-range-address="data.G64:data.G64">
            <calcext:condition calcext:apply-style-name="Untitled1" calcext:value="=MIN([.$B64];[.$G64])" calcext:base-cell-address="data.G64"/>
            <calcext:condition calcext:apply-style-name="Accent 1" calcext:value="=0" calcext:base-cell-address="data.G64"/>
          </calcext:conditional-format>
          <calcext:conditional-format calcext:target-range-address="data.G65:data.G65">
            <calcext:condition calcext:apply-style-name="Untitled1" calcext:value="=MIN([.$B65];[.$G65])" calcext:base-cell-address="data.G65"/>
            <calcext:condition calcext:apply-style-name="Accent 1" calcext:value="=0" calcext:base-cell-address="data.G65"/>
          </calcext:conditional-format>
          <calcext:conditional-format calcext:target-range-address="data.G66:data.G66">
            <calcext:condition calcext:apply-style-name="Untitled1" calcext:value="=MIN([.$B66];[.$G66])" calcext:base-cell-address="data.G66"/>
            <calcext:condition calcext:apply-style-name="Accent 1" calcext:value="=0" calcext:base-cell-address="data.G66"/>
          </calcext:conditional-format>
          <calcext:conditional-format calcext:target-range-address="data.G67:data.G67">
            <calcext:condition calcext:apply-style-name="Untitled1" calcext:value="=MIN([.$B67];[.$G67])" calcext:base-cell-address="data.G67"/>
            <calcext:condition calcext:apply-style-name="Accent 1" calcext:value="=0" calcext:base-cell-address="data.G67"/>
          </calcext:conditional-format>
          <calcext:conditional-format calcext:target-range-address="data.G68:data.G68">
            <calcext:condition calcext:apply-style-name="Untitled1" calcext:value="=MIN([.$B68];[.$G68])" calcext:base-cell-address="data.G68"/>
            <calcext:condition calcext:apply-style-name="Accent 1" calcext:value="=0" calcext:base-cell-address="data.G68"/>
          </calcext:conditional-format>
          <calcext:conditional-format calcext:target-range-address="data.G69:data.G69">
            <calcext:condition calcext:apply-style-name="Untitled1" calcext:value="=MIN([.$B69];[.$G69])" calcext:base-cell-address="data.G69"/>
            <calcext:condition calcext:apply-style-name="Accent 1" calcext:value="=0" calcext:base-cell-address="data.G69"/>
          </calcext:conditional-format>
          <calcext:conditional-format calcext:target-range-address="data.G70:data.G70">
            <calcext:condition calcext:apply-style-name="Untitled1" calcext:value="=MIN([.$B70];[.$G70])" calcext:base-cell-address="data.G70"/>
            <calcext:condition calcext:apply-style-name="Accent 1" calcext:value="=0" calcext:base-cell-address="data.G70"/>
          </calcext:conditional-format>
          <calcext:conditional-format calcext:target-range-address="data.G71:data.G71">
            <calcext:condition calcext:apply-style-name="Untitled1" calcext:value="=MIN([.$B71];[.$G71])" calcext:base-cell-address="data.G71"/>
            <calcext:condition calcext:apply-style-name="Accent 1" calcext:value="=0" calcext:base-cell-address="data.G71"/>
          </calcext:conditional-format>
          <calcext:conditional-format calcext:target-range-address="data.G72:data.G72">
            <calcext:condition calcext:apply-style-name="Untitled1" calcext:value="=MIN([.$B72];[.$G72])" calcext:base-cell-address="data.G72"/>
            <calcext:condition calcext:apply-style-name="Accent 1" calcext:value="=0" calcext:base-cell-address="data.G72"/>
          </calcext:conditional-format>
          <calcext:conditional-format calcext:target-range-address="data.G73:data.G73">
            <calcext:condition calcext:apply-style-name="Untitled1" calcext:value="=MIN([.$B73];[.$G73])" calcext:base-cell-address="data.G73"/>
            <calcext:condition calcext:apply-style-name="Accent 1" calcext:value="=0" calcext:base-cell-address="data.G73"/>
          </calcext:conditional-format>
          <calcext:conditional-format calcext:target-range-address="data.G74:data.G74">
            <calcext:condition calcext:apply-style-name="Untitled1" calcext:value="=MIN([.$B74];[.$G74])" calcext:base-cell-address="data.G74"/>
            <calcext:condition calcext:apply-style-name="Accent 1" calcext:value="=0" calcext:base-cell-address="data.G74"/>
          </calcext:conditional-format>
          <calcext:conditional-format calcext:target-range-address="data.G75:data.G75">
            <calcext:condition calcext:apply-style-name="Untitled1" calcext:value="=MIN([.$B75];[.$G75])" calcext:base-cell-address="data.G75"/>
            <calcext:condition calcext:apply-style-name="Accent 1" calcext:value="=0" calcext:base-cell-address="data.G75"/>
          </calcext:conditional-format>
          <calcext:conditional-format calcext:target-range-address="data.G76:data.G76">
            <calcext:condition calcext:apply-style-name="Untitled1" calcext:value="=MIN([.$B76];[.$G76])" calcext:base-cell-address="data.G76"/>
            <calcext:condition calcext:apply-style-name="Accent 1" calcext:value="=0" calcext:base-cell-address="data.G76"/>
          </calcext:conditional-format>
          <calcext:conditional-format calcext:target-range-address="data.G77:data.G77">
            <calcext:condition calcext:apply-style-name="Untitled1" calcext:value="=MIN([.$B77];[.$G77])" calcext:base-cell-address="data.G77"/>
            <calcext:condition calcext:apply-style-name="Accent 1" calcext:value="=0" calcext:base-cell-address="data.G77"/>
          </calcext:conditional-format>
          <calcext:conditional-format calcext:target-range-address="data.G78:data.G78">
            <calcext:condition calcext:apply-style-name="Untitled1" calcext:value="=MIN([.$B78];[.$G78])" calcext:base-cell-address="data.G78"/>
            <calcext:condition calcext:apply-style-name="Accent 1" calcext:value="=0" calcext:base-cell-address="data.G78"/>
          </calcext:conditional-format>
          <calcext:conditional-format calcext:target-range-address="data.G79:data.G79">
            <calcext:condition calcext:apply-style-name="Untitled1" calcext:value="=MIN([.$B79];[.$G79])" calcext:base-cell-address="data.G79"/>
            <calcext:condition calcext:apply-style-name="Accent 1" calcext:value="=0" calcext:base-cell-address="data.G79"/>
          </calcext:conditional-format>
          <calcext:conditional-format calcext:target-range-address="data.G80:data.G80">
            <calcext:condition calcext:apply-style-name="Untitled1" calcext:value="=MIN([.$B80];[.$G80])" calcext:base-cell-address="data.G80"/>
            <calcext:condition calcext:apply-style-name="Accent 1" calcext:value="=0" calcext:base-cell-address="data.G80"/>
          </calcext:conditional-format>
          <calcext:conditional-format calcext:target-range-address="data.G81:data.G81">
            <calcext:condition calcext:apply-style-name="Untitled1" calcext:value="=MIN([.$B81];[.$G81])" calcext:base-cell-address="data.G81"/>
            <calcext:condition calcext:apply-style-name="Accent 1" calcext:value="=0" calcext:base-cell-address="data.G81"/>
          </calcext:conditional-format>
          <calcext:conditional-format calcext:target-range-address="data.G82:data.G82">
            <calcext:condition calcext:apply-style-name="Untitled1" calcext:value="=MIN([.$B82];[.$G82])" calcext:base-cell-address="data.G82"/>
            <calcext:condition calcext:apply-style-name="Accent 1" calcext:value="=0" calcext:base-cell-address="data.G82"/>
          </calcext:conditional-format>
          <calcext:conditional-format calcext:target-range-address="data.G83:data.G83">
            <calcext:condition calcext:apply-style-name="Untitled1" calcext:value="=MIN([.$B83];[.$G83])" calcext:base-cell-address="data.G83"/>
            <calcext:condition calcext:apply-style-name="Accent 1" calcext:value="=0" calcext:base-cell-address="data.G83"/>
          </calcext:conditional-format>
          <calcext:conditional-format calcext:target-range-address="data.G84:data.G84">
            <calcext:condition calcext:apply-style-name="Untitled1" calcext:value="=MIN([.$B84];[.$G84])" calcext:base-cell-address="data.G84"/>
            <calcext:condition calcext:apply-style-name="Accent 1" calcext:value="=0" calcext:base-cell-address="data.G84"/>
          </calcext:conditional-format>
          <calcext:conditional-format calcext:target-range-address="data.G85:data.G85">
            <calcext:condition calcext:apply-style-name="Untitled1" calcext:value="=MIN([.$B85];[.$G85])" calcext:base-cell-address="data.G85"/>
            <calcext:condition calcext:apply-style-name="Accent 1" calcext:value="=0" calcext:base-cell-address="data.G85"/>
          </calcext:conditional-format>
          <calcext:conditional-format calcext:target-range-address="data.G86:data.G86">
            <calcext:condition calcext:apply-style-name="Untitled1" calcext:value="=MIN([.$B86];[.$G86])" calcext:base-cell-address="data.G86"/>
            <calcext:condition calcext:apply-style-name="Accent 1" calcext:value="=0" calcext:base-cell-address="data.G86"/>
          </calcext:conditional-format>
          <calcext:conditional-format calcext:target-range-address="data.G87:data.G87">
            <calcext:condition calcext:apply-style-name="Untitled1" calcext:value="=MIN([.$B87];[.$G87])" calcext:base-cell-address="data.G87"/>
            <calcext:condition calcext:apply-style-name="Accent 1" calcext:value="=0" calcext:base-cell-address="data.G87"/>
          </calcext:conditional-format>
          <calcext:conditional-format calcext:target-range-address="data.G88:data.G88">
            <calcext:condition calcext:apply-style-name="Untitled1" calcext:value="=MIN([.$B88];[.$G88])" calcext:base-cell-address="data.G88"/>
            <calcext:condition calcext:apply-style-name="Accent 1" calcext:value="=0" calcext:base-cell-address="data.G88"/>
          </calcext:conditional-format>
          <calcext:conditional-format calcext:target-range-address="data.G89:data.G89">
            <calcext:condition calcext:apply-style-name="Untitled1" calcext:value="=MIN([.$B89];[.$G89])" calcext:base-cell-address="data.G89"/>
            <calcext:condition calcext:apply-style-name="Accent 1" calcext:value="=0" calcext:base-cell-address="data.G89"/>
          </calcext:conditional-format>
          <calcext:conditional-format calcext:target-range-address="data.G90:data.G90">
            <calcext:condition calcext:apply-style-name="Untitled1" calcext:value="=MIN([.$B90];[.$G90])" calcext:base-cell-address="data.G90"/>
            <calcext:condition calcext:apply-style-name="Accent 1" calcext:value="=0" calcext:base-cell-address="data.G90"/>
          </calcext:conditional-format>
          <calcext:conditional-format calcext:target-range-address="data.G91:data.G91">
            <calcext:condition calcext:apply-style-name="Untitled1" calcext:value="=MIN([.$B91];[.$G91])" calcext:base-cell-address="data.G91"/>
            <calcext:condition calcext:apply-style-name="Accent 1" calcext:value="=0" calcext:base-cell-address="data.G91"/>
          </calcext:conditional-format>
          <calcext:conditional-format calcext:target-range-address="data.G92:data.G92">
            <calcext:condition calcext:apply-style-name="Untitled1" calcext:value="=MIN([.$B92];[.$G92])" calcext:base-cell-address="data.G92"/>
            <calcext:condition calcext:apply-style-name="Accent 1" calcext:value="=0" calcext:base-cell-address="data.G92"/>
          </calcext:conditional-format>
          <calcext:conditional-format calcext:target-range-address="data.G93:data.G93">
            <calcext:condition calcext:apply-style-name="Untitled1" calcext:value="=MIN([.$B93];[.$G93])" calcext:base-cell-address="data.G93"/>
            <calcext:condition calcext:apply-style-name="Accent 1" calcext:value="=0" calcext:base-cell-address="data.G93"/>
          </calcext:conditional-format>
          <calcext:conditional-format calcext:target-range-address="data.G94:data.G94">
            <calcext:condition calcext:apply-style-name="Untitled1" calcext:value="=MIN([.$B94];[.$G94])" calcext:base-cell-address="data.G94"/>
            <calcext:condition calcext:apply-style-name="Accent 1" calcext:value="=0" calcext:base-cell-address="data.G94"/>
          </calcext:conditional-format>
          <calcext:conditional-format calcext:target-range-address="data.G95:data.G95">
            <calcext:condition calcext:apply-style-name="Untitled1" calcext:value="=MIN([.$B95];[.$G95])" calcext:base-cell-address="data.G95"/>
            <calcext:condition calcext:apply-style-name="Accent 1" calcext:value="=0" calcext:base-cell-address="data.G95"/>
          </calcext:conditional-format>
          <calcext:conditional-format calcext:target-range-address="data.G96:data.G96">
            <calcext:condition calcext:apply-style-name="Untitled1" calcext:value="=MIN([.$B96];[.$G96])" calcext:base-cell-address="data.G96"/>
            <calcext:condition calcext:apply-style-name="Accent 1" calcext:value="=0" calcext:base-cell-address="data.G96"/>
          </calcext:conditional-format>
          <calcext:conditional-format calcext:target-range-address="data.G97:data.G97">
            <calcext:condition calcext:apply-style-name="Untitled1" calcext:value="=MIN([.$B97];[.$G97])" calcext:base-cell-address="data.G97"/>
            <calcext:condition calcext:apply-style-name="Accent 1" calcext:value="=0" calcext:base-cell-address="data.G97"/>
          </calcext:conditional-format>
          <calcext:conditional-format calcext:target-range-address="data.G98:data.G98">
            <calcext:condition calcext:apply-style-name="Untitled1" calcext:value="=MIN([.$B98];[.$G98])" calcext:base-cell-address="data.G98"/>
            <calcext:condition calcext:apply-style-name="Accent 1" calcext:value="=0" calcext:base-cell-address="data.G98"/>
          </calcext:conditional-format>
          <calcext:conditional-format calcext:target-range-address="data.G99:data.G99">
            <calcext:condition calcext:apply-style-name="Untitled1" calcext:value="=MIN([.$B99];[.$G99])" calcext:base-cell-address="data.G99"/>
            <calcext:condition calcext:apply-style-name="Accent 1" calcext:value="=0" calcext:base-cell-address="data.G99"/>
          </calcext:conditional-format>
          <calcext:conditional-format calcext:target-range-address="data.G100:data.G100">
            <calcext:condition calcext:apply-style-name="Untitled1" calcext:value="=MIN([.$B100];[.$G100])" calcext:base-cell-address="data.G100"/>
            <calcext:condition calcext:apply-style-name="Accent 1" calcext:value="=0" calcext:base-cell-address="data.G100"/>
          </calcext:conditional-format>
          <calcext:conditional-format calcext:target-range-address="data.G101:data.G101">
            <calcext:condition calcext:apply-style-name="Untitled1" calcext:value="=MIN([.$B101];[.$G101])" calcext:base-cell-address="data.G101"/>
            <calcext:condition calcext:apply-style-name="Accent 1" calcext:value="=0" calcext:base-cell-address="data.G101"/>
          </calcext:conditional-format>
          <calcext:conditional-format calcext:target-range-address="data.G102:data.G102">
            <calcext:condition calcext:apply-style-name="Untitled1" calcext:value="=MIN([.$B102];[.$G102])" calcext:base-cell-address="data.G102"/>
            <calcext:condition calcext:apply-style-name="Accent 1" calcext:value="=0" calcext:base-cell-address="data.G102"/>
          </calcext:conditional-format>
          <calcext:conditional-format calcext:target-range-address="data.G103:data.G103">
            <calcext:condition calcext:apply-style-name="Untitled1" calcext:value="=MIN([.$B103];[.$G103])" calcext:base-cell-address="data.G103"/>
            <calcext:condition calcext:apply-style-name="Accent 1" calcext:value="=0" calcext:base-cell-address="data.G103"/>
          </calcext:conditional-format>
          <calcext:conditional-format calcext:target-range-address="data.G104:data.G104">
            <calcext:condition calcext:apply-style-name="Untitled1" calcext:value="=MIN([.$B104];[.$G104])" calcext:base-cell-address="data.G104"/>
            <calcext:condition calcext:apply-style-name="Accent 1" calcext:value="=0" calcext:base-cell-address="data.G104"/>
          </calcext:conditional-format>
          <calcext:conditional-format calcext:target-range-address="data.G105:data.G105">
            <calcext:condition calcext:apply-style-name="Untitled1" calcext:value="=MIN([.$B105];[.$G105])" calcext:base-cell-address="data.G105"/>
            <calcext:condition calcext:apply-style-name="Accent 1" calcext:value="=0" calcext:base-cell-address="data.G105"/>
          </calcext:conditional-format>
          <calcext:conditional-format calcext:target-range-address="data.G106:data.G106">
            <calcext:condition calcext:apply-style-name="Untitled1" calcext:value="=MIN([.$B106];[.$G106])" calcext:base-cell-address="data.G106"/>
            <calcext:condition calcext:apply-style-name="Accent 1" calcext:value="=0" calcext:base-cell-address="data.G106"/>
          </calcext:conditional-format>
          <calcext:conditional-format calcext:target-range-address="data.G107:data.G107">
            <calcext:condition calcext:apply-style-name="Untitled1" calcext:value="=MIN([.$B107];[.$G107])" calcext:base-cell-address="data.G107"/>
            <calcext:condition calcext:apply-style-name="Accent 1" calcext:value="=0" calcext:base-cell-address="data.G107"/>
          </calcext:conditional-format>
          <calcext:conditional-format calcext:target-range-address="data.G108:data.G108">
            <calcext:condition calcext:apply-style-name="Untitled1" calcext:value="=MIN([.$B108];[.$G108])" calcext:base-cell-address="data.G108"/>
            <calcext:condition calcext:apply-style-name="Accent 1" calcext:value="=0" calcext:base-cell-address="data.G108"/>
          </calcext:conditional-format>
          <calcext:conditional-format calcext:target-range-address="data.G109:data.G109">
            <calcext:condition calcext:apply-style-name="Untitled1" calcext:value="=MIN([.$B109];[.$G109])" calcext:base-cell-address="data.G109"/>
            <calcext:condition calcext:apply-style-name="Accent 1" calcext:value="=0" calcext:base-cell-address="data.G109"/>
          </calcext:conditional-format>
          <calcext:conditional-format calcext:target-range-address="data.G110:data.G110">
            <calcext:condition calcext:apply-style-name="Untitled1" calcext:value="=MIN([.$B110];[.$G110])" calcext:base-cell-address="data.G110"/>
            <calcext:condition calcext:apply-style-name="Accent 1" calcext:value="=0" calcext:base-cell-address="data.G110"/>
          </calcext:conditional-format>
          <calcext:conditional-format calcext:target-range-address="data.G111:data.G111">
            <calcext:condition calcext:apply-style-name="Untitled1" calcext:value="=MIN([.$B111];[.$G111])" calcext:base-cell-address="data.G111"/>
            <calcext:condition calcext:apply-style-name="Accent 1" calcext:value="=0" calcext:base-cell-address="data.G111"/>
          </calcext:conditional-format>
          <calcext:conditional-format calcext:target-range-address="data.G112:data.G112">
            <calcext:condition calcext:apply-style-name="Untitled1" calcext:value="=MIN([.$B112];[.$G112])" calcext:base-cell-address="data.G112"/>
            <calcext:condition calcext:apply-style-name="Accent 1" calcext:value="=0" calcext:base-cell-address="data.G112"/>
          </calcext:conditional-format>
          <calcext:conditional-format calcext:target-range-address="data.G113:data.G113">
            <calcext:condition calcext:apply-style-name="Untitled1" calcext:value="=MIN([.$B113];[.$G113])" calcext:base-cell-address="data.G113"/>
            <calcext:condition calcext:apply-style-name="Accent 1" calcext:value="=0" calcext:base-cell-address="data.G113"/>
          </calcext:conditional-format>
          <calcext:conditional-format calcext:target-range-address="data.G114:data.G114">
            <calcext:condition calcext:apply-style-name="Untitled1" calcext:value="=MIN([.$B114];[.$G114])" calcext:base-cell-address="data.G114"/>
            <calcext:condition calcext:apply-style-name="Accent 1" calcext:value="=0" calcext:base-cell-address="data.G114"/>
          </calcext:conditional-format>
          <calcext:conditional-format calcext:target-range-address="data.G115:data.G115">
            <calcext:condition calcext:apply-style-name="Untitled1" calcext:value="=MIN([.$B115];[.$G115])" calcext:base-cell-address="data.G115"/>
            <calcext:condition calcext:apply-style-name="Accent 1" calcext:value="=0" calcext:base-cell-address="data.G115"/>
          </calcext:conditional-format>
          <calcext:conditional-format calcext:target-range-address="data.B4:data.G115">
            <calcext:condition calcext:apply-style-name="Untitled2" calcext:value="&gt;900" calcext:base-cell-address="data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2" style:family="table-cell" style:parent-style-name="Result">
      <style:text-properties fo:color="#000000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Untitled1" style:family="table-cell" style:parent-style-name="Default">
      <style:text-properties fo:color="#00a65d"/>
    </style:style>
    <style:style style:name="Untitled2" style:family="table-cell" style:parent-style-name="Default">
      <style:text-properties fo:color="#ce181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5:56:28.043586140</dc:date>
    <meta:editing-duration>PT13M32S</meta:editing-duration>
    <meta:editing-cycles>3</meta:editing-cycles>
    <meta:generator>LibreOffice/6.0.6.2$Linux_X86_64 LibreOffice_project/00$Build-2</meta:generator>
    <meta:document-statistic meta:table-count="1" meta:cell-count="1482" meta:object-count="0"/>
  </office:meta>
</office:document-meta>
</file>